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Poids1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Poids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2</text:p>
          </table:table-cell>
          <table:table-cell office:value-type="string" calcext:value-type="string">
            <text:p>Delta2</text:p>
          </table:table-cell>
          <table:table-cell office:value-type="string" calcext:value-type="string">
            <text:p>Nv Poids2</text:p>
          </table:table-cell>
          <table:table-cell office:value-type="string" calcext:value-type="string">
            <text:p>Error1</text:p>
          </table:table-cell>
          <table:table-cell office:value-type="string" calcext:value-type="string">
            <text:p>Delta1</text:p>
          </table:table-cell>
          <table:table-cell office:value-type="string" calcext:value-type="string">
            <text:p>Nv Poids 1</text:p>
          </table:table-cell>
          <table:table-cell/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formula="of:=[.A2]*[.B2]*[.$N$1]"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table:formula="of:=[.C2]*[.D2]*[.$N$1]" office:value-type="float" office:value="0.0125" calcext:value-type="float">
            <text:p>0,0125</text:p>
          </table:table-cell>
          <table:table-cell table:formula="of:=[.A2]*2" office:value-type="float" office:value="0.4" calcext:value-type="float">
            <text:p>0,4</text:p>
          </table:table-cell>
          <table:table-cell table:formula="of:=POWER([.F2]-[.E2];2)/2" office:value-type="float" office:value="0.075078125" calcext:value-type="float">
            <text:p>0,075078125</text:p>
          </table:table-cell>
          <table:table-cell table:formula="of:=[.G2]*[.$N$1]" office:value-type="float" office:value="0.0375390625" calcext:value-type="float">
            <text:p>0,0375390625</text:p>
          </table:table-cell>
          <table:table-cell table:formula="of:=[.D2]+[.C2]*[.H2]" office:value-type="float" office:value="0.501876953125" calcext:value-type="float">
            <text:p>0,501876953125</text:p>
          </table:table-cell>
          <table:table-cell table:formula="of:=[.H2]*[.B2]" office:value-type="float" office:value="0.01876953125" calcext:value-type="float">
            <text:p>0,01876953125</text:p>
          </table:table-cell>
          <table:table-cell table:formula="of:=[.J2]*[.$N$1]" office:value-type="float" office:value="0.009384765625" calcext:value-type="float">
            <text:p>0,009384765625</text:p>
          </table:table-cell>
          <table:table-cell table:formula="of:=[.B2]+[.A2]*[.K2]" office:value-type="float" office:value="0.501876953125" calcext:value-type="float">
            <text:p>0,501876953125</text:p>
          </table:table-cell>
          <table:table-cell table:number-columns-repeated="2"/>
        </table:table-row>
        <table:table-row table:style-name="ro1">
          <table:table-cell table:formula="of:=[.A2]" office:value-type="float" office:value="0.2" calcext:value-type="float">
            <text:p>0,2</text:p>
          </table:table-cell>
          <table:table-cell table:formula="of:=[.L2]" office:value-type="float" office:value="0.501876953125" calcext:value-type="float">
            <text:p>0,501876953125</text:p>
          </table:table-cell>
          <table:table-cell table:formula="of:=[.A3]*[.B3]*[.$N$1]" office:value-type="float" office:value="0.0501876953125" calcext:value-type="float">
            <text:p>0,0501876953125</text:p>
          </table:table-cell>
          <table:table-cell table:formula="of:=[.I2]" office:value-type="float" office:value="0.501876953125" calcext:value-type="float">
            <text:p>0,501876953125</text:p>
          </table:table-cell>
          <table:table-cell table:formula="of:=[.C3]*[.D3]*[.$N$1]" office:value-type="float" office:value="0.0125940238039017" calcext:value-type="float">
            <text:p>0,012594023803902</text:p>
          </table:table-cell>
          <table:table-cell table:formula="of:=[.F2]" office:value-type="float" office:value="0.4" calcext:value-type="float">
            <text:p>0,4</text:p>
          </table:table-cell>
          <table:table-cell table:formula="of:=POWER([.F3]-[.E3];2)/2" office:value-type="float" office:value="0.075041695196226" calcext:value-type="float">
            <text:p>0,075041695196226</text:p>
          </table:table-cell>
          <table:table-cell table:formula="of:=[.G3]*[.$N$1]" office:value-type="float" office:value="0.037520847598113" calcext:value-type="float">
            <text:p>0,037520847598113</text:p>
          </table:table-cell>
          <table:table-cell table:formula="of:=[.D3]+[.C3]*[.H3]" office:value-type="float" office:value="0.503760037992121" calcext:value-type="float">
            <text:p>0,503760037992121</text:p>
          </table:table-cell>
          <table:table-cell table:formula="of:=[.H3]*[.B3]" office:value-type="float" office:value="0.0188308486712084" calcext:value-type="float">
            <text:p>0,018830848671209</text:p>
          </table:table-cell>
          <table:table-cell table:formula="of:=[.J3]*[.$N$1]" office:value-type="float" office:value="0.00941542433560421" calcext:value-type="float">
            <text:p>0,009415424335604</text:p>
          </table:table-cell>
          <table:table-cell table:formula="of:=[.B3]+[.A3]*[.K3]" office:value-type="float" office:value="0.503760037992121" calcext:value-type="float">
            <text:p>0,503760037992121</text:p>
          </table:table-cell>
          <table:table-cell table:number-columns-repeated="2"/>
        </table:table-row>
        <table:table-row table:style-name="ro1">
          <table:table-cell table:formula="of:=[.A3]" office:value-type="float" office:value="0.2" calcext:value-type="float">
            <text:p>0,2</text:p>
          </table:table-cell>
          <table:table-cell table:formula="of:=[.L3]" office:value-type="float" office:value="0.503760037992121" calcext:value-type="float">
            <text:p>0,503760037992121</text:p>
          </table:table-cell>
          <table:table-cell table:formula="of:=[.A4]*[.B4]*[.$N$1]" office:value-type="float" office:value="0.0503760037992121" calcext:value-type="float">
            <text:p>0,050376003799212</text:p>
          </table:table-cell>
          <table:table-cell table:formula="of:=[.I3]" office:value-type="float" office:value="0.503760037992121" calcext:value-type="float">
            <text:p>0,503760037992121</text:p>
          </table:table-cell>
          <table:table-cell table:formula="of:=[.C4]*[.D4]*[.$N$1]" office:value-type="float" office:value="0.0126887087938912" calcext:value-type="float">
            <text:p>0,012688708793891</text:p>
          </table:table-cell>
          <table:table-cell table:formula="of:=[.F3]" office:value-type="float" office:value="0.4" calcext:value-type="float">
            <text:p>0,4</text:p>
          </table:table-cell>
          <table:table-cell table:formula="of:=POWER([.F4]-[.E4];2)/2" office:value-type="float" office:value="0.0750050181478716" calcext:value-type="float">
            <text:p>0,075005018147872</text:p>
          </table:table-cell>
          <table:table-cell table:formula="of:=[.G4]*[.$N$1]" office:value-type="float" office:value="0.0375025090739358" calcext:value-type="float">
            <text:p>0,037502509073936</text:p>
          </table:table-cell>
          <table:table-cell table:formula="of:=[.D4]+[.C4]*[.H4]" office:value-type="float" office:value="0.505649264531709" calcext:value-type="float">
            <text:p>0,505649264531709</text:p>
          </table:table-cell>
          <table:table-cell table:formula="of:=[.H4]*[.B4]" office:value-type="float" office:value="0.0188922653958858" calcext:value-type="float">
            <text:p>0,018892265395886</text:p>
          </table:table-cell>
          <table:table-cell table:formula="of:=[.J4]*[.$N$1]" office:value-type="float" office:value="0.00944613269794288" calcext:value-type="float">
            <text:p>0,009446132697943</text:p>
          </table:table-cell>
          <table:table-cell table:formula="of:=[.B4]+[.A4]*[.K4]" office:value-type="float" office:value="0.505649264531709" calcext:value-type="float">
            <text:p>0,505649264531709</text:p>
          </table:table-cell>
          <table:table-cell table:number-columns-repeated="2"/>
        </table:table-row>
        <table:table-row table:style-name="ro1">
          <table:table-cell table:formula="of:=[.A4]" office:value-type="float" office:value="0.2" calcext:value-type="float">
            <text:p>0,2</text:p>
          </table:table-cell>
          <table:table-cell table:formula="of:=[.L4]" office:value-type="float" office:value="0.505649264531709" calcext:value-type="float">
            <text:p>0,505649264531709</text:p>
          </table:table-cell>
          <table:table-cell table:formula="of:=[.A5]*[.B5]*[.$N$1]" office:value-type="float" office:value="0.0505649264531709" calcext:value-type="float">
            <text:p>0,050564926453171</text:p>
          </table:table-cell>
          <table:table-cell table:formula="of:=[.I4]" office:value-type="float" office:value="0.505649264531709" calcext:value-type="float">
            <text:p>0,505649264531709</text:p>
          </table:table-cell>
          <table:table-cell table:formula="of:=[.C5]*[.D5]*[.$N$1]" office:value-type="float" office:value="0.0127840589360729" calcext:value-type="float">
            <text:p>0,012784058936073</text:p>
          </table:table-cell>
          <table:table-cell table:formula="of:=[.F4]" office:value-type="float" office:value="0.4" calcext:value-type="float">
            <text:p>0,4</text:p>
          </table:table-cell>
          <table:table-cell table:formula="of:=POWER([.F5]-[.E5];2)/2" office:value-type="float" office:value="0.0749680925070113" calcext:value-type="float">
            <text:p>0,074968092507011</text:p>
          </table:table-cell>
          <table:table-cell table:formula="of:=[.G5]*[.$N$1]" office:value-type="float" office:value="0.0374840462535057" calcext:value-type="float">
            <text:p>0,037484046253506</text:p>
          </table:table-cell>
          <table:table-cell table:formula="of:=[.D5]+[.C5]*[.H5]" office:value-type="float" office:value="0.507544642573685" calcext:value-type="float">
            <text:p>0,507544642573685</text:p>
          </table:table-cell>
          <table:table-cell table:formula="of:=[.H5]*[.B5]" office:value-type="float" office:value="0.0189537804197577" calcext:value-type="float">
            <text:p>0,018953780419758</text:p>
          </table:table-cell>
          <table:table-cell table:formula="of:=[.J5]*[.$N$1]" office:value-type="float" office:value="0.00947689020987886" calcext:value-type="float">
            <text:p>0,009476890209879</text:p>
          </table:table-cell>
          <table:table-cell table:formula="of:=[.B5]+[.A5]*[.K5]" office:value-type="float" office:value="0.507544642573685" calcext:value-type="float">
            <text:p>0,507544642573685</text:p>
          </table:table-cell>
          <table:table-cell table:number-columns-repeated="2"/>
        </table:table-row>
        <table:table-row table:style-name="ro1">
          <table:table-cell table:formula="of:=[.A5]" office:value-type="float" office:value="0.2" calcext:value-type="float">
            <text:p>0,2</text:p>
          </table:table-cell>
          <table:table-cell table:formula="of:=[.L5]" office:value-type="float" office:value="0.507544642573685" calcext:value-type="float">
            <text:p>0,507544642573685</text:p>
          </table:table-cell>
          <table:table-cell table:formula="of:=[.A6]*[.B6]*[.$N$1]" office:value-type="float" office:value="0.0507544642573685" calcext:value-type="float">
            <text:p>0,050754464257369</text:p>
          </table:table-cell>
          <table:table-cell table:formula="of:=[.I5]" office:value-type="float" office:value="0.507544642573685" calcext:value-type="float">
            <text:p>0,507544642573685</text:p>
          </table:table-cell>
          <table:table-cell table:formula="of:=[.C6]*[.D6]*[.$N$1]" office:value-type="float" office:value="0.0128800782102625" calcext:value-type="float">
            <text:p>0,012880078210263</text:p>
          </table:table-cell>
          <table:table-cell table:formula="of:=[.F5]" office:value-type="float" office:value="0.4" calcext:value-type="float">
            <text:p>0,4</text:p>
          </table:table-cell>
          <table:table-cell table:formula="of:=POWER([.F6]-[.E6];2)/2" office:value-type="float" office:value="0.0749309169232463" calcext:value-type="float">
            <text:p>0,074930916923246</text:p>
          </table:table-cell>
          <table:table-cell table:formula="of:=[.G6]*[.$N$1]" office:value-type="float" office:value="0.0374654584616231" calcext:value-type="float">
            <text:p>0,037465458461623</text:p>
          </table:table-cell>
          <table:table-cell table:formula="of:=[.D6]+[.C6]*[.H6]" office:value-type="float" office:value="0.509446181846062" calcext:value-type="float">
            <text:p>0,509446181846062</text:p>
          </table:table-cell>
          <table:table-cell table:formula="of:=[.H6]*[.B6]" office:value-type="float" office:value="0.0190153927237638" calcext:value-type="float">
            <text:p>0,019015392723764</text:p>
          </table:table-cell>
          <table:table-cell table:formula="of:=[.J6]*[.$N$1]" office:value-type="float" office:value="0.00950769636188188" calcext:value-type="float">
            <text:p>0,009507696361882</text:p>
          </table:table-cell>
          <table:table-cell table:formula="of:=[.B6]+[.A6]*[.K6]" office:value-type="float" office:value="0.509446181846062" calcext:value-type="float">
            <text:p>0,509446181846062</text:p>
          </table:table-cell>
          <table:table-cell table:number-columns-repeated="2"/>
        </table:table-row>
        <table:table-row table:style-name="ro1">
          <table:table-cell table:formula="of:=[.A6]" office:value-type="float" office:value="0.2" calcext:value-type="float">
            <text:p>0,2</text:p>
          </table:table-cell>
          <table:table-cell table:formula="of:=[.L6]" office:value-type="float" office:value="0.509446181846062" calcext:value-type="float">
            <text:p>0,509446181846062</text:p>
          </table:table-cell>
          <table:table-cell table:formula="of:=[.A7]*[.B7]*[.$N$1]" office:value-type="float" office:value="0.0509446181846062" calcext:value-type="float">
            <text:p>0,050944618184606</text:p>
          </table:table-cell>
          <table:table-cell table:formula="of:=[.I6]" office:value-type="float" office:value="0.509446181846062" calcext:value-type="float">
            <text:p>0,509446181846062</text:p>
          </table:table-cell>
          <table:table-cell table:formula="of:=[.C7]*[.D7]*[.$N$1]" office:value-type="float" office:value="0.0129767706098765" calcext:value-type="float">
            <text:p>0,012976770609877</text:p>
          </table:table-cell>
          <table:table-cell table:formula="of:=[.F6]" office:value-type="float" office:value="0.4" calcext:value-type="float">
            <text:p>0,4</text:p>
          </table:table-cell>
          <table:table-cell table:formula="of:=POWER([.F7]-[.E7];2)/2" office:value-type="float" office:value="0.0748934900437801" calcext:value-type="float">
            <text:p>0,07489349004378</text:p>
          </table:table-cell>
          <table:table-cell table:formula="of:=[.G7]*[.$N$1]" office:value-type="float" office:value="0.03744674502189" calcext:value-type="float">
            <text:p>0,03744674502189</text:p>
          </table:table-cell>
          <table:table-cell table:formula="of:=[.D7]+[.C7]*[.H7]" office:value-type="float" office:value="0.511353891973458" calcext:value-type="float">
            <text:p>0,511353891973458</text:p>
          </table:table-cell>
          <table:table-cell table:formula="of:=[.H7]*[.B7]" office:value-type="float" office:value="0.0190771012739649" calcext:value-type="float">
            <text:p>0,019077101273965</text:p>
          </table:table-cell>
          <table:table-cell table:formula="of:=[.J7]*[.$N$1]" office:value-type="float" office:value="0.00953855063698245" calcext:value-type="float">
            <text:p>0,009538550636982</text:p>
          </table:table-cell>
          <table:table-cell table:formula="of:=[.B7]+[.A7]*[.K7]" office:value-type="float" office:value="0.511353891973458" calcext:value-type="float">
            <text:p>0,511353891973458</text:p>
          </table:table-cell>
          <table:table-cell table:number-columns-repeated="2"/>
        </table:table-row>
        <table:table-row table:style-name="ro1">
          <table:table-cell table:formula="of:=[.A7]" office:value-type="float" office:value="0.2" calcext:value-type="float">
            <text:p>0,2</text:p>
          </table:table-cell>
          <table:table-cell table:formula="of:=[.L7]" office:value-type="float" office:value="0.511353891973458" calcext:value-type="float">
            <text:p>0,511353891973458</text:p>
          </table:table-cell>
          <table:table-cell table:formula="of:=[.A8]*[.B8]*[.$N$1]" office:value-type="float" office:value="0.0511353891973458" calcext:value-type="float">
            <text:p>0,051135389197346</text:p>
          </table:table-cell>
          <table:table-cell table:formula="of:=[.I7]" office:value-type="float" office:value="0.511353891973458" calcext:value-type="float">
            <text:p>0,511353891973458</text:p>
          </table:table-cell>
          <table:table-cell table:formula="of:=[.C8]*[.D8]*[.$N$1]" office:value-type="float" office:value="0.0130741401418202" calcext:value-type="float">
            <text:p>0,01307414014182</text:p>
          </table:table-cell>
          <table:table-cell table:formula="of:=[.F7]" office:value-type="float" office:value="0.4" calcext:value-type="float">
            <text:p>0,4</text:p>
          </table:table-cell>
          <table:table-cell table:formula="of:=POWER([.F8]-[.E8];2)/2" office:value-type="float" office:value="0.0748558105134959" calcext:value-type="float">
            <text:p>0,074855810513496</text:p>
          </table:table-cell>
          <table:table-cell table:formula="of:=[.G8]*[.$N$1]" office:value-type="float" office:value="0.0374279052567479" calcext:value-type="float">
            <text:p>0,037427905256748</text:p>
          </table:table-cell>
          <table:table-cell table:formula="of:=[.D8]+[.C8]*[.H8]" office:value-type="float" office:value="0.513267782475603" calcext:value-type="float">
            <text:p>0,513267782475603</text:p>
          </table:table-cell>
          <table:table-cell table:formula="of:=[.H8]*[.B8]" office:value-type="float" office:value="0.0191389050214519" calcext:value-type="float">
            <text:p>0,019138905021452</text:p>
          </table:table-cell>
          <table:table-cell table:formula="of:=[.J8]*[.$N$1]" office:value-type="float" office:value="0.00956945251072596" calcext:value-type="float">
            <text:p>0,009569452510726</text:p>
          </table:table-cell>
          <table:table-cell table:formula="of:=[.B8]+[.A8]*[.K8]" office:value-type="float" office:value="0.513267782475603" calcext:value-type="float">
            <text:p>0,513267782475603</text:p>
          </table:table-cell>
          <table:table-cell table:number-columns-repeated="2"/>
        </table:table-row>
        <table:table-row table:style-name="ro1">
          <table:table-cell table:formula="of:=[.A8]" office:value-type="float" office:value="0.2" calcext:value-type="float">
            <text:p>0,2</text:p>
          </table:table-cell>
          <table:table-cell table:formula="of:=[.L8]" office:value-type="float" office:value="0.513267782475603" calcext:value-type="float">
            <text:p>0,513267782475603</text:p>
          </table:table-cell>
          <table:table-cell table:formula="of:=[.A9]*[.B9]*[.$N$1]" office:value-type="float" office:value="0.0513267782475603" calcext:value-type="float">
            <text:p>0,05132677824756</text:p>
          </table:table-cell>
          <table:table-cell table:formula="of:=[.I8]" office:value-type="float" office:value="0.513267782475603" calcext:value-type="float">
            <text:p>0,513267782475603</text:p>
          </table:table-cell>
          <table:table-cell table:formula="of:=[.C9]*[.D9]*[.$N$1]" office:value-type="float" office:value="0.0131721908263712" calcext:value-type="float">
            <text:p>0,013172190826371</text:p>
          </table:table-cell>
          <table:table-cell table:formula="of:=[.F8]" office:value-type="float" office:value="0.4" calcext:value-type="float">
            <text:p>0,4</text:p>
          </table:table-cell>
          <table:table-cell table:formula="of:=POWER([.F9]-[.E9];2)/2" office:value-type="float" office:value="0.0748178769750347" calcext:value-type="float">
            <text:p>0,074817876975035</text:p>
          </table:table-cell>
          <table:table-cell table:formula="of:=[.G9]*[.$N$1]" office:value-type="float" office:value="0.0374089384875174" calcext:value-type="float">
            <text:p>0,037408938487517</text:p>
          </table:table-cell>
          <table:table-cell table:formula="of:=[.D9]+[.C9]*[.H9]" office:value-type="float" office:value="0.515187862765829" calcext:value-type="float">
            <text:p>0,515187862765829</text:p>
          </table:table-cell>
          <table:table-cell table:formula="of:=[.H9]*[.B9]" office:value-type="float" office:value="0.0192008029022543" calcext:value-type="float">
            <text:p>0,019200802902254</text:p>
          </table:table-cell>
          <table:table-cell table:formula="of:=[.J9]*[.$N$1]" office:value-type="float" office:value="0.00960040145112714" calcext:value-type="float">
            <text:p>0,009600401451127</text:p>
          </table:table-cell>
          <table:table-cell table:formula="of:=[.B9]+[.A9]*[.K9]" office:value-type="float" office:value="0.515187862765829" calcext:value-type="float">
            <text:p>0,515187862765829</text:p>
          </table:table-cell>
          <table:table-cell table:number-columns-repeated="2"/>
        </table:table-row>
        <table:table-row table:style-name="ro1">
          <table:table-cell table:formula="of:=[.A9]" office:value-type="float" office:value="0.2" calcext:value-type="float">
            <text:p>0,2</text:p>
          </table:table-cell>
          <table:table-cell table:formula="of:=[.L9]" office:value-type="float" office:value="0.515187862765829" calcext:value-type="float">
            <text:p>0,515187862765829</text:p>
          </table:table-cell>
          <table:table-cell table:formula="of:=[.A10]*[.B10]*[.$N$1]" office:value-type="float" office:value="0.0515187862765829" calcext:value-type="float">
            <text:p>0,051518786276583</text:p>
          </table:table-cell>
          <table:table-cell table:formula="of:=[.I9]" office:value-type="float" office:value="0.515187862765829" calcext:value-type="float">
            <text:p>0,515187862765829</text:p>
          </table:table-cell>
          <table:table-cell table:formula="of:=[.C10]*[.D10]*[.$N$1]" office:value-type="float" office:value="0.0132709266970611" calcext:value-type="float">
            <text:p>0,013270926697061</text:p>
          </table:table-cell>
          <table:table-cell table:formula="of:=[.F9]" office:value-type="float" office:value="0.4" calcext:value-type="float">
            <text:p>0,4</text:p>
          </table:table-cell>
          <table:table-cell table:formula="of:=POWER([.F10]-[.E10];2)/2" office:value-type="float" office:value="0.074779688068875" calcext:value-type="float">
            <text:p>0,074779688068875</text:p>
          </table:table-cell>
          <table:table-cell table:formula="of:=[.G10]*[.$N$1]" office:value-type="float" office:value="0.0373898440344375" calcext:value-type="float">
            <text:p>0,037389844034438</text:p>
          </table:table-cell>
          <table:table-cell table:formula="of:=[.D10]+[.C10]*[.H10]" office:value-type="float" office:value="0.517114142149554" calcext:value-type="float">
            <text:p>0,517114142149554</text:p>
          </table:table-cell>
          <table:table-cell table:formula="of:=[.H10]*[.B10]" office:value-type="float" office:value="0.0192627938372495" calcext:value-type="float">
            <text:p>0,01926279383725</text:p>
          </table:table-cell>
          <table:table-cell table:formula="of:=[.J10]*[.$N$1]" office:value-type="float" office:value="0.00963139691862476" calcext:value-type="float">
            <text:p>0,009631396918625</text:p>
          </table:table-cell>
          <table:table-cell table:formula="of:=[.B10]+[.A10]*[.K10]" office:value-type="float" office:value="0.517114142149554" calcext:value-type="float">
            <text:p>0,517114142149554</text:p>
          </table:table-cell>
          <table:table-cell table:number-columns-repeated="2"/>
        </table:table-row>
        <table:table-row table:style-name="ro1">
          <table:table-cell table:formula="of:=[.A10]" office:value-type="float" office:value="0.2" calcext:value-type="float">
            <text:p>0,2</text:p>
          </table:table-cell>
          <table:table-cell table:formula="of:=[.L10]" office:value-type="float" office:value="0.517114142149554" calcext:value-type="float">
            <text:p>0,517114142149554</text:p>
          </table:table-cell>
          <table:table-cell table:formula="of:=[.A11]*[.B11]*[.$N$1]" office:value-type="float" office:value="0.0517114142149554" calcext:value-type="float">
            <text:p>0,051711414214955</text:p>
          </table:table-cell>
          <table:table-cell table:formula="of:=[.I10]" office:value-type="float" office:value="0.517114142149554" calcext:value-type="float">
            <text:p>0,517114142149554</text:p>
          </table:table-cell>
          <table:table-cell table:formula="of:=[.C11]*[.D11]*[.$N$1]" office:value-type="float" office:value="0.0133703518005534" calcext:value-type="float">
            <text:p>0,013370351800554</text:p>
          </table:table-cell>
          <table:table-cell table:formula="of:=[.F10]" office:value-type="float" office:value="0.4" calcext:value-type="float">
            <text:p>0,4</text:p>
          </table:table-cell>
          <table:table-cell table:formula="of:=POWER([.F11]-[.E11];2)/2" office:value-type="float" office:value="0.0747412424334139" calcext:value-type="float">
            <text:p>0,074741242433414</text:p>
          </table:table-cell>
          <table:table-cell table:formula="of:=[.G11]*[.$N$1]" office:value-type="float" office:value="0.037370621216707" calcext:value-type="float">
            <text:p>0,037370621216707</text:p>
          </table:table-cell>
          <table:table-cell table:formula="of:=[.D11]+[.C11]*[.H11]" office:value-type="float" office:value="0.519046629822761" calcext:value-type="float">
            <text:p>0,519046629822761</text:p>
          </table:table-cell>
          <table:table-cell table:formula="of:=[.H11]*[.B11]" office:value-type="float" office:value="0.0193248767320733" calcext:value-type="float">
            <text:p>0,019324876732073</text:p>
          </table:table-cell>
          <table:table-cell table:formula="of:=[.J11]*[.$N$1]" office:value-type="float" office:value="0.00966243836603666" calcext:value-type="float">
            <text:p>0,009662438366037</text:p>
          </table:table-cell>
          <table:table-cell table:formula="of:=[.B11]+[.A11]*[.K11]" office:value-type="float" office:value="0.519046629822761" calcext:value-type="float">
            <text:p>0,519046629822761</text:p>
          </table:table-cell>
          <table:table-cell table:number-columns-repeated="2"/>
        </table:table-row>
        <table:table-row table:style-name="ro1">
          <table:table-cell table:formula="of:=[.A11]" office:value-type="float" office:value="0.2" calcext:value-type="float">
            <text:p>0,2</text:p>
          </table:table-cell>
          <table:table-cell table:formula="of:=[.L11]" office:value-type="float" office:value="0.519046629822761" calcext:value-type="float">
            <text:p>0,519046629822761</text:p>
          </table:table-cell>
          <table:table-cell table:formula="of:=[.A12]*[.B12]*[.$N$1]" office:value-type="float" office:value="0.0519046629822761" calcext:value-type="float">
            <text:p>0,051904662982276</text:p>
          </table:table-cell>
          <table:table-cell table:formula="of:=[.I11]" office:value-type="float" office:value="0.519046629822761" calcext:value-type="float">
            <text:p>0,519046629822761</text:p>
          </table:table-cell>
          <table:table-cell table:formula="of:=[.C12]*[.D12]*[.$N$1]" office:value-type="float" office:value="0.0134704701965183" calcext:value-type="float">
            <text:p>0,013470470196518</text:p>
          </table:table-cell>
          <table:table-cell table:formula="of:=[.F11]" office:value-type="float" office:value="0.4" calcext:value-type="float">
            <text:p>0,4</text:p>
          </table:table-cell>
          <table:table-cell table:formula="of:=POWER([.F12]-[.E12];2)/2" office:value-type="float" office:value="0.0747025387050503" calcext:value-type="float">
            <text:p>0,07470253870505</text:p>
          </table:table-cell>
          <table:table-cell table:formula="of:=[.G12]*[.$N$1]" office:value-type="float" office:value="0.0373512693525252" calcext:value-type="float">
            <text:p>0,037351269352525</text:p>
          </table:table-cell>
          <table:table-cell table:formula="of:=[.D12]+[.C12]*[.H12]" office:value-type="float" office:value="0.520985334870464" calcext:value-type="float">
            <text:p>0,520985334870464</text:p>
          </table:table-cell>
          <table:table-cell table:formula="of:=[.H12]*[.B12]" office:value-type="float" office:value="0.0193870504770304" calcext:value-type="float">
            <text:p>0,01938705047703</text:p>
          </table:table-cell>
          <table:table-cell table:formula="of:=[.J12]*[.$N$1]" office:value-type="float" office:value="0.00969352523851518" calcext:value-type="float">
            <text:p>0,009693525238515</text:p>
          </table:table-cell>
          <table:table-cell table:formula="of:=[.B12]+[.A12]*[.K12]" office:value-type="float" office:value="0.520985334870464" calcext:value-type="float">
            <text:p>0,520985334870464</text:p>
          </table:table-cell>
          <table:table-cell table:number-columns-repeated="2"/>
        </table:table-row>
        <table:table-row table:style-name="ro1">
          <table:table-cell table:formula="of:=[.A12]" office:value-type="float" office:value="0.2" calcext:value-type="float">
            <text:p>0,2</text:p>
          </table:table-cell>
          <table:table-cell table:formula="of:=[.L12]" office:value-type="float" office:value="0.520985334870464" calcext:value-type="float">
            <text:p>0,520985334870464</text:p>
          </table:table-cell>
          <table:table-cell table:formula="of:=[.A13]*[.B13]*[.$N$1]" office:value-type="float" office:value="0.0520985334870464" calcext:value-type="float">
            <text:p>0,052098533487046</text:p>
          </table:table-cell>
          <table:table-cell table:formula="of:=[.I12]" office:value-type="float" office:value="0.520985334870464" calcext:value-type="float">
            <text:p>0,520985334870464</text:p>
          </table:table-cell>
          <table:table-cell table:formula="of:=[.C13]*[.D13]*[.$N$1]" office:value-type="float" office:value="0.0135712859575045" calcext:value-type="float">
            <text:p>0,013571285957505</text:p>
          </table:table-cell>
          <table:table-cell table:formula="of:=[.F12]" office:value-type="float" office:value="0.4" calcext:value-type="float">
            <text:p>0,4</text:p>
          </table:table-cell>
          <table:table-cell table:formula="of:=POWER([.F13]-[.E13];2)/2" office:value-type="float" office:value="0.0746635755182684" calcext:value-type="float">
            <text:p>0,074663575518268</text:p>
          </table:table-cell>
          <table:table-cell table:formula="of:=[.G13]*[.$N$1]" office:value-type="float" office:value="0.0373317877591342" calcext:value-type="float">
            <text:p>0,037331787759134</text:p>
          </table:table-cell>
          <table:table-cell table:formula="of:=[.D13]+[.C13]*[.H13]" office:value-type="float" office:value="0.522930266265164" calcext:value-type="float">
            <text:p>0,522930266265164</text:p>
          </table:table-cell>
          <table:table-cell table:formula="of:=[.H13]*[.B13]" office:value-type="float" office:value="0.0194493139470056" calcext:value-type="float">
            <text:p>0,019449313947006</text:p>
          </table:table-cell>
          <table:table-cell table:formula="of:=[.J13]*[.$N$1]" office:value-type="float" office:value="0.00972465697350281" calcext:value-type="float">
            <text:p>0,009724656973503</text:p>
          </table:table-cell>
          <table:table-cell table:formula="of:=[.B13]+[.A13]*[.K13]" office:value-type="float" office:value="0.522930266265164" calcext:value-type="float">
            <text:p>0,522930266265164</text:p>
          </table:table-cell>
          <table:table-cell table:number-columns-repeated="2"/>
        </table:table-row>
        <table:table-row table:style-name="ro1">
          <table:table-cell table:formula="of:=[.A13]" office:value-type="float" office:value="0.2" calcext:value-type="float">
            <text:p>0,2</text:p>
          </table:table-cell>
          <table:table-cell table:formula="of:=[.L13]" office:value-type="float" office:value="0.522930266265164" calcext:value-type="float">
            <text:p>0,522930266265164</text:p>
          </table:table-cell>
          <table:table-cell table:formula="of:=[.A14]*[.B14]*[.$N$1]" office:value-type="float" office:value="0.0522930266265165" calcext:value-type="float">
            <text:p>0,052293026626517</text:p>
          </table:table-cell>
          <table:table-cell table:formula="of:=[.I13]" office:value-type="float" office:value="0.522930266265164" calcext:value-type="float">
            <text:p>0,522930266265164</text:p>
          </table:table-cell>
          <table:table-cell table:formula="of:=[.C14]*[.D14]*[.$N$1]" office:value-type="float" office:value="0.0136728031688078" calcext:value-type="float">
            <text:p>0,013672803168808</text:p>
          </table:table-cell>
          <table:table-cell table:formula="of:=[.F13]" office:value-type="float" office:value="0.4" calcext:value-type="float">
            <text:p>0,4</text:p>
          </table:table-cell>
          <table:table-cell table:formula="of:=POWER([.F14]-[.E14];2)/2" office:value-type="float" office:value="0.0746243515057234" calcext:value-type="float">
            <text:p>0,074624351505723</text:p>
          </table:table-cell>
          <table:table-cell table:formula="of:=[.G14]*[.$N$1]" office:value-type="float" office:value="0.0373121757528617" calcext:value-type="float">
            <text:p>0,037312175752862</text:p>
          </table:table-cell>
          <table:table-cell table:formula="of:=[.D14]+[.C14]*[.H14]" office:value-type="float" office:value="0.524881432865302" calcext:value-type="float">
            <text:p>0,524881432865302</text:p>
          </table:table-cell>
          <table:table-cell table:formula="of:=[.H14]*[.B14]" office:value-type="float" office:value="0.0195116660013766" calcext:value-type="float">
            <text:p>0,019511666001377</text:p>
          </table:table-cell>
          <table:table-cell table:formula="of:=[.J14]*[.$N$1]" office:value-type="float" office:value="0.00975583300068829" calcext:value-type="float">
            <text:p>0,009755833000688</text:p>
          </table:table-cell>
          <table:table-cell table:formula="of:=[.B14]+[.A14]*[.K14]" office:value-type="float" office:value="0.524881432865302" calcext:value-type="float">
            <text:p>0,524881432865302</text:p>
          </table:table-cell>
          <table:table-cell table:number-columns-repeated="2"/>
        </table:table-row>
        <table:table-row table:style-name="ro1">
          <table:table-cell table:formula="of:=[.A14]" office:value-type="float" office:value="0.2" calcext:value-type="float">
            <text:p>0,2</text:p>
          </table:table-cell>
          <table:table-cell table:formula="of:=[.L14]" office:value-type="float" office:value="0.524881432865302" calcext:value-type="float">
            <text:p>0,524881432865302</text:p>
          </table:table-cell>
          <table:table-cell table:formula="of:=[.A15]*[.B15]*[.$N$1]" office:value-type="float" office:value="0.0524881432865302" calcext:value-type="float">
            <text:p>0,05248814328653</text:p>
          </table:table-cell>
          <table:table-cell table:formula="of:=[.I14]" office:value-type="float" office:value="0.524881432865302" calcext:value-type="float">
            <text:p>0,524881432865302</text:p>
          </table:table-cell>
          <table:table-cell table:formula="of:=[.C15]*[.D15]*[.$N$1]" office:value-type="float" office:value="0.0137750259283366" calcext:value-type="float">
            <text:p>0,013775025928337</text:p>
          </table:table-cell>
          <table:table-cell table:formula="of:=[.F14]" office:value-type="float" office:value="0.4" calcext:value-type="float">
            <text:p>0,4</text:p>
          </table:table-cell>
          <table:table-cell table:formula="of:=POWER([.F15]-[.E15];2)/2" office:value-type="float" office:value="0.0745848652983285" calcext:value-type="float">
            <text:p>0,074584865298329</text:p>
          </table:table-cell>
          <table:table-cell table:formula="of:=[.G15]*[.$N$1]" office:value-type="float" office:value="0.0372924326491643" calcext:value-type="float">
            <text:p>0,037292432649164</text:p>
          </table:table-cell>
          <table:table-cell table:formula="of:=[.D15]+[.C15]*[.H15]" office:value-type="float" office:value="0.526838843413695" calcext:value-type="float">
            <text:p>0,526838843413695</text:p>
          </table:table-cell>
          <table:table-cell table:formula="of:=[.H15]*[.B15]" office:value-type="float" office:value="0.0195741054839261" calcext:value-type="float">
            <text:p>0,019574105483926</text:p>
          </table:table-cell>
          <table:table-cell table:formula="of:=[.J15]*[.$N$1]" office:value-type="float" office:value="0.00978705274196306" calcext:value-type="float">
            <text:p>0,009787052741963</text:p>
          </table:table-cell>
          <table:table-cell table:formula="of:=[.B15]+[.A15]*[.K15]" office:value-type="float" office:value="0.526838843413695" calcext:value-type="float">
            <text:p>0,526838843413695</text:p>
          </table:table-cell>
          <table:table-cell table:number-columns-repeated="2"/>
        </table:table-row>
        <table:table-row table:style-name="ro1">
          <table:table-cell table:formula="of:=[.A15]" office:value-type="float" office:value="0.2" calcext:value-type="float">
            <text:p>0,2</text:p>
          </table:table-cell>
          <table:table-cell table:formula="of:=[.L15]" office:value-type="float" office:value="0.526838843413695" calcext:value-type="float">
            <text:p>0,526838843413695</text:p>
          </table:table-cell>
          <table:table-cell table:formula="of:=[.A16]*[.B16]*[.$N$1]" office:value-type="float" office:value="0.0526838843413695" calcext:value-type="float">
            <text:p>0,05268388434137</text:p>
          </table:table-cell>
          <table:table-cell table:formula="of:=[.I15]" office:value-type="float" office:value="0.526838843413695" calcext:value-type="float">
            <text:p>0,526838843413695</text:p>
          </table:table-cell>
          <table:table-cell table:formula="of:=[.C16]*[.D16]*[.$N$1]" office:value-type="float" office:value="0.013877958346474" calcext:value-type="float">
            <text:p>0,013877958346474</text:p>
          </table:table-cell>
          <table:table-cell table:formula="of:=[.F15]" office:value-type="float" office:value="0.4" calcext:value-type="float">
            <text:p>0,4</text:p>
          </table:table-cell>
          <table:table-cell table:formula="of:=POWER([.F16]-[.E16];2)/2" office:value-type="float" office:value="0.0745451155253437" calcext:value-type="float">
            <text:p>0,074545115525344</text:p>
          </table:table-cell>
          <table:table-cell table:formula="of:=[.G16]*[.$N$1]" office:value-type="float" office:value="0.0372725577626718" calcext:value-type="float">
            <text:p>0,037272557762672</text:p>
          </table:table-cell>
          <table:table-cell table:formula="of:=[.D16]+[.C16]*[.H16]" office:value-type="float" office:value="0.52880250653597" calcext:value-type="float">
            <text:p>0,52880250653597</text:p>
          </table:table-cell>
          <table:table-cell table:formula="of:=[.H16]*[.B16]" office:value-type="float" office:value="0.0196366312227562" calcext:value-type="float">
            <text:p>0,019636631222756</text:p>
          </table:table-cell>
          <table:table-cell table:formula="of:=[.J16]*[.$N$1]" office:value-type="float" office:value="0.00981831561137808" calcext:value-type="float">
            <text:p>0,009818315611378</text:p>
          </table:table-cell>
          <table:table-cell table:formula="of:=[.B16]+[.A16]*[.K16]" office:value-type="float" office:value="0.52880250653597" calcext:value-type="float">
            <text:p>0,52880250653597</text:p>
          </table:table-cell>
          <table:table-cell table:number-columns-repeated="2"/>
        </table:table-row>
        <table:table-row table:style-name="ro1">
          <table:table-cell table:formula="of:=[.A16]" office:value-type="float" office:value="0.2" calcext:value-type="float">
            <text:p>0,2</text:p>
          </table:table-cell>
          <table:table-cell table:formula="of:=[.L16]" office:value-type="float" office:value="0.52880250653597" calcext:value-type="float">
            <text:p>0,52880250653597</text:p>
          </table:table-cell>
          <table:table-cell table:formula="of:=[.A17]*[.B17]*[.$N$1]" office:value-type="float" office:value="0.052880250653597" calcext:value-type="float">
            <text:p>0,052880250653597</text:p>
          </table:table-cell>
          <table:table-cell table:formula="of:=[.I16]" office:value-type="float" office:value="0.52880250653597" calcext:value-type="float">
            <text:p>0,52880250653597</text:p>
          </table:table-cell>
          <table:table-cell table:formula="of:=[.C17]*[.D17]*[.$N$1]" office:value-type="float" office:value="0.0139816045459362" calcext:value-type="float">
            <text:p>0,013981604545936</text:p>
          </table:table-cell>
          <table:table-cell table:formula="of:=[.F16]" office:value-type="float" office:value="0.4" calcext:value-type="float">
            <text:p>0,4</text:p>
          </table:table-cell>
          <table:table-cell table:formula="of:=POWER([.F17]-[.E17];2)/2" office:value-type="float" office:value="0.074505100814465" calcext:value-type="float">
            <text:p>0,074505100814465</text:p>
          </table:table-cell>
          <table:table-cell table:formula="of:=[.G17]*[.$N$1]" office:value-type="float" office:value="0.0372525504072325" calcext:value-type="float">
            <text:p>0,037252550407233</text:p>
          </table:table-cell>
          <table:table-cell table:formula="of:=[.D17]+[.C17]*[.H17]" office:value-type="float" office:value="0.530772430738991" calcext:value-type="float">
            <text:p>0,530772430738991</text:p>
          </table:table-cell>
          <table:table-cell table:formula="of:=[.H17]*[.B17]" office:value-type="float" office:value="0.0196992420302021" calcext:value-type="float">
            <text:p>0,019699242030202</text:p>
          </table:table-cell>
          <table:table-cell table:formula="of:=[.J17]*[.$N$1]" office:value-type="float" office:value="0.00984962101510106" calcext:value-type="float">
            <text:p>0,009849621015101</text:p>
          </table:table-cell>
          <table:table-cell table:formula="of:=[.B17]+[.A17]*[.K17]" office:value-type="float" office:value="0.530772430738991" calcext:value-type="float">
            <text:p>0,530772430738991</text:p>
          </table:table-cell>
          <table:table-cell table:number-columns-repeated="2"/>
        </table:table-row>
        <table:table-row table:style-name="ro1">
          <table:table-cell table:formula="of:=[.A17]" office:value-type="float" office:value="0.2" calcext:value-type="float">
            <text:p>0,2</text:p>
          </table:table-cell>
          <table:table-cell table:formula="of:=[.L17]" office:value-type="float" office:value="0.530772430738991" calcext:value-type="float">
            <text:p>0,530772430738991</text:p>
          </table:table-cell>
          <table:table-cell table:formula="of:=[.A18]*[.B18]*[.$N$1]" office:value-type="float" office:value="0.0530772430738991" calcext:value-type="float">
            <text:p>0,053077243073899</text:p>
          </table:table-cell>
          <table:table-cell table:formula="of:=[.I17]" office:value-type="float" office:value="0.530772430738991" calcext:value-type="float">
            <text:p>0,530772430738991</text:p>
          </table:table-cell>
          <table:table-cell table:formula="of:=[.C18]*[.D18]*[.$N$1]" office:value-type="float" office:value="0.0140859686616288" calcext:value-type="float">
            <text:p>0,014085968661629</text:p>
          </table:table-cell>
          <table:table-cell table:formula="of:=[.F17]" office:value-type="float" office:value="0.4" calcext:value-type="float">
            <text:p>0,4</text:p>
          </table:table-cell>
          <table:table-cell table:formula="of:=POWER([.F18]-[.E18];2)/2" office:value-type="float" office:value="0.0744648197919167" calcext:value-type="float">
            <text:p>0,074464819791917</text:p>
          </table:table-cell>
          <table:table-cell table:formula="of:=[.G18]*[.$N$1]" office:value-type="float" office:value="0.0372324098959583" calcext:value-type="float">
            <text:p>0,037232409895958</text:p>
          </table:table-cell>
          <table:table-cell table:formula="of:=[.D18]+[.C18]*[.H18]" office:value-type="float" office:value="0.532748624409265" calcext:value-type="float">
            <text:p>0,532748624409265</text:p>
          </table:table-cell>
          <table:table-cell table:formula="of:=[.H18]*[.B18]" office:value-type="float" office:value="0.0197619367027482" calcext:value-type="float">
            <text:p>0,019761936702748</text:p>
          </table:table-cell>
          <table:table-cell table:formula="of:=[.J18]*[.$N$1]" office:value-type="float" office:value="0.00988096835137412" calcext:value-type="float">
            <text:p>0,009880968351374</text:p>
          </table:table-cell>
          <table:table-cell table:formula="of:=[.B18]+[.A18]*[.K18]" office:value-type="float" office:value="0.532748624409265" calcext:value-type="float">
            <text:p>0,532748624409265</text:p>
          </table:table-cell>
          <table:table-cell table:number-columns-repeated="2"/>
        </table:table-row>
        <table:table-row table:style-name="ro1">
          <table:table-cell table:formula="of:=[.A18]" office:value-type="float" office:value="0.2" calcext:value-type="float">
            <text:p>0,2</text:p>
          </table:table-cell>
          <table:table-cell table:formula="of:=[.L18]" office:value-type="float" office:value="0.532748624409265" calcext:value-type="float">
            <text:p>0,532748624409265</text:p>
          </table:table-cell>
          <table:table-cell table:formula="of:=[.A19]*[.B19]*[.$N$1]" office:value-type="float" office:value="0.0532748624409265" calcext:value-type="float">
            <text:p>0,053274862440927</text:p>
          </table:table-cell>
          <table:table-cell table:formula="of:=[.I18]" office:value-type="float" office:value="0.532748624409265" calcext:value-type="float">
            <text:p>0,532748624409265</text:p>
          </table:table-cell>
          <table:table-cell table:formula="of:=[.C19]*[.D19]*[.$N$1]" office:value-type="float" office:value="0.0141910548404982" calcext:value-type="float">
            <text:p>0,014191054840498</text:p>
          </table:table-cell>
          <table:table-cell table:formula="of:=[.F18]" office:value-type="float" office:value="0.4" calcext:value-type="float">
            <text:p>0,4</text:p>
          </table:table-cell>
          <table:table-cell table:formula="of:=POWER([.F19]-[.E19];2)/2" office:value-type="float" office:value="0.0744242710825437" calcext:value-type="float">
            <text:p>0,074424271082544</text:p>
          </table:table-cell>
          <table:table-cell table:formula="of:=[.G19]*[.$N$1]" office:value-type="float" office:value="0.0372121355412719" calcext:value-type="float">
            <text:p>0,037212135541272</text:p>
          </table:table-cell>
          <table:table-cell table:formula="of:=[.D19]+[.C19]*[.H19]" office:value-type="float" office:value="0.53473109581136" calcext:value-type="float">
            <text:p>0,53473109581136</text:p>
          </table:table-cell>
          <table:table-cell table:formula="of:=[.H19]*[.B19]" office:value-type="float" office:value="0.0198247140209437" calcext:value-type="float">
            <text:p>0,019824714020944</text:p>
          </table:table-cell>
          <table:table-cell table:formula="of:=[.J19]*[.$N$1]" office:value-type="float" office:value="0.00991235701047186" calcext:value-type="float">
            <text:p>0,009912357010472</text:p>
          </table:table-cell>
          <table:table-cell table:formula="of:=[.B19]+[.A19]*[.K19]" office:value-type="float" office:value="0.53473109581136" calcext:value-type="float">
            <text:p>0,53473109581136</text:p>
          </table:table-cell>
          <table:table-cell table:number-columns-repeated="2"/>
        </table:table-row>
        <table:table-row table:style-name="ro1">
          <table:table-cell table:formula="of:=[.A19]" office:value-type="float" office:value="0.2" calcext:value-type="float">
            <text:p>0,2</text:p>
          </table:table-cell>
          <table:table-cell table:formula="of:=[.L19]" office:value-type="float" office:value="0.53473109581136" calcext:value-type="float">
            <text:p>0,53473109581136</text:p>
          </table:table-cell>
          <table:table-cell table:formula="of:=[.A20]*[.B20]*[.$N$1]" office:value-type="float" office:value="0.053473109581136" calcext:value-type="float">
            <text:p>0,053473109581136</text:p>
          </table:table-cell>
          <table:table-cell table:formula="of:=[.I19]" office:value-type="float" office:value="0.53473109581136" calcext:value-type="float">
            <text:p>0,53473109581136</text:p>
          </table:table-cell>
          <table:table-cell table:formula="of:=[.C20]*[.D20]*[.$N$1]" office:value-type="float" office:value="0.0142968672413809" calcext:value-type="float">
            <text:p>0,014296867241381</text:p>
          </table:table-cell>
          <table:table-cell table:formula="of:=[.F19]" office:value-type="float" office:value="0.4" calcext:value-type="float">
            <text:p>0,4</text:p>
          </table:table-cell>
          <table:table-cell table:formula="of:=POWER([.F20]-[.E20];2)/2" office:value-type="float" office:value="0.0743834533099065" calcext:value-type="float">
            <text:p>0,074383453309907</text:p>
          </table:table-cell>
          <table:table-cell table:formula="of:=[.G20]*[.$N$1]" office:value-type="float" office:value="0.0371917266549532" calcext:value-type="float">
            <text:p>0,037191726654953</text:p>
          </table:table-cell>
          <table:table-cell table:formula="of:=[.D20]+[.C20]*[.H20]" office:value-type="float" office:value="0.536719853086292" calcext:value-type="float">
            <text:p>0,536719853086292</text:p>
          </table:table-cell>
          <table:table-cell table:formula="of:=[.H20]*[.B20]" office:value-type="float" office:value="0.0198875727493197" calcext:value-type="float">
            <text:p>0,01988757274932</text:p>
          </table:table-cell>
          <table:table-cell table:formula="of:=[.J20]*[.$N$1]" office:value-type="float" office:value="0.00994378637465985" calcext:value-type="float">
            <text:p>0,00994378637466</text:p>
          </table:table-cell>
          <table:table-cell table:formula="of:=[.B20]+[.A20]*[.K20]" office:value-type="float" office:value="0.536719853086292" calcext:value-type="float">
            <text:p>0,536719853086292</text:p>
          </table:table-cell>
          <table:table-cell table:number-columns-repeated="2"/>
        </table:table-row>
        <table:table-row table:style-name="ro1">
          <table:table-cell table:formula="of:=[.A20]" office:value-type="float" office:value="0.2" calcext:value-type="float">
            <text:p>0,2</text:p>
          </table:table-cell>
          <table:table-cell table:formula="of:=[.L20]" office:value-type="float" office:value="0.536719853086292" calcext:value-type="float">
            <text:p>0,536719853086292</text:p>
          </table:table-cell>
          <table:table-cell table:formula="of:=[.A21]*[.B21]*[.$N$1]" office:value-type="float" office:value="0.0536719853086292" calcext:value-type="float">
            <text:p>0,053671985308629</text:p>
          </table:table-cell>
          <table:table-cell table:formula="of:=[.I20]" office:value-type="float" office:value="0.536719853086292" calcext:value-type="float">
            <text:p>0,536719853086292</text:p>
          </table:table-cell>
          <table:table-cell table:formula="of:=[.C21]*[.D21]*[.$N$1]" office:value-type="float" office:value="0.0144034100348485" calcext:value-type="float">
            <text:p>0,014403410034849</text:p>
          </table:table-cell>
          <table:table-cell table:formula="of:=[.F20]" office:value-type="float" office:value="0.4" calcext:value-type="float">
            <text:p>0,4</text:p>
          </table:table-cell>
          <table:table-cell table:formula="of:=POWER([.F21]-[.E21];2)/2" office:value-type="float" office:value="0.0743423650963766" calcext:value-type="float">
            <text:p>0,074342365096377</text:p>
          </table:table-cell>
          <table:table-cell table:formula="of:=[.G21]*[.$N$1]" office:value-type="float" office:value="0.0371711825481883" calcext:value-type="float">
            <text:p>0,037171182548188</text:p>
          </table:table-cell>
          <table:table-cell table:formula="of:=[.D21]+[.C21]*[.H21]" office:value-type="float" office:value="0.538714904249922" calcext:value-type="float">
            <text:p>0,538714904249922</text:p>
          </table:table-cell>
          <table:table-cell table:formula="of:=[.H21]*[.B21]" office:value-type="float" office:value="0.0199505116363074" calcext:value-type="float">
            <text:p>0,019950511636307</text:p>
          </table:table-cell>
          <table:table-cell table:formula="of:=[.J21]*[.$N$1]" office:value-type="float" office:value="0.00997525581815368" calcext:value-type="float">
            <text:p>0,009975255818154</text:p>
          </table:table-cell>
          <table:table-cell table:formula="of:=[.B21]+[.A21]*[.K21]" office:value-type="float" office:value="0.538714904249922" calcext:value-type="float">
            <text:p>0,538714904249922</text:p>
          </table:table-cell>
          <table:table-cell table:number-columns-repeated="2"/>
        </table:table-row>
        <table:table-row table:style-name="ro1">
          <table:table-cell table:formula="of:=[.A21]" office:value-type="float" office:value="0.2" calcext:value-type="float">
            <text:p>0,2</text:p>
          </table:table-cell>
          <table:table-cell table:formula="of:=[.L21]" office:value-type="float" office:value="0.538714904249922" calcext:value-type="float">
            <text:p>0,538714904249922</text:p>
          </table:table-cell>
          <table:table-cell table:formula="of:=[.A22]*[.B22]*[.$N$1]" office:value-type="float" office:value="0.0538714904249922" calcext:value-type="float">
            <text:p>0,053871490424992</text:p>
          </table:table-cell>
          <table:table-cell table:formula="of:=[.I21]" office:value-type="float" office:value="0.538714904249922" calcext:value-type="float">
            <text:p>0,538714904249922</text:p>
          </table:table-cell>
          <table:table-cell table:formula="of:=[.C22]*[.D22]*[.$N$1]" office:value-type="float" office:value="0.0145106874030502" calcext:value-type="float">
            <text:p>0,01451068740305</text:p>
          </table:table-cell>
          <table:table-cell table:formula="of:=[.F21]" office:value-type="float" office:value="0.4" calcext:value-type="float">
            <text:p>0,4</text:p>
          </table:table-cell>
          <table:table-cell table:formula="of:=POWER([.F22]-[.E22];2)/2" office:value-type="float" office:value="0.0743010050632345" calcext:value-type="float">
            <text:p>0,074301005063235</text:p>
          </table:table-cell>
          <table:table-cell table:formula="of:=[.G22]*[.$N$1]" office:value-type="float" office:value="0.0371505025316172" calcext:value-type="float">
            <text:p>0,037150502531617</text:p>
          </table:table-cell>
          <table:table-cell table:formula="of:=[.D22]+[.C22]*[.H22]" office:value-type="float" office:value="0.540716257191338" calcext:value-type="float">
            <text:p>0,540716257191338</text:p>
          </table:table-cell>
          <table:table-cell table:formula="of:=[.H22]*[.B22]" office:value-type="float" office:value="0.0200135294141567" calcext:value-type="float">
            <text:p>0,020013529414157</text:p>
          </table:table-cell>
          <table:table-cell table:formula="of:=[.J22]*[.$N$1]" office:value-type="float" office:value="0.0100067647070783" calcext:value-type="float">
            <text:p>0,010006764707078</text:p>
          </table:table-cell>
          <table:table-cell table:formula="of:=[.B22]+[.A22]*[.K22]" office:value-type="float" office:value="0.540716257191338" calcext:value-type="float">
            <text:p>0,540716257191338</text:p>
          </table:table-cell>
          <table:table-cell table:number-columns-repeated="2"/>
        </table:table-row>
        <table:table-row table:style-name="ro1">
          <table:table-cell table:formula="of:=[.A22]" office:value-type="float" office:value="0.2" calcext:value-type="float">
            <text:p>0,2</text:p>
          </table:table-cell>
          <table:table-cell table:formula="of:=[.L22]" office:value-type="float" office:value="0.540716257191338" calcext:value-type="float">
            <text:p>0,540716257191338</text:p>
          </table:table-cell>
          <table:table-cell table:formula="of:=[.A23]*[.B23]*[.$N$1]" office:value-type="float" office:value="0.0540716257191338" calcext:value-type="float">
            <text:p>0,054071625719134</text:p>
          </table:table-cell>
          <table:table-cell table:formula="of:=[.I22]" office:value-type="float" office:value="0.540716257191338" calcext:value-type="float">
            <text:p>0,540716257191338</text:p>
          </table:table-cell>
          <table:table-cell table:formula="of:=[.C23]*[.D23]*[.$N$1]" office:value-type="float" office:value="0.0146187035395505" calcext:value-type="float">
            <text:p>0,014618703539551</text:p>
          </table:table-cell>
          <table:table-cell table:formula="of:=[.F22]" office:value-type="float" office:value="0.4" calcext:value-type="float">
            <text:p>0,4</text:p>
          </table:table-cell>
          <table:table-cell table:formula="of:=POWER([.F23]-[.E23];2)/2" office:value-type="float" office:value="0.0742593718307685" calcext:value-type="float">
            <text:p>0,074259371830769</text:p>
          </table:table-cell>
          <table:table-cell table:formula="of:=[.G23]*[.$N$1]" office:value-type="float" office:value="0.0371296859153842" calcext:value-type="float">
            <text:p>0,037129685915384</text:p>
          </table:table-cell>
          <table:table-cell table:formula="of:=[.D23]+[.C23]*[.H23]" office:value-type="float" office:value="0.542723919671224" calcext:value-type="float">
            <text:p>0,542723919671224</text:p>
          </table:table-cell>
          <table:table-cell table:formula="of:=[.H23]*[.B23]" office:value-type="float" office:value="0.0200766247988565" calcext:value-type="float">
            <text:p>0,020076624798857</text:p>
          </table:table-cell>
          <table:table-cell table:formula="of:=[.J23]*[.$N$1]" office:value-type="float" office:value="0.0100383123994283" calcext:value-type="float">
            <text:p>0,010038312399428</text:p>
          </table:table-cell>
          <table:table-cell table:formula="of:=[.B23]+[.A23]*[.K23]" office:value-type="float" office:value="0.542723919671224" calcext:value-type="float">
            <text:p>0,542723919671224</text:p>
          </table:table-cell>
          <table:table-cell table:number-columns-repeated="2"/>
        </table:table-row>
        <table:table-row table:style-name="ro1">
          <table:table-cell table:formula="of:=[.A23]" office:value-type="float" office:value="0.2" calcext:value-type="float">
            <text:p>0,2</text:p>
          </table:table-cell>
          <table:table-cell table:formula="of:=[.L23]" office:value-type="float" office:value="0.542723919671224" calcext:value-type="float">
            <text:p>0,542723919671224</text:p>
          </table:table-cell>
          <table:table-cell table:formula="of:=[.A24]*[.B24]*[.$N$1]" office:value-type="float" office:value="0.0542723919671224" calcext:value-type="float">
            <text:p>0,054272391967122</text:p>
          </table:table-cell>
          <table:table-cell table:formula="of:=[.I23]" office:value-type="float" office:value="0.542723919671224" calcext:value-type="float">
            <text:p>0,542723919671224</text:p>
          </table:table-cell>
          <table:table-cell table:formula="of:=[.C24]*[.D24]*[.$N$1]" office:value-type="float" office:value="0.0147274626491648" calcext:value-type="float">
            <text:p>0,014727462649165</text:p>
          </table:table-cell>
          <table:table-cell table:formula="of:=[.F23]" office:value-type="float" office:value="0.4" calcext:value-type="float">
            <text:p>0,4</text:p>
          </table:table-cell>
          <table:table-cell table:formula="of:=POWER([.F24]-[.E24];2)/2" office:value-type="float" office:value="0.0742174640183753" calcext:value-type="float">
            <text:p>0,074217464018375</text:p>
          </table:table-cell>
          <table:table-cell table:formula="of:=[.G24]*[.$N$1]" office:value-type="float" office:value="0.0371087320091877" calcext:value-type="float">
            <text:p>0,037108732009188</text:p>
          </table:table-cell>
          <table:table-cell table:formula="of:=[.D24]+[.C24]*[.H24]" office:value-type="float" office:value="0.544737899320229" calcext:value-type="float">
            <text:p>0,544737899320229</text:p>
          </table:table-cell>
          <table:table-cell table:formula="of:=[.H24]*[.B24]" office:value-type="float" office:value="0.0201397964900553" calcext:value-type="float">
            <text:p>0,020139796490055</text:p>
          </table:table-cell>
          <table:table-cell table:formula="of:=[.J24]*[.$N$1]" office:value-type="float" office:value="0.0100698982450277" calcext:value-type="float">
            <text:p>0,010069898245028</text:p>
          </table:table-cell>
          <table:table-cell table:formula="of:=[.B24]+[.A24]*[.K24]" office:value-type="float" office:value="0.544737899320229" calcext:value-type="float">
            <text:p>0,544737899320229</text:p>
          </table:table-cell>
          <table:table-cell table:number-columns-repeated="2"/>
        </table:table-row>
        <table:table-row table:style-name="ro1">
          <table:table-cell table:formula="of:=[.A24]" office:value-type="float" office:value="0.2" calcext:value-type="float">
            <text:p>0,2</text:p>
          </table:table-cell>
          <table:table-cell table:formula="of:=[.L24]" office:value-type="float" office:value="0.544737899320229" calcext:value-type="float">
            <text:p>0,544737899320229</text:p>
          </table:table-cell>
          <table:table-cell table:formula="of:=[.A25]*[.B25]*[.$N$1]" office:value-type="float" office:value="0.0544737899320229" calcext:value-type="float">
            <text:p>0,054473789932023</text:p>
          </table:table-cell>
          <table:table-cell table:formula="of:=[.I24]" office:value-type="float" office:value="0.544737899320229" calcext:value-type="float">
            <text:p>0,544737899320229</text:p>
          </table:table-cell>
          <table:table-cell table:formula="of:=[.C25]*[.D25]*[.$N$1]" office:value-type="float" office:value="0.0148369689477908" calcext:value-type="float">
            <text:p>0,014836968947791</text:p>
          </table:table-cell>
          <table:table-cell table:formula="of:=[.F24]" office:value-type="float" office:value="0.4" calcext:value-type="float">
            <text:p>0,4</text:p>
          </table:table-cell>
          <table:table-cell table:formula="of:=POWER([.F25]-[.E25];2)/2" office:value-type="float" office:value="0.0741752802446626" calcext:value-type="float">
            <text:p>0,074175280244663</text:p>
          </table:table-cell>
          <table:table-cell table:formula="of:=[.G25]*[.$N$1]" office:value-type="float" office:value="0.0370876401223313" calcext:value-type="float">
            <text:p>0,037087640122331</text:p>
          </table:table-cell>
          <table:table-cell table:formula="of:=[.D25]+[.C25]*[.H25]" office:value-type="float" office:value="0.546758203637328" calcext:value-type="float">
            <text:p>0,546758203637328</text:p>
          </table:table-cell>
          <table:table-cell table:formula="of:=[.H25]*[.B25]" office:value-type="float" office:value="0.0202030431709834" calcext:value-type="float">
            <text:p>0,020203043170983</text:p>
          </table:table-cell>
          <table:table-cell table:formula="of:=[.J25]*[.$N$1]" office:value-type="float" office:value="0.0101015215854917" calcext:value-type="float">
            <text:p>0,010101521585492</text:p>
          </table:table-cell>
          <table:table-cell table:formula="of:=[.B25]+[.A25]*[.K25]" office:value-type="float" office:value="0.546758203637328" calcext:value-type="float">
            <text:p>0,546758203637328</text:p>
          </table:table-cell>
          <table:table-cell table:number-columns-repeated="2"/>
        </table:table-row>
        <table:table-row table:style-name="ro1">
          <table:table-cell table:formula="of:=[.A25]" office:value-type="float" office:value="0.2" calcext:value-type="float">
            <text:p>0,2</text:p>
          </table:table-cell>
          <table:table-cell table:formula="of:=[.L25]" office:value-type="float" office:value="0.546758203637328" calcext:value-type="float">
            <text:p>0,546758203637328</text:p>
          </table:table-cell>
          <table:table-cell table:formula="of:=[.A26]*[.B26]*[.$N$1]" office:value-type="float" office:value="0.0546758203637328" calcext:value-type="float">
            <text:p>0,054675820363733</text:p>
          </table:table-cell>
          <table:table-cell table:formula="of:=[.I25]" office:value-type="float" office:value="0.546758203637328" calcext:value-type="float">
            <text:p>0,546758203637328</text:p>
          </table:table-cell>
          <table:table-cell table:formula="of:=[.C26]*[.D26]*[.$N$1]" office:value-type="float" office:value="0.0149472266622359" calcext:value-type="float">
            <text:p>0,014947226662236</text:p>
          </table:table-cell>
          <table:table-cell table:formula="of:=[.F25]" office:value-type="float" office:value="0.4" calcext:value-type="float">
            <text:p>0,4</text:p>
          </table:table-cell>
          <table:table-cell table:formula="of:=POWER([.F26]-[.E26];2)/2" office:value-type="float" office:value="0.0741328191275518" calcext:value-type="float">
            <text:p>0,074132819127552</text:p>
          </table:table-cell>
          <table:table-cell table:formula="of:=[.G26]*[.$N$1]" office:value-type="float" office:value="0.0370664095637759" calcext:value-type="float">
            <text:p>0,037066409563776</text:p>
          </table:table-cell>
          <table:table-cell table:formula="of:=[.D26]+[.C26]*[.H26]" office:value-type="float" office:value="0.548784839988165" calcext:value-type="float">
            <text:p>0,548784839988165</text:p>
          </table:table-cell>
          <table:table-cell table:formula="of:=[.H26]*[.B26]" office:value-type="float" office:value="0.0202663635083756" calcext:value-type="float">
            <text:p>0,020266363508376</text:p>
          </table:table-cell>
          <table:table-cell table:formula="of:=[.J26]*[.$N$1]" office:value-type="float" office:value="0.0101331817541878" calcext:value-type="float">
            <text:p>0,010133181754188</text:p>
          </table:table-cell>
          <table:table-cell table:formula="of:=[.B26]+[.A26]*[.K26]" office:value-type="float" office:value="0.548784839988165" calcext:value-type="float">
            <text:p>0,548784839988165</text:p>
          </table:table-cell>
          <table:table-cell table:number-columns-repeated="2"/>
        </table:table-row>
        <table:table-row table:style-name="ro1">
          <table:table-cell table:formula="of:=[.A26]" office:value-type="float" office:value="0.2" calcext:value-type="float">
            <text:p>0,2</text:p>
          </table:table-cell>
          <table:table-cell table:formula="of:=[.L26]" office:value-type="float" office:value="0.548784839988165" calcext:value-type="float">
            <text:p>0,548784839988165</text:p>
          </table:table-cell>
          <table:table-cell table:formula="of:=[.A27]*[.B27]*[.$N$1]" office:value-type="float" office:value="0.0548784839988165" calcext:value-type="float">
            <text:p>0,054878483998817</text:p>
          </table:table-cell>
          <table:table-cell table:formula="of:=[.I26]" office:value-type="float" office:value="0.548784839988165" calcext:value-type="float">
            <text:p>0,548784839988165</text:p>
          </table:table-cell>
          <table:table-cell table:formula="of:=[.C27]*[.D27]*[.$N$1]" office:value-type="float" office:value="0.0150582400300418" calcext:value-type="float">
            <text:p>0,015058240030042</text:p>
          </table:table-cell>
          <table:table-cell table:formula="of:=[.F26]" office:value-type="float" office:value="0.4" calcext:value-type="float">
            <text:p>0,4</text:p>
          </table:table-cell>
          <table:table-cell table:formula="of:=POWER([.F27]-[.E27];2)/2" office:value-type="float" office:value="0.0740900792843845" calcext:value-type="float">
            <text:p>0,074090079284385</text:p>
          </table:table-cell>
          <table:table-cell table:formula="of:=[.G27]*[.$N$1]" office:value-type="float" office:value="0.0370450396421922" calcext:value-type="float">
            <text:p>0,037045039642192</text:p>
          </table:table-cell>
          <table:table-cell table:formula="of:=[.D27]+[.C27]*[.H27]" office:value-type="float" office:value="0.550817815603405" calcext:value-type="float">
            <text:p>0,550817815603405</text:p>
          </table:table-cell>
          <table:table-cell table:formula="of:=[.H27]*[.B27]" office:value-type="float" office:value="0.0203297561523957" calcext:value-type="float">
            <text:p>0,020329756152396</text:p>
          </table:table-cell>
          <table:table-cell table:formula="of:=[.J27]*[.$N$1]" office:value-type="float" office:value="0.0101648780761978" calcext:value-type="float">
            <text:p>0,010164878076198</text:p>
          </table:table-cell>
          <table:table-cell table:formula="of:=[.B27]+[.A27]*[.K27]" office:value-type="float" office:value="0.550817815603405" calcext:value-type="float">
            <text:p>0,550817815603405</text:p>
          </table:table-cell>
          <table:table-cell table:number-columns-repeated="2"/>
        </table:table-row>
        <table:table-row table:style-name="ro1">
          <table:table-cell table:formula="of:=[.A27]" office:value-type="float" office:value="0.2" calcext:value-type="float">
            <text:p>0,2</text:p>
          </table:table-cell>
          <table:table-cell table:formula="of:=[.L27]" office:value-type="float" office:value="0.550817815603405" calcext:value-type="float">
            <text:p>0,550817815603405</text:p>
          </table:table-cell>
          <table:table-cell table:formula="of:=[.A28]*[.B28]*[.$N$1]" office:value-type="float" office:value="0.0550817815603405" calcext:value-type="float">
            <text:p>0,055081781560341</text:p>
          </table:table-cell>
          <table:table-cell table:formula="of:=[.I27]" office:value-type="float" office:value="0.550817815603405" calcext:value-type="float">
            <text:p>0,550817815603405</text:p>
          </table:table-cell>
          <table:table-cell table:formula="of:=[.C28]*[.D28]*[.$N$1]" office:value-type="float" office:value="0.0151700132993053" calcext:value-type="float">
            <text:p>0,015170013299305</text:p>
          </table:table-cell>
          <table:table-cell table:formula="of:=[.F27]" office:value-type="float" office:value="0.4" calcext:value-type="float">
            <text:p>0,4</text:p>
          </table:table-cell>
          <table:table-cell table:formula="of:=POWER([.F28]-[.E28];2)/2" office:value-type="float" office:value="0.0740470593320284" calcext:value-type="float">
            <text:p>0,074047059332029</text:p>
          </table:table-cell>
          <table:table-cell table:formula="of:=[.G28]*[.$N$1]" office:value-type="float" office:value="0.0370235296660142" calcext:value-type="float">
            <text:p>0,037023529666014</text:p>
          </table:table-cell>
          <table:table-cell table:formula="of:=[.D28]+[.C28]*[.H28]" office:value-type="float" office:value="0.552857137577061" calcext:value-type="float">
            <text:p>0,552857137577061</text:p>
          </table:table-cell>
          <table:table-cell table:formula="of:=[.H28]*[.B28]" office:value-type="float" office:value="0.0203932197365618" calcext:value-type="float">
            <text:p>0,020393219736562</text:p>
          </table:table-cell>
          <table:table-cell table:formula="of:=[.J28]*[.$N$1]" office:value-type="float" office:value="0.0101966098682809" calcext:value-type="float">
            <text:p>0,010196609868281</text:p>
          </table:table-cell>
          <table:table-cell table:formula="of:=[.B28]+[.A28]*[.K28]" office:value-type="float" office:value="0.552857137577061" calcext:value-type="float">
            <text:p>0,552857137577061</text:p>
          </table:table-cell>
          <table:table-cell table:number-columns-repeated="2"/>
        </table:table-row>
        <table:table-row table:style-name="ro1">
          <table:table-cell table:formula="of:=[.A28]" office:value-type="float" office:value="0.2" calcext:value-type="float">
            <text:p>0,2</text:p>
          </table:table-cell>
          <table:table-cell table:formula="of:=[.L28]" office:value-type="float" office:value="0.552857137577061" calcext:value-type="float">
            <text:p>0,552857137577061</text:p>
          </table:table-cell>
          <table:table-cell table:formula="of:=[.A29]*[.B29]*[.$N$1]" office:value-type="float" office:value="0.0552857137577061" calcext:value-type="float">
            <text:p>0,055285713757706</text:p>
          </table:table-cell>
          <table:table-cell table:formula="of:=[.I28]" office:value-type="float" office:value="0.552857137577061" calcext:value-type="float">
            <text:p>0,552857137577061</text:p>
          </table:table-cell>
          <table:table-cell table:formula="of:=[.C29]*[.D29]*[.$N$1]" office:value-type="float" office:value="0.0152825507284951" calcext:value-type="float">
            <text:p>0,015282550728495</text:p>
          </table:table-cell>
          <table:table-cell table:formula="of:=[.F28]" office:value-type="float" office:value="0.4" calcext:value-type="float">
            <text:p>0,4</text:p>
          </table:table-cell>
          <table:table-cell table:formula="of:=POWER([.F29]-[.E29];2)/2" office:value-type="float" office:value="0.0740037578869865" calcext:value-type="float">
            <text:p>0,074003757886987</text:p>
          </table:table-cell>
          <table:table-cell table:formula="of:=[.G29]*[.$N$1]" office:value-type="float" office:value="0.0370018789434932" calcext:value-type="float">
            <text:p>0,037001878943493</text:p>
          </table:table-cell>
          <table:table-cell table:formula="of:=[.D29]+[.C29]*[.H29]" office:value-type="float" office:value="0.554902812864828" calcext:value-type="float">
            <text:p>0,554902812864828</text:p>
          </table:table-cell>
          <table:table-cell table:formula="of:=[.H29]*[.B29]" office:value-type="float" office:value="0.0204567528776726" calcext:value-type="float">
            <text:p>0,020456752877673</text:p>
          </table:table-cell>
          <table:table-cell table:formula="of:=[.J29]*[.$N$1]" office:value-type="float" office:value="0.0102283764388363" calcext:value-type="float">
            <text:p>0,010228376438836</text:p>
          </table:table-cell>
          <table:table-cell table:formula="of:=[.B29]+[.A29]*[.K29]" office:value-type="float" office:value="0.554902812864828" calcext:value-type="float">
            <text:p>0,554902812864828</text:p>
          </table:table-cell>
          <table:table-cell table:number-columns-repeated="2"/>
        </table:table-row>
        <table:table-row table:style-name="ro1">
          <table:table-cell table:formula="of:=[.A29]" office:value-type="float" office:value="0.2" calcext:value-type="float">
            <text:p>0,2</text:p>
          </table:table-cell>
          <table:table-cell table:formula="of:=[.L29]" office:value-type="float" office:value="0.554902812864828" calcext:value-type="float">
            <text:p>0,554902812864828</text:p>
          </table:table-cell>
          <table:table-cell table:formula="of:=[.A30]*[.B30]*[.$N$1]" office:value-type="float" office:value="0.0554902812864828" calcext:value-type="float">
            <text:p>0,055490281286483</text:p>
          </table:table-cell>
          <table:table-cell table:formula="of:=[.I29]" office:value-type="float" office:value="0.554902812864828" calcext:value-type="float">
            <text:p>0,554902812864828</text:p>
          </table:table-cell>
          <table:table-cell table:formula="of:=[.C30]*[.D30]*[.$N$1]" office:value-type="float" office:value="0.0153958565862649" calcext:value-type="float">
            <text:p>0,015395856586265</text:p>
          </table:table-cell>
          <table:table-cell table:formula="of:=[.F29]" office:value-type="float" office:value="0.4" calcext:value-type="float">
            <text:p>0,4</text:p>
          </table:table-cell>
          <table:table-cell table:formula="of:=POWER([.F30]-[.E30];2)/2" office:value-type="float" office:value="0.0739601735655065" calcext:value-type="float">
            <text:p>0,073960173565507</text:p>
          </table:table-cell>
          <table:table-cell table:formula="of:=[.G30]*[.$N$1]" office:value-type="float" office:value="0.0369800867827532" calcext:value-type="float">
            <text:p>0,036980086782753</text:p>
          </table:table-cell>
          <table:table-cell table:formula="of:=[.D30]+[.C30]*[.H30]" office:value-type="float" office:value="0.556954848282402" calcext:value-type="float">
            <text:p>0,556954848282402</text:p>
          </table:table-cell>
          <table:table-cell table:formula="of:=[.H30]*[.B30]" office:value-type="float" office:value="0.0205203541757352" calcext:value-type="float">
            <text:p>0,020520354175735</text:p>
          </table:table-cell>
          <table:table-cell table:formula="of:=[.J30]*[.$N$1]" office:value-type="float" office:value="0.0102601770878676" calcext:value-type="float">
            <text:p>0,010260177087868</text:p>
          </table:table-cell>
          <table:table-cell table:formula="of:=[.B30]+[.A30]*[.K30]" office:value-type="float" office:value="0.556954848282402" calcext:value-type="float">
            <text:p>0,556954848282402</text:p>
          </table:table-cell>
          <table:table-cell table:number-columns-repeated="2"/>
        </table:table-row>
        <table:table-row table:style-name="ro1">
          <table:table-cell table:formula="of:=[.A30]" office:value-type="float" office:value="0.2" calcext:value-type="float">
            <text:p>0,2</text:p>
          </table:table-cell>
          <table:table-cell table:formula="of:=[.L30]" office:value-type="float" office:value="0.556954848282402" calcext:value-type="float">
            <text:p>0,556954848282402</text:p>
          </table:table-cell>
          <table:table-cell table:formula="of:=[.A31]*[.B31]*[.$N$1]" office:value-type="float" office:value="0.0556954848282402" calcext:value-type="float">
            <text:p>0,05569548482824</text:p>
          </table:table-cell>
          <table:table-cell table:formula="of:=[.I30]" office:value-type="float" office:value="0.556954848282402" calcext:value-type="float">
            <text:p>0,556954848282402</text:p>
          </table:table-cell>
          <table:table-cell table:formula="of:=[.C31]*[.D31]*[.$N$1]" office:value-type="float" office:value="0.0155099351512636" calcext:value-type="float">
            <text:p>0,015509935151264</text:p>
          </table:table-cell>
          <table:table-cell table:formula="of:=[.F30]" office:value-type="float" office:value="0.4" calcext:value-type="float">
            <text:p>0,4</text:p>
          </table:table-cell>
          <table:table-cell table:formula="of:=POWER([.F31]-[.E31];2)/2" office:value-type="float" office:value="0.0739163049836928" calcext:value-type="float">
            <text:p>0,073916304983693</text:p>
          </table:table-cell>
          <table:table-cell table:formula="of:=[.G31]*[.$N$1]" office:value-type="float" office:value="0.0369581524918464" calcext:value-type="float">
            <text:p>0,036958152491846</text:p>
          </table:table-cell>
          <table:table-cell table:formula="of:=[.D31]+[.C31]*[.H31]" office:value-type="float" office:value="0.559013250503791" calcext:value-type="float">
            <text:p>0,559013250503791</text:p>
          </table:table-cell>
          <table:table-cell table:formula="of:=[.H31]*[.B31]" office:value-type="float" office:value="0.0205840222138942" calcext:value-type="float">
            <text:p>0,020584022213894</text:p>
          </table:table-cell>
          <table:table-cell table:formula="of:=[.J31]*[.$N$1]" office:value-type="float" office:value="0.0102920111069471" calcext:value-type="float">
            <text:p>0,010292011106947</text:p>
          </table:table-cell>
          <table:table-cell table:formula="of:=[.B31]+[.A31]*[.K31]" office:value-type="float" office:value="0.559013250503791" calcext:value-type="float">
            <text:p>0,559013250503791</text:p>
          </table:table-cell>
          <table:table-cell table:number-columns-repeated="2"/>
        </table:table-row>
        <table:table-row table:style-name="ro1">
          <table:table-cell table:formula="of:=[.A31]" office:value-type="float" office:value="0.2" calcext:value-type="float">
            <text:p>0,2</text:p>
          </table:table-cell>
          <table:table-cell table:formula="of:=[.L31]" office:value-type="float" office:value="0.559013250503791" calcext:value-type="float">
            <text:p>0,559013250503791</text:p>
          </table:table-cell>
          <table:table-cell table:formula="of:=[.A32]*[.B32]*[.$N$1]" office:value-type="float" office:value="0.0559013250503791" calcext:value-type="float">
            <text:p>0,055901325050379</text:p>
          </table:table-cell>
          <table:table-cell table:formula="of:=[.I31]" office:value-type="float" office:value="0.559013250503791" calcext:value-type="float">
            <text:p>0,559013250503791</text:p>
          </table:table-cell>
          <table:table-cell table:formula="of:=[.C32]*[.D32]*[.$N$1]" office:value-type="float" office:value="0.0156247907119407" calcext:value-type="float">
            <text:p>0,015624790711941</text:p>
          </table:table-cell>
          <table:table-cell table:formula="of:=[.F31]" office:value-type="float" office:value="0.4" calcext:value-type="float">
            <text:p>0,4</text:p>
          </table:table-cell>
          <table:table-cell table:formula="of:=POWER([.F32]-[.E32];2)/2" office:value-type="float" office:value="0.0738721507576197" calcext:value-type="float">
            <text:p>0,07387215075762</text:p>
          </table:table-cell>
          <table:table-cell table:formula="of:=[.G32]*[.$N$1]" office:value-type="float" office:value="0.0369360753788098" calcext:value-type="float">
            <text:p>0,03693607537881</text:p>
          </table:table-cell>
          <table:table-cell table:formula="of:=[.D32]+[.C32]*[.H32]" office:value-type="float" office:value="0.561078026059627" calcext:value-type="float">
            <text:p>0,561078026059627</text:p>
          </table:table-cell>
          <table:table-cell table:formula="of:=[.H32]*[.B32]" office:value-type="float" office:value="0.0206477555583615" calcext:value-type="float">
            <text:p>0,020647755558362</text:p>
          </table:table-cell>
          <table:table-cell table:formula="of:=[.J32]*[.$N$1]" office:value-type="float" office:value="0.0103238777791808" calcext:value-type="float">
            <text:p>0,010323877779181</text:p>
          </table:table-cell>
          <table:table-cell table:formula="of:=[.B32]+[.A32]*[.K32]" office:value-type="float" office:value="0.561078026059627" calcext:value-type="float">
            <text:p>0,561078026059627</text:p>
          </table:table-cell>
          <table:table-cell table:number-columns-repeated="2"/>
        </table:table-row>
        <table:table-row table:style-name="ro1">
          <table:table-cell table:formula="of:=[.A32]" office:value-type="float" office:value="0.2" calcext:value-type="float">
            <text:p>0,2</text:p>
          </table:table-cell>
          <table:table-cell table:formula="of:=[.L32]" office:value-type="float" office:value="0.561078026059627" calcext:value-type="float">
            <text:p>0,561078026059627</text:p>
          </table:table-cell>
          <table:table-cell table:formula="of:=[.A33]*[.B33]*[.$N$1]" office:value-type="float" office:value="0.0561078026059627" calcext:value-type="float">
            <text:p>0,056107802605963</text:p>
          </table:table-cell>
          <table:table-cell table:formula="of:=[.I32]" office:value-type="float" office:value="0.561078026059627" calcext:value-type="float">
            <text:p>0,561078026059627</text:p>
          </table:table-cell>
          <table:table-cell table:formula="of:=[.C33]*[.D33]*[.$N$1]" office:value-type="float" office:value="0.0157404275663484" calcext:value-type="float">
            <text:p>0,015740427566348</text:p>
          </table:table-cell>
          <table:table-cell table:formula="of:=[.F32]" office:value-type="float" office:value="0.4" calcext:value-type="float">
            <text:p>0,4</text:p>
          </table:table-cell>
          <table:table-cell table:formula="of:=POWER([.F33]-[.E33];2)/2" office:value-type="float" office:value="0.0738277095034464" calcext:value-type="float">
            <text:p>0,073827709503446</text:p>
          </table:table-cell>
          <table:table-cell table:formula="of:=[.G33]*[.$N$1]" office:value-type="float" office:value="0.0369138547517232" calcext:value-type="float">
            <text:p>0,036913854751723</text:p>
          </table:table-cell>
          <table:table-cell table:formula="of:=[.D33]+[.C33]*[.H33]" office:value-type="float" office:value="0.563149181335462" calcext:value-type="float">
            <text:p>0,563149181335462</text:p>
          </table:table-cell>
          <table:table-cell table:formula="of:=[.H33]*[.B33]" office:value-type="float" office:value="0.0207115527583486" calcext:value-type="float">
            <text:p>0,020711552758349</text:p>
          </table:table-cell>
          <table:table-cell table:formula="of:=[.J33]*[.$N$1]" office:value-type="float" office:value="0.0103557763791743" calcext:value-type="float">
            <text:p>0,010355776379174</text:p>
          </table:table-cell>
          <table:table-cell table:formula="of:=[.B33]+[.A33]*[.K33]" office:value-type="float" office:value="0.563149181335462" calcext:value-type="float">
            <text:p>0,563149181335462</text:p>
          </table:table-cell>
          <table:table-cell table:number-columns-repeated="2"/>
        </table:table-row>
        <table:table-row table:style-name="ro1">
          <table:table-cell table:formula="of:=[.A33]" office:value-type="float" office:value="0.2" calcext:value-type="float">
            <text:p>0,2</text:p>
          </table:table-cell>
          <table:table-cell table:formula="of:=[.L33]" office:value-type="float" office:value="0.563149181335462" calcext:value-type="float">
            <text:p>0,563149181335462</text:p>
          </table:table-cell>
          <table:table-cell table:formula="of:=[.A34]*[.B34]*[.$N$1]" office:value-type="float" office:value="0.0563149181335462" calcext:value-type="float">
            <text:p>0,056314918133546</text:p>
          </table:table-cell>
          <table:table-cell table:formula="of:=[.I33]" office:value-type="float" office:value="0.563149181335462" calcext:value-type="float">
            <text:p>0,563149181335462</text:p>
          </table:table-cell>
          <table:table-cell table:formula="of:=[.C34]*[.D34]*[.$N$1]" office:value-type="float" office:value="0.0158568500219401" calcext:value-type="float">
            <text:p>0,01585685002194</text:p>
          </table:table-cell>
          <table:table-cell table:formula="of:=[.F33]" office:value-type="float" office:value="0.4" calcext:value-type="float">
            <text:p>0,4</text:p>
          </table:table-cell>
          <table:table-cell table:formula="of:=POWER([.F34]-[.E34];2)/2" office:value-type="float" office:value="0.0737829798375331" calcext:value-type="float">
            <text:p>0,073782979837533</text:p>
          </table:table-cell>
          <table:table-cell table:formula="of:=[.G34]*[.$N$1]" office:value-type="float" office:value="0.0368914899187666" calcext:value-type="float">
            <text:p>0,036891489918767</text:p>
          </table:table-cell>
          <table:table-cell table:formula="of:=[.D34]+[.C34]*[.H34]" office:value-type="float" office:value="0.565226722570062" calcext:value-type="float">
            <text:p>0,565226722570062</text:p>
          </table:table-cell>
          <table:table-cell table:formula="of:=[.H34]*[.B34]" office:value-type="float" office:value="0.0207754123459988" calcext:value-type="float">
            <text:p>0,020775412345999</text:p>
          </table:table-cell>
          <table:table-cell table:formula="of:=[.J34]*[.$N$1]" office:value-type="float" office:value="0.0103877061729994" calcext:value-type="float">
            <text:p>0,010387706173</text:p>
          </table:table-cell>
          <table:table-cell table:formula="of:=[.B34]+[.A34]*[.K34]" office:value-type="float" office:value="0.565226722570062" calcext:value-type="float">
            <text:p>0,565226722570062</text:p>
          </table:table-cell>
          <table:table-cell table:number-columns-repeated="2"/>
        </table:table-row>
        <table:table-row table:style-name="ro1">
          <table:table-cell table:formula="of:=[.A34]" office:value-type="float" office:value="0.2" calcext:value-type="float">
            <text:p>0,2</text:p>
          </table:table-cell>
          <table:table-cell table:formula="of:=[.L34]" office:value-type="float" office:value="0.565226722570062" calcext:value-type="float">
            <text:p>0,565226722570062</text:p>
          </table:table-cell>
          <table:table-cell table:formula="of:=[.A35]*[.B35]*[.$N$1]" office:value-type="float" office:value="0.0565226722570062" calcext:value-type="float">
            <text:p>0,056522672257006</text:p>
          </table:table-cell>
          <table:table-cell table:formula="of:=[.I34]" office:value-type="float" office:value="0.565226722570062" calcext:value-type="float">
            <text:p>0,565226722570062</text:p>
          </table:table-cell>
          <table:table-cell table:formula="of:=[.C35]*[.D35]*[.$N$1]" office:value-type="float" office:value="0.0159740623953647" calcext:value-type="float">
            <text:p>0,015974062395365</text:p>
          </table:table-cell>
          <table:table-cell table:formula="of:=[.F34]" office:value-type="float" office:value="0.4" calcext:value-type="float">
            <text:p>0,4</text:p>
          </table:table-cell>
          <table:table-cell table:formula="of:=POWER([.F35]-[.E35];2)/2" office:value-type="float" office:value="0.0737379603765596" calcext:value-type="float">
            <text:p>0,07373796037656</text:p>
          </table:table-cell>
          <table:table-cell table:formula="of:=[.G35]*[.$N$1]" office:value-type="float" office:value="0.0368689801882798" calcext:value-type="float">
            <text:p>0,03686898018828</text:p>
          </table:table-cell>
          <table:table-cell table:formula="of:=[.D35]+[.C35]*[.H35]" office:value-type="float" office:value="0.567310655853694" calcext:value-type="float">
            <text:p>0,567310655853694</text:p>
          </table:table-cell>
          <table:table-cell table:formula="of:=[.H35]*[.B35]" office:value-type="float" office:value="0.0208393328363219" calcext:value-type="float">
            <text:p>0,020839332836322</text:p>
          </table:table-cell>
          <table:table-cell table:formula="of:=[.J35]*[.$N$1]" office:value-type="float" office:value="0.010419666418161" calcext:value-type="float">
            <text:p>0,010419666418161</text:p>
          </table:table-cell>
          <table:table-cell table:formula="of:=[.B35]+[.A35]*[.K35]" office:value-type="float" office:value="0.567310655853694" calcext:value-type="float">
            <text:p>0,567310655853694</text:p>
          </table:table-cell>
          <table:table-cell table:number-columns-repeated="2"/>
        </table:table-row>
        <table:table-row table:style-name="ro1">
          <table:table-cell table:formula="of:=[.A35]" office:value-type="float" office:value="0.2" calcext:value-type="float">
            <text:p>0,2</text:p>
          </table:table-cell>
          <table:table-cell table:formula="of:=[.L35]" office:value-type="float" office:value="0.567310655853694" calcext:value-type="float">
            <text:p>0,567310655853694</text:p>
          </table:table-cell>
          <table:table-cell table:formula="of:=[.A36]*[.B36]*[.$N$1]" office:value-type="float" office:value="0.0567310655853694" calcext:value-type="float">
            <text:p>0,05673106558537</text:p>
          </table:table-cell>
          <table:table-cell table:formula="of:=[.I35]" office:value-type="float" office:value="0.567310655853694" calcext:value-type="float">
            <text:p>0,567310655853694</text:p>
          </table:table-cell>
          <table:table-cell table:formula="of:=[.C36]*[.D36]*[.$N$1]" office:value-type="float" office:value="0.0160920690122574" calcext:value-type="float">
            <text:p>0,016092069012258</text:p>
          </table:table-cell>
          <table:table-cell table:formula="of:=[.F35]" office:value-type="float" office:value="0.4" calcext:value-type="float">
            <text:p>0,4</text:p>
          </table:table-cell>
          <table:table-cell table:formula="of:=POWER([.F36]-[.E36];2)/2" office:value-type="float" office:value="0.0736926497376447" calcext:value-type="float">
            <text:p>0,073692649737645</text:p>
          </table:table-cell>
          <table:table-cell table:formula="of:=[.G36]*[.$N$1]" office:value-type="float" office:value="0.0368463248688223" calcext:value-type="float">
            <text:p>0,036846324868822</text:p>
          </table:table-cell>
          <table:table-cell table:formula="of:=[.D36]+[.C36]*[.H36]" office:value-type="float" office:value="0.569400987126407" calcext:value-type="float">
            <text:p>0,569400987126407</text:p>
          </table:table-cell>
          <table:table-cell table:formula="of:=[.H36]*[.B36]" office:value-type="float" office:value="0.0209033127271299" calcext:value-type="float">
            <text:p>0,02090331272713</text:p>
          </table:table-cell>
          <table:table-cell table:formula="of:=[.J36]*[.$N$1]" office:value-type="float" office:value="0.0104516563635649" calcext:value-type="float">
            <text:p>0,010451656363565</text:p>
          </table:table-cell>
          <table:table-cell table:formula="of:=[.B36]+[.A36]*[.K36]" office:value-type="float" office:value="0.569400987126407" calcext:value-type="float">
            <text:p>0,569400987126407</text:p>
          </table:table-cell>
          <table:table-cell table:number-columns-repeated="2"/>
        </table:table-row>
        <table:table-row table:style-name="ro1">
          <table:table-cell table:formula="of:=[.A36]" office:value-type="float" office:value="0.2" calcext:value-type="float">
            <text:p>0,2</text:p>
          </table:table-cell>
          <table:table-cell table:formula="of:=[.L36]" office:value-type="float" office:value="0.569400987126407" calcext:value-type="float">
            <text:p>0,569400987126407</text:p>
          </table:table-cell>
          <table:table-cell table:formula="of:=[.A37]*[.B37]*[.$N$1]" office:value-type="float" office:value="0.0569400987126407" calcext:value-type="float">
            <text:p>0,056940098712641</text:p>
          </table:table-cell>
          <table:table-cell table:formula="of:=[.I36]" office:value-type="float" office:value="0.569400987126407" calcext:value-type="float">
            <text:p>0,569400987126407</text:p>
          </table:table-cell>
          <table:table-cell table:formula="of:=[.C37]*[.D37]*[.$N$1]" office:value-type="float" office:value="0.0162108742070263" calcext:value-type="float">
            <text:p>0,016210874207026</text:p>
          </table:table-cell>
          <table:table-cell table:formula="of:=[.F36]" office:value-type="float" office:value="0.4" calcext:value-type="float">
            <text:p>0,4</text:p>
          </table:table-cell>
          <table:table-cell table:formula="of:=POWER([.F37]-[.E37];2)/2" office:value-type="float" office:value="0.0736470465384675" calcext:value-type="float">
            <text:p>0,073647046538468</text:p>
          </table:table-cell>
          <table:table-cell table:formula="of:=[.G37]*[.$N$1]" office:value-type="float" office:value="0.0368235232692337" calcext:value-type="float">
            <text:p>0,036823523269234</text:p>
          </table:table-cell>
          <table:table-cell table:formula="of:=[.D37]+[.C37]*[.H37]" office:value-type="float" office:value="0.571497722176304" calcext:value-type="float">
            <text:p>0,571497722176304</text:p>
          </table:table-cell>
          <table:table-cell table:formula="of:=[.H37]*[.B37]" office:value-type="float" office:value="0.0209673504989739" calcext:value-type="float">
            <text:p>0,020967350498974</text:p>
          </table:table-cell>
          <table:table-cell table:formula="of:=[.J37]*[.$N$1]" office:value-type="float" office:value="0.010483675249487" calcext:value-type="float">
            <text:p>0,010483675249487</text:p>
          </table:table-cell>
          <table:table-cell table:formula="of:=[.B37]+[.A37]*[.K37]" office:value-type="float" office:value="0.571497722176304" calcext:value-type="float">
            <text:p>0,571497722176304</text:p>
          </table:table-cell>
          <table:table-cell table:number-columns-repeated="2"/>
        </table:table-row>
        <table:table-row table:style-name="ro1">
          <table:table-cell table:formula="of:=[.A37]" office:value-type="float" office:value="0.2" calcext:value-type="float">
            <text:p>0,2</text:p>
          </table:table-cell>
          <table:table-cell table:formula="of:=[.L37]" office:value-type="float" office:value="0.571497722176304" calcext:value-type="float">
            <text:p>0,571497722176304</text:p>
          </table:table-cell>
          <table:table-cell table:formula="of:=[.A38]*[.B38]*[.$N$1]" office:value-type="float" office:value="0.0571497722176304" calcext:value-type="float">
            <text:p>0,057149772217631</text:p>
          </table:table-cell>
          <table:table-cell table:formula="of:=[.I37]" office:value-type="float" office:value="0.571497722176304" calcext:value-type="float">
            <text:p>0,571497722176304</text:p>
          </table:table-cell>
          <table:table-cell table:formula="of:=[.C38]*[.D38]*[.$N$1]" office:value-type="float" office:value="0.0163304823226352" calcext:value-type="float">
            <text:p>0,016330482322635</text:p>
          </table:table-cell>
          <table:table-cell table:formula="of:=[.F37]" office:value-type="float" office:value="0.4" calcext:value-type="float">
            <text:p>0,4</text:p>
          </table:table-cell>
          <table:table-cell table:formula="of:=POWER([.F38]-[.E38];2)/2" office:value-type="float" office:value="0.0736011493973909" calcext:value-type="float">
            <text:p>0,073601149397391</text:p>
          </table:table-cell>
          <table:table-cell table:formula="of:=[.G38]*[.$N$1]" office:value-type="float" office:value="0.0368005746986954" calcext:value-type="float">
            <text:p>0,036800574698696</text:p>
          </table:table-cell>
          <table:table-cell table:formula="of:=[.D38]+[.C38]*[.H38]" office:value-type="float" office:value="0.573600866637813" calcext:value-type="float">
            <text:p>0,573600866637813</text:p>
          </table:table-cell>
          <table:table-cell table:formula="of:=[.H38]*[.B38]" office:value-type="float" office:value="0.0210314446150834" calcext:value-type="float">
            <text:p>0,021031444615083</text:p>
          </table:table-cell>
          <table:table-cell table:formula="of:=[.J38]*[.$N$1]" office:value-type="float" office:value="0.0105157223075417" calcext:value-type="float">
            <text:p>0,010515722307542</text:p>
          </table:table-cell>
          <table:table-cell table:formula="of:=[.B38]+[.A38]*[.K38]" office:value-type="float" office:value="0.573600866637813" calcext:value-type="float">
            <text:p>0,573600866637813</text:p>
          </table:table-cell>
          <table:table-cell table:number-columns-repeated="2"/>
        </table:table-row>
        <table:table-row table:style-name="ro1">
          <table:table-cell table:formula="of:=[.A38]" office:value-type="float" office:value="0.2" calcext:value-type="float">
            <text:p>0,2</text:p>
          </table:table-cell>
          <table:table-cell table:formula="of:=[.L38]" office:value-type="float" office:value="0.573600866637813" calcext:value-type="float">
            <text:p>0,573600866637813</text:p>
          </table:table-cell>
          <table:table-cell table:formula="of:=[.A39]*[.B39]*[.$N$1]" office:value-type="float" office:value="0.0573600866637813" calcext:value-type="float">
            <text:p>0,057360086663781</text:p>
          </table:table-cell>
          <table:table-cell table:formula="of:=[.I38]" office:value-type="float" office:value="0.573600866637813" calcext:value-type="float">
            <text:p>0,573600866637813</text:p>
          </table:table-cell>
          <table:table-cell table:formula="of:=[.C39]*[.D39]*[.$N$1]" office:value-type="float" office:value="0.0164508977103825" calcext:value-type="float">
            <text:p>0,016450897710383</text:p>
          </table:table-cell>
          <table:table-cell table:formula="of:=[.F38]" office:value-type="float" office:value="0.4" calcext:value-type="float">
            <text:p>0,4</text:p>
          </table:table-cell>
          <table:table-cell table:formula="of:=POWER([.F39]-[.E39];2)/2" office:value-type="float" office:value="0.0735549569335857" calcext:value-type="float">
            <text:p>0,073554956933586</text:p>
          </table:table-cell>
          <table:table-cell table:formula="of:=[.G39]*[.$N$1]" office:value-type="float" office:value="0.0367774784667929" calcext:value-type="float">
            <text:p>0,036777478466793</text:p>
          </table:table-cell>
          <table:table-cell table:formula="of:=[.D39]+[.C39]*[.H39]" office:value-type="float" office:value="0.575710425989943" calcext:value-type="float">
            <text:p>0,575710425989943</text:p>
          </table:table-cell>
          <table:table-cell table:formula="of:=[.H39]*[.B39]" office:value-type="float" office:value="0.0210955935213059" calcext:value-type="float">
            <text:p>0,021095593521306</text:p>
          </table:table-cell>
          <table:table-cell table:formula="of:=[.J39]*[.$N$1]" office:value-type="float" office:value="0.0105477967606529" calcext:value-type="float">
            <text:p>0,010547796760653</text:p>
          </table:table-cell>
          <table:table-cell table:formula="of:=[.B39]+[.A39]*[.K39]" office:value-type="float" office:value="0.575710425989943" calcext:value-type="float">
            <text:p>0,575710425989943</text:p>
          </table:table-cell>
          <table:table-cell table:number-columns-repeated="2"/>
        </table:table-row>
        <table:table-row table:style-name="ro1">
          <table:table-cell table:formula="of:=[.A39]" office:value-type="float" office:value="0.2" calcext:value-type="float">
            <text:p>0,2</text:p>
          </table:table-cell>
          <table:table-cell table:formula="of:=[.L39]" office:value-type="float" office:value="0.575710425989943" calcext:value-type="float">
            <text:p>0,575710425989943</text:p>
          </table:table-cell>
          <table:table-cell table:formula="of:=[.A40]*[.B40]*[.$N$1]" office:value-type="float" office:value="0.0575710425989944" calcext:value-type="float">
            <text:p>0,057571042598994</text:p>
          </table:table-cell>
          <table:table-cell table:formula="of:=[.I39]" office:value-type="float" office:value="0.575710425989943" calcext:value-type="float">
            <text:p>0,575710425989943</text:p>
          </table:table-cell>
          <table:table-cell table:formula="of:=[.C40]*[.D40]*[.$N$1]" office:value-type="float" office:value="0.0165721247296761" calcext:value-type="float">
            <text:p>0,016572124729676</text:p>
          </table:table-cell>
          <table:table-cell table:formula="of:=[.F39]" office:value-type="float" office:value="0.4" calcext:value-type="float">
            <text:p>0,4</text:p>
          </table:table-cell>
          <table:table-cell table:formula="of:=POWER([.F40]-[.E40];2)/2" office:value-type="float" office:value="0.0735084677671575" calcext:value-type="float">
            <text:p>0,073508467767158</text:p>
          </table:table-cell>
          <table:table-cell table:formula="of:=[.G40]*[.$N$1]" office:value-type="float" office:value="0.0367542338835788" calcext:value-type="float">
            <text:p>0,036754233883579</text:p>
          </table:table-cell>
          <table:table-cell table:formula="of:=[.D40]+[.C40]*[.H40]" office:value-type="float" office:value="0.577826405554548" calcext:value-type="float">
            <text:p>0,577826405554548</text:p>
          </table:table-cell>
          <table:table-cell table:formula="of:=[.H40]*[.B40]" office:value-type="float" office:value="0.0211597956460491" calcext:value-type="float">
            <text:p>0,021159795646049</text:p>
          </table:table-cell>
          <table:table-cell table:formula="of:=[.J40]*[.$N$1]" office:value-type="float" office:value="0.0105798978230246" calcext:value-type="float">
            <text:p>0,010579897823025</text:p>
          </table:table-cell>
          <table:table-cell table:formula="of:=[.B40]+[.A40]*[.K40]" office:value-type="float" office:value="0.577826405554548" calcext:value-type="float">
            <text:p>0,577826405554548</text:p>
          </table:table-cell>
          <table:table-cell table:number-columns-repeated="2"/>
        </table:table-row>
        <table:table-row table:style-name="ro1">
          <table:table-cell table:formula="of:=[.A40]" office:value-type="float" office:value="0.2" calcext:value-type="float">
            <text:p>0,2</text:p>
          </table:table-cell>
          <table:table-cell table:formula="of:=[.L40]" office:value-type="float" office:value="0.577826405554548" calcext:value-type="float">
            <text:p>0,577826405554548</text:p>
          </table:table-cell>
          <table:table-cell table:formula="of:=[.A41]*[.B41]*[.$N$1]" office:value-type="float" office:value="0.0577826405554549" calcext:value-type="float">
            <text:p>0,057782640555455</text:p>
          </table:table-cell>
          <table:table-cell table:formula="of:=[.I40]" office:value-type="float" office:value="0.577826405554548" calcext:value-type="float">
            <text:p>0,577826405554548</text:p>
          </table:table-cell>
          <table:table-cell table:formula="of:=[.C41]*[.D41]*[.$N$1]" office:value-type="float" office:value="0.0166941677478045" calcext:value-type="float">
            <text:p>0,016694167747805</text:p>
          </table:table-cell>
          <table:table-cell table:formula="of:=[.F40]" office:value-type="float" office:value="0.4" calcext:value-type="float">
            <text:p>0,4</text:p>
          </table:table-cell>
          <table:table-cell table:formula="of:=POWER([.F41]-[.E41];2)/2" office:value-type="float" office:value="0.0734616805192741" calcext:value-type="float">
            <text:p>0,073461680519274</text:p>
          </table:table-cell>
          <table:table-cell table:formula="of:=[.G41]*[.$N$1]" office:value-type="float" office:value="0.0367308402596371" calcext:value-type="float">
            <text:p>0,036730840259637</text:p>
          </table:table-cell>
          <table:table-cell table:formula="of:=[.D41]+[.C41]*[.H41]" office:value-type="float" office:value="0.579948810494571" calcext:value-type="float">
            <text:p>0,579948810494571</text:p>
          </table:table-cell>
          <table:table-cell table:formula="of:=[.H41]*[.B41]" office:value-type="float" office:value="0.0212240494002244" calcext:value-type="float">
            <text:p>0,021224049400224</text:p>
          </table:table-cell>
          <table:table-cell table:formula="of:=[.J41]*[.$N$1]" office:value-type="float" office:value="0.0106120247001122" calcext:value-type="float">
            <text:p>0,010612024700112</text:p>
          </table:table-cell>
          <table:table-cell table:formula="of:=[.B41]+[.A41]*[.K41]" office:value-type="float" office:value="0.579948810494571" calcext:value-type="float">
            <text:p>0,579948810494571</text:p>
          </table:table-cell>
          <table:table-cell table:number-columns-repeated="2"/>
        </table:table-row>
        <table:table-row table:style-name="ro1">
          <table:table-cell table:formula="of:=[.A41]" office:value-type="float" office:value="0.2" calcext:value-type="float">
            <text:p>0,2</text:p>
          </table:table-cell>
          <table:table-cell table:formula="of:=[.L41]" office:value-type="float" office:value="0.579948810494571" calcext:value-type="float">
            <text:p>0,579948810494571</text:p>
          </table:table-cell>
          <table:table-cell table:formula="of:=[.A42]*[.B42]*[.$N$1]" office:value-type="float" office:value="0.0579948810494571" calcext:value-type="float">
            <text:p>0,057994881049457</text:p>
          </table:table-cell>
          <table:table-cell table:formula="of:=[.I41]" office:value-type="float" office:value="0.579948810494571" calcext:value-type="float">
            <text:p>0,579948810494571</text:p>
          </table:table-cell>
          <table:table-cell table:formula="of:=[.C42]*[.D42]*[.$N$1]" office:value-type="float" office:value="0.0168170311397034" calcext:value-type="float">
            <text:p>0,016817031139703</text:p>
          </table:table-cell>
          <table:table-cell table:formula="of:=[.F41]" office:value-type="float" office:value="0.4" calcext:value-type="float">
            <text:p>0,4</text:p>
          </table:table-cell>
          <table:table-cell table:formula="of:=POWER([.F42]-[.E42];2)/2" office:value-type="float" office:value="0.0734145938122955" calcext:value-type="float">
            <text:p>0,073414593812296</text:p>
          </table:table-cell>
          <table:table-cell table:formula="of:=[.G42]*[.$N$1]" office:value-type="float" office:value="0.0367072969061478" calcext:value-type="float">
            <text:p>0,036707296906148</text:p>
          </table:table-cell>
          <table:table-cell table:formula="of:=[.D42]+[.C42]*[.H42]" office:value-type="float" office:value="0.58207764581229" calcext:value-type="float">
            <text:p>0,58207764581229</text:p>
          </table:table-cell>
          <table:table-cell table:formula="of:=[.H42]*[.B42]" office:value-type="float" office:value="0.0212883531771914" calcext:value-type="float">
            <text:p>0,021288353177192</text:p>
          </table:table-cell>
          <table:table-cell table:formula="of:=[.J42]*[.$N$1]" office:value-type="float" office:value="0.0106441765885957" calcext:value-type="float">
            <text:p>0,010644176588596</text:p>
          </table:table-cell>
          <table:table-cell table:formula="of:=[.B42]+[.A42]*[.K42]" office:value-type="float" office:value="0.58207764581229" calcext:value-type="float">
            <text:p>0,58207764581229</text:p>
          </table:table-cell>
          <table:table-cell table:number-columns-repeated="2"/>
        </table:table-row>
        <table:table-row table:style-name="ro1">
          <table:table-cell table:formula="of:=[.A42]" office:value-type="float" office:value="0.2" calcext:value-type="float">
            <text:p>0,2</text:p>
          </table:table-cell>
          <table:table-cell table:formula="of:=[.L42]" office:value-type="float" office:value="0.58207764581229" calcext:value-type="float">
            <text:p>0,58207764581229</text:p>
          </table:table-cell>
          <table:table-cell table:formula="of:=[.A43]*[.B43]*[.$N$1]" office:value-type="float" office:value="0.058207764581229" calcext:value-type="float">
            <text:p>0,058207764581229</text:p>
          </table:table-cell>
          <table:table-cell table:formula="of:=[.I42]" office:value-type="float" office:value="0.58207764581229" calcext:value-type="float">
            <text:p>0,58207764581229</text:p>
          </table:table-cell>
          <table:table-cell table:formula="of:=[.C43]*[.D43]*[.$N$1]" office:value-type="float" office:value="0.0169407192877189" calcext:value-type="float">
            <text:p>0,016940719287719</text:p>
          </table:table-cell>
          <table:table-cell table:formula="of:=[.F42]" office:value-type="float" office:value="0.4" calcext:value-type="float">
            <text:p>0,4</text:p>
          </table:table-cell>
          <table:table-cell table:formula="of:=POWER([.F43]-[.E43];2)/2" office:value-type="float" office:value="0.0733672062699051" calcext:value-type="float">
            <text:p>0,073367206269905</text:p>
          </table:table-cell>
          <table:table-cell table:formula="of:=[.G43]*[.$N$1]" office:value-type="float" office:value="0.0366836031349525" calcext:value-type="float">
            <text:p>0,036683603134953</text:p>
          </table:table-cell>
          <table:table-cell table:formula="of:=[.D43]+[.C43]*[.H43]" office:value-type="float" office:value="0.584212916347561" calcext:value-type="float">
            <text:p>0,584212916347561</text:p>
          </table:table-cell>
          <table:table-cell table:formula="of:=[.H43]*[.B43]" office:value-type="float" office:value="0.0213527053527055" calcext:value-type="float">
            <text:p>0,021352705352706</text:p>
          </table:table-cell>
          <table:table-cell table:formula="of:=[.J43]*[.$N$1]" office:value-type="float" office:value="0.0106763526763528" calcext:value-type="float">
            <text:p>0,010676352676353</text:p>
          </table:table-cell>
          <table:table-cell table:formula="of:=[.B43]+[.A43]*[.K43]" office:value-type="float" office:value="0.584212916347561" calcext:value-type="float">
            <text:p>0,584212916347561</text:p>
          </table:table-cell>
          <table:table-cell table:number-columns-repeated="2"/>
        </table:table-row>
        <table:table-row table:style-name="ro1">
          <table:table-cell table:formula="of:=[.A43]" office:value-type="float" office:value="0.2" calcext:value-type="float">
            <text:p>0,2</text:p>
          </table:table-cell>
          <table:table-cell table:formula="of:=[.L43]" office:value-type="float" office:value="0.584212916347561" calcext:value-type="float">
            <text:p>0,584212916347561</text:p>
          </table:table-cell>
          <table:table-cell table:formula="of:=[.A44]*[.B44]*[.$N$1]" office:value-type="float" office:value="0.0584212916347561" calcext:value-type="float">
            <text:p>0,058421291634756</text:p>
          </table:table-cell>
          <table:table-cell table:formula="of:=[.I43]" office:value-type="float" office:value="0.584212916347561" calcext:value-type="float">
            <text:p>0,584212916347561</text:p>
          </table:table-cell>
          <table:table-cell table:formula="of:=[.C44]*[.D44]*[.$N$1]" office:value-type="float" office:value="0.0170652365813661" calcext:value-type="float">
            <text:p>0,017065236581366</text:p>
          </table:table-cell>
          <table:table-cell table:formula="of:=[.F43]" office:value-type="float" office:value="0.4" calcext:value-type="float">
            <text:p>0,4</text:p>
          </table:table-cell>
          <table:table-cell table:formula="of:=POWER([.F44]-[.E44];2)/2" office:value-type="float" office:value="0.0733195165172426" calcext:value-type="float">
            <text:p>0,073319516517243</text:p>
          </table:table-cell>
          <table:table-cell table:formula="of:=[.G44]*[.$N$1]" office:value-type="float" office:value="0.0366597582586213" calcext:value-type="float">
            <text:p>0,036659758258621</text:p>
          </table:table-cell>
          <table:table-cell table:formula="of:=[.D44]+[.C44]*[.H44]" office:value-type="float" office:value="0.586354626776047" calcext:value-type="float">
            <text:p>0,586354626776047</text:p>
          </table:table-cell>
          <table:table-cell table:formula="of:=[.H44]*[.B44]" office:value-type="float" office:value="0.0214171042848657" calcext:value-type="float">
            <text:p>0,021417104284866</text:p>
          </table:table-cell>
          <table:table-cell table:formula="of:=[.J44]*[.$N$1]" office:value-type="float" office:value="0.0107085521424329" calcext:value-type="float">
            <text:p>0,010708552142433</text:p>
          </table:table-cell>
          <table:table-cell table:formula="of:=[.B44]+[.A44]*[.K44]" office:value-type="float" office:value="0.586354626776047" calcext:value-type="float">
            <text:p>0,586354626776047</text:p>
          </table:table-cell>
          <table:table-cell table:number-columns-repeated="2"/>
        </table:table-row>
        <table:table-row table:style-name="ro1">
          <table:table-cell table:formula="of:=[.A44]" office:value-type="float" office:value="0.2" calcext:value-type="float">
            <text:p>0,2</text:p>
          </table:table-cell>
          <table:table-cell table:formula="of:=[.L44]" office:value-type="float" office:value="0.586354626776047" calcext:value-type="float">
            <text:p>0,586354626776047</text:p>
          </table:table-cell>
          <table:table-cell table:formula="of:=[.A45]*[.B45]*[.$N$1]" office:value-type="float" office:value="0.0586354626776047" calcext:value-type="float">
            <text:p>0,058635462677605</text:p>
          </table:table-cell>
          <table:table-cell table:formula="of:=[.I44]" office:value-type="float" office:value="0.586354626776047" calcext:value-type="float">
            <text:p>0,586354626776047</text:p>
          </table:table-cell>
          <table:table-cell table:formula="of:=[.C45]*[.D45]*[.$N$1]" office:value-type="float" office:value="0.0171905874170839" calcext:value-type="float">
            <text:p>0,017190587417084</text:p>
          </table:table-cell>
          <table:table-cell table:formula="of:=[.F44]" office:value-type="float" office:value="0.4" calcext:value-type="float">
            <text:p>0,4</text:p>
          </table:table-cell>
          <table:table-cell table:formula="of:=POWER([.F45]-[.E45];2)/2" office:value-type="float" office:value="0.0732715231810387" calcext:value-type="float">
            <text:p>0,073271523181039</text:p>
          </table:table-cell>
          <table:table-cell table:formula="of:=[.G45]*[.$N$1]" office:value-type="float" office:value="0.0366357615905193" calcext:value-type="float">
            <text:p>0,036635761590519</text:p>
          </table:table-cell>
          <table:table-cell table:formula="of:=[.D45]+[.C45]*[.H45]" office:value-type="float" office:value="0.588502781607454" calcext:value-type="float">
            <text:p>0,588502781607454</text:p>
          </table:table-cell>
          <table:table-cell table:formula="of:=[.H45]*[.B45]" office:value-type="float" office:value="0.0214815483140652" calcext:value-type="float">
            <text:p>0,021481548314065</text:p>
          </table:table-cell>
          <table:table-cell table:formula="of:=[.J45]*[.$N$1]" office:value-type="float" office:value="0.0107407741570326" calcext:value-type="float">
            <text:p>0,010740774157033</text:p>
          </table:table-cell>
          <table:table-cell table:formula="of:=[.B45]+[.A45]*[.K45]" office:value-type="float" office:value="0.588502781607454" calcext:value-type="float">
            <text:p>0,588502781607454</text:p>
          </table:table-cell>
          <table:table-cell table:number-columns-repeated="2"/>
        </table:table-row>
        <table:table-row table:style-name="ro1">
          <table:table-cell table:formula="of:=[.A45]" office:value-type="float" office:value="0.2" calcext:value-type="float">
            <text:p>0,2</text:p>
          </table:table-cell>
          <table:table-cell table:formula="of:=[.L45]" office:value-type="float" office:value="0.588502781607454" calcext:value-type="float">
            <text:p>0,588502781607454</text:p>
          </table:table-cell>
          <table:table-cell table:formula="of:=[.A46]*[.B46]*[.$N$1]" office:value-type="float" office:value="0.0588502781607454" calcext:value-type="float">
            <text:p>0,058850278160745</text:p>
          </table:table-cell>
          <table:table-cell table:formula="of:=[.I45]" office:value-type="float" office:value="0.588502781607454" calcext:value-type="float">
            <text:p>0,588502781607454</text:p>
          </table:table-cell>
          <table:table-cell table:formula="of:=[.C46]*[.D46]*[.$N$1]" office:value-type="float" office:value="0.0173167761979855" calcext:value-type="float">
            <text:p>0,017316776197986</text:p>
          </table:table-cell>
          <table:table-cell table:formula="of:=[.F45]" office:value-type="float" office:value="0.4" calcext:value-type="float">
            <text:p>0,4</text:p>
          </table:table-cell>
          <table:table-cell table:formula="of:=POWER([.F46]-[.E46];2)/2" office:value-type="float" office:value="0.0732232248897514" calcext:value-type="float">
            <text:p>0,073223224889751</text:p>
          </table:table-cell>
          <table:table-cell table:formula="of:=[.G46]*[.$N$1]" office:value-type="float" office:value="0.0366116124448757" calcext:value-type="float">
            <text:p>0,036611612444876</text:p>
          </table:table-cell>
          <table:table-cell table:formula="of:=[.D46]+[.C46]*[.H46]" office:value-type="float" office:value="0.590657385183748" calcext:value-type="float">
            <text:p>0,590657385183748</text:p>
          </table:table-cell>
          <table:table-cell table:formula="of:=[.H46]*[.B46]" office:value-type="float" office:value="0.0215460357629434" calcext:value-type="float">
            <text:p>0,021546035762944</text:p>
          </table:table-cell>
          <table:table-cell table:formula="of:=[.J46]*[.$N$1]" office:value-type="float" office:value="0.0107730178814717" calcext:value-type="float">
            <text:p>0,010773017881472</text:p>
          </table:table-cell>
          <table:table-cell table:formula="of:=[.B46]+[.A46]*[.K46]" office:value-type="float" office:value="0.590657385183748" calcext:value-type="float">
            <text:p>0,590657385183748</text:p>
          </table:table-cell>
          <table:table-cell table:number-columns-repeated="2"/>
        </table:table-row>
        <table:table-row table:style-name="ro1">
          <table:table-cell table:formula="of:=[.A46]" office:value-type="float" office:value="0.2" calcext:value-type="float">
            <text:p>0,2</text:p>
          </table:table-cell>
          <table:table-cell table:formula="of:=[.L46]" office:value-type="float" office:value="0.590657385183748" calcext:value-type="float">
            <text:p>0,590657385183748</text:p>
          </table:table-cell>
          <table:table-cell table:formula="of:=[.A47]*[.B47]*[.$N$1]" office:value-type="float" office:value="0.0590657385183748" calcext:value-type="float">
            <text:p>0,059065738518375</text:p>
          </table:table-cell>
          <table:table-cell table:formula="of:=[.I46]" office:value-type="float" office:value="0.590657385183748" calcext:value-type="float">
            <text:p>0,590657385183748</text:p>
          </table:table-cell>
          <table:table-cell table:formula="of:=[.C47]*[.D47]*[.$N$1]" office:value-type="float" office:value="0.0174438073336051" calcext:value-type="float">
            <text:p>0,017443807333605</text:p>
          </table:table-cell>
          <table:table-cell table:formula="of:=[.F46]" office:value-type="float" office:value="0.4" calcext:value-type="float">
            <text:p>0,4</text:p>
          </table:table-cell>
          <table:table-cell table:formula="of:=POWER([.F47]-[.E47];2)/2" office:value-type="float" office:value="0.0731746202737039" calcext:value-type="float">
            <text:p>0,073174620273704</text:p>
          </table:table-cell>
          <table:table-cell table:formula="of:=[.G47]*[.$N$1]" office:value-type="float" office:value="0.036587310136852" calcext:value-type="float">
            <text:p>0,036587310136852</text:p>
          </table:table-cell>
          <table:table-cell table:formula="of:=[.D47]+[.C47]*[.H47]" office:value-type="float" office:value="0.592818441677382" calcext:value-type="float">
            <text:p>0,592818441677382</text:p>
          </table:table-cell>
          <table:table-cell table:formula="of:=[.H47]*[.B47]" office:value-type="float" office:value="0.0216105649363398" calcext:value-type="float">
            <text:p>0,02161056493634</text:p>
          </table:table-cell>
          <table:table-cell table:formula="of:=[.J47]*[.$N$1]" office:value-type="float" office:value="0.0108052824681699" calcext:value-type="float">
            <text:p>0,01080528246817</text:p>
          </table:table-cell>
          <table:table-cell table:formula="of:=[.B47]+[.A47]*[.K47]" office:value-type="float" office:value="0.592818441677382" calcext:value-type="float">
            <text:p>0,592818441677382</text:p>
          </table:table-cell>
          <table:table-cell table:number-columns-repeated="2"/>
        </table:table-row>
        <table:table-row table:style-name="ro1">
          <table:table-cell table:formula="of:=[.A47]" office:value-type="float" office:value="0.2" calcext:value-type="float">
            <text:p>0,2</text:p>
          </table:table-cell>
          <table:table-cell table:formula="of:=[.L47]" office:value-type="float" office:value="0.592818441677382" calcext:value-type="float">
            <text:p>0,592818441677382</text:p>
          </table:table-cell>
          <table:table-cell table:formula="of:=[.A48]*[.B48]*[.$N$1]" office:value-type="float" office:value="0.0592818441677382" calcext:value-type="float">
            <text:p>0,059281844167738</text:p>
          </table:table-cell>
          <table:table-cell table:formula="of:=[.I47]" office:value-type="float" office:value="0.592818441677382" calcext:value-type="float">
            <text:p>0,592818441677382</text:p>
          </table:table-cell>
          <table:table-cell table:formula="of:=[.C48]*[.D48]*[.$N$1]" office:value-type="float" office:value="0.01757168523964" calcext:value-type="float">
            <text:p>0,01757168523964</text:p>
          </table:table-cell>
          <table:table-cell table:formula="of:=[.F47]" office:value-type="float" office:value="0.4" calcext:value-type="float">
            <text:p>0,4</text:p>
          </table:table-cell>
          <table:table-cell table:formula="of:=POWER([.F48]-[.E48];2)/2" office:value-type="float" office:value="0.0731257079652245" calcext:value-type="float">
            <text:p>0,073125707965225</text:p>
          </table:table-cell>
          <table:table-cell table:formula="of:=[.G48]*[.$N$1]" office:value-type="float" office:value="0.0365628539826123" calcext:value-type="float">
            <text:p>0,036562853982612</text:p>
          </table:table-cell>
          <table:table-cell table:formula="of:=[.D48]+[.C48]*[.H48]" office:value-type="float" office:value="0.594985955089507" calcext:value-type="float">
            <text:p>0,594985955089507</text:p>
          </table:table-cell>
          <table:table-cell table:formula="of:=[.H48]*[.B48]" office:value-type="float" office:value="0.0216751341212499" calcext:value-type="float">
            <text:p>0,02167513412125</text:p>
          </table:table-cell>
          <table:table-cell table:formula="of:=[.J48]*[.$N$1]" office:value-type="float" office:value="0.0108375670606249" calcext:value-type="float">
            <text:p>0,010837567060625</text:p>
          </table:table-cell>
          <table:table-cell table:formula="of:=[.B48]+[.A48]*[.K48]" office:value-type="float" office:value="0.594985955089507" calcext:value-type="float">
            <text:p>0,594985955089507</text:p>
          </table:table-cell>
          <table:table-cell table:number-columns-repeated="2"/>
        </table:table-row>
        <table:table-row table:style-name="ro1">
          <table:table-cell table:formula="of:=[.A48]" office:value-type="float" office:value="0.2" calcext:value-type="float">
            <text:p>0,2</text:p>
          </table:table-cell>
          <table:table-cell table:formula="of:=[.L48]" office:value-type="float" office:value="0.594985955089507" calcext:value-type="float">
            <text:p>0,594985955089507</text:p>
          </table:table-cell>
          <table:table-cell table:formula="of:=[.A49]*[.B49]*[.$N$1]" office:value-type="float" office:value="0.0594985955089507" calcext:value-type="float">
            <text:p>0,059498595508951</text:p>
          </table:table-cell>
          <table:table-cell table:formula="of:=[.I48]" office:value-type="float" office:value="0.594985955089507" calcext:value-type="float">
            <text:p>0,594985955089507</text:p>
          </table:table-cell>
          <table:table-cell table:formula="of:=[.C49]*[.D49]*[.$N$1]" office:value-type="float" office:value="0.0177004143376886" calcext:value-type="float">
            <text:p>0,017700414337689</text:p>
          </table:table-cell>
          <table:table-cell table:formula="of:=[.F48]" office:value-type="float" office:value="0.4" calcext:value-type="float">
            <text:p>0,4</text:p>
          </table:table-cell>
          <table:table-cell table:formula="of:=POWER([.F49]-[.E49];2)/2" office:value-type="float" office:value="0.0730764865987875" calcext:value-type="float">
            <text:p>0,073076486598788</text:p>
          </table:table-cell>
          <table:table-cell table:formula="of:=[.G49]*[.$N$1]" office:value-type="float" office:value="0.0365382432993937" calcext:value-type="float">
            <text:p>0,036538243299394</text:p>
          </table:table-cell>
          <table:table-cell table:formula="of:=[.D49]+[.C49]*[.H49]" office:value-type="float" office:value="0.597159929248185" calcext:value-type="float">
            <text:p>0,597159929248185</text:p>
          </table:table-cell>
          <table:table-cell table:formula="of:=[.H49]*[.B49]" office:value-type="float" office:value="0.0217397415867826" calcext:value-type="float">
            <text:p>0,021739741586783</text:p>
          </table:table-cell>
          <table:table-cell table:formula="of:=[.J49]*[.$N$1]" office:value-type="float" office:value="0.0108698707933913" calcext:value-type="float">
            <text:p>0,010869870793391</text:p>
          </table:table-cell>
          <table:table-cell table:formula="of:=[.B49]+[.A49]*[.K49]" office:value-type="float" office:value="0.597159929248185" calcext:value-type="float">
            <text:p>0,597159929248185</text:p>
          </table:table-cell>
          <table:table-cell table:number-columns-repeated="2"/>
        </table:table-row>
        <table:table-row table:style-name="ro1">
          <table:table-cell table:formula="of:=[.A49]" office:value-type="float" office:value="0.2" calcext:value-type="float">
            <text:p>0,2</text:p>
          </table:table-cell>
          <table:table-cell table:formula="of:=[.L49]" office:value-type="float" office:value="0.597159929248185" calcext:value-type="float">
            <text:p>0,597159929248185</text:p>
          </table:table-cell>
          <table:table-cell table:formula="of:=[.A50]*[.B50]*[.$N$1]" office:value-type="float" office:value="0.0597159929248185" calcext:value-type="float">
            <text:p>0,059715992924819</text:p>
          </table:table-cell>
          <table:table-cell table:formula="of:=[.I49]" office:value-type="float" office:value="0.597159929248185" calcext:value-type="float">
            <text:p>0,597159929248185</text:p>
          </table:table-cell>
          <table:table-cell table:formula="of:=[.C50]*[.D50]*[.$N$1]" office:value-type="float" office:value="0.0178299990549849" calcext:value-type="float">
            <text:p>0,017829999054985</text:p>
          </table:table-cell>
          <table:table-cell table:formula="of:=[.F49]" office:value-type="float" office:value="0.4" calcext:value-type="float">
            <text:p>0,4</text:p>
          </table:table-cell>
          <table:table-cell table:formula="of:=POWER([.F50]-[.E50];2)/2" office:value-type="float" office:value="0.0730269548111564" calcext:value-type="float">
            <text:p>0,073026954811157</text:p>
          </table:table-cell>
          <table:table-cell table:formula="of:=[.G50]*[.$N$1]" office:value-type="float" office:value="0.0365134774055782" calcext:value-type="float">
            <text:p>0,036513477405578</text:p>
          </table:table-cell>
          <table:table-cell table:formula="of:=[.D50]+[.C50]*[.H50]" office:value-type="float" office:value="0.599340367806597" calcext:value-type="float">
            <text:p>0,599340367806597</text:p>
          </table:table-cell>
          <table:table-cell table:formula="of:=[.H50]*[.B50]" office:value-type="float" office:value="0.0218043855841203" calcext:value-type="float">
            <text:p>0,02180438558412</text:p>
          </table:table-cell>
          <table:table-cell table:formula="of:=[.J50]*[.$N$1]" office:value-type="float" office:value="0.0109021927920601" calcext:value-type="float">
            <text:p>0,01090219279206</text:p>
          </table:table-cell>
          <table:table-cell table:formula="of:=[.B50]+[.A50]*[.K50]" office:value-type="float" office:value="0.599340367806597" calcext:value-type="float">
            <text:p>0,599340367806597</text:p>
          </table:table-cell>
          <table:table-cell table:number-columns-repeated="2"/>
        </table:table-row>
        <table:table-row table:style-name="ro1">
          <table:table-cell table:formula="of:=[.A50]" office:value-type="float" office:value="0.2" calcext:value-type="float">
            <text:p>0,2</text:p>
          </table:table-cell>
          <table:table-cell table:formula="of:=[.L50]" office:value-type="float" office:value="0.599340367806597" calcext:value-type="float">
            <text:p>0,599340367806597</text:p>
          </table:table-cell>
          <table:table-cell table:formula="of:=[.A51]*[.B51]*[.$N$1]" office:value-type="float" office:value="0.0599340367806597" calcext:value-type="float">
            <text:p>0,05993403678066</text:p>
          </table:table-cell>
          <table:table-cell table:formula="of:=[.I50]" office:value-type="float" office:value="0.599340367806597" calcext:value-type="float">
            <text:p>0,599340367806597</text:p>
          </table:table-cell>
          <table:table-cell table:formula="of:=[.C51]*[.D51]*[.$N$1]" office:value-type="float" office:value="0.0179604438241274" calcext:value-type="float">
            <text:p>0,017960443824127</text:p>
          </table:table-cell>
          <table:table-cell table:formula="of:=[.F50]" office:value-type="float" office:value="0.4" calcext:value-type="float">
            <text:p>0,4</text:p>
          </table:table-cell>
          <table:table-cell table:formula="of:=POWER([.F51]-[.E51];2)/2" office:value-type="float" office:value="0.0729771112415289" calcext:value-type="float">
            <text:p>0,072977111241529</text:p>
          </table:table-cell>
          <table:table-cell table:formula="of:=[.G51]*[.$N$1]" office:value-type="float" office:value="0.0364885556207644" calcext:value-type="float">
            <text:p>0,036488555620765</text:p>
          </table:table-cell>
          <table:table-cell table:formula="of:=[.D51]+[.C51]*[.H51]" office:value-type="float" office:value="0.601527274241245" calcext:value-type="float">
            <text:p>0,601527274241245</text:p>
          </table:table-cell>
          <table:table-cell table:formula="of:=[.H51]*[.B51]" office:value-type="float" office:value="0.0218690643464804" calcext:value-type="float">
            <text:p>0,021869064346481</text:p>
          </table:table-cell>
          <table:table-cell table:formula="of:=[.J51]*[.$N$1]" office:value-type="float" office:value="0.0109345321732402" calcext:value-type="float">
            <text:p>0,01093453217324</text:p>
          </table:table-cell>
          <table:table-cell table:formula="of:=[.B51]+[.A51]*[.K51]" office:value-type="float" office:value="0.601527274241245" calcext:value-type="float">
            <text:p>0,601527274241245</text:p>
          </table:table-cell>
          <table:table-cell table:number-columns-repeated="2"/>
        </table:table-row>
        <table:table-row table:style-name="ro1">
          <table:table-cell table:formula="of:=[.A51]" office:value-type="float" office:value="0.2" calcext:value-type="float">
            <text:p>0,2</text:p>
          </table:table-cell>
          <table:table-cell table:formula="of:=[.L51]" office:value-type="float" office:value="0.601527274241245" calcext:value-type="float">
            <text:p>0,601527274241245</text:p>
          </table:table-cell>
          <table:table-cell table:formula="of:=[.A52]*[.B52]*[.$N$1]" office:value-type="float" office:value="0.0601527274241245" calcext:value-type="float">
            <text:p>0,060152727424125</text:p>
          </table:table-cell>
          <table:table-cell table:formula="of:=[.I51]" office:value-type="float" office:value="0.601527274241245" calcext:value-type="float">
            <text:p>0,601527274241245</text:p>
          </table:table-cell>
          <table:table-cell table:formula="of:=[.C52]*[.D52]*[.$N$1]" office:value-type="float" office:value="0.0180917530828051" calcext:value-type="float">
            <text:p>0,018091753082805</text:p>
          </table:table-cell>
          <table:table-cell table:formula="of:=[.F51]" office:value-type="float" office:value="0.4" calcext:value-type="float">
            <text:p>0,4</text:p>
          </table:table-cell>
          <table:table-cell table:formula="of:=POWER([.F52]-[.E52];2)/2" office:value-type="float" office:value="0.0729269545316826" calcext:value-type="float">
            <text:p>0,072926954531683</text:p>
          </table:table-cell>
          <table:table-cell table:formula="of:=[.G52]*[.$N$1]" office:value-type="float" office:value="0.0364634772658413" calcext:value-type="float">
            <text:p>0,036463477265841</text:p>
          </table:table-cell>
          <table:table-cell table:formula="of:=[.D52]+[.C52]*[.H52]" office:value-type="float" office:value="0.603720651850153" calcext:value-type="float">
            <text:p>0,603720651850153</text:p>
          </table:table-cell>
          <table:table-cell table:formula="of:=[.H52]*[.B52]" office:value-type="float" office:value="0.0219337760890791" calcext:value-type="float">
            <text:p>0,021933776089079</text:p>
          </table:table-cell>
          <table:table-cell table:formula="of:=[.J52]*[.$N$1]" office:value-type="float" office:value="0.0109668880445396" calcext:value-type="float">
            <text:p>0,01096688804454</text:p>
          </table:table-cell>
          <table:table-cell table:formula="of:=[.B52]+[.A52]*[.K52]" office:value-type="float" office:value="0.603720651850153" calcext:value-type="float">
            <text:p>0,603720651850153</text:p>
          </table:table-cell>
          <table:table-cell table:number-columns-repeated="2"/>
        </table:table-row>
        <table:table-row table:style-name="ro1">
          <table:table-cell table:formula="of:=[.A52]" office:value-type="float" office:value="0.2" calcext:value-type="float">
            <text:p>0,2</text:p>
          </table:table-cell>
          <table:table-cell table:formula="of:=[.L52]" office:value-type="float" office:value="0.603720651850153" calcext:value-type="float">
            <text:p>0,603720651850153</text:p>
          </table:table-cell>
          <table:table-cell table:formula="of:=[.A53]*[.B53]*[.$N$1]" office:value-type="float" office:value="0.0603720651850153" calcext:value-type="float">
            <text:p>0,060372065185015</text:p>
          </table:table-cell>
          <table:table-cell table:formula="of:=[.I52]" office:value-type="float" office:value="0.603720651850153" calcext:value-type="float">
            <text:p>0,603720651850153</text:p>
          </table:table-cell>
          <table:table-cell table:formula="of:=[.C53]*[.D53]*[.$N$1]" office:value-type="float" office:value="0.0182239312735187" calcext:value-type="float">
            <text:p>0,018223931273519</text:p>
          </table:table-cell>
          <table:table-cell table:formula="of:=[.F52]" office:value-type="float" office:value="0.4" calcext:value-type="float">
            <text:p>0,4</text:p>
          </table:table-cell>
          <table:table-cell table:formula="of:=POWER([.F53]-[.E53];2)/2" office:value-type="float" office:value="0.0728764833261235" calcext:value-type="float">
            <text:p>0,072876483326124</text:p>
          </table:table-cell>
          <table:table-cell table:formula="of:=[.G53]*[.$N$1]" office:value-type="float" office:value="0.0364382416630618" calcext:value-type="float">
            <text:p>0,036438241663062</text:p>
          </table:table-cell>
          <table:table-cell table:formula="of:=[.D53]+[.C53]*[.H53]" office:value-type="float" office:value="0.605920503751063" calcext:value-type="float">
            <text:p>0,605920503751063</text:p>
          </table:table-cell>
          <table:table-cell table:formula="of:=[.H53]*[.B53]" office:value-type="float" office:value="0.021998519009097" calcext:value-type="float">
            <text:p>0,021998519009097</text:p>
          </table:table-cell>
          <table:table-cell table:formula="of:=[.J53]*[.$N$1]" office:value-type="float" office:value="0.0109992595045485" calcext:value-type="float">
            <text:p>0,010999259504549</text:p>
          </table:table-cell>
          <table:table-cell table:formula="of:=[.B53]+[.A53]*[.K53]" office:value-type="float" office:value="0.605920503751063" calcext:value-type="float">
            <text:p>0,605920503751063</text:p>
          </table:table-cell>
          <table:table-cell table:number-columns-repeated="2"/>
        </table:table-row>
        <table:table-row table:style-name="ro1">
          <table:table-cell table:formula="of:=[.A53]" office:value-type="float" office:value="0.2" calcext:value-type="float">
            <text:p>0,2</text:p>
          </table:table-cell>
          <table:table-cell table:formula="of:=[.L53]" office:value-type="float" office:value="0.605920503751063" calcext:value-type="float">
            <text:p>0,605920503751063</text:p>
          </table:table-cell>
          <table:table-cell table:formula="of:=[.A54]*[.B54]*[.$N$1]" office:value-type="float" office:value="0.0605920503751063" calcext:value-type="float">
            <text:p>0,060592050375106</text:p>
          </table:table-cell>
          <table:table-cell table:formula="of:=[.I53]" office:value-type="float" office:value="0.605920503751063" calcext:value-type="float">
            <text:p>0,605920503751063</text:p>
          </table:table-cell>
          <table:table-cell table:formula="of:=[.C54]*[.D54]*[.$N$1]" office:value-type="float" office:value="0.0183569828432971" calcext:value-type="float">
            <text:p>0,018356982843297</text:p>
          </table:table-cell>
          <table:table-cell table:formula="of:=[.F53]" office:value-type="float" office:value="0.4" calcext:value-type="float">
            <text:p>0,4</text:p>
          </table:table-cell>
          <table:table-cell table:formula="of:=POWER([.F54]-[.E54];2)/2" office:value-type="float" office:value="0.0728256962722357" calcext:value-type="float">
            <text:p>0,072825696272236</text:p>
          </table:table-cell>
          <table:table-cell table:formula="of:=[.G54]*[.$N$1]" office:value-type="float" office:value="0.0364128481361179" calcext:value-type="float">
            <text:p>0,036412848136118</text:p>
          </table:table-cell>
          <table:table-cell table:formula="of:=[.D54]+[.C54]*[.H54]" office:value-type="float" office:value="0.608126832879628" calcext:value-type="float">
            <text:p>0,608126832879628</text:p>
          </table:table-cell>
          <table:table-cell table:formula="of:=[.H54]*[.B54]" office:value-type="float" office:value="0.0220632912856475" calcext:value-type="float">
            <text:p>0,022063291285648</text:p>
          </table:table-cell>
          <table:table-cell table:formula="of:=[.J54]*[.$N$1]" office:value-type="float" office:value="0.0110316456428237" calcext:value-type="float">
            <text:p>0,011031645642824</text:p>
          </table:table-cell>
          <table:table-cell table:formula="of:=[.B54]+[.A54]*[.K54]" office:value-type="float" office:value="0.608126832879628" calcext:value-type="float">
            <text:p>0,608126832879628</text:p>
          </table:table-cell>
          <table:table-cell table:number-columns-repeated="2"/>
        </table:table-row>
        <table:table-row table:style-name="ro1">
          <table:table-cell table:formula="of:=[.A54]" office:value-type="float" office:value="0.2" calcext:value-type="float">
            <text:p>0,2</text:p>
          </table:table-cell>
          <table:table-cell table:formula="of:=[.L54]" office:value-type="float" office:value="0.608126832879628" calcext:value-type="float">
            <text:p>0,608126832879628</text:p>
          </table:table-cell>
          <table:table-cell table:formula="of:=[.A55]*[.B55]*[.$N$1]" office:value-type="float" office:value="0.0608126832879628" calcext:value-type="float">
            <text:p>0,060812683287963</text:p>
          </table:table-cell>
          <table:table-cell table:formula="of:=[.I54]" office:value-type="float" office:value="0.608126832879628" calcext:value-type="float">
            <text:p>0,608126832879628</text:p>
          </table:table-cell>
          <table:table-cell table:formula="of:=[.C55]*[.D55]*[.$N$1]" office:value-type="float" office:value="0.0184909122434103" calcext:value-type="float">
            <text:p>0,01849091224341</text:p>
          </table:table-cell>
          <table:table-cell table:formula="of:=[.F54]" office:value-type="float" office:value="0.4" calcext:value-type="float">
            <text:p>0,4</text:p>
          </table:table-cell>
          <table:table-cell table:formula="of:=POWER([.F55]-[.E55];2)/2" office:value-type="float" office:value="0.0727745920204326" calcext:value-type="float">
            <text:p>0,072774592020433</text:p>
          </table:table-cell>
          <table:table-cell table:formula="of:=[.G55]*[.$N$1]" office:value-type="float" office:value="0.0363872960102163" calcext:value-type="float">
            <text:p>0,036387296010216</text:p>
          </table:table-cell>
          <table:table-cell table:formula="of:=[.D55]+[.C55]*[.H55]" office:value-type="float" office:value="0.610339641987602" calcext:value-type="float">
            <text:p>0,610339641987602</text:p>
          </table:table-cell>
          <table:table-cell table:formula="of:=[.H55]*[.B55]" office:value-type="float" office:value="0.0221280910797464" calcext:value-type="float">
            <text:p>0,022128091079746</text:p>
          </table:table-cell>
          <table:table-cell table:formula="of:=[.J55]*[.$N$1]" office:value-type="float" office:value="0.0110640455398732" calcext:value-type="float">
            <text:p>0,011064045539873</text:p>
          </table:table-cell>
          <table:table-cell table:formula="of:=[.B55]+[.A55]*[.K55]" office:value-type="float" office:value="0.610339641987602" calcext:value-type="float">
            <text:p>0,610339641987602</text:p>
          </table:table-cell>
          <table:table-cell table:number-columns-repeated="2"/>
        </table:table-row>
        <table:table-row table:style-name="ro1">
          <table:table-cell table:formula="of:=[.A55]" office:value-type="float" office:value="0.2" calcext:value-type="float">
            <text:p>0,2</text:p>
          </table:table-cell>
          <table:table-cell table:formula="of:=[.L55]" office:value-type="float" office:value="0.610339641987602" calcext:value-type="float">
            <text:p>0,610339641987602</text:p>
          </table:table-cell>
          <table:table-cell table:formula="of:=[.A56]*[.B56]*[.$N$1]" office:value-type="float" office:value="0.0610339641987602" calcext:value-type="float">
            <text:p>0,06103396419876</text:p>
          </table:table-cell>
          <table:table-cell table:formula="of:=[.I55]" office:value-type="float" office:value="0.610339641987602" calcext:value-type="float">
            <text:p>0,610339641987602</text:p>
          </table:table-cell>
          <table:table-cell table:formula="of:=[.C56]*[.D56]*[.$N$1]" office:value-type="float" office:value="0.0186257239290777" calcext:value-type="float">
            <text:p>0,018625723929078</text:p>
          </table:table-cell>
          <table:table-cell table:formula="of:=[.F55]" office:value-type="float" office:value="0.4" calcext:value-type="float">
            <text:p>0,4</text:p>
          </table:table-cell>
          <table:table-cell table:formula="of:=POWER([.F56]-[.E56];2)/2" office:value-type="float" office:value="0.07272316922431" calcext:value-type="float">
            <text:p>0,07272316922431</text:p>
          </table:table-cell>
          <table:table-cell table:formula="of:=[.G56]*[.$N$1]" office:value-type="float" office:value="0.036361584612155" calcext:value-type="float">
            <text:p>0,036361584612155</text:p>
          </table:table-cell>
          <table:table-cell table:formula="of:=[.D56]+[.C56]*[.H56]" office:value-type="float" office:value="0.612558933641031" calcext:value-type="float">
            <text:p>0,612558933641031</text:p>
          </table:table-cell>
          <table:table-cell table:formula="of:=[.H56]*[.B56]" office:value-type="float" office:value="0.0221929165342846" calcext:value-type="float">
            <text:p>0,022192916534285</text:p>
          </table:table-cell>
          <table:table-cell table:formula="of:=[.J56]*[.$N$1]" office:value-type="float" office:value="0.0110964582671423" calcext:value-type="float">
            <text:p>0,011096458267142</text:p>
          </table:table-cell>
          <table:table-cell table:formula="of:=[.B56]+[.A56]*[.K56]" office:value-type="float" office:value="0.612558933641031" calcext:value-type="float">
            <text:p>0,612558933641031</text:p>
          </table:table-cell>
          <table:table-cell table:number-columns-repeated="2"/>
        </table:table-row>
        <table:table-row table:style-name="ro1">
          <table:table-cell table:formula="of:=[.A56]" office:value-type="float" office:value="0.2" calcext:value-type="float">
            <text:p>0,2</text:p>
          </table:table-cell>
          <table:table-cell table:formula="of:=[.L56]" office:value-type="float" office:value="0.612558933641031" calcext:value-type="float">
            <text:p>0,612558933641031</text:p>
          </table:table-cell>
          <table:table-cell table:formula="of:=[.A57]*[.B57]*[.$N$1]" office:value-type="float" office:value="0.0612558933641031" calcext:value-type="float">
            <text:p>0,061255893364103</text:p>
          </table:table-cell>
          <table:table-cell table:formula="of:=[.I56]" office:value-type="float" office:value="0.612558933641031" calcext:value-type="float">
            <text:p>0,612558933641031</text:p>
          </table:table-cell>
          <table:table-cell table:formula="of:=[.C57]*[.D57]*[.$N$1]" office:value-type="float" office:value="0.0187614223591718" calcext:value-type="float">
            <text:p>0,018761422359172</text:p>
          </table:table-cell>
          <table:table-cell table:formula="of:=[.F56]" office:value-type="float" office:value="0.4" calcext:value-type="float">
            <text:p>0,4</text:p>
          </table:table-cell>
          <table:table-cell table:formula="of:=POWER([.F57]-[.E57];2)/2" office:value-type="float" office:value="0.0726714265408009" calcext:value-type="float">
            <text:p>0,072671426540801</text:p>
          </table:table-cell>
          <table:table-cell table:formula="of:=[.G57]*[.$N$1]" office:value-type="float" office:value="0.0363357132704004" calcext:value-type="float">
            <text:p>0,036335713270401</text:p>
          </table:table-cell>
          <table:table-cell table:formula="of:=[.D57]+[.C57]*[.H57]" office:value-type="float" office:value="0.614784710218431" calcext:value-type="float">
            <text:p>0,614784710218431</text:p>
          </table:table-cell>
          <table:table-cell table:formula="of:=[.H57]*[.B57]" office:value-type="float" office:value="0.0222577657740027" calcext:value-type="float">
            <text:p>0,022257765774003</text:p>
          </table:table-cell>
          <table:table-cell table:formula="of:=[.J57]*[.$N$1]" office:value-type="float" office:value="0.0111288828870014" calcext:value-type="float">
            <text:p>0,011128882887001</text:p>
          </table:table-cell>
          <table:table-cell table:formula="of:=[.B57]+[.A57]*[.K57]" office:value-type="float" office:value="0.614784710218431" calcext:value-type="float">
            <text:p>0,614784710218431</text:p>
          </table:table-cell>
          <table:table-cell table:number-columns-repeated="2"/>
        </table:table-row>
        <table:table-row table:style-name="ro1">
          <table:table-cell table:formula="of:=[.A57]" office:value-type="float" office:value="0.2" calcext:value-type="float">
            <text:p>0,2</text:p>
          </table:table-cell>
          <table:table-cell table:formula="of:=[.L57]" office:value-type="float" office:value="0.614784710218431" calcext:value-type="float">
            <text:p>0,614784710218431</text:p>
          </table:table-cell>
          <table:table-cell table:formula="of:=[.A58]*[.B58]*[.$N$1]" office:value-type="float" office:value="0.0614784710218431" calcext:value-type="float">
            <text:p>0,061478471021843</text:p>
          </table:table-cell>
          <table:table-cell table:formula="of:=[.I57]" office:value-type="float" office:value="0.614784710218431" calcext:value-type="float">
            <text:p>0,614784710218431</text:p>
          </table:table-cell>
          <table:table-cell table:formula="of:=[.C58]*[.D58]*[.$N$1]" office:value-type="float" office:value="0.018898011995918" calcext:value-type="float">
            <text:p>0,018898011995918</text:p>
          </table:table-cell>
          <table:table-cell table:formula="of:=[.F57]" office:value-type="float" office:value="0.4" calcext:value-type="float">
            <text:p>0,4</text:p>
          </table:table-cell>
          <table:table-cell table:formula="of:=POWER([.F58]-[.E58];2)/2" office:value-type="float" office:value="0.0726193626303317" calcext:value-type="float">
            <text:p>0,072619362630332</text:p>
          </table:table-cell>
          <table:table-cell table:formula="of:=[.G58]*[.$N$1]" office:value-type="float" office:value="0.0363096813151659" calcext:value-type="float">
            <text:p>0,036309681315166</text:p>
          </table:table-cell>
          <table:table-cell table:formula="of:=[.D58]+[.C58]*[.H58]" office:value-type="float" office:value="0.617016973908978" calcext:value-type="float">
            <text:p>0,617016973908978</text:p>
          </table:table-cell>
          <table:table-cell table:formula="of:=[.H58]*[.B58]" office:value-type="float" office:value="0.0223226369054678" calcext:value-type="float">
            <text:p>0,022322636905468</text:p>
          </table:table-cell>
          <table:table-cell table:formula="of:=[.J58]*[.$N$1]" office:value-type="float" office:value="0.0111613184527339" calcext:value-type="float">
            <text:p>0,011161318452734</text:p>
          </table:table-cell>
          <table:table-cell table:formula="of:=[.B58]+[.A58]*[.K58]" office:value-type="float" office:value="0.617016973908978" calcext:value-type="float">
            <text:p>0,617016973908978</text:p>
          </table:table-cell>
          <table:table-cell table:number-columns-repeated="2"/>
        </table:table-row>
        <table:table-row table:style-name="ro1">
          <table:table-cell table:formula="of:=[.A58]" office:value-type="float" office:value="0.2" calcext:value-type="float">
            <text:p>0,2</text:p>
          </table:table-cell>
          <table:table-cell table:formula="of:=[.L58]" office:value-type="float" office:value="0.617016973908978" calcext:value-type="float">
            <text:p>0,617016973908978</text:p>
          </table:table-cell>
          <table:table-cell table:formula="of:=[.A59]*[.B59]*[.$N$1]" office:value-type="float" office:value="0.0617016973908978" calcext:value-type="float">
            <text:p>0,061701697390898</text:p>
          </table:table-cell>
          <table:table-cell table:formula="of:=[.I58]" office:value-type="float" office:value="0.617016973908978" calcext:value-type="float">
            <text:p>0,617016973908978</text:p>
          </table:table-cell>
          <table:table-cell table:formula="of:=[.C59]*[.D59]*[.$N$1]" office:value-type="float" office:value="0.0190354973045896" calcext:value-type="float">
            <text:p>0,01903549730459</text:p>
          </table:table-cell>
          <table:table-cell table:formula="of:=[.F58]" office:value-type="float" office:value="0.4" calcext:value-type="float">
            <text:p>0,4</text:p>
          </table:table-cell>
          <table:table-cell table:formula="of:=POWER([.F59]-[.E59];2)/2" office:value-type="float" office:value="0.0725669761569807" calcext:value-type="float">
            <text:p>0,072566976156981</text:p>
          </table:table-cell>
          <table:table-cell table:formula="of:=[.G59]*[.$N$1]" office:value-type="float" office:value="0.0362834880784903" calcext:value-type="float">
            <text:p>0,03628348807849</text:p>
          </table:table-cell>
          <table:table-cell table:formula="of:=[.D59]+[.C59]*[.H59]" office:value-type="float" office:value="0.619255726710683" calcext:value-type="float">
            <text:p>0,619255726710683</text:p>
          </table:table-cell>
          <table:table-cell table:formula="of:=[.H59]*[.B59]" office:value-type="float" office:value="0.0223875280170526" calcext:value-type="float">
            <text:p>0,022387528017053</text:p>
          </table:table-cell>
          <table:table-cell table:formula="of:=[.J59]*[.$N$1]" office:value-type="float" office:value="0.0111937640085263" calcext:value-type="float">
            <text:p>0,011193764008526</text:p>
          </table:table-cell>
          <table:table-cell table:formula="of:=[.B59]+[.A59]*[.K59]" office:value-type="float" office:value="0.619255726710683" calcext:value-type="float">
            <text:p>0,619255726710683</text:p>
          </table:table-cell>
          <table:table-cell table:number-columns-repeated="2"/>
        </table:table-row>
        <table:table-row table:style-name="ro1">
          <table:table-cell table:formula="of:=[.A59]" office:value-type="float" office:value="0.2" calcext:value-type="float">
            <text:p>0,2</text:p>
          </table:table-cell>
          <table:table-cell table:formula="of:=[.L59]" office:value-type="float" office:value="0.619255726710683" calcext:value-type="float">
            <text:p>0,619255726710683</text:p>
          </table:table-cell>
          <table:table-cell table:formula="of:=[.A60]*[.B60]*[.$N$1]" office:value-type="float" office:value="0.0619255726710683" calcext:value-type="float">
            <text:p>0,061925572671068</text:p>
          </table:table-cell>
          <table:table-cell table:formula="of:=[.I59]" office:value-type="float" office:value="0.619255726710683" calcext:value-type="float">
            <text:p>0,619255726710683</text:p>
          </table:table-cell>
          <table:table-cell table:formula="of:=[.C60]*[.D60]*[.$N$1]" office:value-type="float" office:value="0.0191738827531988" calcext:value-type="float">
            <text:p>0,019173882753199</text:p>
          </table:table-cell>
          <table:table-cell table:formula="of:=[.F59]" office:value-type="float" office:value="0.4" calcext:value-type="float">
            <text:p>0,4</text:p>
          </table:table-cell>
          <table:table-cell table:formula="of:=POWER([.F60]-[.E60];2)/2" office:value-type="float" office:value="0.0725142657886372" calcext:value-type="float">
            <text:p>0,072514265788637</text:p>
          </table:table-cell>
          <table:table-cell table:formula="of:=[.G60]*[.$N$1]" office:value-type="float" office:value="0.0362571328943186" calcext:value-type="float">
            <text:p>0,036257132894319</text:p>
          </table:table-cell>
          <table:table-cell table:formula="of:=[.D60]+[.C60]*[.H60]" office:value-type="float" office:value="0.621500970428575" calcext:value-type="float">
            <text:p>0,621500970428575</text:p>
          </table:table-cell>
          <table:table-cell table:formula="of:=[.H60]*[.B60]" office:value-type="float" office:value="0.0224524371789171" calcext:value-type="float">
            <text:p>0,022452437178917</text:p>
          </table:table-cell>
          <table:table-cell table:formula="of:=[.J60]*[.$N$1]" office:value-type="float" office:value="0.0112262185894585" calcext:value-type="float">
            <text:p>0,011226218589459</text:p>
          </table:table-cell>
          <table:table-cell table:formula="of:=[.B60]+[.A60]*[.K60]" office:value-type="float" office:value="0.621500970428575" calcext:value-type="float">
            <text:p>0,621500970428575</text:p>
          </table:table-cell>
          <table:table-cell table:number-columns-repeated="2"/>
        </table:table-row>
        <table:table-row table:style-name="ro1">
          <table:table-cell table:formula="of:=[.A60]" office:value-type="float" office:value="0.2" calcext:value-type="float">
            <text:p>0,2</text:p>
          </table:table-cell>
          <table:table-cell table:formula="of:=[.L60]" office:value-type="float" office:value="0.621500970428575" calcext:value-type="float">
            <text:p>0,621500970428575</text:p>
          </table:table-cell>
          <table:table-cell table:formula="of:=[.A61]*[.B61]*[.$N$1]" office:value-type="float" office:value="0.0621500970428575" calcext:value-type="float">
            <text:p>0,062150097042858</text:p>
          </table:table-cell>
          <table:table-cell table:formula="of:=[.I60]" office:value-type="float" office:value="0.621500970428575" calcext:value-type="float">
            <text:p>0,621500970428575</text:p>
          </table:table-cell>
          <table:table-cell table:formula="of:=[.C61]*[.D61]*[.$N$1]" office:value-type="float" office:value="0.019313172812183" calcext:value-type="float">
            <text:p>0,019313172812183</text:p>
          </table:table-cell>
          <table:table-cell table:formula="of:=[.F60]" office:value-type="float" office:value="0.4" calcext:value-type="float">
            <text:p>0,4</text:p>
          </table:table-cell>
          <table:table-cell table:formula="of:=POWER([.F61]-[.E61];2)/2" office:value-type="float" office:value="0.0724612301971634" calcext:value-type="float">
            <text:p>0,072461230197164</text:p>
          </table:table-cell>
          <table:table-cell table:formula="of:=[.G61]*[.$N$1]" office:value-type="float" office:value="0.0362306150985817" calcext:value-type="float">
            <text:p>0,036230615098582</text:p>
          </table:table-cell>
          <table:table-cell table:formula="of:=[.D61]+[.C61]*[.H61]" office:value-type="float" office:value="0.623752706672874" calcext:value-type="float">
            <text:p>0,623752706672874</text:p>
          </table:table-cell>
          <table:table-cell table:formula="of:=[.H61]*[.B61]" office:value-type="float" office:value="0.0225173624429927" calcext:value-type="float">
            <text:p>0,022517362442993</text:p>
          </table:table-cell>
          <table:table-cell table:formula="of:=[.J61]*[.$N$1]" office:value-type="float" office:value="0.0112586812214964" calcext:value-type="float">
            <text:p>0,011258681221496</text:p>
          </table:table-cell>
          <table:table-cell table:formula="of:=[.B61]+[.A61]*[.K61]" office:value-type="float" office:value="0.623752706672874" calcext:value-type="float">
            <text:p>0,623752706672874</text:p>
          </table:table-cell>
          <table:table-cell table:number-columns-repeated="2"/>
        </table:table-row>
        <table:table-row table:style-name="ro1">
          <table:table-cell table:formula="of:=[.A61]" office:value-type="float" office:value="0.2" calcext:value-type="float">
            <text:p>0,2</text:p>
          </table:table-cell>
          <table:table-cell table:formula="of:=[.L61]" office:value-type="float" office:value="0.623752706672874" calcext:value-type="float">
            <text:p>0,623752706672874</text:p>
          </table:table-cell>
          <table:table-cell table:formula="of:=[.A62]*[.B62]*[.$N$1]" office:value-type="float" office:value="0.0623752706672874" calcext:value-type="float">
            <text:p>0,062375270667287</text:p>
          </table:table-cell>
          <table:table-cell table:formula="of:=[.I61]" office:value-type="float" office:value="0.623752706672874" calcext:value-type="float">
            <text:p>0,623752706672874</text:p>
          </table:table-cell>
          <table:table-cell table:formula="of:=[.C62]*[.D62]*[.$N$1]" office:value-type="float" office:value="0.0194533719540868" calcext:value-type="float">
            <text:p>0,019453371954087</text:p>
          </table:table-cell>
          <table:table-cell table:formula="of:=[.F61]" office:value-type="float" office:value="0.4" calcext:value-type="float">
            <text:p>0,4</text:p>
          </table:table-cell>
          <table:table-cell table:formula="of:=POWER([.F62]-[.E62];2)/2" office:value-type="float" office:value="0.0724078680585573" calcext:value-type="float">
            <text:p>0,072407868058557</text:p>
          </table:table-cell>
          <table:table-cell table:formula="of:=[.G62]*[.$N$1]" office:value-type="float" office:value="0.0362039340292787" calcext:value-type="float">
            <text:p>0,036203934029279</text:p>
          </table:table-cell>
          <table:table-cell table:formula="of:=[.D62]+[.C62]*[.H62]" office:value-type="float" office:value="0.626010936857171" calcext:value-type="float">
            <text:p>0,626010936857171</text:p>
          </table:table-cell>
          <table:table-cell table:formula="of:=[.H62]*[.B62]" office:value-type="float" office:value="0.0225823018429687" calcext:value-type="float">
            <text:p>0,022582301842969</text:p>
          </table:table-cell>
          <table:table-cell table:formula="of:=[.J62]*[.$N$1]" office:value-type="float" office:value="0.0112911509214844" calcext:value-type="float">
            <text:p>0,011291150921484</text:p>
          </table:table-cell>
          <table:table-cell table:formula="of:=[.B62]+[.A62]*[.K62]" office:value-type="float" office:value="0.626010936857171" calcext:value-type="float">
            <text:p>0,626010936857171</text:p>
          </table:table-cell>
          <table:table-cell table:number-columns-repeated="2"/>
        </table:table-row>
        <table:table-row table:style-name="ro1">
          <table:table-cell table:formula="of:=[.A62]" office:value-type="float" office:value="0.2" calcext:value-type="float">
            <text:p>0,2</text:p>
          </table:table-cell>
          <table:table-cell table:formula="of:=[.L62]" office:value-type="float" office:value="0.626010936857171" calcext:value-type="float">
            <text:p>0,626010936857171</text:p>
          </table:table-cell>
          <table:table-cell table:formula="of:=[.A63]*[.B63]*[.$N$1]" office:value-type="float" office:value="0.0626010936857171" calcext:value-type="float">
            <text:p>0,062601093685717</text:p>
          </table:table-cell>
          <table:table-cell table:formula="of:=[.I62]" office:value-type="float" office:value="0.626010936857171" calcext:value-type="float">
            <text:p>0,626010936857171</text:p>
          </table:table-cell>
          <table:table-cell table:formula="of:=[.C63]*[.D63]*[.$N$1]" office:value-type="float" office:value="0.0195944846532396" calcext:value-type="float">
            <text:p>0,01959448465324</text:p>
          </table:table-cell>
          <table:table-cell table:formula="of:=[.F62]" office:value-type="float" office:value="0.4" calcext:value-type="float">
            <text:p>0,4</text:p>
          </table:table-cell>
          <table:table-cell table:formula="of:=POWER([.F63]-[.E63];2)/2" office:value-type="float" office:value="0.0723541780531172" calcext:value-type="float">
            <text:p>0,072354178053117</text:p>
          </table:table-cell>
          <table:table-cell table:formula="of:=[.G63]*[.$N$1]" office:value-type="float" office:value="0.0361770890265586" calcext:value-type="float">
            <text:p>0,036177089026559</text:p>
          </table:table-cell>
          <table:table-cell table:formula="of:=[.D63]+[.C63]*[.H63]" office:value-type="float" office:value="0.628275662196599" calcext:value-type="float">
            <text:p>0,628275662196599</text:p>
          </table:table-cell>
          <table:table-cell table:formula="of:=[.H63]*[.B63]" office:value-type="float" office:value="0.0226472533942812" calcext:value-type="float">
            <text:p>0,022647253394281</text:p>
          </table:table-cell>
          <table:table-cell table:formula="of:=[.J63]*[.$N$1]" office:value-type="float" office:value="0.0113236266971406" calcext:value-type="float">
            <text:p>0,011323626697141</text:p>
          </table:table-cell>
          <table:table-cell table:formula="of:=[.B63]+[.A63]*[.K63]" office:value-type="float" office:value="0.628275662196599" calcext:value-type="float">
            <text:p>0,628275662196599</text:p>
          </table:table-cell>
          <table:table-cell table:number-columns-repeated="2"/>
        </table:table-row>
        <table:table-row table:style-name="ro1">
          <table:table-cell table:formula="of:=[.A63]" office:value-type="float" office:value="0.2" calcext:value-type="float">
            <text:p>0,2</text:p>
          </table:table-cell>
          <table:table-cell table:formula="of:=[.L63]" office:value-type="float" office:value="0.628275662196599" calcext:value-type="float">
            <text:p>0,628275662196599</text:p>
          </table:table-cell>
          <table:table-cell table:formula="of:=[.A64]*[.B64]*[.$N$1]" office:value-type="float" office:value="0.0628275662196599" calcext:value-type="float">
            <text:p>0,06282756621966</text:p>
          </table:table-cell>
          <table:table-cell table:formula="of:=[.I63]" office:value-type="float" office:value="0.628275662196599" calcext:value-type="float">
            <text:p>0,628275662196599</text:p>
          </table:table-cell>
          <table:table-cell table:formula="of:=[.C64]*[.D64]*[.$N$1]" office:value-type="float" office:value="0.0197365153854287" calcext:value-type="float">
            <text:p>0,019736515385429</text:p>
          </table:table-cell>
          <table:table-cell table:formula="of:=[.F63]" office:value-type="float" office:value="0.4" calcext:value-type="float">
            <text:p>0,4</text:p>
          </table:table-cell>
          <table:table-cell table:formula="of:=POWER([.F64]-[.E64];2)/2" office:value-type="float" office:value="0.0723001588656081" calcext:value-type="float">
            <text:p>0,072300158865608</text:p>
          </table:table-cell>
          <table:table-cell table:formula="of:=[.G64]*[.$N$1]" office:value-type="float" office:value="0.0361500794328041" calcext:value-type="float">
            <text:p>0,036150079432804</text:p>
          </table:table-cell>
          <table:table-cell table:formula="of:=[.D64]+[.C64]*[.H64]" office:value-type="float" office:value="0.630546883706009" calcext:value-type="float">
            <text:p>0,630546883706009</text:p>
          </table:table-cell>
          <table:table-cell table:formula="of:=[.H64]*[.B64]" office:value-type="float" office:value="0.0227122150941046" calcext:value-type="float">
            <text:p>0,022712215094105</text:p>
          </table:table-cell>
          <table:table-cell table:formula="of:=[.J64]*[.$N$1]" office:value-type="float" office:value="0.0113561075470523" calcext:value-type="float">
            <text:p>0,011356107547052</text:p>
          </table:table-cell>
          <table:table-cell table:formula="of:=[.B64]+[.A64]*[.K64]" office:value-type="float" office:value="0.630546883706009" calcext:value-type="float">
            <text:p>0,630546883706009</text:p>
          </table:table-cell>
          <table:table-cell table:number-columns-repeated="2"/>
        </table:table-row>
        <table:table-row table:style-name="ro1">
          <table:table-cell table:formula="of:=[.A64]" office:value-type="float" office:value="0.2" calcext:value-type="float">
            <text:p>0,2</text:p>
          </table:table-cell>
          <table:table-cell table:formula="of:=[.L64]" office:value-type="float" office:value="0.630546883706009" calcext:value-type="float">
            <text:p>0,630546883706009</text:p>
          </table:table-cell>
          <table:table-cell table:formula="of:=[.A65]*[.B65]*[.$N$1]" office:value-type="float" office:value="0.063054688370601" calcext:value-type="float">
            <text:p>0,063054688370601</text:p>
          </table:table-cell>
          <table:table-cell table:formula="of:=[.I64]" office:value-type="float" office:value="0.630546883706009" calcext:value-type="float">
            <text:p>0,630546883706009</text:p>
          </table:table-cell>
          <table:table-cell table:formula="of:=[.C65]*[.D65]*[.$N$1]" office:value-type="float" office:value="0.019879468627568" calcext:value-type="float">
            <text:p>0,019879468627568</text:p>
          </table:table-cell>
          <table:table-cell table:formula="of:=[.F64]" office:value-type="float" office:value="0.4" calcext:value-type="float">
            <text:p>0,4</text:p>
          </table:table-cell>
          <table:table-cell table:formula="of:=POWER([.F65]-[.E65];2)/2" office:value-type="float" office:value="0.07224580918543" calcext:value-type="float">
            <text:p>0,07224580918543</text:p>
          </table:table-cell>
          <table:table-cell table:formula="of:=[.G65]*[.$N$1]" office:value-type="float" office:value="0.036122904592715" calcext:value-type="float">
            <text:p>0,036122904592715</text:p>
          </table:table-cell>
          <table:table-cell table:formula="of:=[.D65]+[.C65]*[.H65]" office:value-type="float" office:value="0.632824602198144" calcext:value-type="float">
            <text:p>0,632824602198144</text:p>
          </table:table-cell>
          <table:table-cell table:formula="of:=[.H65]*[.B65]" office:value-type="float" office:value="0.0227771849213459" calcext:value-type="float">
            <text:p>0,022777184921346</text:p>
          </table:table-cell>
          <table:table-cell table:formula="of:=[.J65]*[.$N$1]" office:value-type="float" office:value="0.011388592460673" calcext:value-type="float">
            <text:p>0,011388592460673</text:p>
          </table:table-cell>
          <table:table-cell table:formula="of:=[.B65]+[.A65]*[.K65]" office:value-type="float" office:value="0.632824602198144" calcext:value-type="float">
            <text:p>0,632824602198144</text:p>
          </table:table-cell>
          <table:table-cell table:number-columns-repeated="2"/>
        </table:table-row>
        <table:table-row table:style-name="ro1">
          <table:table-cell table:formula="of:=[.A65]" office:value-type="float" office:value="0.2" calcext:value-type="float">
            <text:p>0,2</text:p>
          </table:table-cell>
          <table:table-cell table:formula="of:=[.L65]" office:value-type="float" office:value="0.632824602198144" calcext:value-type="float">
            <text:p>0,632824602198144</text:p>
          </table:table-cell>
          <table:table-cell table:formula="of:=[.A66]*[.B66]*[.$N$1]" office:value-type="float" office:value="0.0632824602198144" calcext:value-type="float">
            <text:p>0,063282460219815</text:p>
          </table:table-cell>
          <table:table-cell table:formula="of:=[.I65]" office:value-type="float" office:value="0.632824602198144" calcext:value-type="float">
            <text:p>0,632824602198144</text:p>
          </table:table-cell>
          <table:table-cell table:formula="of:=[.C66]*[.D66]*[.$N$1]" office:value-type="float" office:value="0.020023348857362" calcext:value-type="float">
            <text:p>0,020023348857362</text:p>
          </table:table-cell>
          <table:table-cell table:formula="of:=[.F65]" office:value-type="float" office:value="0.4" calcext:value-type="float">
            <text:p>0,4</text:p>
          </table:table-cell>
          <table:table-cell table:formula="of:=POWER([.F66]-[.E66];2)/2" office:value-type="float" office:value="0.072191127706787" calcext:value-type="float">
            <text:p>0,072191127706787</text:p>
          </table:table-cell>
          <table:table-cell table:formula="of:=[.G66]*[.$N$1]" office:value-type="float" office:value="0.0360955638533935" calcext:value-type="float">
            <text:p>0,036095563853394</text:p>
          </table:table-cell>
          <table:table-cell table:formula="of:=[.D66]+[.C66]*[.H66]" office:value-type="float" office:value="0.635108818281808" calcext:value-type="float">
            <text:p>0,635108818281808</text:p>
          </table:table-cell>
          <table:table-cell table:formula="of:=[.H66]*[.B66]" office:value-type="float" office:value="0.0228421608366415" calcext:value-type="float">
            <text:p>0,022842160836642</text:p>
          </table:table-cell>
          <table:table-cell table:formula="of:=[.J66]*[.$N$1]" office:value-type="float" office:value="0.0114210804183207" calcext:value-type="float">
            <text:p>0,011421080418321</text:p>
          </table:table-cell>
          <table:table-cell table:formula="of:=[.B66]+[.A66]*[.K66]" office:value-type="float" office:value="0.635108818281808" calcext:value-type="float">
            <text:p>0,635108818281808</text:p>
          </table:table-cell>
          <table:table-cell table:number-columns-repeated="2"/>
        </table:table-row>
        <table:table-row table:style-name="ro1">
          <table:table-cell table:formula="of:=[.A66]" office:value-type="float" office:value="0.2" calcext:value-type="float">
            <text:p>0,2</text:p>
          </table:table-cell>
          <table:table-cell table:formula="of:=[.L66]" office:value-type="float" office:value="0.635108818281808" calcext:value-type="float">
            <text:p>0,635108818281808</text:p>
          </table:table-cell>
          <table:table-cell table:formula="of:=[.A67]*[.B67]*[.$N$1]" office:value-type="float" office:value="0.0635108818281808" calcext:value-type="float">
            <text:p>0,063510881828181</text:p>
          </table:table-cell>
          <table:table-cell table:formula="of:=[.I66]" office:value-type="float" office:value="0.635108818281808" calcext:value-type="float">
            <text:p>0,635108818281808</text:p>
          </table:table-cell>
          <table:table-cell table:formula="of:=[.C67]*[.D67]*[.$N$1]" office:value-type="float" office:value="0.0201681605529657" calcext:value-type="float">
            <text:p>0,020168160552966</text:p>
          </table:table-cell>
          <table:table-cell table:formula="of:=[.F66]" office:value-type="float" office:value="0.4" calcext:value-type="float">
            <text:p>0,4</text:p>
          </table:table-cell>
          <table:table-cell table:formula="of:=POWER([.F67]-[.E67];2)/2" office:value-type="float" office:value="0.0721361131288588" calcext:value-type="float">
            <text:p>0,072136113128859</text:p>
          </table:table-cell>
          <table:table-cell table:formula="of:=[.G67]*[.$N$1]" office:value-type="float" office:value="0.0360680565644294" calcext:value-type="float">
            <text:p>0,03606805656443</text:p>
          </table:table-cell>
          <table:table-cell table:formula="of:=[.D67]+[.C67]*[.H67]" office:value-type="float" office:value="0.637399532360044" calcext:value-type="float">
            <text:p>0,637399532360044</text:p>
          </table:table-cell>
          <table:table-cell table:formula="of:=[.H67]*[.B67]" office:value-type="float" office:value="0.0229071407823562" calcext:value-type="float">
            <text:p>0,022907140782356</text:p>
          </table:table-cell>
          <table:table-cell table:formula="of:=[.J67]*[.$N$1]" office:value-type="float" office:value="0.0114535703911781" calcext:value-type="float">
            <text:p>0,011453570391178</text:p>
          </table:table-cell>
          <table:table-cell table:formula="of:=[.B67]+[.A67]*[.K67]" office:value-type="float" office:value="0.637399532360044" calcext:value-type="float">
            <text:p>0,637399532360044</text:p>
          </table:table-cell>
          <table:table-cell table:number-columns-repeated="2"/>
        </table:table-row>
        <table:table-row table:style-name="ro1">
          <table:table-cell table:formula="of:=[.A67]" office:value-type="float" office:value="0.2" calcext:value-type="float">
            <text:p>0,2</text:p>
          </table:table-cell>
          <table:table-cell table:formula="of:=[.L67]" office:value-type="float" office:value="0.637399532360044" calcext:value-type="float">
            <text:p>0,637399532360044</text:p>
          </table:table-cell>
          <table:table-cell table:formula="of:=[.A68]*[.B68]*[.$N$1]" office:value-type="float" office:value="0.0637399532360044" calcext:value-type="float">
            <text:p>0,063739953236004</text:p>
          </table:table-cell>
          <table:table-cell table:formula="of:=[.I67]" office:value-type="float" office:value="0.637399532360044" calcext:value-type="float">
            <text:p>0,637399532360044</text:p>
          </table:table-cell>
          <table:table-cell table:formula="of:=[.C68]*[.D68]*[.$N$1]" office:value-type="float" office:value="0.0203139081926401" calcext:value-type="float">
            <text:p>0,02031390819264</text:p>
          </table:table-cell>
          <table:table-cell table:formula="of:=[.F67]" office:value-type="float" office:value="0.4" calcext:value-type="float">
            <text:p>0,4</text:p>
          </table:table-cell>
          <table:table-cell table:formula="of:=POWER([.F68]-[.E68];2)/2" office:value-type="float" office:value="0.0720807641559735" calcext:value-type="float">
            <text:p>0,072080764155974</text:p>
          </table:table-cell>
          <table:table-cell table:formula="of:=[.G68]*[.$N$1]" office:value-type="float" office:value="0.0360403820779867" calcext:value-type="float">
            <text:p>0,036040382077987</text:p>
          </table:table-cell>
          <table:table-cell table:formula="of:=[.D68]+[.C68]*[.H68]" office:value-type="float" office:value="0.639696744628303" calcext:value-type="float">
            <text:p>0,639696744628303</text:p>
          </table:table-cell>
          <table:table-cell table:formula="of:=[.H68]*[.B68]" office:value-type="float" office:value="0.022972122682586" calcext:value-type="float">
            <text:p>0,022972122682586</text:p>
          </table:table-cell>
          <table:table-cell table:formula="of:=[.J68]*[.$N$1]" office:value-type="float" office:value="0.011486061341293" calcext:value-type="float">
            <text:p>0,011486061341293</text:p>
          </table:table-cell>
          <table:table-cell table:formula="of:=[.B68]+[.A68]*[.K68]" office:value-type="float" office:value="0.639696744628303" calcext:value-type="float">
            <text:p>0,639696744628303</text:p>
          </table:table-cell>
          <table:table-cell table:number-columns-repeated="2"/>
        </table:table-row>
        <table:table-row table:style-name="ro1">
          <table:table-cell table:formula="of:=[.A68]" office:value-type="float" office:value="0.2" calcext:value-type="float">
            <text:p>0,2</text:p>
          </table:table-cell>
          <table:table-cell table:formula="of:=[.L68]" office:value-type="float" office:value="0.639696744628303" calcext:value-type="float">
            <text:p>0,639696744628303</text:p>
          </table:table-cell>
          <table:table-cell table:formula="of:=[.A69]*[.B69]*[.$N$1]" office:value-type="float" office:value="0.0639696744628303" calcext:value-type="float">
            <text:p>0,06396967446283</text:p>
          </table:table-cell>
          <table:table-cell table:formula="of:=[.I68]" office:value-type="float" office:value="0.639696744628303" calcext:value-type="float">
            <text:p>0,639696744628303</text:p>
          </table:table-cell>
          <table:table-cell table:formula="of:=[.C69]*[.D69]*[.$N$1]" office:value-type="float" office:value="0.0204605962544024" calcext:value-type="float">
            <text:p>0,020460596254402</text:p>
          </table:table-cell>
          <table:table-cell table:formula="of:=[.F68]" office:value-type="float" office:value="0.4" calcext:value-type="float">
            <text:p>0,4</text:p>
          </table:table-cell>
          <table:table-cell table:formula="of:=POWER([.F69]-[.E69];2)/2" office:value-type="float" office:value="0.0720250794977819" calcext:value-type="float">
            <text:p>0,072025079497782</text:p>
          </table:table-cell>
          <table:table-cell table:formula="of:=[.G69]*[.$N$1]" office:value-type="float" office:value="0.0360125397488909" calcext:value-type="float">
            <text:p>0,036012539748891</text:p>
          </table:table-cell>
          <table:table-cell table:formula="of:=[.D69]+[.C69]*[.H69]" office:value-type="float" office:value="0.642000455072619" calcext:value-type="float">
            <text:p>0,642000455072619</text:p>
          </table:table-cell>
          <table:table-cell table:formula="of:=[.H69]*[.B69]" office:value-type="float" office:value="0.0230371044431629" calcext:value-type="float">
            <text:p>0,023037104443163</text:p>
          </table:table-cell>
          <table:table-cell table:formula="of:=[.J69]*[.$N$1]" office:value-type="float" office:value="0.0115185522215814" calcext:value-type="float">
            <text:p>0,011518552221582</text:p>
          </table:table-cell>
          <table:table-cell table:formula="of:=[.B69]+[.A69]*[.K69]" office:value-type="float" office:value="0.642000455072619" calcext:value-type="float">
            <text:p>0,642000455072619</text:p>
          </table:table-cell>
          <table:table-cell table:number-columns-repeated="2"/>
        </table:table-row>
        <table:table-row table:style-name="ro1">
          <table:table-cell table:formula="of:=[.A69]" office:value-type="float" office:value="0.2" calcext:value-type="float">
            <text:p>0,2</text:p>
          </table:table-cell>
          <table:table-cell table:formula="of:=[.L69]" office:value-type="float" office:value="0.642000455072619" calcext:value-type="float">
            <text:p>0,642000455072619</text:p>
          </table:table-cell>
          <table:table-cell table:formula="of:=[.A70]*[.B70]*[.$N$1]" office:value-type="float" office:value="0.0642000455072619" calcext:value-type="float">
            <text:p>0,064200045507262</text:p>
          </table:table-cell>
          <table:table-cell table:formula="of:=[.I69]" office:value-type="float" office:value="0.642000455072619" calcext:value-type="float">
            <text:p>0,642000455072619</text:p>
          </table:table-cell>
          <table:table-cell table:formula="of:=[.C70]*[.D70]*[.$N$1]" office:value-type="float" office:value="0.0206082292156725" calcext:value-type="float">
            <text:p>0,020608229215673</text:p>
          </table:table-cell>
          <table:table-cell table:formula="of:=[.F69]" office:value-type="float" office:value="0.4" calcext:value-type="float">
            <text:p>0,4</text:p>
          </table:table-cell>
          <table:table-cell table:formula="of:=POWER([.F70]-[.E70];2)/2" office:value-type="float" office:value="0.0719690578694339" calcext:value-type="float">
            <text:p>0,071969057869434</text:p>
          </table:table-cell>
          <table:table-cell table:formula="of:=[.G70]*[.$N$1]" office:value-type="float" office:value="0.0359845289347169" calcext:value-type="float">
            <text:p>0,035984528934717</text:p>
          </table:table-cell>
          <table:table-cell table:formula="of:=[.D70]+[.C70]*[.H70]" office:value-type="float" office:value="0.644310663467785" calcext:value-type="float">
            <text:p>0,644310663467785</text:p>
          </table:table-cell>
          <table:table-cell table:formula="of:=[.H70]*[.B70]" office:value-type="float" office:value="0.0231020839516621" calcext:value-type="float">
            <text:p>0,023102083951662</text:p>
          </table:table-cell>
          <table:table-cell table:formula="of:=[.J70]*[.$N$1]" office:value-type="float" office:value="0.011551041975831" calcext:value-type="float">
            <text:p>0,011551041975831</text:p>
          </table:table-cell>
          <table:table-cell table:formula="of:=[.B70]+[.A70]*[.K70]" office:value-type="float" office:value="0.644310663467785" calcext:value-type="float">
            <text:p>0,644310663467785</text:p>
          </table:table-cell>
          <table:table-cell table:number-columns-repeated="2"/>
        </table:table-row>
        <table:table-row table:style-name="ro1">
          <table:table-cell table:formula="of:=[.A70]" office:value-type="float" office:value="0.2" calcext:value-type="float">
            <text:p>0,2</text:p>
          </table:table-cell>
          <table:table-cell table:formula="of:=[.L70]" office:value-type="float" office:value="0.644310663467785" calcext:value-type="float">
            <text:p>0,644310663467785</text:p>
          </table:table-cell>
          <table:table-cell table:formula="of:=[.A71]*[.B71]*[.$N$1]" office:value-type="float" office:value="0.0644310663467785" calcext:value-type="float">
            <text:p>0,064431066346779</text:p>
          </table:table-cell>
          <table:table-cell table:formula="of:=[.I70]" office:value-type="float" office:value="0.644310663467785" calcext:value-type="float">
            <text:p>0,644310663467785</text:p>
          </table:table-cell>
          <table:table-cell table:formula="of:=[.C71]*[.D71]*[.$N$1]" office:value-type="float" office:value="0.0207568115529149" calcext:value-type="float">
            <text:p>0,020756811552915</text:p>
          </table:table-cell>
          <table:table-cell table:formula="of:=[.F70]" office:value-type="float" office:value="0.4" calcext:value-type="float">
            <text:p>0,4</text:p>
          </table:table-cell>
          <table:table-cell table:formula="of:=POWER([.F71]-[.E71];2)/2" office:value-type="float" office:value="0.0719126979917557" calcext:value-type="float">
            <text:p>0,071912697991756</text:p>
          </table:table-cell>
          <table:table-cell table:formula="of:=[.G71]*[.$N$1]" office:value-type="float" office:value="0.0359563489958778" calcext:value-type="float">
            <text:p>0,035956348995878</text:p>
          </table:table-cell>
          <table:table-cell table:formula="of:=[.D71]+[.C71]*[.H71]" office:value-type="float" office:value="0.646627369375526" calcext:value-type="float">
            <text:p>0,646627369375526</text:p>
          </table:table-cell>
          <table:table-cell table:formula="of:=[.H71]*[.B71]" office:value-type="float" office:value="0.0231670590774133" calcext:value-type="float">
            <text:p>0,023167059077413</text:p>
          </table:table-cell>
          <table:table-cell table:formula="of:=[.J71]*[.$N$1]" office:value-type="float" office:value="0.0115835295387066" calcext:value-type="float">
            <text:p>0,011583529538707</text:p>
          </table:table-cell>
          <table:table-cell table:formula="of:=[.B71]+[.A71]*[.K71]" office:value-type="float" office:value="0.646627369375526" calcext:value-type="float">
            <text:p>0,646627369375526</text:p>
          </table:table-cell>
          <table:table-cell table:number-columns-repeated="2"/>
        </table:table-row>
        <table:table-row table:style-name="ro1">
          <table:table-cell table:formula="of:=[.A71]" office:value-type="float" office:value="0.2" calcext:value-type="float">
            <text:p>0,2</text:p>
          </table:table-cell>
          <table:table-cell table:formula="of:=[.L71]" office:value-type="float" office:value="0.646627369375526" calcext:value-type="float">
            <text:p>0,646627369375526</text:p>
          </table:table-cell>
          <table:table-cell table:formula="of:=[.A72]*[.B72]*[.$N$1]" office:value-type="float" office:value="0.0646627369375526" calcext:value-type="float">
            <text:p>0,064662736937553</text:p>
          </table:table-cell>
          <table:table-cell table:formula="of:=[.I71]" office:value-type="float" office:value="0.646627369375526" calcext:value-type="float">
            <text:p>0,646627369375526</text:p>
          </table:table-cell>
          <table:table-cell table:formula="of:=[.C72]*[.D72]*[.$N$1]" office:value-type="float" office:value="0.0209063477412757" calcext:value-type="float">
            <text:p>0,020906347741276</text:p>
          </table:table-cell>
          <table:table-cell table:formula="of:=[.F71]" office:value-type="float" office:value="0.4" calcext:value-type="float">
            <text:p>0,4</text:p>
          </table:table-cell>
          <table:table-cell table:formula="of:=POWER([.F72]-[.E72];2)/2" office:value-type="float" office:value="0.0718559985914293" calcext:value-type="float">
            <text:p>0,071855998591429</text:p>
          </table:table-cell>
          <table:table-cell table:formula="of:=[.G72]*[.$N$1]" office:value-type="float" office:value="0.0359279992957147" calcext:value-type="float">
            <text:p>0,035927999295715</text:p>
          </table:table-cell>
          <table:table-cell table:formula="of:=[.D72]+[.C72]*[.H72]" office:value-type="float" office:value="0.648950572142678" calcext:value-type="float">
            <text:p>0,648950572142678</text:p>
          </table:table-cell>
          <table:table-cell table:formula="of:=[.H72]*[.B72]" office:value-type="float" office:value="0.0232320276715137" calcext:value-type="float">
            <text:p>0,023232027671514</text:p>
          </table:table-cell>
          <table:table-cell table:formula="of:=[.J72]*[.$N$1]" office:value-type="float" office:value="0.0116160138357569" calcext:value-type="float">
            <text:p>0,011616013835757</text:p>
          </table:table-cell>
          <table:table-cell table:formula="of:=[.B72]+[.A72]*[.K72]" office:value-type="float" office:value="0.648950572142678" calcext:value-type="float">
            <text:p>0,648950572142678</text:p>
          </table:table-cell>
          <table:table-cell table:number-columns-repeated="2"/>
        </table:table-row>
        <table:table-row table:style-name="ro1">
          <table:table-cell table:formula="of:=[.A72]" office:value-type="float" office:value="0.2" calcext:value-type="float">
            <text:p>0,2</text:p>
          </table:table-cell>
          <table:table-cell table:formula="of:=[.L72]" office:value-type="float" office:value="0.648950572142678" calcext:value-type="float">
            <text:p>0,648950572142678</text:p>
          </table:table-cell>
          <table:table-cell table:formula="of:=[.A73]*[.B73]*[.$N$1]" office:value-type="float" office:value="0.0648950572142678" calcext:value-type="float">
            <text:p>0,064895057214268</text:p>
          </table:table-cell>
          <table:table-cell table:formula="of:=[.I72]" office:value-type="float" office:value="0.648950572142678" calcext:value-type="float">
            <text:p>0,648950572142678</text:p>
          </table:table-cell>
          <table:table-cell table:formula="of:=[.C73]*[.D73]*[.$N$1]" office:value-type="float" office:value="0.0210568422542154" calcext:value-type="float">
            <text:p>0,021056842254216</text:p>
          </table:table-cell>
          <table:table-cell table:formula="of:=[.F72]" office:value-type="float" office:value="0.4" calcext:value-type="float">
            <text:p>0,4</text:p>
          </table:table-cell>
          <table:table-cell table:formula="of:=POWER([.F73]-[.E73];2)/2" office:value-type="float" office:value="0.0717989584011733" calcext:value-type="float">
            <text:p>0,071798958401173</text:p>
          </table:table-cell>
          <table:table-cell table:formula="of:=[.G73]*[.$N$1]" office:value-type="float" office:value="0.0358994792005866" calcext:value-type="float">
            <text:p>0,035899479200587</text:p>
          </table:table-cell>
          <table:table-cell table:formula="of:=[.D73]+[.C73]*[.H73]" office:value-type="float" office:value="0.651280270899362" calcext:value-type="float">
            <text:p>0,651280270899362</text:p>
          </table:table-cell>
          <table:table-cell table:formula="of:=[.H73]*[.B73]" office:value-type="float" office:value="0.0232969875668449" calcext:value-type="float">
            <text:p>0,023296987566845</text:p>
          </table:table-cell>
          <table:table-cell table:formula="of:=[.J73]*[.$N$1]" office:value-type="float" office:value="0.0116484937834224" calcext:value-type="float">
            <text:p>0,011648493783423</text:p>
          </table:table-cell>
          <table:table-cell table:formula="of:=[.B73]+[.A73]*[.K73]" office:value-type="float" office:value="0.651280270899362" calcext:value-type="float">
            <text:p>0,651280270899362</text:p>
          </table:table-cell>
          <table:table-cell table:number-columns-repeated="2"/>
        </table:table-row>
        <table:table-row table:style-name="ro1">
          <table:table-cell table:formula="of:=[.A73]" office:value-type="float" office:value="0.2" calcext:value-type="float">
            <text:p>0,2</text:p>
          </table:table-cell>
          <table:table-cell table:formula="of:=[.L73]" office:value-type="float" office:value="0.651280270899362" calcext:value-type="float">
            <text:p>0,651280270899362</text:p>
          </table:table-cell>
          <table:table-cell table:formula="of:=[.A74]*[.B74]*[.$N$1]" office:value-type="float" office:value="0.0651280270899362" calcext:value-type="float">
            <text:p>0,065128027089936</text:p>
          </table:table-cell>
          <table:table-cell table:formula="of:=[.I73]" office:value-type="float" office:value="0.651280270899362" calcext:value-type="float">
            <text:p>0,651280270899362</text:p>
          </table:table-cell>
          <table:table-cell table:formula="of:=[.C74]*[.D74]*[.$N$1]" office:value-type="float" office:value="0.0212082995631373" calcext:value-type="float">
            <text:p>0,021208299563137</text:p>
          </table:table-cell>
          <table:table-cell table:formula="of:=[.F73]" office:value-type="float" office:value="0.4" calcext:value-type="float">
            <text:p>0,4</text:p>
          </table:table-cell>
          <table:table-cell table:formula="of:=POWER([.F74]-[.E74];2)/2" office:value-type="float" office:value="0.0717415761599249" calcext:value-type="float">
            <text:p>0,071741576159925</text:p>
          </table:table-cell>
          <table:table-cell table:formula="of:=[.G74]*[.$N$1]" office:value-type="float" office:value="0.0358707880799625" calcext:value-type="float">
            <text:p>0,035870788079963</text:p>
          </table:table-cell>
          <table:table-cell table:formula="of:=[.D74]+[.C74]*[.H74]" office:value-type="float" office:value="0.653616464557171" calcext:value-type="float">
            <text:p>0,653616464557171</text:p>
          </table:table-cell>
          <table:table-cell table:formula="of:=[.H74]*[.B74]" office:value-type="float" office:value="0.0233619365780916" calcext:value-type="float">
            <text:p>0,023361936578092</text:p>
          </table:table-cell>
          <table:table-cell table:formula="of:=[.J74]*[.$N$1]" office:value-type="float" office:value="0.0116809682890458" calcext:value-type="float">
            <text:p>0,011680968289046</text:p>
          </table:table-cell>
          <table:table-cell table:formula="of:=[.B74]+[.A74]*[.K74]" office:value-type="float" office:value="0.653616464557171" calcext:value-type="float">
            <text:p>0,653616464557171</text:p>
          </table:table-cell>
          <table:table-cell table:number-columns-repeated="2"/>
        </table:table-row>
        <table:table-row table:style-name="ro1">
          <table:table-cell table:formula="of:=[.A74]" office:value-type="float" office:value="0.2" calcext:value-type="float">
            <text:p>0,2</text:p>
          </table:table-cell>
          <table:table-cell table:formula="of:=[.L74]" office:value-type="float" office:value="0.653616464557171" calcext:value-type="float">
            <text:p>0,653616464557171</text:p>
          </table:table-cell>
          <table:table-cell table:formula="of:=[.A75]*[.B75]*[.$N$1]" office:value-type="float" office:value="0.0653616464557171" calcext:value-type="float">
            <text:p>0,065361646455717</text:p>
          </table:table-cell>
          <table:table-cell table:formula="of:=[.I74]" office:value-type="float" office:value="0.653616464557171" calcext:value-type="float">
            <text:p>0,653616464557171</text:p>
          </table:table-cell>
          <table:table-cell table:formula="of:=[.C75]*[.D75]*[.$N$1]" office:value-type="float" office:value="0.0213607241370108" calcext:value-type="float">
            <text:p>0,021360724137011</text:p>
          </table:table-cell>
          <table:table-cell table:formula="of:=[.F74]" office:value-type="float" office:value="0.4" calcext:value-type="float">
            <text:p>0,4</text:p>
          </table:table-cell>
          <table:table-cell table:formula="of:=POWER([.F75]-[.E75];2)/2" office:value-type="float" office:value="0.0716838506130244" calcext:value-type="float">
            <text:p>0,071683850613025</text:p>
          </table:table-cell>
          <table:table-cell table:formula="of:=[.G75]*[.$N$1]" office:value-type="float" office:value="0.0358419253065122" calcext:value-type="float">
            <text:p>0,035841925306512</text:p>
          </table:table-cell>
          <table:table-cell table:formula="of:=[.D75]+[.C75]*[.H75]" office:value-type="float" office:value="0.655959151807348" calcext:value-type="float">
            <text:p>0,655959151807348</text:p>
          </table:table-cell>
          <table:table-cell table:formula="of:=[.H75]*[.B75]" office:value-type="float" office:value="0.0234268725017647" calcext:value-type="float">
            <text:p>0,023426872501765</text:p>
          </table:table-cell>
          <table:table-cell table:formula="of:=[.J75]*[.$N$1]" office:value-type="float" office:value="0.0117134362508824" calcext:value-type="float">
            <text:p>0,011713436250882</text:p>
          </table:table-cell>
          <table:table-cell table:formula="of:=[.B75]+[.A75]*[.K75]" office:value-type="float" office:value="0.655959151807348" calcext:value-type="float">
            <text:p>0,655959151807348</text:p>
          </table:table-cell>
          <table:table-cell table:number-columns-repeated="2"/>
        </table:table-row>
        <table:table-row table:style-name="ro1">
          <table:table-cell table:formula="of:=[.A75]" office:value-type="float" office:value="0.2" calcext:value-type="float">
            <text:p>0,2</text:p>
          </table:table-cell>
          <table:table-cell table:formula="of:=[.L75]" office:value-type="float" office:value="0.655959151807348" calcext:value-type="float">
            <text:p>0,655959151807348</text:p>
          </table:table-cell>
          <table:table-cell table:formula="of:=[.A76]*[.B76]*[.$N$1]" office:value-type="float" office:value="0.0655959151807348" calcext:value-type="float">
            <text:p>0,065595915180735</text:p>
          </table:table-cell>
          <table:table-cell table:formula="of:=[.I75]" office:value-type="float" office:value="0.655959151807348" calcext:value-type="float">
            <text:p>0,655959151807348</text:p>
          </table:table-cell>
          <table:table-cell table:formula="of:=[.C76]*[.D76]*[.$N$1]" office:value-type="float" office:value="0.0215141204419908" calcext:value-type="float">
            <text:p>0,021514120441991</text:p>
          </table:table-cell>
          <table:table-cell table:formula="of:=[.F75]" office:value-type="float" office:value="0.4" calcext:value-type="float">
            <text:p>0,4</text:p>
          </table:table-cell>
          <table:table-cell table:formula="of:=POWER([.F76]-[.E76];2)/2" office:value-type="float" office:value="0.0716257805124" calcext:value-type="float">
            <text:p>0,0716257805124</text:p>
          </table:table-cell>
          <table:table-cell table:formula="of:=[.G76]*[.$N$1]" office:value-type="float" office:value="0.0358128902562" calcext:value-type="float">
            <text:p>0,0358128902562</text:p>
          </table:table-cell>
          <table:table-cell table:formula="of:=[.D76]+[.C76]*[.H76]" office:value-type="float" office:value="0.658308331118971" calcext:value-type="float">
            <text:p>0,658308331118971</text:p>
          </table:table-cell>
          <table:table-cell table:formula="of:=[.H76]*[.B76]" office:value-type="float" office:value="0.0234917931162266" calcext:value-type="float">
            <text:p>0,023491793116227</text:p>
          </table:table-cell>
          <table:table-cell table:formula="of:=[.J76]*[.$N$1]" office:value-type="float" office:value="0.0117458965581133" calcext:value-type="float">
            <text:p>0,011745896558113</text:p>
          </table:table-cell>
          <table:table-cell table:formula="of:=[.B76]+[.A76]*[.K76]" office:value-type="float" office:value="0.658308331118971" calcext:value-type="float">
            <text:p>0,658308331118971</text:p>
          </table:table-cell>
          <table:table-cell table:number-columns-repeated="2"/>
        </table:table-row>
        <table:table-row table:style-name="ro1">
          <table:table-cell table:formula="of:=[.A76]" office:value-type="float" office:value="0.2" calcext:value-type="float">
            <text:p>0,2</text:p>
          </table:table-cell>
          <table:table-cell table:formula="of:=[.L76]" office:value-type="float" office:value="0.658308331118971" calcext:value-type="float">
            <text:p>0,658308331118971</text:p>
          </table:table-cell>
          <table:table-cell table:formula="of:=[.A77]*[.B77]*[.$N$1]" office:value-type="float" office:value="0.0658308331118971" calcext:value-type="float">
            <text:p>0,065830833111897</text:p>
          </table:table-cell>
          <table:table-cell table:formula="of:=[.I76]" office:value-type="float" office:value="0.658308331118971" calcext:value-type="float">
            <text:p>0,658308331118971</text:p>
          </table:table-cell>
          <table:table-cell table:formula="of:=[.C77]*[.D77]*[.$N$1]" office:value-type="float" office:value="0.0216684929410322" calcext:value-type="float">
            <text:p>0,021668492941032</text:p>
          </table:table-cell>
          <table:table-cell table:formula="of:=[.F76]" office:value-type="float" office:value="0.4" calcext:value-type="float">
            <text:p>0,4</text:p>
          </table:table-cell>
          <table:table-cell table:formula="of:=POWER([.F77]-[.E77];2)/2" office:value-type="float" office:value="0.0715673646167549" calcext:value-type="float">
            <text:p>0,071567364616755</text:p>
          </table:table-cell>
          <table:table-cell table:formula="of:=[.G77]*[.$N$1]" office:value-type="float" office:value="0.0357836823083774" calcext:value-type="float">
            <text:p>0,035783682308378</text:p>
          </table:table-cell>
          <table:table-cell table:formula="of:=[.D77]+[.C77]*[.H77]" office:value-type="float" office:value="0.660664000737143" calcext:value-type="float">
            <text:p>0,660664000737143</text:p>
          </table:table-cell>
          <table:table-cell table:formula="of:=[.H77]*[.B77]" office:value-type="float" office:value="0.0235566961817194" calcext:value-type="float">
            <text:p>0,023556696181719</text:p>
          </table:table-cell>
          <table:table-cell table:formula="of:=[.J77]*[.$N$1]" office:value-type="float" office:value="0.0117783480908597" calcext:value-type="float">
            <text:p>0,01177834809086</text:p>
          </table:table-cell>
          <table:table-cell table:formula="of:=[.B77]+[.A77]*[.K77]" office:value-type="float" office:value="0.660664000737143" calcext:value-type="float">
            <text:p>0,660664000737143</text:p>
          </table:table-cell>
          <table:table-cell table:number-columns-repeated="2"/>
        </table:table-row>
        <table:table-row table:style-name="ro1">
          <table:table-cell table:formula="of:=[.A77]" office:value-type="float" office:value="0.2" calcext:value-type="float">
            <text:p>0,2</text:p>
          </table:table-cell>
          <table:table-cell table:formula="of:=[.L77]" office:value-type="float" office:value="0.660664000737143" calcext:value-type="float">
            <text:p>0,660664000737143</text:p>
          </table:table-cell>
          <table:table-cell table:formula="of:=[.A78]*[.B78]*[.$N$1]" office:value-type="float" office:value="0.0660664000737143" calcext:value-type="float">
            <text:p>0,066066400073714</text:p>
          </table:table-cell>
          <table:table-cell table:formula="of:=[.I77]" office:value-type="float" office:value="0.660664000737143" calcext:value-type="float">
            <text:p>0,660664000737143</text:p>
          </table:table-cell>
          <table:table-cell table:formula="of:=[.C78]*[.D78]*[.$N$1]" office:value-type="float" office:value="0.0218238460935004" calcext:value-type="float">
            <text:p>0,0218238460935</text:p>
          </table:table-cell>
          <table:table-cell table:formula="of:=[.F77]" office:value-type="float" office:value="0.4" calcext:value-type="float">
            <text:p>0,4</text:p>
          </table:table-cell>
          <table:table-cell table:formula="of:=POWER([.F78]-[.E78];2)/2" office:value-type="float" office:value="0.0715086016917563" calcext:value-type="float">
            <text:p>0,071508601691756</text:p>
          </table:table-cell>
          <table:table-cell table:formula="of:=[.G78]*[.$N$1]" office:value-type="float" office:value="0.0357543008458781" calcext:value-type="float">
            <text:p>0,035754300845878</text:p>
          </table:table-cell>
          <table:table-cell table:formula="of:=[.D78]+[.C78]*[.H78]" office:value-type="float" office:value="0.663026158681182" calcext:value-type="float">
            <text:p>0,663026158681182</text:p>
          </table:table-cell>
          <table:table-cell table:formula="of:=[.H78]*[.B78]" office:value-type="float" office:value="0.0236215794403972" calcext:value-type="float">
            <text:p>0,023621579440397</text:p>
          </table:table-cell>
          <table:table-cell table:formula="of:=[.J78]*[.$N$1]" office:value-type="float" office:value="0.0118107897201986" calcext:value-type="float">
            <text:p>0,011810789720199</text:p>
          </table:table-cell>
          <table:table-cell table:formula="of:=[.B78]+[.A78]*[.K78]" office:value-type="float" office:value="0.663026158681182" calcext:value-type="float">
            <text:p>0,663026158681182</text:p>
          </table:table-cell>
          <table:table-cell table:number-columns-repeated="2"/>
        </table:table-row>
        <table:table-row table:style-name="ro1">
          <table:table-cell table:formula="of:=[.A78]" office:value-type="float" office:value="0.2" calcext:value-type="float">
            <text:p>0,2</text:p>
          </table:table-cell>
          <table:table-cell table:formula="of:=[.L78]" office:value-type="float" office:value="0.663026158681182" calcext:value-type="float">
            <text:p>0,663026158681182</text:p>
          </table:table-cell>
          <table:table-cell table:formula="of:=[.A79]*[.B79]*[.$N$1]" office:value-type="float" office:value="0.0663026158681182" calcext:value-type="float">
            <text:p>0,066302615868118</text:p>
          </table:table-cell>
          <table:table-cell table:formula="of:=[.I78]" office:value-type="float" office:value="0.663026158681182" calcext:value-type="float">
            <text:p>0,663026158681182</text:p>
          </table:table-cell>
          <table:table-cell table:formula="of:=[.C79]*[.D79]*[.$N$1]" office:value-type="float" office:value="0.0219801843547762" calcext:value-type="float">
            <text:p>0,021980184354776</text:p>
          </table:table-cell>
          <table:table-cell table:formula="of:=[.F78]" office:value-type="float" office:value="0.4" calcext:value-type="float">
            <text:p>0,4</text:p>
          </table:table-cell>
          <table:table-cell table:formula="of:=POWER([.F79]-[.E79];2)/2" office:value-type="float" office:value="0.0714494905102245" calcext:value-type="float">
            <text:p>0,071449490510225</text:p>
          </table:table-cell>
          <table:table-cell table:formula="of:=[.G79]*[.$N$1]" office:value-type="float" office:value="0.0357247452551122" calcext:value-type="float">
            <text:p>0,035724745255112</text:p>
          </table:table-cell>
          <table:table-cell table:formula="of:=[.D79]+[.C79]*[.H79]" office:value-type="float" office:value="0.665394802742818" calcext:value-type="float">
            <text:p>0,665394802742818</text:p>
          </table:table-cell>
          <table:table-cell table:formula="of:=[.H79]*[.B79]" office:value-type="float" office:value="0.0236864406163609" calcext:value-type="float">
            <text:p>0,023686440616361</text:p>
          </table:table-cell>
          <table:table-cell table:formula="of:=[.J79]*[.$N$1]" office:value-type="float" office:value="0.0118432203081804" calcext:value-type="float">
            <text:p>0,011843220308181</text:p>
          </table:table-cell>
          <table:table-cell table:formula="of:=[.B79]+[.A79]*[.K79]" office:value-type="float" office:value="0.665394802742818" calcext:value-type="float">
            <text:p>0,665394802742818</text:p>
          </table:table-cell>
          <table:table-cell table:number-columns-repeated="2"/>
        </table:table-row>
        <table:table-row table:style-name="ro1">
          <table:table-cell table:formula="of:=[.A79]" office:value-type="float" office:value="0.2" calcext:value-type="float">
            <text:p>0,2</text:p>
          </table:table-cell>
          <table:table-cell table:formula="of:=[.L79]" office:value-type="float" office:value="0.665394802742818" calcext:value-type="float">
            <text:p>0,665394802742818</text:p>
          </table:table-cell>
          <table:table-cell table:formula="of:=[.A80]*[.B80]*[.$N$1]" office:value-type="float" office:value="0.0665394802742818" calcext:value-type="float">
            <text:p>0,066539480274282</text:p>
          </table:table-cell>
          <table:table-cell table:formula="of:=[.I79]" office:value-type="float" office:value="0.665394802742818" calcext:value-type="float">
            <text:p>0,665394802742818</text:p>
          </table:table-cell>
          <table:table-cell table:formula="of:=[.C80]*[.D80]*[.$N$1]" office:value-type="float" office:value="0.0221375121758577" calcext:value-type="float">
            <text:p>0,022137512175858</text:p>
          </table:table-cell>
          <table:table-cell table:formula="of:=[.F79]" office:value-type="float" office:value="0.4" calcext:value-type="float">
            <text:p>0,4</text:p>
          </table:table-cell>
          <table:table-cell table:formula="of:=POWER([.F80]-[.E80];2)/2" office:value-type="float" office:value="0.0713900298523251" calcext:value-type="float">
            <text:p>0,071390029852325</text:p>
          </table:table-cell>
          <table:table-cell table:formula="of:=[.G80]*[.$N$1]" office:value-type="float" office:value="0.0356950149261625" calcext:value-type="float">
            <text:p>0,035695014926163</text:p>
          </table:table-cell>
          <table:table-cell table:formula="of:=[.D80]+[.C80]*[.H80]" office:value-type="float" office:value="0.667769930484388" calcext:value-type="float">
            <text:p>0,667769930484388</text:p>
          </table:table-cell>
          <table:table-cell table:formula="of:=[.H80]*[.B80]" office:value-type="float" office:value="0.0237512774156959" calcext:value-type="float">
            <text:p>0,023751277415696</text:p>
          </table:table-cell>
          <table:table-cell table:formula="of:=[.J80]*[.$N$1]" office:value-type="float" office:value="0.0118756387078479" calcext:value-type="float">
            <text:p>0,011875638707848</text:p>
          </table:table-cell>
          <table:table-cell table:formula="of:=[.B80]+[.A80]*[.K80]" office:value-type="float" office:value="0.667769930484388" calcext:value-type="float">
            <text:p>0,667769930484388</text:p>
          </table:table-cell>
          <table:table-cell table:number-columns-repeated="2"/>
        </table:table-row>
        <table:table-row table:style-name="ro1">
          <table:table-cell table:formula="of:=[.A80]" office:value-type="float" office:value="0.2" calcext:value-type="float">
            <text:p>0,2</text:p>
          </table:table-cell>
          <table:table-cell table:formula="of:=[.L80]" office:value-type="float" office:value="0.667769930484388" calcext:value-type="float">
            <text:p>0,667769930484388</text:p>
          </table:table-cell>
          <table:table-cell table:formula="of:=[.A81]*[.B81]*[.$N$1]" office:value-type="float" office:value="0.0667769930484388" calcext:value-type="float">
            <text:p>0,066776993048439</text:p>
          </table:table-cell>
          <table:table-cell table:formula="of:=[.I80]" office:value-type="float" office:value="0.667769930484388" calcext:value-type="float">
            <text:p>0,667769930484388</text:p>
          </table:table-cell>
          <table:table-cell table:formula="of:=[.C81]*[.D81]*[.$N$1]" office:value-type="float" office:value="0.0222958340029562" calcext:value-type="float">
            <text:p>0,022295834002956</text:p>
          </table:table-cell>
          <table:table-cell table:formula="of:=[.F80]" office:value-type="float" office:value="0.4" calcext:value-type="float">
            <text:p>0,4</text:p>
          </table:table-cell>
          <table:table-cell table:formula="of:=POWER([.F81]-[.E81];2)/2" office:value-type="float" office:value="0.0713302185057612" calcext:value-type="float">
            <text:p>0,071330218505761</text:p>
          </table:table-cell>
          <table:table-cell table:formula="of:=[.G81]*[.$N$1]" office:value-type="float" office:value="0.0356651092528806" calcext:value-type="float">
            <text:p>0,035665109252881</text:p>
          </table:table-cell>
          <table:table-cell table:formula="of:=[.D81]+[.C81]*[.H81]" office:value-type="float" office:value="0.670151539237039" calcext:value-type="float">
            <text:p>0,670151539237039</text:p>
          </table:table-cell>
          <table:table-cell table:formula="of:=[.H81]*[.B81]" office:value-type="float" office:value="0.0238160875265142" calcext:value-type="float">
            <text:p>0,023816087526514</text:p>
          </table:table-cell>
          <table:table-cell table:formula="of:=[.J81]*[.$N$1]" office:value-type="float" office:value="0.0119080437632571" calcext:value-type="float">
            <text:p>0,011908043763257</text:p>
          </table:table-cell>
          <table:table-cell table:formula="of:=[.B81]+[.A81]*[.K81]" office:value-type="float" office:value="0.670151539237039" calcext:value-type="float">
            <text:p>0,670151539237039</text:p>
          </table:table-cell>
          <table:table-cell table:number-columns-repeated="2"/>
        </table:table-row>
        <table:table-row table:style-name="ro1">
          <table:table-cell table:formula="of:=[.A81]" office:value-type="float" office:value="0.2" calcext:value-type="float">
            <text:p>0,2</text:p>
          </table:table-cell>
          <table:table-cell table:formula="of:=[.L81]" office:value-type="float" office:value="0.670151539237039" calcext:value-type="float">
            <text:p>0,670151539237039</text:p>
          </table:table-cell>
          <table:table-cell table:formula="of:=[.A82]*[.B82]*[.$N$1]" office:value-type="float" office:value="0.0670151539237039" calcext:value-type="float">
            <text:p>0,067015153923704</text:p>
          </table:table-cell>
          <table:table-cell table:formula="of:=[.I81]" office:value-type="float" office:value="0.670151539237039" calcext:value-type="float">
            <text:p>0,670151539237039</text:p>
          </table:table-cell>
          <table:table-cell table:formula="of:=[.C82]*[.D82]*[.$N$1]" office:value-type="float" office:value="0.0224551542770886" calcext:value-type="float">
            <text:p>0,022455154277089</text:p>
          </table:table-cell>
          <table:table-cell table:formula="of:=[.F81]" office:value-type="float" office:value="0.4" calcext:value-type="float">
            <text:p>0,4</text:p>
          </table:table-cell>
          <table:table-cell table:formula="of:=POWER([.F82]-[.E82];2)/2" office:value-type="float" office:value="0.0712700552659685" calcext:value-type="float">
            <text:p>0,071270055265969</text:p>
          </table:table-cell>
          <table:table-cell table:formula="of:=[.G82]*[.$N$1]" office:value-type="float" office:value="0.0356350276329842" calcext:value-type="float">
            <text:p>0,035635027632984</text:p>
          </table:table-cell>
          <table:table-cell table:formula="of:=[.D82]+[.C82]*[.H82]" office:value-type="float" office:value="0.672539626098939" calcext:value-type="float">
            <text:p>0,672539626098939</text:p>
          </table:table-cell>
          <table:table-cell table:formula="of:=[.H82]*[.B82]" office:value-type="float" office:value="0.0238808686189988" calcext:value-type="float">
            <text:p>0,023880868618999</text:p>
          </table:table-cell>
          <table:table-cell table:formula="of:=[.J82]*[.$N$1]" office:value-type="float" office:value="0.0119404343094994" calcext:value-type="float">
            <text:p>0,011940434309499</text:p>
          </table:table-cell>
          <table:table-cell table:formula="of:=[.B82]+[.A82]*[.K82]" office:value-type="float" office:value="0.672539626098939" calcext:value-type="float">
            <text:p>0,672539626098939</text:p>
          </table:table-cell>
          <table:table-cell table:number-columns-repeated="2"/>
        </table:table-row>
        <table:table-row table:style-name="ro1">
          <table:table-cell table:formula="of:=[.A82]" office:value-type="float" office:value="0.2" calcext:value-type="float">
            <text:p>0,2</text:p>
          </table:table-cell>
          <table:table-cell table:formula="of:=[.L82]" office:value-type="float" office:value="0.672539626098939" calcext:value-type="float">
            <text:p>0,672539626098939</text:p>
          </table:table-cell>
          <table:table-cell table:formula="of:=[.A83]*[.B83]*[.$N$1]" office:value-type="float" office:value="0.0672539626098939" calcext:value-type="float">
            <text:p>0,067253962609894</text:p>
          </table:table-cell>
          <table:table-cell table:formula="of:=[.I82]" office:value-type="float" office:value="0.672539626098939" calcext:value-type="float">
            <text:p>0,672539626098939</text:p>
          </table:table-cell>
          <table:table-cell table:formula="of:=[.C83]*[.D83]*[.$N$1]" office:value-type="float" office:value="0.022615477433665" calcext:value-type="float">
            <text:p>0,022615477433665</text:p>
          </table:table-cell>
          <table:table-cell table:formula="of:=[.F82]" office:value-type="float" office:value="0.4" calcext:value-type="float">
            <text:p>0,4</text:p>
          </table:table-cell>
          <table:table-cell table:formula="of:=POWER([.F83]-[.E83];2)/2" office:value-type="float" office:value="0.0712095389363103" calcext:value-type="float">
            <text:p>0,07120953893631</text:p>
          </table:table-cell>
          <table:table-cell table:formula="of:=[.G83]*[.$N$1]" office:value-type="float" office:value="0.0356047694681551" calcext:value-type="float">
            <text:p>0,035604769468155</text:p>
          </table:table-cell>
          <table:table-cell table:formula="of:=[.D83]+[.C83]*[.H83]" office:value-type="float" office:value="0.674934187933484" calcext:value-type="float">
            <text:p>0,674934187933484</text:p>
          </table:table-cell>
          <table:table-cell table:formula="of:=[.H83]*[.B83]" office:value-type="float" office:value="0.023945618345452" calcext:value-type="float">
            <text:p>0,023945618345452</text:p>
          </table:table-cell>
          <table:table-cell table:formula="of:=[.J83]*[.$N$1]" office:value-type="float" office:value="0.011972809172726" calcext:value-type="float">
            <text:p>0,011972809172726</text:p>
          </table:table-cell>
          <table:table-cell table:formula="of:=[.B83]+[.A83]*[.K83]" office:value-type="float" office:value="0.674934187933484" calcext:value-type="float">
            <text:p>0,674934187933484</text:p>
          </table:table-cell>
          <table:table-cell table:number-columns-repeated="2"/>
        </table:table-row>
        <table:table-row table:style-name="ro1">
          <table:table-cell table:formula="of:=[.A83]" office:value-type="float" office:value="0.2" calcext:value-type="float">
            <text:p>0,2</text:p>
          </table:table-cell>
          <table:table-cell table:formula="of:=[.L83]" office:value-type="float" office:value="0.674934187933484" calcext:value-type="float">
            <text:p>0,674934187933484</text:p>
          </table:table-cell>
          <table:table-cell table:formula="of:=[.A84]*[.B84]*[.$N$1]" office:value-type="float" office:value="0.0674934187933484" calcext:value-type="float">
            <text:p>0,067493418793349</text:p>
          </table:table-cell>
          <table:table-cell table:formula="of:=[.I83]" office:value-type="float" office:value="0.674934187933484" calcext:value-type="float">
            <text:p>0,674934187933484</text:p>
          </table:table-cell>
          <table:table-cell table:formula="of:=[.C84]*[.D84]*[.$N$1]" office:value-type="float" office:value="0.0227768079020716" calcext:value-type="float">
            <text:p>0,022776807902072</text:p>
          </table:table-cell>
          <table:table-cell table:formula="of:=[.F83]" office:value-type="float" office:value="0.4" calcext:value-type="float">
            <text:p>0,4</text:p>
          </table:table-cell>
          <table:table-cell table:formula="of:=POWER([.F84]-[.E84];2)/2" office:value-type="float" office:value="0.0711486683282753" calcext:value-type="float">
            <text:p>0,071148668328275</text:p>
          </table:table-cell>
          <table:table-cell table:formula="of:=[.G84]*[.$N$1]" office:value-type="float" office:value="0.0355743341641377" calcext:value-type="float">
            <text:p>0,035574334164138</text:p>
          </table:table-cell>
          <table:table-cell table:formula="of:=[.D84]+[.C84]*[.H84]" office:value-type="float" office:value="0.677335221367519" calcext:value-type="float">
            <text:p>0,677335221367519</text:p>
          </table:table-cell>
          <table:table-cell table:formula="of:=[.H84]*[.B84]" office:value-type="float" office:value="0.0240103343403466" calcext:value-type="float">
            <text:p>0,024010334340347</text:p>
          </table:table-cell>
          <table:table-cell table:formula="of:=[.J84]*[.$N$1]" office:value-type="float" office:value="0.0120051671701733" calcext:value-type="float">
            <text:p>0,012005167170173</text:p>
          </table:table-cell>
          <table:table-cell table:formula="of:=[.B84]+[.A84]*[.K84]" office:value-type="float" office:value="0.677335221367519" calcext:value-type="float">
            <text:p>0,677335221367519</text:p>
          </table:table-cell>
          <table:table-cell table:number-columns-repeated="2"/>
        </table:table-row>
        <table:table-row table:style-name="ro1">
          <table:table-cell table:formula="of:=[.A84]" office:value-type="float" office:value="0.2" calcext:value-type="float">
            <text:p>0,2</text:p>
          </table:table-cell>
          <table:table-cell table:formula="of:=[.L84]" office:value-type="float" office:value="0.677335221367519" calcext:value-type="float">
            <text:p>0,677335221367519</text:p>
          </table:table-cell>
          <table:table-cell table:formula="of:=[.A85]*[.B85]*[.$N$1]" office:value-type="float" office:value="0.0677335221367519" calcext:value-type="float">
            <text:p>0,067733522136752</text:p>
          </table:table-cell>
          <table:table-cell table:formula="of:=[.I84]" office:value-type="float" office:value="0.677335221367519" calcext:value-type="float">
            <text:p>0,677335221367519</text:p>
          </table:table-cell>
          <table:table-cell table:formula="of:=[.C85]*[.D85]*[.$N$1]" office:value-type="float" office:value="0.0229391501052493" calcext:value-type="float">
            <text:p>0,022939150105249</text:p>
          </table:table-cell>
          <table:table-cell table:formula="of:=[.F84]" office:value-type="float" office:value="0.4" calcext:value-type="float">
            <text:p>0,4</text:p>
          </table:table-cell>
          <table:table-cell table:formula="of:=POWER([.F85]-[.E85];2)/2" office:value-type="float" office:value="0.0710874422616759" calcext:value-type="float">
            <text:p>0,071087442261676</text:p>
          </table:table-cell>
          <table:table-cell table:formula="of:=[.G85]*[.$N$1]" office:value-type="float" office:value="0.0355437211308379" calcext:value-type="float">
            <text:p>0,035543721130838</text:p>
          </table:table-cell>
          <table:table-cell table:formula="of:=[.D85]+[.C85]*[.H85]" office:value-type="float" office:value="0.679742722789557" calcext:value-type="float">
            <text:p>0,679742722789557</text:p>
          </table:table-cell>
          <table:table-cell table:formula="of:=[.H85]*[.B85]" office:value-type="float" office:value="0.0240750142203815" calcext:value-type="float">
            <text:p>0,024075014220382</text:p>
          </table:table-cell>
          <table:table-cell table:formula="of:=[.J85]*[.$N$1]" office:value-type="float" office:value="0.0120375071101907" calcext:value-type="float">
            <text:p>0,012037507110191</text:p>
          </table:table-cell>
          <table:table-cell table:formula="of:=[.B85]+[.A85]*[.K85]" office:value-type="float" office:value="0.679742722789557" calcext:value-type="float">
            <text:p>0,679742722789557</text:p>
          </table:table-cell>
          <table:table-cell table:number-columns-repeated="2"/>
        </table:table-row>
        <table:table-row table:style-name="ro1">
          <table:table-cell table:formula="of:=[.A85]" office:value-type="float" office:value="0.2" calcext:value-type="float">
            <text:p>0,2</text:p>
          </table:table-cell>
          <table:table-cell table:formula="of:=[.L85]" office:value-type="float" office:value="0.679742722789557" calcext:value-type="float">
            <text:p>0,679742722789557</text:p>
          </table:table-cell>
          <table:table-cell table:formula="of:=[.A86]*[.B86]*[.$N$1]" office:value-type="float" office:value="0.0679742722789557" calcext:value-type="float">
            <text:p>0,067974272278956</text:p>
          </table:table-cell>
          <table:table-cell table:formula="of:=[.I85]" office:value-type="float" office:value="0.679742722789557" calcext:value-type="float">
            <text:p>0,679742722789557</text:p>
          </table:table-cell>
          <table:table-cell table:formula="of:=[.C86]*[.D86]*[.$N$1]" office:value-type="float" office:value="0.023102508459268" calcext:value-type="float">
            <text:p>0,023102508459268</text:p>
          </table:table-cell>
          <table:table-cell table:formula="of:=[.F85]" office:value-type="float" office:value="0.4" calcext:value-type="float">
            <text:p>0,4</text:p>
          </table:table-cell>
          <table:table-cell table:formula="of:=POWER([.F86]-[.E86];2)/2" office:value-type="float" office:value="0.0710258595648481" calcext:value-type="float">
            <text:p>0,071025859564848</text:p>
          </table:table-cell>
          <table:table-cell table:formula="of:=[.G86]*[.$N$1]" office:value-type="float" office:value="0.035512929782424" calcext:value-type="float">
            <text:p>0,035512929782424</text:p>
          </table:table-cell>
          <table:table-cell table:formula="of:=[.D86]+[.C86]*[.H86]" office:value-type="float" office:value="0.682156688348011" calcext:value-type="float">
            <text:p>0,682156688348011</text:p>
          </table:table-cell>
          <table:table-cell table:formula="of:=[.H86]*[.B86]" office:value-type="float" office:value="0.0241396555845393" calcext:value-type="float">
            <text:p>0,024139655584539</text:p>
          </table:table-cell>
          <table:table-cell table:formula="of:=[.J86]*[.$N$1]" office:value-type="float" office:value="0.0120698277922696" calcext:value-type="float">
            <text:p>0,01206982779227</text:p>
          </table:table-cell>
          <table:table-cell table:formula="of:=[.B86]+[.A86]*[.K86]" office:value-type="float" office:value="0.682156688348011" calcext:value-type="float">
            <text:p>0,682156688348011</text:p>
          </table:table-cell>
          <table:table-cell table:number-columns-repeated="2"/>
        </table:table-row>
        <table:table-row table:style-name="ro1">
          <table:table-cell table:formula="of:=[.A86]" office:value-type="float" office:value="0.2" calcext:value-type="float">
            <text:p>0,2</text:p>
          </table:table-cell>
          <table:table-cell table:formula="of:=[.L86]" office:value-type="float" office:value="0.682156688348011" calcext:value-type="float">
            <text:p>0,682156688348011</text:p>
          </table:table-cell>
          <table:table-cell table:formula="of:=[.A87]*[.B87]*[.$N$1]" office:value-type="float" office:value="0.0682156688348011" calcext:value-type="float">
            <text:p>0,068215668834801</text:p>
          </table:table-cell>
          <table:table-cell table:formula="of:=[.I86]" office:value-type="float" office:value="0.682156688348011" calcext:value-type="float">
            <text:p>0,682156688348011</text:p>
          </table:table-cell>
          <table:table-cell table:formula="of:=[.C87]*[.D87]*[.$N$1]" office:value-type="float" office:value="0.0232668873728963" calcext:value-type="float">
            <text:p>0,023266887372896</text:p>
          </table:table-cell>
          <table:table-cell table:formula="of:=[.F86]" office:value-type="float" office:value="0.4" calcext:value-type="float">
            <text:p>0,4</text:p>
          </table:table-cell>
          <table:table-cell table:formula="of:=POWER([.F87]-[.E87];2)/2" office:value-type="float" office:value="0.070963919074853" calcext:value-type="float">
            <text:p>0,070963919074853</text:p>
          </table:table-cell>
          <table:table-cell table:formula="of:=[.G87]*[.$N$1]" office:value-type="float" office:value="0.0354819595374265" calcext:value-type="float">
            <text:p>0,035481959537427</text:p>
          </table:table-cell>
          <table:table-cell table:formula="of:=[.D87]+[.C87]*[.H87]" office:value-type="float" office:value="0.684577113949426" calcext:value-type="float">
            <text:p>0,684577113949426</text:p>
          </table:table-cell>
          <table:table-cell table:formula="of:=[.H87]*[.B87]" office:value-type="float" office:value="0.024204256014149" calcext:value-type="float">
            <text:p>0,024204256014149</text:p>
          </table:table-cell>
          <table:table-cell table:formula="of:=[.J87]*[.$N$1]" office:value-type="float" office:value="0.0121021280070745" calcext:value-type="float">
            <text:p>0,012102128007075</text:p>
          </table:table-cell>
          <table:table-cell table:formula="of:=[.B87]+[.A87]*[.K87]" office:value-type="float" office:value="0.684577113949426" calcext:value-type="float">
            <text:p>0,684577113949426</text:p>
          </table:table-cell>
          <table:table-cell table:number-columns-repeated="2"/>
        </table:table-row>
        <table:table-row table:style-name="ro1">
          <table:table-cell table:formula="of:=[.A87]" office:value-type="float" office:value="0.2" calcext:value-type="float">
            <text:p>0,2</text:p>
          </table:table-cell>
          <table:table-cell table:formula="of:=[.L87]" office:value-type="float" office:value="0.684577113949426" calcext:value-type="float">
            <text:p>0,684577113949426</text:p>
          </table:table-cell>
          <table:table-cell table:formula="of:=[.A88]*[.B88]*[.$N$1]" office:value-type="float" office:value="0.0684577113949426" calcext:value-type="float">
            <text:p>0,068457711394943</text:p>
          </table:table-cell>
          <table:table-cell table:formula="of:=[.I87]" office:value-type="float" office:value="0.684577113949426" calcext:value-type="float">
            <text:p>0,684577113949426</text:p>
          </table:table-cell>
          <table:table-cell table:formula="of:=[.C88]*[.D88]*[.$N$1]" office:value-type="float" office:value="0.0234322912471663" calcext:value-type="float">
            <text:p>0,023432291247166</text:p>
          </table:table-cell>
          <table:table-cell table:formula="of:=[.F87]" office:value-type="float" office:value="0.4" calcext:value-type="float">
            <text:p>0,4</text:p>
          </table:table-cell>
          <table:table-cell table:formula="of:=POWER([.F88]-[.E88];2)/2" office:value-type="float" office:value="0.0709016196376795" calcext:value-type="float">
            <text:p>0,07090161963768</text:p>
          </table:table-cell>
          <table:table-cell table:formula="of:=[.G88]*[.$N$1]" office:value-type="float" office:value="0.0354508098188397" calcext:value-type="float">
            <text:p>0,03545080981884</text:p>
          </table:table-cell>
          <table:table-cell table:formula="of:=[.D88]+[.C88]*[.H88]" office:value-type="float" office:value="0.687003995256721" calcext:value-type="float">
            <text:p>0,687003995256721</text:p>
          </table:table-cell>
          <table:table-cell table:formula="of:=[.H88]*[.B88]" office:value-type="float" office:value="0.0242688130729513" calcext:value-type="float">
            <text:p>0,024268813072951</text:p>
          </table:table-cell>
          <table:table-cell table:formula="of:=[.J88]*[.$N$1]" office:value-type="float" office:value="0.0121344065364756" calcext:value-type="float">
            <text:p>0,012134406536476</text:p>
          </table:table-cell>
          <table:table-cell table:formula="of:=[.B88]+[.A88]*[.K88]" office:value-type="float" office:value="0.687003995256721" calcext:value-type="float">
            <text:p>0,687003995256721</text:p>
          </table:table-cell>
          <table:table-cell table:number-columns-repeated="2"/>
        </table:table-row>
        <table:table-row table:style-name="ro1">
          <table:table-cell table:formula="of:=[.A88]" office:value-type="float" office:value="0.2" calcext:value-type="float">
            <text:p>0,2</text:p>
          </table:table-cell>
          <table:table-cell table:formula="of:=[.L88]" office:value-type="float" office:value="0.687003995256721" calcext:value-type="float">
            <text:p>0,687003995256721</text:p>
          </table:table-cell>
          <table:table-cell table:formula="of:=[.A89]*[.B89]*[.$N$1]" office:value-type="float" office:value="0.0687003995256721" calcext:value-type="float">
            <text:p>0,068700399525672</text:p>
          </table:table-cell>
          <table:table-cell table:formula="of:=[.I88]" office:value-type="float" office:value="0.687003995256721" calcext:value-type="float">
            <text:p>0,687003995256721</text:p>
          </table:table-cell>
          <table:table-cell table:formula="of:=[.C89]*[.D89]*[.$N$1]" office:value-type="float" office:value="0.0235987244749348" calcext:value-type="float">
            <text:p>0,023598724474935</text:p>
          </table:table-cell>
          <table:table-cell table:formula="of:=[.F88]" office:value-type="float" office:value="0.4" calcext:value-type="float">
            <text:p>0,4</text:p>
          </table:table-cell>
          <table:table-cell table:formula="of:=POWER([.F89]-[.E89];2)/2" office:value-type="float" office:value="0.070838960108448" calcext:value-type="float">
            <text:p>0,070838960108448</text:p>
          </table:table-cell>
          <table:table-cell table:formula="of:=[.G89]*[.$N$1]" office:value-type="float" office:value="0.035419480054224" calcext:value-type="float">
            <text:p>0,035419480054224</text:p>
          </table:table-cell>
          <table:table-cell table:formula="of:=[.D89]+[.C89]*[.H89]" office:value-type="float" office:value="0.689437327687438" calcext:value-type="float">
            <text:p>0,689437327687438</text:p>
          </table:table-cell>
          <table:table-cell table:formula="of:=[.H89]*[.B89]" office:value-type="float" office:value="0.0243333243071676" calcext:value-type="float">
            <text:p>0,024333324307168</text:p>
          </table:table-cell>
          <table:table-cell table:formula="of:=[.J89]*[.$N$1]" office:value-type="float" office:value="0.0121666621535838" calcext:value-type="float">
            <text:p>0,012166662153584</text:p>
          </table:table-cell>
          <table:table-cell table:formula="of:=[.B89]+[.A89]*[.K89]" office:value-type="float" office:value="0.689437327687438" calcext:value-type="float">
            <text:p>0,689437327687438</text:p>
          </table:table-cell>
          <table:table-cell table:number-columns-repeated="2"/>
        </table:table-row>
        <table:table-row table:style-name="ro1">
          <table:table-cell table:formula="of:=[.A89]" office:value-type="float" office:value="0.2" calcext:value-type="float">
            <text:p>0,2</text:p>
          </table:table-cell>
          <table:table-cell table:formula="of:=[.L89]" office:value-type="float" office:value="0.689437327687438" calcext:value-type="float">
            <text:p>0,689437327687438</text:p>
          </table:table-cell>
          <table:table-cell table:formula="of:=[.A90]*[.B90]*[.$N$1]" office:value-type="float" office:value="0.0689437327687438" calcext:value-type="float">
            <text:p>0,068943732768744</text:p>
          </table:table-cell>
          <table:table-cell table:formula="of:=[.I89]" office:value-type="float" office:value="0.689437327687438" calcext:value-type="float">
            <text:p>0,689437327687438</text:p>
          </table:table-cell>
          <table:table-cell table:formula="of:=[.C90]*[.D90]*[.$N$1]" office:value-type="float" office:value="0.0237661914404398" calcext:value-type="float">
            <text:p>0,02376619144044</text:p>
          </table:table-cell>
          <table:table-cell table:formula="of:=[.F89]" office:value-type="float" office:value="0.4" calcext:value-type="float">
            <text:p>0,4</text:p>
          </table:table-cell>
          <table:table-cell table:formula="of:=POWER([.F90]-[.E90];2)/2" office:value-type="float" office:value="0.0707759393516159" calcext:value-type="float">
            <text:p>0,070775939351616</text:p>
          </table:table-cell>
          <table:table-cell table:formula="of:=[.G90]*[.$N$1]" office:value-type="float" office:value="0.035387969675808" calcext:value-type="float">
            <text:p>0,035387969675808</text:p>
          </table:table-cell>
          <table:table-cell table:formula="of:=[.D90]+[.C90]*[.H90]" office:value-type="float" office:value="0.691877106411995" calcext:value-type="float">
            <text:p>0,691877106411995</text:p>
          </table:table-cell>
          <table:table-cell table:formula="of:=[.H90]*[.B90]" office:value-type="float" office:value="0.0243977872455731" calcext:value-type="float">
            <text:p>0,024397787245573</text:p>
          </table:table-cell>
          <table:table-cell table:formula="of:=[.J90]*[.$N$1]" office:value-type="float" office:value="0.0121988936227866" calcext:value-type="float">
            <text:p>0,012198893622787</text:p>
          </table:table-cell>
          <table:table-cell table:formula="of:=[.B90]+[.A90]*[.K90]" office:value-type="float" office:value="0.691877106411995" calcext:value-type="float">
            <text:p>0,691877106411995</text:p>
          </table:table-cell>
          <table:table-cell table:number-columns-repeated="2"/>
        </table:table-row>
        <table:table-row table:style-name="ro1">
          <table:table-cell table:formula="of:=[.A90]" office:value-type="float" office:value="0.2" calcext:value-type="float">
            <text:p>0,2</text:p>
          </table:table-cell>
          <table:table-cell table:formula="of:=[.L90]" office:value-type="float" office:value="0.691877106411995" calcext:value-type="float">
            <text:p>0,691877106411995</text:p>
          </table:table-cell>
          <table:table-cell table:formula="of:=[.A91]*[.B91]*[.$N$1]" office:value-type="float" office:value="0.0691877106411995" calcext:value-type="float">
            <text:p>0,0691877106412</text:p>
          </table:table-cell>
          <table:table-cell table:formula="of:=[.I90]" office:value-type="float" office:value="0.691877106411995" calcext:value-type="float">
            <text:p>0,691877106411995</text:p>
          </table:table-cell>
          <table:table-cell table:formula="of:=[.C91]*[.D91]*[.$N$1]" office:value-type="float" office:value="0.0239346965188518" calcext:value-type="float">
            <text:p>0,023934696518852</text:p>
          </table:table-cell>
          <table:table-cell table:formula="of:=[.F90]" office:value-type="float" office:value="0.4" calcext:value-type="float">
            <text:p>0,4</text:p>
          </table:table-cell>
          <table:table-cell table:formula="of:=POWER([.F91]-[.E91];2)/2" office:value-type="float" office:value="0.0707125562411841" calcext:value-type="float">
            <text:p>0,070712556241184</text:p>
          </table:table-cell>
          <table:table-cell table:formula="of:=[.G91]*[.$N$1]" office:value-type="float" office:value="0.035356278120592" calcext:value-type="float">
            <text:p>0,035356278120592</text:p>
          </table:table-cell>
          <table:table-cell table:formula="of:=[.D91]+[.C91]*[.H91]" office:value-type="float" office:value="0.694323326351952" calcext:value-type="float">
            <text:p>0,694323326351952</text:p>
          </table:table-cell>
          <table:table-cell table:formula="of:=[.H91]*[.B91]" office:value-type="float" office:value="0.024462199399573" calcext:value-type="float">
            <text:p>0,024462199399573</text:p>
          </table:table-cell>
          <table:table-cell table:formula="of:=[.J91]*[.$N$1]" office:value-type="float" office:value="0.0122310996997865" calcext:value-type="float">
            <text:p>0,012231099699787</text:p>
          </table:table-cell>
          <table:table-cell table:formula="of:=[.B91]+[.A91]*[.K91]" office:value-type="float" office:value="0.694323326351952" calcext:value-type="float">
            <text:p>0,694323326351952</text:p>
          </table:table-cell>
          <table:table-cell table:number-columns-repeated="2"/>
        </table:table-row>
        <table:table-row table:style-name="ro1">
          <table:table-cell table:formula="of:=[.A91]" office:value-type="float" office:value="0.2" calcext:value-type="float">
            <text:p>0,2</text:p>
          </table:table-cell>
          <table:table-cell table:formula="of:=[.L91]" office:value-type="float" office:value="0.694323326351952" calcext:value-type="float">
            <text:p>0,694323326351952</text:p>
          </table:table-cell>
          <table:table-cell table:formula="of:=[.A92]*[.B92]*[.$N$1]" office:value-type="float" office:value="0.0694323326351953" calcext:value-type="float">
            <text:p>0,069432332635195</text:p>
          </table:table-cell>
          <table:table-cell table:formula="of:=[.I91]" office:value-type="float" office:value="0.694323326351952" calcext:value-type="float">
            <text:p>0,694323326351952</text:p>
          </table:table-cell>
          <table:table-cell table:formula="of:=[.C92]*[.D92]*[.$N$1]" office:value-type="float" office:value="0.024104244075822" calcext:value-type="float">
            <text:p>0,024104244075822</text:p>
          </table:table-cell>
          <table:table-cell table:formula="of:=[.F91]" office:value-type="float" office:value="0.4" calcext:value-type="float">
            <text:p>0,4</text:p>
          </table:table-cell>
          <table:table-cell table:formula="of:=POWER([.F92]-[.E92];2)/2" office:value-type="float" office:value="0.0706488096609046" calcext:value-type="float">
            <text:p>0,070648809660905</text:p>
          </table:table-cell>
          <table:table-cell table:formula="of:=[.G92]*[.$N$1]" office:value-type="float" office:value="0.0353244048304523" calcext:value-type="float">
            <text:p>0,035324404830452</text:p>
          </table:table-cell>
          <table:table-cell table:formula="of:=[.D92]+[.C92]*[.H92]" office:value-type="float" office:value="0.696775982178281" calcext:value-type="float">
            <text:p>0,696775982178281</text:p>
          </table:table-cell>
          <table:table-cell table:formula="of:=[.H92]*[.B92]" office:value-type="float" office:value="0.0245265582632826" calcext:value-type="float">
            <text:p>0,024526558263283</text:p>
          </table:table-cell>
          <table:table-cell table:formula="of:=[.J92]*[.$N$1]" office:value-type="float" office:value="0.0122632791316413" calcext:value-type="float">
            <text:p>0,012263279131641</text:p>
          </table:table-cell>
          <table:table-cell table:formula="of:=[.B92]+[.A92]*[.K92]" office:value-type="float" office:value="0.696775982178281" calcext:value-type="float">
            <text:p>0,696775982178281</text:p>
          </table:table-cell>
          <table:table-cell table:number-columns-repeated="2"/>
        </table:table-row>
        <table:table-row table:style-name="ro1">
          <table:table-cell table:formula="of:=[.A92]" office:value-type="float" office:value="0.2" calcext:value-type="float">
            <text:p>0,2</text:p>
          </table:table-cell>
          <table:table-cell table:formula="of:=[.L92]" office:value-type="float" office:value="0.696775982178281" calcext:value-type="float">
            <text:p>0,696775982178281</text:p>
          </table:table-cell>
          <table:table-cell table:formula="of:=[.A93]*[.B93]*[.$N$1]" office:value-type="float" office:value="0.0696775982178281" calcext:value-type="float">
            <text:p>0,069677598217828</text:p>
          </table:table-cell>
          <table:table-cell table:formula="of:=[.I92]" office:value-type="float" office:value="0.696775982178281" calcext:value-type="float">
            <text:p>0,696775982178281</text:p>
          </table:table-cell>
          <table:table-cell table:formula="of:=[.C93]*[.D93]*[.$N$1]" office:value-type="float" office:value="0.0242748384670254" calcext:value-type="float">
            <text:p>0,024274838467025</text:p>
          </table:table-cell>
          <table:table-cell table:formula="of:=[.F92]" office:value-type="float" office:value="0.4" calcext:value-type="float">
            <text:p>0,4</text:p>
          </table:table-cell>
          <table:table-cell table:formula="of:=POWER([.F93]-[.E93];2)/2" office:value-type="float" office:value="0.0705846985044899" calcext:value-type="float">
            <text:p>0,07058469850449</text:p>
          </table:table-cell>
          <table:table-cell table:formula="of:=[.G93]*[.$N$1]" office:value-type="float" office:value="0.035292349252245" calcext:value-type="float">
            <text:p>0,035292349252245</text:p>
          </table:table-cell>
          <table:table-cell table:formula="of:=[.D93]+[.C93]*[.H93]" office:value-type="float" office:value="0.699235068309642" calcext:value-type="float">
            <text:p>0,699235068309642</text:p>
          </table:table-cell>
          <table:table-cell table:formula="of:=[.H93]*[.B93]" office:value-type="float" office:value="0.0245908613136119" calcext:value-type="float">
            <text:p>0,024590861313612</text:p>
          </table:table-cell>
          <table:table-cell table:formula="of:=[.J93]*[.$N$1]" office:value-type="float" office:value="0.012295430656806" calcext:value-type="float">
            <text:p>0,012295430656806</text:p>
          </table:table-cell>
          <table:table-cell table:formula="of:=[.B93]+[.A93]*[.K93]" office:value-type="float" office:value="0.699235068309642" calcext:value-type="float">
            <text:p>0,699235068309642</text:p>
          </table:table-cell>
          <table:table-cell table:number-columns-repeated="2"/>
        </table:table-row>
        <table:table-row table:style-name="ro1">
          <table:table-cell table:formula="of:=[.A93]" office:value-type="float" office:value="0.2" calcext:value-type="float">
            <text:p>0,2</text:p>
          </table:table-cell>
          <table:table-cell table:formula="of:=[.L93]" office:value-type="float" office:value="0.699235068309642" calcext:value-type="float">
            <text:p>0,699235068309642</text:p>
          </table:table-cell>
          <table:table-cell table:formula="of:=[.A94]*[.B94]*[.$N$1]" office:value-type="float" office:value="0.0699235068309642" calcext:value-type="float">
            <text:p>0,069923506830964</text:p>
          </table:table-cell>
          <table:table-cell table:formula="of:=[.I93]" office:value-type="float" office:value="0.699235068309642" calcext:value-type="float">
            <text:p>0,699235068309642</text:p>
          </table:table-cell>
          <table:table-cell table:formula="of:=[.C94]*[.D94]*[.$N$1]" office:value-type="float" office:value="0.0244464840376995" calcext:value-type="float">
            <text:p>0,0244464840377</text:p>
          </table:table-cell>
          <table:table-cell table:formula="of:=[.F93]" office:value-type="float" office:value="0.4" calcext:value-type="float">
            <text:p>0,4</text:p>
          </table:table-cell>
          <table:table-cell table:formula="of:=POWER([.F94]-[.E94];2)/2" office:value-type="float" office:value="0.070520221675823" calcext:value-type="float">
            <text:p>0,070520221675823</text:p>
          </table:table-cell>
          <table:table-cell table:formula="of:=[.G94]*[.$N$1]" office:value-type="float" office:value="0.0352601108379115" calcext:value-type="float">
            <text:p>0,035260110837912</text:p>
          </table:table-cell>
          <table:table-cell table:formula="of:=[.D94]+[.C94]*[.H94]" office:value-type="float" office:value="0.701700578910677" calcext:value-type="float">
            <text:p>0,701700578910677</text:p>
          </table:table-cell>
          <table:table-cell table:formula="of:=[.H94]*[.B94]" office:value-type="float" office:value="0.0246551060103526" calcext:value-type="float">
            <text:p>0,024655106010353</text:p>
          </table:table-cell>
          <table:table-cell table:formula="of:=[.J94]*[.$N$1]" office:value-type="float" office:value="0.0123275530051763" calcext:value-type="float">
            <text:p>0,012327553005176</text:p>
          </table:table-cell>
          <table:table-cell table:formula="of:=[.B94]+[.A94]*[.K94]" office:value-type="float" office:value="0.701700578910677" calcext:value-type="float">
            <text:p>0,701700578910677</text:p>
          </table:table-cell>
          <table:table-cell table:number-columns-repeated="2"/>
        </table:table-row>
        <table:table-row table:style-name="ro1">
          <table:table-cell table:formula="of:=[.A94]" office:value-type="float" office:value="0.2" calcext:value-type="float">
            <text:p>0,2</text:p>
          </table:table-cell>
          <table:table-cell table:formula="of:=[.L94]" office:value-type="float" office:value="0.701700578910677" calcext:value-type="float">
            <text:p>0,701700578910677</text:p>
          </table:table-cell>
          <table:table-cell table:formula="of:=[.A95]*[.B95]*[.$N$1]" office:value-type="float" office:value="0.0701700578910677" calcext:value-type="float">
            <text:p>0,070170057891068</text:p>
          </table:table-cell>
          <table:table-cell table:formula="of:=[.I94]" office:value-type="float" office:value="0.701700578910677" calcext:value-type="float">
            <text:p>0,701700578910677</text:p>
          </table:table-cell>
          <table:table-cell table:formula="of:=[.C95]*[.D95]*[.$N$1]" office:value-type="float" office:value="0.024619185122179" calcext:value-type="float">
            <text:p>0,024619185122179</text:p>
          </table:table-cell>
          <table:table-cell table:formula="of:=[.F94]" office:value-type="float" office:value="0.4" calcext:value-type="float">
            <text:p>0,4</text:p>
          </table:table-cell>
          <table:table-cell table:formula="of:=POWER([.F95]-[.E95];2)/2" office:value-type="float" office:value="0.0704553780891685" calcext:value-type="float">
            <text:p>0,070455378089169</text:p>
          </table:table-cell>
          <table:table-cell table:formula="of:=[.G95]*[.$N$1]" office:value-type="float" office:value="0.0352276890445842" calcext:value-type="float">
            <text:p>0,035227689044584</text:p>
          </table:table-cell>
          <table:table-cell table:formula="of:=[.D95]+[.C95]*[.H95]" office:value-type="float" office:value="0.704172507890304" calcext:value-type="float">
            <text:p>0,704172507890304</text:p>
          </table:table-cell>
          <table:table-cell table:formula="of:=[.H95]*[.B95]" office:value-type="float" office:value="0.0247192897962701" calcext:value-type="float">
            <text:p>0,02471928979627</text:p>
          </table:table-cell>
          <table:table-cell table:formula="of:=[.J95]*[.$N$1]" office:value-type="float" office:value="0.012359644898135" calcext:value-type="float">
            <text:p>0,012359644898135</text:p>
          </table:table-cell>
          <table:table-cell table:formula="of:=[.B95]+[.A95]*[.K95]" office:value-type="float" office:value="0.704172507890304" calcext:value-type="float">
            <text:p>0,704172507890304</text:p>
          </table:table-cell>
          <table:table-cell table:number-columns-repeated="2"/>
        </table:table-row>
        <table:table-row table:style-name="ro1">
          <table:table-cell table:formula="of:=[.A95]" office:value-type="float" office:value="0.2" calcext:value-type="float">
            <text:p>0,2</text:p>
          </table:table-cell>
          <table:table-cell table:formula="of:=[.L95]" office:value-type="float" office:value="0.704172507890304" calcext:value-type="float">
            <text:p>0,704172507890304</text:p>
          </table:table-cell>
          <table:table-cell table:formula="of:=[.A96]*[.B96]*[.$N$1]" office:value-type="float" office:value="0.0704172507890304" calcext:value-type="float">
            <text:p>0,070417250789031</text:p>
          </table:table-cell>
          <table:table-cell table:formula="of:=[.I95]" office:value-type="float" office:value="0.704172507890304" calcext:value-type="float">
            <text:p>0,704172507890304</text:p>
          </table:table-cell>
          <table:table-cell table:formula="of:=[.C96]*[.D96]*[.$N$1]" office:value-type="float" office:value="0.024792946043426" calcext:value-type="float">
            <text:p>0,024792946043426</text:p>
          </table:table-cell>
          <table:table-cell table:formula="of:=[.F95]" office:value-type="float" office:value="0.4" calcext:value-type="float">
            <text:p>0,4</text:p>
          </table:table-cell>
          <table:table-cell table:formula="of:=POWER([.F96]-[.E96];2)/2" office:value-type="float" office:value="0.0703901666693857" calcext:value-type="float">
            <text:p>0,070390166669386</text:p>
          </table:table-cell>
          <table:table-cell table:formula="of:=[.G96]*[.$N$1]" office:value-type="float" office:value="0.0351950833346929" calcext:value-type="float">
            <text:p>0,035195083334693</text:p>
          </table:table-cell>
          <table:table-cell table:formula="of:=[.D96]+[.C96]*[.H96]" office:value-type="float" office:value="0.706650848900024" calcext:value-type="float">
            <text:p>0,706650848900024</text:p>
          </table:table-cell>
          <table:table-cell table:formula="of:=[.H96]*[.B96]" office:value-type="float" office:value="0.0247834100971989" calcext:value-type="float">
            <text:p>0,024783410097199</text:p>
          </table:table-cell>
          <table:table-cell table:formula="of:=[.J96]*[.$N$1]" office:value-type="float" office:value="0.0123917050485995" calcext:value-type="float">
            <text:p>0,0123917050486</text:p>
          </table:table-cell>
          <table:table-cell table:formula="of:=[.B96]+[.A96]*[.K96]" office:value-type="float" office:value="0.706650848900024" calcext:value-type="float">
            <text:p>0,706650848900024</text:p>
          </table:table-cell>
          <table:table-cell table:number-columns-repeated="2"/>
        </table:table-row>
        <table:table-row table:style-name="ro1">
          <table:table-cell table:formula="of:=[.A96]" office:value-type="float" office:value="0.2" calcext:value-type="float">
            <text:p>0,2</text:p>
          </table:table-cell>
          <table:table-cell table:formula="of:=[.L96]" office:value-type="float" office:value="0.706650848900024" calcext:value-type="float">
            <text:p>0,706650848900024</text:p>
          </table:table-cell>
          <table:table-cell table:formula="of:=[.A97]*[.B97]*[.$N$1]" office:value-type="float" office:value="0.0706650848900024" calcext:value-type="float">
            <text:p>0,070665084890002</text:p>
          </table:table-cell>
          <table:table-cell table:formula="of:=[.I96]" office:value-type="float" office:value="0.706650848900024" calcext:value-type="float">
            <text:p>0,706650848900024</text:p>
          </table:table-cell>
          <table:table-cell table:formula="of:=[.C97]*[.D97]*[.$N$1]" office:value-type="float" office:value="0.0249677711125562" calcext:value-type="float">
            <text:p>0,024967771112556</text:p>
          </table:table-cell>
          <table:table-cell table:formula="of:=[.F96]" office:value-type="float" office:value="0.4" calcext:value-type="float">
            <text:p>0,4</text:p>
          </table:table-cell>
          <table:table-cell table:formula="of:=POWER([.F97]-[.E97];2)/2" office:value-type="float" office:value="0.070324586352142" calcext:value-type="float">
            <text:p>0,070324586352142</text:p>
          </table:table-cell>
          <table:table-cell table:formula="of:=[.G97]*[.$N$1]" office:value-type="float" office:value="0.035162293176071" calcext:value-type="float">
            <text:p>0,035162293176071</text:p>
          </table:table-cell>
          <table:table-cell table:formula="of:=[.D97]+[.C97]*[.H97]" office:value-type="float" office:value="0.709135595332238" calcext:value-type="float">
            <text:p>0,709135595332238</text:p>
          </table:table-cell>
          <table:table-cell table:formula="of:=[.H97]*[.B97]" office:value-type="float" office:value="0.0248474643221421" calcext:value-type="float">
            <text:p>0,024847464322142</text:p>
          </table:table-cell>
          <table:table-cell table:formula="of:=[.J97]*[.$N$1]" office:value-type="float" office:value="0.0124237321610711" calcext:value-type="float">
            <text:p>0,012423732161071</text:p>
          </table:table-cell>
          <table:table-cell table:formula="of:=[.B97]+[.A97]*[.K97]" office:value-type="float" office:value="0.709135595332238" calcext:value-type="float">
            <text:p>0,709135595332238</text:p>
          </table:table-cell>
          <table:table-cell table:number-columns-repeated="2"/>
        </table:table-row>
        <table:table-row table:style-name="ro1">
          <table:table-cell table:formula="of:=[.A97]" office:value-type="float" office:value="0.2" calcext:value-type="float">
            <text:p>0,2</text:p>
          </table:table-cell>
          <table:table-cell table:formula="of:=[.L97]" office:value-type="float" office:value="0.709135595332238" calcext:value-type="float">
            <text:p>0,709135595332238</text:p>
          </table:table-cell>
          <table:table-cell table:formula="of:=[.A98]*[.B98]*[.$N$1]" office:value-type="float" office:value="0.0709135595332238" calcext:value-type="float">
            <text:p>0,070913559533224</text:p>
          </table:table-cell>
          <table:table-cell table:formula="of:=[.I97]" office:value-type="float" office:value="0.709135595332238" calcext:value-type="float">
            <text:p>0,709135595332238</text:p>
          </table:table-cell>
          <table:table-cell table:formula="of:=[.C98]*[.D98]*[.$N$1]" office:value-type="float" office:value="0.0251436646283604" calcext:value-type="float">
            <text:p>0,02514366462836</text:p>
          </table:table-cell>
          <table:table-cell table:formula="of:=[.F97]" office:value-type="float" office:value="0.4" calcext:value-type="float">
            <text:p>0,4</text:p>
          </table:table-cell>
          <table:table-cell table:formula="of:=POWER([.F98]-[.E98];2)/2" office:value-type="float" office:value="0.0702586360841276" calcext:value-type="float">
            <text:p>0,070258636084128</text:p>
          </table:table-cell>
          <table:table-cell table:formula="of:=[.G98]*[.$N$1]" office:value-type="float" office:value="0.0351293180420638" calcext:value-type="float">
            <text:p>0,035129318042064</text:p>
          </table:table-cell>
          <table:table-cell table:formula="of:=[.D98]+[.C98]*[.H98]" office:value-type="float" office:value="0.711626740318576" calcext:value-type="float">
            <text:p>0,711626740318576</text:p>
          </table:table-cell>
          <table:table-cell table:formula="of:=[.H98]*[.B98]" office:value-type="float" office:value="0.0249114498633744" calcext:value-type="float">
            <text:p>0,024911449863375</text:p>
          </table:table-cell>
          <table:table-cell table:formula="of:=[.J98]*[.$N$1]" office:value-type="float" office:value="0.0124557249316872" calcext:value-type="float">
            <text:p>0,012455724931687</text:p>
          </table:table-cell>
          <table:table-cell table:formula="of:=[.B98]+[.A98]*[.K98]" office:value-type="float" office:value="0.711626740318576" calcext:value-type="float">
            <text:p>0,711626740318576</text:p>
          </table:table-cell>
          <table:table-cell table:number-columns-repeated="2"/>
        </table:table-row>
        <table:table-row table:style-name="ro1">
          <table:table-cell table:formula="of:=[.A98]" office:value-type="float" office:value="0.2" calcext:value-type="float">
            <text:p>0,2</text:p>
          </table:table-cell>
          <table:table-cell table:formula="of:=[.L98]" office:value-type="float" office:value="0.711626740318576" calcext:value-type="float">
            <text:p>0,711626740318576</text:p>
          </table:table-cell>
          <table:table-cell table:formula="of:=[.A99]*[.B99]*[.$N$1]" office:value-type="float" office:value="0.0711626740318576" calcext:value-type="float">
            <text:p>0,071162674031858</text:p>
          </table:table-cell>
          <table:table-cell table:formula="of:=[.I98]" office:value-type="float" office:value="0.711626740318576" calcext:value-type="float">
            <text:p>0,711626740318576</text:p>
          </table:table-cell>
          <table:table-cell table:formula="of:=[.C99]*[.D99]*[.$N$1]" office:value-type="float" office:value="0.0253206308768221" calcext:value-type="float">
            <text:p>0,025320630876822</text:p>
          </table:table-cell>
          <table:table-cell table:formula="of:=[.F98]" office:value-type="float" office:value="0.4" calcext:value-type="float">
            <text:p>0,4</text:p>
          </table:table-cell>
          <table:table-cell table:formula="of:=POWER([.F99]-[.E99];2)/2" office:value-type="float" office:value="0.0701923148232713" calcext:value-type="float">
            <text:p>0,070192314823271</text:p>
          </table:table-cell>
          <table:table-cell table:formula="of:=[.G99]*[.$N$1]" office:value-type="float" office:value="0.0350961574116357" calcext:value-type="float">
            <text:p>0,035096157411636</text:p>
          </table:table-cell>
          <table:table-cell table:formula="of:=[.D99]+[.C99]*[.H99]" office:value-type="float" office:value="0.714124276728231" calcext:value-type="float">
            <text:p>0,714124276728231</text:p>
          </table:table-cell>
          <table:table-cell table:formula="of:=[.H99]*[.B99]" office:value-type="float" office:value="0.0249753640965499" calcext:value-type="float">
            <text:p>0,02497536409655</text:p>
          </table:table-cell>
          <table:table-cell table:formula="of:=[.J99]*[.$N$1]" office:value-type="float" office:value="0.012487682048275" calcext:value-type="float">
            <text:p>0,012487682048275</text:p>
          </table:table-cell>
          <table:table-cell table:formula="of:=[.B99]+[.A99]*[.K99]" office:value-type="float" office:value="0.714124276728231" calcext:value-type="float">
            <text:p>0,714124276728231</text:p>
          </table:table-cell>
          <table:table-cell table:number-columns-repeated="2"/>
        </table:table-row>
        <table:table-row table:style-name="ro1">
          <table:table-cell table:formula="of:=[.A99]" office:value-type="float" office:value="0.2" calcext:value-type="float">
            <text:p>0,2</text:p>
          </table:table-cell>
          <table:table-cell table:formula="of:=[.L99]" office:value-type="float" office:value="0.714124276728231" calcext:value-type="float">
            <text:p>0,714124276728231</text:p>
          </table:table-cell>
          <table:table-cell table:formula="of:=[.A100]*[.B100]*[.$N$1]" office:value-type="float" office:value="0.0714124276728231" calcext:value-type="float">
            <text:p>0,071412427672823</text:p>
          </table:table-cell>
          <table:table-cell table:formula="of:=[.I99]" office:value-type="float" office:value="0.714124276728231" calcext:value-type="float">
            <text:p>0,714124276728231</text:p>
          </table:table-cell>
          <table:table-cell table:formula="of:=[.C100]*[.D100]*[.$N$1]" office:value-type="float" office:value="0.0254986741306309" calcext:value-type="float">
            <text:p>0,025498674130631</text:p>
          </table:table-cell>
          <table:table-cell table:formula="of:=[.F99]" office:value-type="float" office:value="0.4" calcext:value-type="float">
            <text:p>0,4</text:p>
          </table:table-cell>
          <table:table-cell table:formula="of:=POWER([.F100]-[.E100];2)/2" office:value-type="float" office:value="0.0701256215389577" calcext:value-type="float">
            <text:p>0,070125621538958</text:p>
          </table:table-cell>
          <table:table-cell table:formula="of:=[.G100]*[.$N$1]" office:value-type="float" office:value="0.0350628107694788" calcext:value-type="float">
            <text:p>0,035062810769479</text:p>
          </table:table-cell>
          <table:table-cell table:formula="of:=[.D100]+[.C100]*[.H100]" office:value-type="float" office:value="0.716628197166312" calcext:value-type="float">
            <text:p>0,716628197166312</text:p>
          </table:table-cell>
          <table:table-cell table:formula="of:=[.H100]*[.B100]" office:value-type="float" office:value="0.0250392043808129" calcext:value-type="float">
            <text:p>0,025039204380813</text:p>
          </table:table-cell>
          <table:table-cell table:formula="of:=[.J100]*[.$N$1]" office:value-type="float" office:value="0.0125196021904064" calcext:value-type="float">
            <text:p>0,012519602190407</text:p>
          </table:table-cell>
          <table:table-cell table:formula="of:=[.B100]+[.A100]*[.K100]" office:value-type="float" office:value="0.716628197166312" calcext:value-type="float">
            <text:p>0,716628197166312</text:p>
          </table:table-cell>
          <table:table-cell table:number-columns-repeated="2"/>
        </table:table-row>
        <table:table-row table:style-name="ro1">
          <table:table-cell table:formula="of:=[.A100]" office:value-type="float" office:value="0.2" calcext:value-type="float">
            <text:p>0,2</text:p>
          </table:table-cell>
          <table:table-cell table:formula="of:=[.L100]" office:value-type="float" office:value="0.716628197166312" calcext:value-type="float">
            <text:p>0,716628197166312</text:p>
          </table:table-cell>
          <table:table-cell table:formula="of:=[.A101]*[.B101]*[.$N$1]" office:value-type="float" office:value="0.0716628197166312" calcext:value-type="float">
            <text:p>0,071662819716631</text:p>
          </table:table-cell>
          <table:table-cell table:formula="of:=[.I100]" office:value-type="float" office:value="0.716628197166312" calcext:value-type="float">
            <text:p>0,716628197166312</text:p>
          </table:table-cell>
          <table:table-cell table:formula="of:=[.C101]*[.D101]*[.$N$1]" office:value-type="float" office:value="0.0256777986486919" calcext:value-type="float">
            <text:p>0,025677798648692</text:p>
          </table:table-cell>
          <table:table-cell table:formula="of:=[.F100]" office:value-type="float" office:value="0.4" calcext:value-type="float">
            <text:p>0,4</text:p>
          </table:table-cell>
          <table:table-cell table:formula="of:=POWER([.F101]-[.E101];2)/2" office:value-type="float" office:value="0.0700585552122446" calcext:value-type="float">
            <text:p>0,070058555212245</text:p>
          </table:table-cell>
          <table:table-cell table:formula="of:=[.G101]*[.$N$1]" office:value-type="float" office:value="0.0350292776061223" calcext:value-type="float">
            <text:p>0,035029277606122</text:p>
          </table:table-cell>
          <table:table-cell table:formula="of:=[.D101]+[.C101]*[.H101]" office:value-type="float" office:value="0.719138493972203" calcext:value-type="float">
            <text:p>0,719138493972203</text:p>
          </table:table-cell>
          <table:table-cell table:formula="of:=[.H101]*[.B101]" office:value-type="float" office:value="0.0251029680589137" calcext:value-type="float">
            <text:p>0,025102968058914</text:p>
          </table:table-cell>
          <table:table-cell table:formula="of:=[.J101]*[.$N$1]" office:value-type="float" office:value="0.0125514840294569" calcext:value-type="float">
            <text:p>0,012551484029457</text:p>
          </table:table-cell>
          <table:table-cell table:formula="of:=[.B101]+[.A101]*[.K101]" office:value-type="float" office:value="0.719138493972203" calcext:value-type="float">
            <text:p>0,719138493972203</text:p>
          </table:table-cell>
          <table:table-cell table:number-columns-repeated="2"/>
        </table:table-row>
        <table:table-row table:style-name="ro1">
          <table:table-cell table:formula="of:=[.A101]" office:value-type="float" office:value="0.2" calcext:value-type="float">
            <text:p>0,2</text:p>
          </table:table-cell>
          <table:table-cell table:formula="of:=[.L101]" office:value-type="float" office:value="0.719138493972203" calcext:value-type="float">
            <text:p>0,719138493972203</text:p>
          </table:table-cell>
          <table:table-cell table:formula="of:=[.A102]*[.B102]*[.$N$1]" office:value-type="float" office:value="0.0719138493972203" calcext:value-type="float">
            <text:p>0,07191384939722</text:p>
          </table:table-cell>
          <table:table-cell table:formula="of:=[.I101]" office:value-type="float" office:value="0.719138493972203" calcext:value-type="float">
            <text:p>0,719138493972203</text:p>
          </table:table-cell>
          <table:table-cell table:formula="of:=[.C102]*[.D102]*[.$N$1]" office:value-type="float" office:value="0.0258580086756304" calcext:value-type="float">
            <text:p>0,025858008675631</text:p>
          </table:table-cell>
          <table:table-cell table:formula="of:=[.F101]" office:value-type="float" office:value="0.4" calcext:value-type="float">
            <text:p>0,4</text:p>
          </table:table-cell>
          <table:table-cell table:formula="of:=POWER([.F102]-[.E102];2)/2" office:value-type="float" office:value="0.0699911148360823" calcext:value-type="float">
            <text:p>0,069991114836082</text:p>
          </table:table-cell>
          <table:table-cell table:formula="of:=[.G102]*[.$N$1]" office:value-type="float" office:value="0.0349955574180412" calcext:value-type="float">
            <text:p>0,034995557418041</text:p>
          </table:table-cell>
          <table:table-cell table:formula="of:=[.D102]+[.C102]*[.H102]" office:value-type="float" office:value="0.721655159217936" calcext:value-type="float">
            <text:p>0,721655159217936</text:p>
          </table:table-cell>
          <table:table-cell table:formula="of:=[.H102]*[.B102]" office:value-type="float" office:value="0.0251666524573279" calcext:value-type="float">
            <text:p>0,025166652457328</text:p>
          </table:table-cell>
          <table:table-cell table:formula="of:=[.J102]*[.$N$1]" office:value-type="float" office:value="0.0125833262286639" calcext:value-type="float">
            <text:p>0,012583326228664</text:p>
          </table:table-cell>
          <table:table-cell table:formula="of:=[.B102]+[.A102]*[.K102]" office:value-type="float" office:value="0.721655159217936" calcext:value-type="float">
            <text:p>0,721655159217936</text:p>
          </table:table-cell>
          <table:table-cell table:number-columns-repeated="2"/>
        </table:table-row>
        <table:table-row table:style-name="ro1">
          <table:table-cell table:formula="of:=[.A102]" office:value-type="float" office:value="0.2" calcext:value-type="float">
            <text:p>0,2</text:p>
          </table:table-cell>
          <table:table-cell table:formula="of:=[.L102]" office:value-type="float" office:value="0.721655159217936" calcext:value-type="float">
            <text:p>0,721655159217936</text:p>
          </table:table-cell>
          <table:table-cell table:formula="of:=[.A103]*[.B103]*[.$N$1]" office:value-type="float" office:value="0.0721655159217936" calcext:value-type="float">
            <text:p>0,072165515921794</text:p>
          </table:table-cell>
          <table:table-cell table:formula="of:=[.I102]" office:value-type="float" office:value="0.721655159217936" calcext:value-type="float">
            <text:p>0,721655159217936</text:p>
          </table:table-cell>
          <table:table-cell table:formula="of:=[.C103]*[.D103]*[.$N$1]" office:value-type="float" office:value="0.0260393084412932" calcext:value-type="float">
            <text:p>0,026039308441293</text:p>
          </table:table-cell>
          <table:table-cell table:formula="of:=[.F102]" office:value-type="float" office:value="0.4" calcext:value-type="float">
            <text:p>0,4</text:p>
          </table:table-cell>
          <table:table-cell table:formula="of:=POWER([.F103]-[.E103];2)/2" office:value-type="float" office:value="0.0699232994155331" calcext:value-type="float">
            <text:p>0,069923299415533</text:p>
          </table:table-cell>
          <table:table-cell table:formula="of:=[.G103]*[.$N$1]" office:value-type="float" office:value="0.0349616497077666" calcext:value-type="float">
            <text:p>0,034961649707767</text:p>
          </table:table-cell>
          <table:table-cell table:formula="of:=[.D103]+[.C103]*[.H103]" office:value-type="float" office:value="0.724178184706574" calcext:value-type="float">
            <text:p>0,724178184706574</text:p>
          </table:table-cell>
          <table:table-cell table:formula="of:=[.H103]*[.B103]" office:value-type="float" office:value="0.02523025488638" calcext:value-type="float">
            <text:p>0,02523025488638</text:p>
          </table:table-cell>
          <table:table-cell table:formula="of:=[.J103]*[.$N$1]" office:value-type="float" office:value="0.01261512744319" calcext:value-type="float">
            <text:p>0,01261512744319</text:p>
          </table:table-cell>
          <table:table-cell table:formula="of:=[.B103]+[.A103]*[.K103]" office:value-type="float" office:value="0.724178184706574" calcext:value-type="float">
            <text:p>0,724178184706574</text:p>
          </table:table-cell>
          <table:table-cell table:number-columns-repeated="2"/>
        </table:table-row>
        <table:table-row table:style-name="ro1">
          <table:table-cell table:formula="of:=[.A103]" office:value-type="float" office:value="0.2" calcext:value-type="float">
            <text:p>0,2</text:p>
          </table:table-cell>
          <table:table-cell table:formula="of:=[.L103]" office:value-type="float" office:value="0.724178184706574" calcext:value-type="float">
            <text:p>0,724178184706574</text:p>
          </table:table-cell>
          <table:table-cell table:formula="of:=[.A104]*[.B104]*[.$N$1]" office:value-type="float" office:value="0.0724178184706574" calcext:value-type="float">
            <text:p>0,072417818470657</text:p>
          </table:table-cell>
          <table:table-cell table:formula="of:=[.I103]" office:value-type="float" office:value="0.724178184706574" calcext:value-type="float">
            <text:p>0,724178184706574</text:p>
          </table:table-cell>
          <table:table-cell table:formula="of:=[.C104]*[.D104]*[.$N$1]" office:value-type="float" office:value="0.0262217021602454" calcext:value-type="float">
            <text:p>0,026221702160246</text:p>
          </table:table-cell>
          <table:table-cell table:formula="of:=[.F103]" office:value-type="float" office:value="0.4" calcext:value-type="float">
            <text:p>0,4</text:p>
          </table:table-cell>
          <table:table-cell table:formula="of:=POWER([.F104]-[.E104];2)/2" office:value-type="float" office:value="0.0698551079679922" calcext:value-type="float">
            <text:p>0,069855107967992</text:p>
          </table:table-cell>
          <table:table-cell table:formula="of:=[.G104]*[.$N$1]" office:value-type="float" office:value="0.0349275539839961" calcext:value-type="float">
            <text:p>0,034927553983996</text:p>
          </table:table-cell>
          <table:table-cell table:formula="of:=[.D104]+[.C104]*[.H104]" office:value-type="float" office:value="0.726707561970611" calcext:value-type="float">
            <text:p>0,726707561970611</text:p>
          </table:table-cell>
          <table:table-cell table:formula="of:=[.H104]*[.B104]" office:value-type="float" office:value="0.0252937726403711" calcext:value-type="float">
            <text:p>0,025293772640371</text:p>
          </table:table-cell>
          <table:table-cell table:formula="of:=[.J104]*[.$N$1]" office:value-type="float" office:value="0.0126468863201856" calcext:value-type="float">
            <text:p>0,012646886320186</text:p>
          </table:table-cell>
          <table:table-cell table:formula="of:=[.B104]+[.A104]*[.K104]" office:value-type="float" office:value="0.726707561970611" calcext:value-type="float">
            <text:p>0,726707561970611</text:p>
          </table:table-cell>
          <table:table-cell table:number-columns-repeated="2"/>
        </table:table-row>
        <table:table-row table:style-name="ro1">
          <table:table-cell table:formula="of:=[.A104]" office:value-type="float" office:value="0.2" calcext:value-type="float">
            <text:p>0,2</text:p>
          </table:table-cell>
          <table:table-cell table:formula="of:=[.L104]" office:value-type="float" office:value="0.726707561970611" calcext:value-type="float">
            <text:p>0,726707561970611</text:p>
          </table:table-cell>
          <table:table-cell table:formula="of:=[.A105]*[.B105]*[.$N$1]" office:value-type="float" office:value="0.0726707561970611" calcext:value-type="float">
            <text:p>0,072670756197061</text:p>
          </table:table-cell>
          <table:table-cell table:formula="of:=[.I104]" office:value-type="float" office:value="0.726707561970611" calcext:value-type="float">
            <text:p>0,726707561970611</text:p>
          </table:table-cell>
          <table:table-cell table:formula="of:=[.C105]*[.D105]*[.$N$1]" office:value-type="float" office:value="0.0264051940312635" calcext:value-type="float">
            <text:p>0,026405194031264</text:p>
          </table:table-cell>
          <table:table-cell table:formula="of:=[.F104]" office:value-type="float" office:value="0.4" calcext:value-type="float">
            <text:p>0,4</text:p>
          </table:table-cell>
          <table:table-cell table:formula="of:=POWER([.F105]-[.E105];2)/2" office:value-type="float" office:value="0.0697865395234089" calcext:value-type="float">
            <text:p>0,069786539523409</text:p>
          </table:table-cell>
          <table:table-cell table:formula="of:=[.G105]*[.$N$1]" office:value-type="float" office:value="0.0348932697617045" calcext:value-type="float">
            <text:p>0,034893269761705</text:p>
          </table:table-cell>
          <table:table-cell table:formula="of:=[.D105]+[.C105]*[.H105]" office:value-type="float" office:value="0.729243282270382" calcext:value-type="float">
            <text:p>0,729243282270382</text:p>
          </table:table-cell>
          <table:table-cell table:formula="of:=[.H105]*[.B105]" office:value-type="float" office:value="0.0253572029977111" calcext:value-type="float">
            <text:p>0,025357202997711</text:p>
          </table:table-cell>
          <table:table-cell table:formula="of:=[.J105]*[.$N$1]" office:value-type="float" office:value="0.0126786014988556" calcext:value-type="float">
            <text:p>0,012678601498856</text:p>
          </table:table-cell>
          <table:table-cell table:formula="of:=[.B105]+[.A105]*[.K105]" office:value-type="float" office:value="0.729243282270382" calcext:value-type="float">
            <text:p>0,729243282270382</text:p>
          </table:table-cell>
          <table:table-cell table:number-columns-repeated="2"/>
        </table:table-row>
        <table:table-row table:style-name="ro1">
          <table:table-cell table:formula="of:=[.A105]" office:value-type="float" office:value="0.2" calcext:value-type="float">
            <text:p>0,2</text:p>
          </table:table-cell>
          <table:table-cell table:formula="of:=[.L105]" office:value-type="float" office:value="0.729243282270382" calcext:value-type="float">
            <text:p>0,729243282270382</text:p>
          </table:table-cell>
          <table:table-cell table:formula="of:=[.A106]*[.B106]*[.$N$1]" office:value-type="float" office:value="0.0729243282270383" calcext:value-type="float">
            <text:p>0,072924328227038</text:p>
          </table:table-cell>
          <table:table-cell table:formula="of:=[.I105]" office:value-type="float" office:value="0.729243282270382" calcext:value-type="float">
            <text:p>0,729243282270382</text:p>
          </table:table-cell>
          <table:table-cell table:formula="of:=[.C106]*[.D106]*[.$N$1]" office:value-type="float" office:value="0.026589788236824" calcext:value-type="float">
            <text:p>0,026589788236824</text:p>
          </table:table-cell>
          <table:table-cell table:formula="of:=[.F105]" office:value-type="float" office:value="0.4" calcext:value-type="float">
            <text:p>0,4</text:p>
          </table:table-cell>
          <table:table-cell table:formula="of:=POWER([.F106]-[.E106];2)/2" office:value-type="float" office:value="0.06971759312451" calcext:value-type="float">
            <text:p>0,06971759312451</text:p>
          </table:table-cell>
          <table:table-cell table:formula="of:=[.G106]*[.$N$1]" office:value-type="float" office:value="0.034858796562255" calcext:value-type="float">
            <text:p>0,034858796562255</text:p>
          </table:table-cell>
          <table:table-cell table:formula="of:=[.D106]+[.C106]*[.H106]" office:value-type="float" office:value="0.731785336592488" calcext:value-type="float">
            <text:p>0,731785336592488</text:p>
          </table:table-cell>
          <table:table-cell table:formula="of:=[.H106]*[.B106]" office:value-type="float" office:value="0.0254205432210543" calcext:value-type="float">
            <text:p>0,025420543221054</text:p>
          </table:table-cell>
          <table:table-cell table:formula="of:=[.J106]*[.$N$1]" office:value-type="float" office:value="0.0127102716105272" calcext:value-type="float">
            <text:p>0,012710271610527</text:p>
          </table:table-cell>
          <table:table-cell table:formula="of:=[.B106]+[.A106]*[.K106]" office:value-type="float" office:value="0.731785336592488" calcext:value-type="float">
            <text:p>0,731785336592488</text:p>
          </table:table-cell>
          <table:table-cell table:number-columns-repeated="2"/>
        </table:table-row>
        <table:table-row table:style-name="ro1">
          <table:table-cell table:formula="of:=[.A106]" office:value-type="float" office:value="0.2" calcext:value-type="float">
            <text:p>0,2</text:p>
          </table:table-cell>
          <table:table-cell table:formula="of:=[.L106]" office:value-type="float" office:value="0.731785336592488" calcext:value-type="float">
            <text:p>0,731785336592488</text:p>
          </table:table-cell>
          <table:table-cell table:formula="of:=[.A107]*[.B107]*[.$N$1]" office:value-type="float" office:value="0.0731785336592488" calcext:value-type="float">
            <text:p>0,073178533659249</text:p>
          </table:table-cell>
          <table:table-cell table:formula="of:=[.I106]" office:value-type="float" office:value="0.731785336592488" calcext:value-type="float">
            <text:p>0,731785336592488</text:p>
          </table:table-cell>
          <table:table-cell table:formula="of:=[.C107]*[.D107]*[.$N$1]" office:value-type="float" office:value="0.026775488942589" calcext:value-type="float">
            <text:p>0,026775488942589</text:p>
          </table:table-cell>
          <table:table-cell table:formula="of:=[.F106]" office:value-type="float" office:value="0.4" calcext:value-type="float">
            <text:p>0,4</text:p>
          </table:table-cell>
          <table:table-cell table:formula="of:=POWER([.F107]-[.E107];2)/2" office:value-type="float" office:value="0.0696482678270218" calcext:value-type="float">
            <text:p>0,069648267827022</text:p>
          </table:table-cell>
          <table:table-cell table:formula="of:=[.G107]*[.$N$1]" office:value-type="float" office:value="0.0348241339135109" calcext:value-type="float">
            <text:p>0,034824133913511</text:p>
          </table:table-cell>
          <table:table-cell table:formula="of:=[.D107]+[.C107]*[.H107]" office:value-type="float" office:value="0.734333715648232" calcext:value-type="float">
            <text:p>0,734333715648232</text:p>
          </table:table-cell>
          <table:table-cell table:formula="of:=[.H107]*[.B107]" office:value-type="float" office:value="0.0254837905574404" calcext:value-type="float">
            <text:p>0,025483790557441</text:p>
          </table:table-cell>
          <table:table-cell table:formula="of:=[.J107]*[.$N$1]" office:value-type="float" office:value="0.0127418952787202" calcext:value-type="float">
            <text:p>0,01274189527872</text:p>
          </table:table-cell>
          <table:table-cell table:formula="of:=[.B107]+[.A107]*[.K107]" office:value-type="float" office:value="0.734333715648232" calcext:value-type="float">
            <text:p>0,734333715648232</text:p>
          </table:table-cell>
          <table:table-cell table:number-columns-repeated="2"/>
        </table:table-row>
        <table:table-row table:style-name="ro1">
          <table:table-cell table:formula="of:=[.A107]" office:value-type="float" office:value="0.2" calcext:value-type="float">
            <text:p>0,2</text:p>
          </table:table-cell>
          <table:table-cell table:formula="of:=[.L107]" office:value-type="float" office:value="0.734333715648232" calcext:value-type="float">
            <text:p>0,734333715648232</text:p>
          </table:table-cell>
          <table:table-cell table:formula="of:=[.A108]*[.B108]*[.$N$1]" office:value-type="float" office:value="0.0734333715648232" calcext:value-type="float">
            <text:p>0,073433371564823</text:p>
          </table:table-cell>
          <table:table-cell table:formula="of:=[.I107]" office:value-type="float" office:value="0.734333715648232" calcext:value-type="float">
            <text:p>0,734333715648232</text:p>
          </table:table-cell>
          <table:table-cell table:formula="of:=[.C108]*[.D108]*[.$N$1]" office:value-type="float" office:value="0.0269623002968869" calcext:value-type="float">
            <text:p>0,026962300296887</text:p>
          </table:table-cell>
          <table:table-cell table:formula="of:=[.F107]" office:value-type="float" office:value="0.4" calcext:value-type="float">
            <text:p>0,4</text:p>
          </table:table-cell>
          <table:table-cell table:formula="of:=POWER([.F108]-[.E108];2)/2" office:value-type="float" office:value="0.069578562699895" calcext:value-type="float">
            <text:p>0,069578562699895</text:p>
          </table:table-cell>
          <table:table-cell table:formula="of:=[.G108]*[.$N$1]" office:value-type="float" office:value="0.0347892813499475" calcext:value-type="float">
            <text:p>0,034789281349948</text:p>
          </table:table-cell>
          <table:table-cell table:formula="of:=[.D108]+[.C108]*[.H108]" office:value-type="float" office:value="0.736888409872076" calcext:value-type="float">
            <text:p>0,736888409872076</text:p>
          </table:table-cell>
          <table:table-cell table:formula="of:=[.H108]*[.B108]" office:value-type="float" office:value="0.0255469422384387" calcext:value-type="float">
            <text:p>0,025546942238439</text:p>
          </table:table-cell>
          <table:table-cell table:formula="of:=[.J108]*[.$N$1]" office:value-type="float" office:value="0.0127734711192193" calcext:value-type="float">
            <text:p>0,012773471119219</text:p>
          </table:table-cell>
          <table:table-cell table:formula="of:=[.B108]+[.A108]*[.K108]" office:value-type="float" office:value="0.736888409872076" calcext:value-type="float">
            <text:p>0,736888409872076</text:p>
          </table:table-cell>
          <table:table-cell table:number-columns-repeated="2"/>
        </table:table-row>
        <table:table-row table:style-name="ro1">
          <table:table-cell table:formula="of:=[.A108]" office:value-type="float" office:value="0.2" calcext:value-type="float">
            <text:p>0,2</text:p>
          </table:table-cell>
          <table:table-cell table:formula="of:=[.L108]" office:value-type="float" office:value="0.736888409872076" calcext:value-type="float">
            <text:p>0,736888409872076</text:p>
          </table:table-cell>
          <table:table-cell table:formula="of:=[.A109]*[.B109]*[.$N$1]" office:value-type="float" office:value="0.0736888409872076" calcext:value-type="float">
            <text:p>0,073688840987208</text:p>
          </table:table-cell>
          <table:table-cell table:formula="of:=[.I108]" office:value-type="float" office:value="0.736888409872076" calcext:value-type="float">
            <text:p>0,736888409872076</text:p>
          </table:table-cell>
          <table:table-cell table:formula="of:=[.C109]*[.D109]*[.$N$1]" office:value-type="float" office:value="0.0271502264301898" calcext:value-type="float">
            <text:p>0,02715022643019</text:p>
          </table:table-cell>
          <table:table-cell table:formula="of:=[.F108]" office:value-type="float" office:value="0.4" calcext:value-type="float">
            <text:p>0,4</text:p>
          </table:table-cell>
          <table:table-cell table:formula="of:=POWER([.F109]-[.E109];2)/2" office:value-type="float" office:value="0.0695084768255294" calcext:value-type="float">
            <text:p>0,069508476825529</text:p>
          </table:table-cell>
          <table:table-cell table:formula="of:=[.G109]*[.$N$1]" office:value-type="float" office:value="0.0347542384127647" calcext:value-type="float">
            <text:p>0,034754238412765</text:p>
          </table:table-cell>
          <table:table-cell table:formula="of:=[.D109]+[.C109]*[.H109]" office:value-type="float" office:value="0.739449409420105" calcext:value-type="float">
            <text:p>0,739449409420105</text:p>
          </table:table-cell>
          <table:table-cell table:formula="of:=[.H109]*[.B109]" office:value-type="float" office:value="0.0256099954802972" calcext:value-type="float">
            <text:p>0,025609995480297</text:p>
          </table:table-cell>
          <table:table-cell table:formula="of:=[.J109]*[.$N$1]" office:value-type="float" office:value="0.0128049977401486" calcext:value-type="float">
            <text:p>0,012804997740149</text:p>
          </table:table-cell>
          <table:table-cell table:formula="of:=[.B109]+[.A109]*[.K109]" office:value-type="float" office:value="0.739449409420105" calcext:value-type="float">
            <text:p>0,739449409420105</text:p>
          </table:table-cell>
          <table:table-cell table:number-columns-repeated="2"/>
        </table:table-row>
        <table:table-row table:style-name="ro1">
          <table:table-cell table:formula="of:=[.A109]" office:value-type="float" office:value="0.2" calcext:value-type="float">
            <text:p>0,2</text:p>
          </table:table-cell>
          <table:table-cell table:formula="of:=[.L109]" office:value-type="float" office:value="0.739449409420105" calcext:value-type="float">
            <text:p>0,739449409420105</text:p>
          </table:table-cell>
          <table:table-cell table:formula="of:=[.A110]*[.B110]*[.$N$1]" office:value-type="float" office:value="0.0739449409420105" calcext:value-type="float">
            <text:p>0,073944940942011</text:p>
          </table:table-cell>
          <table:table-cell table:formula="of:=[.I109]" office:value-type="float" office:value="0.739449409420105" calcext:value-type="float">
            <text:p>0,739449409420105</text:p>
          </table:table-cell>
          <table:table-cell table:formula="of:=[.C110]*[.D110]*[.$N$1]" office:value-type="float" office:value="0.0273392714545871" calcext:value-type="float">
            <text:p>0,027339271454587</text:p>
          </table:table-cell>
          <table:table-cell table:formula="of:=[.F109]" office:value-type="float" office:value="0.4" calcext:value-type="float">
            <text:p>0,4</text:p>
          </table:table-cell>
          <table:table-cell table:formula="of:=POWER([.F110]-[.E110];2)/2" office:value-type="float" office:value="0.069438009299999" calcext:value-type="float">
            <text:p>0,069438009299999</text:p>
          </table:table-cell>
          <table:table-cell table:formula="of:=[.G110]*[.$N$1]" office:value-type="float" office:value="0.0347190046499995" calcext:value-type="float">
            <text:p>0,03471900465</text:p>
          </table:table-cell>
          <table:table-cell table:formula="of:=[.D110]+[.C110]*[.H110]" office:value-type="float" office:value="0.742016704168515" calcext:value-type="float">
            <text:p>0,742016704168515</text:p>
          </table:table-cell>
          <table:table-cell table:formula="of:=[.H110]*[.B110]" office:value-type="float" office:value="0.025672947484096" calcext:value-type="float">
            <text:p>0,025672947484096</text:p>
          </table:table-cell>
          <table:table-cell table:formula="of:=[.J110]*[.$N$1]" office:value-type="float" office:value="0.012836473742048" calcext:value-type="float">
            <text:p>0,012836473742048</text:p>
          </table:table-cell>
          <table:table-cell table:formula="of:=[.B110]+[.A110]*[.K110]" office:value-type="float" office:value="0.742016704168515" calcext:value-type="float">
            <text:p>0,742016704168515</text:p>
          </table:table-cell>
          <table:table-cell table:number-columns-repeated="2"/>
        </table:table-row>
        <table:table-row table:style-name="ro1">
          <table:table-cell table:formula="of:=[.A110]" office:value-type="float" office:value="0.2" calcext:value-type="float">
            <text:p>0,2</text:p>
          </table:table-cell>
          <table:table-cell table:formula="of:=[.L110]" office:value-type="float" office:value="0.742016704168515" calcext:value-type="float">
            <text:p>0,742016704168515</text:p>
          </table:table-cell>
          <table:table-cell table:formula="of:=[.A111]*[.B111]*[.$N$1]" office:value-type="float" office:value="0.0742016704168515" calcext:value-type="float">
            <text:p>0,074201670416852</text:p>
          </table:table-cell>
          <table:table-cell table:formula="of:=[.I110]" office:value-type="float" office:value="0.742016704168515" calcext:value-type="float">
            <text:p>0,742016704168515</text:p>
          </table:table-cell>
          <table:table-cell table:formula="of:=[.C111]*[.D111]*[.$N$1]" office:value-type="float" office:value="0.0275294394632553" calcext:value-type="float">
            <text:p>0,027529439463255</text:p>
          </table:table-cell>
          <table:table-cell table:formula="of:=[.F110]" office:value-type="float" office:value="0.4" calcext:value-type="float">
            <text:p>0,4</text:p>
          </table:table-cell>
          <table:table-cell table:formula="of:=POWER([.F111]-[.E111];2)/2" office:value-type="float" office:value="0.0693671592332784" calcext:value-type="float">
            <text:p>0,069367159233279</text:p>
          </table:table-cell>
          <table:table-cell table:formula="of:=[.G111]*[.$N$1]" office:value-type="float" office:value="0.0346835796166392" calcext:value-type="float">
            <text:p>0,034683579616639</text:p>
          </table:table-cell>
          <table:table-cell table:formula="of:=[.D111]+[.C111]*[.H111]" office:value-type="float" office:value="0.744590283712105" calcext:value-type="float">
            <text:p>0,744590283712105</text:p>
          </table:table-cell>
          <table:table-cell table:formula="of:=[.H111]*[.B111]" office:value-type="float" office:value="0.0257357954359049" calcext:value-type="float">
            <text:p>0,025735795435905</text:p>
          </table:table-cell>
          <table:table-cell table:formula="of:=[.J111]*[.$N$1]" office:value-type="float" office:value="0.0128678977179525" calcext:value-type="float">
            <text:p>0,012867897717953</text:p>
          </table:table-cell>
          <table:table-cell table:formula="of:=[.B111]+[.A111]*[.K111]" office:value-type="float" office:value="0.744590283712105" calcext:value-type="float">
            <text:p>0,744590283712105</text:p>
          </table:table-cell>
          <table:table-cell table:number-columns-repeated="2"/>
        </table:table-row>
        <table:table-row table:style-name="ro1">
          <table:table-cell table:formula="of:=[.A111]" office:value-type="float" office:value="0.2" calcext:value-type="float">
            <text:p>0,2</text:p>
          </table:table-cell>
          <table:table-cell table:formula="of:=[.L111]" office:value-type="float" office:value="0.744590283712105" calcext:value-type="float">
            <text:p>0,744590283712105</text:p>
          </table:table-cell>
          <table:table-cell table:formula="of:=[.A112]*[.B112]*[.$N$1]" office:value-type="float" office:value="0.0744590283712105" calcext:value-type="float">
            <text:p>0,074459028371211</text:p>
          </table:table-cell>
          <table:table-cell table:formula="of:=[.I111]" office:value-type="float" office:value="0.744590283712105" calcext:value-type="float">
            <text:p>0,744590283712105</text:p>
          </table:table-cell>
          <table:table-cell table:formula="of:=[.C112]*[.D112]*[.$N$1]" office:value-type="float" office:value="0.0277207345299237" calcext:value-type="float">
            <text:p>0,027720734529924</text:p>
          </table:table-cell>
          <table:table-cell table:formula="of:=[.F111]" office:value-type="float" office:value="0.4" calcext:value-type="float">
            <text:p>0,4</text:p>
          </table:table-cell>
          <table:table-cell table:formula="of:=POWER([.F112]-[.E112];2)/2" office:value-type="float" office:value="0.0692959257494698" calcext:value-type="float">
            <text:p>0,06929592574947</text:p>
          </table:table-cell>
          <table:table-cell table:formula="of:=[.G112]*[.$N$1]" office:value-type="float" office:value="0.0346479628747349" calcext:value-type="float">
            <text:p>0,034647962874735</text:p>
          </table:table-cell>
          <table:table-cell table:formula="of:=[.D112]+[.C112]*[.H112]" office:value-type="float" office:value="0.7471701373628" calcext:value-type="float">
            <text:p>0,7471701373628</text:p>
          </table:table-cell>
          <table:table-cell table:formula="of:=[.H112]*[.B112]" office:value-type="float" office:value="0.0257985365069453" calcext:value-type="float">
            <text:p>0,025798536506945</text:p>
          </table:table-cell>
          <table:table-cell table:formula="of:=[.J112]*[.$N$1]" office:value-type="float" office:value="0.0128992682534727" calcext:value-type="float">
            <text:p>0,012899268253473</text:p>
          </table:table-cell>
          <table:table-cell table:formula="of:=[.B112]+[.A112]*[.K112]" office:value-type="float" office:value="0.7471701373628" calcext:value-type="float">
            <text:p>0,7471701373628</text:p>
          </table:table-cell>
          <table:table-cell table:number-columns-repeated="2"/>
        </table:table-row>
        <table:table-row table:style-name="ro1">
          <table:table-cell table:formula="of:=[.A112]" office:value-type="float" office:value="0.2" calcext:value-type="float">
            <text:p>0,2</text:p>
          </table:table-cell>
          <table:table-cell table:formula="of:=[.L112]" office:value-type="float" office:value="0.7471701373628" calcext:value-type="float">
            <text:p>0,7471701373628</text:p>
          </table:table-cell>
          <table:table-cell table:formula="of:=[.A113]*[.B113]*[.$N$1]" office:value-type="float" office:value="0.07471701373628" calcext:value-type="float">
            <text:p>0,07471701373628</text:p>
          </table:table-cell>
          <table:table-cell table:formula="of:=[.I112]" office:value-type="float" office:value="0.7471701373628" calcext:value-type="float">
            <text:p>0,7471701373628</text:p>
          </table:table-cell>
          <table:table-cell table:formula="of:=[.C113]*[.D113]*[.$N$1]" office:value-type="float" office:value="0.0279131607083373" calcext:value-type="float">
            <text:p>0,027913160708337</text:p>
          </table:table-cell>
          <table:table-cell table:formula="of:=[.F112]" office:value-type="float" office:value="0.4" calcext:value-type="float">
            <text:p>0,4</text:p>
          </table:table-cell>
          <table:table-cell table:formula="of:=POWER([.F113]-[.E113];2)/2" office:value-type="float" office:value="0.0692243079870298" calcext:value-type="float">
            <text:p>0,06922430798703</text:p>
          </table:table-cell>
          <table:table-cell table:formula="of:=[.G113]*[.$N$1]" office:value-type="float" office:value="0.0346121539935149" calcext:value-type="float">
            <text:p>0,034612153993515</text:p>
          </table:table-cell>
          <table:table-cell table:formula="of:=[.D113]+[.C113]*[.H113]" office:value-type="float" office:value="0.749756254148176" calcext:value-type="float">
            <text:p>0,749756254148176</text:p>
          </table:table-cell>
          <table:table-cell table:formula="of:=[.H113]*[.B113]" office:value-type="float" office:value="0.0258611678537569" calcext:value-type="float">
            <text:p>0,025861167853757</text:p>
          </table:table-cell>
          <table:table-cell table:formula="of:=[.J113]*[.$N$1]" office:value-type="float" office:value="0.0129305839268785" calcext:value-type="float">
            <text:p>0,012930583926879</text:p>
          </table:table-cell>
          <table:table-cell table:formula="of:=[.B113]+[.A113]*[.K113]" office:value-type="float" office:value="0.749756254148176" calcext:value-type="float">
            <text:p>0,749756254148176</text:p>
          </table:table-cell>
          <table:table-cell table:number-columns-repeated="2"/>
        </table:table-row>
        <table:table-row table:style-name="ro1">
          <table:table-cell table:formula="of:=[.A113]" office:value-type="float" office:value="0.2" calcext:value-type="float">
            <text:p>0,2</text:p>
          </table:table-cell>
          <table:table-cell table:formula="of:=[.L113]" office:value-type="float" office:value="0.749756254148176" calcext:value-type="float">
            <text:p>0,749756254148176</text:p>
          </table:table-cell>
          <table:table-cell table:formula="of:=[.A114]*[.B114]*[.$N$1]" office:value-type="float" office:value="0.0749756254148176" calcext:value-type="float">
            <text:p>0,074975625414818</text:p>
          </table:table-cell>
          <table:table-cell table:formula="of:=[.I113]" office:value-type="float" office:value="0.749756254148176" calcext:value-type="float">
            <text:p>0,749756254148176</text:p>
          </table:table-cell>
          <table:table-cell table:formula="of:=[.C114]*[.D114]*[.$N$1]" office:value-type="float" office:value="0.0281067220317152" calcext:value-type="float">
            <text:p>0,028106722031715</text:p>
          </table:table-cell>
          <table:table-cell table:formula="of:=[.F113]" office:value-type="float" office:value="0.4" calcext:value-type="float">
            <text:p>0,4</text:p>
          </table:table-cell>
          <table:table-cell table:formula="of:=POWER([.F114]-[.E114];2)/2" office:value-type="float" office:value="0.069152305098998" calcext:value-type="float">
            <text:p>0,069152305098998</text:p>
          </table:table-cell>
          <table:table-cell table:formula="of:=[.G114]*[.$N$1]" office:value-type="float" office:value="0.034576152549499" calcext:value-type="float">
            <text:p>0,034576152549499</text:p>
          </table:table-cell>
          <table:table-cell table:formula="of:=[.D114]+[.C114]*[.H114]" office:value-type="float" office:value="0.752348622810013" calcext:value-type="float">
            <text:p>0,752348622810013</text:p>
          </table:table-cell>
          <table:table-cell table:formula="of:=[.H114]*[.B114]" office:value-type="float" office:value="0.0259236866183683" calcext:value-type="float">
            <text:p>0,025923686618368</text:p>
          </table:table-cell>
          <table:table-cell table:formula="of:=[.J114]*[.$N$1]" office:value-type="float" office:value="0.0129618433091841" calcext:value-type="float">
            <text:p>0,012961843309184</text:p>
          </table:table-cell>
          <table:table-cell table:formula="of:=[.B114]+[.A114]*[.K114]" office:value-type="float" office:value="0.752348622810013" calcext:value-type="float">
            <text:p>0,752348622810013</text:p>
          </table:table-cell>
          <table:table-cell table:number-columns-repeated="2"/>
        </table:table-row>
        <table:table-row table:style-name="ro1">
          <table:table-cell table:formula="of:=[.A114]" office:value-type="float" office:value="0.2" calcext:value-type="float">
            <text:p>0,2</text:p>
          </table:table-cell>
          <table:table-cell table:formula="of:=[.L114]" office:value-type="float" office:value="0.752348622810013" calcext:value-type="float">
            <text:p>0,752348622810013</text:p>
          </table:table-cell>
          <table:table-cell table:formula="of:=[.A115]*[.B115]*[.$N$1]" office:value-type="float" office:value="0.0752348622810013" calcext:value-type="float">
            <text:p>0,075234862281001</text:p>
          </table:table-cell>
          <table:table-cell table:formula="of:=[.I114]" office:value-type="float" office:value="0.752348622810013" calcext:value-type="float">
            <text:p>0,752348622810013</text:p>
          </table:table-cell>
          <table:table-cell table:formula="of:=[.C115]*[.D115]*[.$N$1]" office:value-type="float" office:value="0.0283014225122061" calcext:value-type="float">
            <text:p>0,028301422512206</text:p>
          </table:table-cell>
          <table:table-cell table:formula="of:=[.F114]" office:value-type="float" office:value="0.4" calcext:value-type="float">
            <text:p>0,4</text:p>
          </table:table-cell>
          <table:table-cell table:formula="of:=POWER([.F115]-[.E115];2)/2" office:value-type="float" office:value="0.0690799162532248" calcext:value-type="float">
            <text:p>0,069079916253225</text:p>
          </table:table-cell>
          <table:table-cell table:formula="of:=[.G115]*[.$N$1]" office:value-type="float" office:value="0.0345399581266124" calcext:value-type="float">
            <text:p>0,034539958126612</text:p>
          </table:table-cell>
          <table:table-cell table:formula="of:=[.D115]+[.C115]*[.H115]" office:value-type="float" office:value="0.75494723180286" calcext:value-type="float">
            <text:p>0,75494723180286</text:p>
          </table:table-cell>
          <table:table-cell table:formula="of:=[.H115]*[.B115]" office:value-type="float" office:value="0.0259860899284723" calcext:value-type="float">
            <text:p>0,025986089928472</text:p>
          </table:table-cell>
          <table:table-cell table:formula="of:=[.J115]*[.$N$1]" office:value-type="float" office:value="0.0129930449642362" calcext:value-type="float">
            <text:p>0,012993044964236</text:p>
          </table:table-cell>
          <table:table-cell table:formula="of:=[.B115]+[.A115]*[.K115]" office:value-type="float" office:value="0.75494723180286" calcext:value-type="float">
            <text:p>0,75494723180286</text:p>
          </table:table-cell>
          <table:table-cell table:number-columns-repeated="2"/>
        </table:table-row>
        <table:table-row table:style-name="ro1">
          <table:table-cell table:formula="of:=[.A115]" office:value-type="float" office:value="0.2" calcext:value-type="float">
            <text:p>0,2</text:p>
          </table:table-cell>
          <table:table-cell table:formula="of:=[.L115]" office:value-type="float" office:value="0.75494723180286" calcext:value-type="float">
            <text:p>0,75494723180286</text:p>
          </table:table-cell>
          <table:table-cell table:formula="of:=[.A116]*[.B116]*[.$N$1]" office:value-type="float" office:value="0.075494723180286" calcext:value-type="float">
            <text:p>0,075494723180286</text:p>
          </table:table-cell>
          <table:table-cell table:formula="of:=[.I115]" office:value-type="float" office:value="0.75494723180286" calcext:value-type="float">
            <text:p>0,75494723180286</text:p>
          </table:table-cell>
          <table:table-cell table:formula="of:=[.C116]*[.D116]*[.$N$1]" office:value-type="float" office:value="0.02849726614034" calcext:value-type="float">
            <text:p>0,02849726614034</text:p>
          </table:table-cell>
          <table:table-cell table:formula="of:=[.F115]" office:value-type="float" office:value="0.4" calcext:value-type="float">
            <text:p>0,4</text:p>
          </table:table-cell>
          <table:table-cell table:formula="of:=POWER([.F116]-[.E116];2)/2" office:value-type="float" office:value="0.0690071406326007" calcext:value-type="float">
            <text:p>0,069007140632601</text:p>
          </table:table-cell>
          <table:table-cell table:formula="of:=[.G116]*[.$N$1]" office:value-type="float" office:value="0.0345035703163003" calcext:value-type="float">
            <text:p>0,0345035703163</text:p>
          </table:table-cell>
          <table:table-cell table:formula="of:=[.D116]+[.C116]*[.H116]" office:value-type="float" office:value="0.75755206929262" calcext:value-type="float">
            <text:p>0,75755206929262</text:p>
          </table:table-cell>
          <table:table-cell table:formula="of:=[.H116]*[.B116]" office:value-type="float" office:value="0.0260483748976063" calcext:value-type="float">
            <text:p>0,026048374897606</text:p>
          </table:table-cell>
          <table:table-cell table:formula="of:=[.J116]*[.$N$1]" office:value-type="float" office:value="0.0130241874488031" calcext:value-type="float">
            <text:p>0,013024187448803</text:p>
          </table:table-cell>
          <table:table-cell table:formula="of:=[.B116]+[.A116]*[.K116]" office:value-type="float" office:value="0.75755206929262" calcext:value-type="float">
            <text:p>0,75755206929262</text:p>
          </table:table-cell>
          <table:table-cell table:number-columns-repeated="2"/>
        </table:table-row>
        <table:table-row table:style-name="ro1">
          <table:table-cell table:formula="of:=[.A116]" office:value-type="float" office:value="0.2" calcext:value-type="float">
            <text:p>0,2</text:p>
          </table:table-cell>
          <table:table-cell table:formula="of:=[.L116]" office:value-type="float" office:value="0.75755206929262" calcext:value-type="float">
            <text:p>0,75755206929262</text:p>
          </table:table-cell>
          <table:table-cell table:formula="of:=[.A117]*[.B117]*[.$N$1]" office:value-type="float" office:value="0.075755206929262" calcext:value-type="float">
            <text:p>0,075755206929262</text:p>
          </table:table-cell>
          <table:table-cell table:formula="of:=[.I116]" office:value-type="float" office:value="0.75755206929262" calcext:value-type="float">
            <text:p>0,75755206929262</text:p>
          </table:table-cell>
          <table:table-cell table:formula="of:=[.C117]*[.D117]*[.$N$1]" office:value-type="float" office:value="0.0286942568844766" calcext:value-type="float">
            <text:p>0,028694256884477</text:p>
          </table:table-cell>
          <table:table-cell table:formula="of:=[.F116]" office:value-type="float" office:value="0.4" calcext:value-type="float">
            <text:p>0,4</text:p>
          </table:table-cell>
          <table:table-cell table:formula="of:=POWER([.F117]-[.E117];2)/2" office:value-type="float" office:value="0.0689339774352855" calcext:value-type="float">
            <text:p>0,068933977435286</text:p>
          </table:table-cell>
          <table:table-cell table:formula="of:=[.G117]*[.$N$1]" office:value-type="float" office:value="0.0344669887176428" calcext:value-type="float">
            <text:p>0,034466988717643</text:p>
          </table:table-cell>
          <table:table-cell table:formula="of:=[.D117]+[.C117]*[.H117]" office:value-type="float" office:value="0.760163123155154" calcext:value-type="float">
            <text:p>0,760163123155154</text:p>
          </table:table-cell>
          <table:table-cell table:formula="of:=[.H117]*[.B117]" office:value-type="float" office:value="0.0261105386253357" calcext:value-type="float">
            <text:p>0,026110538625336</text:p>
          </table:table-cell>
          <table:table-cell table:formula="of:=[.J117]*[.$N$1]" office:value-type="float" office:value="0.0130552693126678" calcext:value-type="float">
            <text:p>0,013055269312668</text:p>
          </table:table-cell>
          <table:table-cell table:formula="of:=[.B117]+[.A117]*[.K117]" office:value-type="float" office:value="0.760163123155154" calcext:value-type="float">
            <text:p>0,760163123155154</text:p>
          </table:table-cell>
          <table:table-cell table:number-columns-repeated="2"/>
        </table:table-row>
        <table:table-row table:style-name="ro1">
          <table:table-cell table:formula="of:=[.A117]" office:value-type="float" office:value="0.2" calcext:value-type="float">
            <text:p>0,2</text:p>
          </table:table-cell>
          <table:table-cell table:formula="of:=[.L117]" office:value-type="float" office:value="0.760163123155154" calcext:value-type="float">
            <text:p>0,760163123155154</text:p>
          </table:table-cell>
          <table:table-cell table:formula="of:=[.A118]*[.B118]*[.$N$1]" office:value-type="float" office:value="0.0760163123155154" calcext:value-type="float">
            <text:p>0,076016312315515</text:p>
          </table:table-cell>
          <table:table-cell table:formula="of:=[.I117]" office:value-type="float" office:value="0.760163123155154" calcext:value-type="float">
            <text:p>0,760163123155154</text:p>
          </table:table-cell>
          <table:table-cell table:formula="of:=[.C118]*[.D118]*[.$N$1]" office:value-type="float" office:value="0.0288923986902499" calcext:value-type="float">
            <text:p>0,02889239869025</text:p>
          </table:table-cell>
          <table:table-cell table:formula="of:=[.F117]" office:value-type="float" office:value="0.4" calcext:value-type="float">
            <text:p>0,4</text:p>
          </table:table-cell>
          <table:table-cell table:formula="of:=POWER([.F118]-[.E118];2)/2" office:value-type="float" office:value="0.0688604258749382" calcext:value-type="float">
            <text:p>0,068860425874938</text:p>
          </table:table-cell>
          <table:table-cell table:formula="of:=[.G118]*[.$N$1]" office:value-type="float" office:value="0.0344302129374691" calcext:value-type="float">
            <text:p>0,034430212937469</text:p>
          </table:table-cell>
          <table:table-cell table:formula="of:=[.D118]+[.C118]*[.H118]" office:value-type="float" office:value="0.762780380974898" calcext:value-type="float">
            <text:p>0,762780380974898</text:p>
          </table:table-cell>
          <table:table-cell table:formula="of:=[.H118]*[.B118]" office:value-type="float" office:value="0.0261725781974435" calcext:value-type="float">
            <text:p>0,026172578197444</text:p>
          </table:table-cell>
          <table:table-cell table:formula="of:=[.J118]*[.$N$1]" office:value-type="float" office:value="0.0130862890987218" calcext:value-type="float">
            <text:p>0,013086289098722</text:p>
          </table:table-cell>
          <table:table-cell table:formula="of:=[.B118]+[.A118]*[.K118]" office:value-type="float" office:value="0.762780380974898" calcext:value-type="float">
            <text:p>0,762780380974898</text:p>
          </table:table-cell>
          <table:table-cell table:number-columns-repeated="2"/>
        </table:table-row>
        <table:table-row table:style-name="ro1">
          <table:table-cell table:formula="of:=[.A118]" office:value-type="float" office:value="0.2" calcext:value-type="float">
            <text:p>0,2</text:p>
          </table:table-cell>
          <table:table-cell table:formula="of:=[.L118]" office:value-type="float" office:value="0.762780380974898" calcext:value-type="float">
            <text:p>0,762780380974898</text:p>
          </table:table-cell>
          <table:table-cell table:formula="of:=[.A119]*[.B119]*[.$N$1]" office:value-type="float" office:value="0.0762780380974898" calcext:value-type="float">
            <text:p>0,07627803809749</text:p>
          </table:table-cell>
          <table:table-cell table:formula="of:=[.I118]" office:value-type="float" office:value="0.762780380974898" calcext:value-type="float">
            <text:p>0,762780380974898</text:p>
          </table:table-cell>
          <table:table-cell table:formula="of:=[.C119]*[.D119]*[.$N$1]" office:value-type="float" office:value="0.0290916954800105" calcext:value-type="float">
            <text:p>0,029091695480011</text:p>
          </table:table-cell>
          <table:table-cell table:formula="of:=[.F118]" office:value-type="float" office:value="0.4" calcext:value-type="float">
            <text:p>0,4</text:p>
          </table:table-cell>
          <table:table-cell table:formula="of:=POWER([.F119]-[.E119];2)/2" office:value-type="float" office:value="0.0687864851809466" calcext:value-type="float">
            <text:p>0,068786485180947</text:p>
          </table:table-cell>
          <table:table-cell table:formula="of:=[.G119]*[.$N$1]" office:value-type="float" office:value="0.0343932425904733" calcext:value-type="float">
            <text:p>0,034393242590473</text:p>
          </table:table-cell>
          <table:table-cell table:formula="of:=[.D119]+[.C119]*[.H119]" office:value-type="float" office:value="0.765403830043511" calcext:value-type="float">
            <text:p>0,765403830043511</text:p>
          </table:table-cell>
          <table:table-cell table:formula="of:=[.H119]*[.B119]" office:value-type="float" office:value="0.0262344906861233" calcext:value-type="float">
            <text:p>0,026234490686123</text:p>
          </table:table-cell>
          <table:table-cell table:formula="of:=[.J119]*[.$N$1]" office:value-type="float" office:value="0.0131172453430617" calcext:value-type="float">
            <text:p>0,013117245343062</text:p>
          </table:table-cell>
          <table:table-cell table:formula="of:=[.B119]+[.A119]*[.K119]" office:value-type="float" office:value="0.765403830043511" calcext:value-type="float">
            <text:p>0,765403830043511</text:p>
          </table:table-cell>
          <table:table-cell table:number-columns-repeated="2"/>
        </table:table-row>
        <table:table-row table:style-name="ro1">
          <table:table-cell table:formula="of:=[.A119]" office:value-type="float" office:value="0.2" calcext:value-type="float">
            <text:p>0,2</text:p>
          </table:table-cell>
          <table:table-cell table:formula="of:=[.L119]" office:value-type="float" office:value="0.765403830043511" calcext:value-type="float">
            <text:p>0,765403830043511</text:p>
          </table:table-cell>
          <table:table-cell table:formula="of:=[.A120]*[.B120]*[.$N$1]" office:value-type="float" office:value="0.0765403830043511" calcext:value-type="float">
            <text:p>0,076540383004351</text:p>
          </table:table-cell>
          <table:table-cell table:formula="of:=[.I119]" office:value-type="float" office:value="0.765403830043511" calcext:value-type="float">
            <text:p>0,765403830043511</text:p>
          </table:table-cell>
          <table:table-cell table:formula="of:=[.C120]*[.D120]*[.$N$1]" office:value-type="float" office:value="0.0292921511522638" calcext:value-type="float">
            <text:p>0,029292151152264</text:p>
          </table:table-cell>
          <table:table-cell table:formula="of:=[.F119]" office:value-type="float" office:value="0.4" calcext:value-type="float">
            <text:p>0,4</text:p>
          </table:table-cell>
          <table:table-cell table:formula="of:=POWER([.F120]-[.E120];2)/2" office:value-type="float" office:value="0.068712154598658" calcext:value-type="float">
            <text:p>0,068712154598658</text:p>
          </table:table-cell>
          <table:table-cell table:formula="of:=[.G120]*[.$N$1]" office:value-type="float" office:value="0.034356077299329" calcext:value-type="float">
            <text:p>0,034356077299329</text:p>
          </table:table-cell>
          <table:table-cell table:formula="of:=[.D120]+[.C120]*[.H120]" office:value-type="float" office:value="0.768033457358528" calcext:value-type="float">
            <text:p>0,768033457358528</text:p>
          </table:table-cell>
          <table:table-cell table:formula="of:=[.H120]*[.B120]" office:value-type="float" office:value="0.0262962731501773" calcext:value-type="float">
            <text:p>0,026296273150177</text:p>
          </table:table-cell>
          <table:table-cell table:formula="of:=[.J120]*[.$N$1]" office:value-type="float" office:value="0.0131481365750887" calcext:value-type="float">
            <text:p>0,013148136575089</text:p>
          </table:table-cell>
          <table:table-cell table:formula="of:=[.B120]+[.A120]*[.K120]" office:value-type="float" office:value="0.768033457358528" calcext:value-type="float">
            <text:p>0,768033457358528</text:p>
          </table:table-cell>
          <table:table-cell table:number-columns-repeated="2"/>
        </table:table-row>
        <table:table-row table:style-name="ro1">
          <table:table-cell table:formula="of:=[.A120]" office:value-type="float" office:value="0.2" calcext:value-type="float">
            <text:p>0,2</text:p>
          </table:table-cell>
          <table:table-cell table:formula="of:=[.L120]" office:value-type="float" office:value="0.768033457358528" calcext:value-type="float">
            <text:p>0,768033457358528</text:p>
          </table:table-cell>
          <table:table-cell table:formula="of:=[.A121]*[.B121]*[.$N$1]" office:value-type="float" office:value="0.0768033457358528" calcext:value-type="float">
            <text:p>0,076803345735853</text:p>
          </table:table-cell>
          <table:table-cell table:formula="of:=[.I120]" office:value-type="float" office:value="0.768033457358528" calcext:value-type="float">
            <text:p>0,768033457358528</text:p>
          </table:table-cell>
          <table:table-cell table:formula="of:=[.C121]*[.D121]*[.$N$1]" office:value-type="float" office:value="0.0294937695811047" calcext:value-type="float">
            <text:p>0,029493769581105</text:p>
          </table:table-cell>
          <table:table-cell table:formula="of:=[.F120]" office:value-type="float" office:value="0.4" calcext:value-type="float">
            <text:p>0,4</text:p>
          </table:table-cell>
          <table:table-cell table:formula="of:=POWER([.F121]-[.E121];2)/2" office:value-type="float" office:value="0.0686374333896098" calcext:value-type="float">
            <text:p>0,06863743338961</text:p>
          </table:table-cell>
          <table:table-cell table:formula="of:=[.G121]*[.$N$1]" office:value-type="float" office:value="0.0343187166948049" calcext:value-type="float">
            <text:p>0,034318716694805</text:p>
          </table:table-cell>
          <table:table-cell table:formula="of:=[.D121]+[.C121]*[.H121]" office:value-type="float" office:value="0.77066924962205" calcext:value-type="float">
            <text:p>0,77066924962205</text:p>
          </table:table-cell>
          <table:table-cell table:formula="of:=[.H121]*[.B121]" office:value-type="float" office:value="0.0263579226352188" calcext:value-type="float">
            <text:p>0,026357922635219</text:p>
          </table:table-cell>
          <table:table-cell table:formula="of:=[.J121]*[.$N$1]" office:value-type="float" office:value="0.0131789613176094" calcext:value-type="float">
            <text:p>0,01317896131761</text:p>
          </table:table-cell>
          <table:table-cell table:formula="of:=[.B121]+[.A121]*[.K121]" office:value-type="float" office:value="0.77066924962205" calcext:value-type="float">
            <text:p>0,77066924962205</text:p>
          </table:table-cell>
          <table:table-cell table:number-columns-repeated="2"/>
        </table:table-row>
        <table:table-row table:style-name="ro1">
          <table:table-cell table:formula="of:=[.A121]" office:value-type="float" office:value="0.2" calcext:value-type="float">
            <text:p>0,2</text:p>
          </table:table-cell>
          <table:table-cell table:formula="of:=[.L121]" office:value-type="float" office:value="0.77066924962205" calcext:value-type="float">
            <text:p>0,77066924962205</text:p>
          </table:table-cell>
          <table:table-cell table:formula="of:=[.A122]*[.B122]*[.$N$1]" office:value-type="float" office:value="0.077066924962205" calcext:value-type="float">
            <text:p>0,077066924962205</text:p>
          </table:table-cell>
          <table:table-cell table:formula="of:=[.I121]" office:value-type="float" office:value="0.77066924962205" calcext:value-type="float">
            <text:p>0,77066924962205</text:p>
          </table:table-cell>
          <table:table-cell table:formula="of:=[.C122]*[.D122]*[.$N$1]" office:value-type="float" office:value="0.0296965546156507" calcext:value-type="float">
            <text:p>0,029696554615651</text:p>
          </table:table-cell>
          <table:table-cell table:formula="of:=[.F121]" office:value-type="float" office:value="0.4" calcext:value-type="float">
            <text:p>0,4</text:p>
          </table:table-cell>
          <table:table-cell table:formula="of:=POWER([.F122]-[.E122];2)/2" office:value-type="float" office:value="0.0685623208317599" calcext:value-type="float">
            <text:p>0,06856232083176</text:p>
          </table:table-cell>
          <table:table-cell table:formula="of:=[.G122]*[.$N$1]" office:value-type="float" office:value="0.0342811604158799" calcext:value-type="float">
            <text:p>0,03428116041588</text:p>
          </table:table-cell>
          <table:table-cell table:formula="of:=[.D122]+[.C122]*[.H122]" office:value-type="float" office:value="0.773311193239438" calcext:value-type="float">
            <text:p>0,773311193239438</text:p>
          </table:table-cell>
          <table:table-cell table:formula="of:=[.H122]*[.B122]" office:value-type="float" office:value="0.0264194361738793" calcext:value-type="float">
            <text:p>0,026419436173879</text:p>
          </table:table-cell>
          <table:table-cell table:formula="of:=[.J122]*[.$N$1]" office:value-type="float" office:value="0.0132097180869397" calcext:value-type="float">
            <text:p>0,01320971808694</text:p>
          </table:table-cell>
          <table:table-cell table:formula="of:=[.B122]+[.A122]*[.K122]" office:value-type="float" office:value="0.773311193239438" calcext:value-type="float">
            <text:p>0,773311193239438</text:p>
          </table:table-cell>
          <table:table-cell table:number-columns-repeated="2"/>
        </table:table-row>
        <table:table-row table:style-name="ro1">
          <table:table-cell table:formula="of:=[.A122]" office:value-type="float" office:value="0.2" calcext:value-type="float">
            <text:p>0,2</text:p>
          </table:table-cell>
          <table:table-cell table:formula="of:=[.L122]" office:value-type="float" office:value="0.773311193239438" calcext:value-type="float">
            <text:p>0,773311193239438</text:p>
          </table:table-cell>
          <table:table-cell table:formula="of:=[.A123]*[.B123]*[.$N$1]" office:value-type="float" office:value="0.0773311193239438" calcext:value-type="float">
            <text:p>0,077331119323944</text:p>
          </table:table-cell>
          <table:table-cell table:formula="of:=[.I122]" office:value-type="float" office:value="0.773311193239438" calcext:value-type="float">
            <text:p>0,773311193239438</text:p>
          </table:table-cell>
          <table:table-cell table:formula="of:=[.C123]*[.D123]*[.$N$1]" office:value-type="float" office:value="0.0299005100794702" calcext:value-type="float">
            <text:p>0,02990051007947</text:p>
          </table:table-cell>
          <table:table-cell table:formula="of:=[.F122]" office:value-type="float" office:value="0.4" calcext:value-type="float">
            <text:p>0,4</text:p>
          </table:table-cell>
          <table:table-cell table:formula="of:=POWER([.F123]-[.E123];2)/2" office:value-type="float" office:value="0.0684868162197182" calcext:value-type="float">
            <text:p>0,068486816219718</text:p>
          </table:table-cell>
          <table:table-cell table:formula="of:=[.G123]*[.$N$1]" office:value-type="float" office:value="0.0342434081098591" calcext:value-type="float">
            <text:p>0,034243408109859</text:p>
          </table:table-cell>
          <table:table-cell table:formula="of:=[.D123]+[.C123]*[.H123]" office:value-type="float" office:value="0.77595927431804" calcext:value-type="float">
            <text:p>0,77595927431804</text:p>
          </table:table-cell>
          <table:table-cell table:formula="of:=[.H123]*[.B123]" office:value-type="float" office:value="0.0264808107860202" calcext:value-type="float">
            <text:p>0,02648081078602</text:p>
          </table:table-cell>
          <table:table-cell table:formula="of:=[.J123]*[.$N$1]" office:value-type="float" office:value="0.0132404053930101" calcext:value-type="float">
            <text:p>0,01324040539301</text:p>
          </table:table-cell>
          <table:table-cell table:formula="of:=[.B123]+[.A123]*[.K123]" office:value-type="float" office:value="0.77595927431804" calcext:value-type="float">
            <text:p>0,77595927431804</text:p>
          </table:table-cell>
          <table:table-cell table:number-columns-repeated="2"/>
        </table:table-row>
        <table:table-row table:style-name="ro1">
          <table:table-cell table:formula="of:=[.A123]" office:value-type="float" office:value="0.2" calcext:value-type="float">
            <text:p>0,2</text:p>
          </table:table-cell>
          <table:table-cell table:formula="of:=[.L123]" office:value-type="float" office:value="0.77595927431804" calcext:value-type="float">
            <text:p>0,77595927431804</text:p>
          </table:table-cell>
          <table:table-cell table:formula="of:=[.A124]*[.B124]*[.$N$1]" office:value-type="float" office:value="0.077595927431804" calcext:value-type="float">
            <text:p>0,077595927431804</text:p>
          </table:table-cell>
          <table:table-cell table:formula="of:=[.I123]" office:value-type="float" office:value="0.77595927431804" calcext:value-type="float">
            <text:p>0,77595927431804</text:p>
          </table:table-cell>
          <table:table-cell table:formula="of:=[.C124]*[.D124]*[.$N$1]" office:value-type="float" office:value="0.030105639770009" calcext:value-type="float">
            <text:p>0,030105639770009</text:p>
          </table:table-cell>
          <table:table-cell table:formula="of:=[.F123]" office:value-type="float" office:value="0.4" calcext:value-type="float">
            <text:p>0,4</text:p>
          </table:table-cell>
          <table:table-cell table:formula="of:=POWER([.F124]-[.E124];2)/2" office:value-type="float" office:value="0.0684109188649772" calcext:value-type="float">
            <text:p>0,068410918864977</text:p>
          </table:table-cell>
          <table:table-cell table:formula="of:=[.G124]*[.$N$1]" office:value-type="float" office:value="0.0342054594324886" calcext:value-type="float">
            <text:p>0,034205459432489</text:p>
          </table:table-cell>
          <table:table-cell table:formula="of:=[.D124]+[.C124]*[.H124]" office:value-type="float" office:value="0.778613478665935" calcext:value-type="float">
            <text:p>0,778613478665935</text:p>
          </table:table-cell>
          <table:table-cell table:formula="of:=[.H124]*[.B124]" office:value-type="float" office:value="0.026542043478949" calcext:value-type="float">
            <text:p>0,026542043478949</text:p>
          </table:table-cell>
          <table:table-cell table:formula="of:=[.J124]*[.$N$1]" office:value-type="float" office:value="0.0132710217394745" calcext:value-type="float">
            <text:p>0,013271021739475</text:p>
          </table:table-cell>
          <table:table-cell table:formula="of:=[.B124]+[.A124]*[.K124]" office:value-type="float" office:value="0.778613478665935" calcext:value-type="float">
            <text:p>0,778613478665935</text:p>
          </table:table-cell>
          <table:table-cell table:number-columns-repeated="2"/>
        </table:table-row>
        <table:table-row table:style-name="ro1">
          <table:table-cell table:formula="of:=[.A124]" office:value-type="float" office:value="0.2" calcext:value-type="float">
            <text:p>0,2</text:p>
          </table:table-cell>
          <table:table-cell table:formula="of:=[.L124]" office:value-type="float" office:value="0.778613478665935" calcext:value-type="float">
            <text:p>0,778613478665935</text:p>
          </table:table-cell>
          <table:table-cell table:formula="of:=[.A125]*[.B125]*[.$N$1]" office:value-type="float" office:value="0.0778613478665935" calcext:value-type="float">
            <text:p>0,077861347866594</text:p>
          </table:table-cell>
          <table:table-cell table:formula="of:=[.I124]" office:value-type="float" office:value="0.778613478665935" calcext:value-type="float">
            <text:p>0,778613478665935</text:p>
          </table:table-cell>
          <table:table-cell table:formula="of:=[.C125]*[.D125]*[.$N$1]" office:value-type="float" office:value="0.0303119474580134" calcext:value-type="float">
            <text:p>0,030311947458014</text:p>
          </table:table-cell>
          <table:table-cell table:formula="of:=[.F124]" office:value-type="float" office:value="0.4" calcext:value-type="float">
            <text:p>0,4</text:p>
          </table:table-cell>
          <table:table-cell table:formula="of:=POWER([.F125]-[.E125];2)/2" office:value-type="float" office:value="0.0683346280961433" calcext:value-type="float">
            <text:p>0,068334628096143</text:p>
          </table:table-cell>
          <table:table-cell table:formula="of:=[.G125]*[.$N$1]" office:value-type="float" office:value="0.0341673140480717" calcext:value-type="float">
            <text:p>0,034167314048072</text:p>
          </table:table-cell>
          <table:table-cell table:formula="of:=[.D125]+[.C125]*[.H125]" office:value-type="float" office:value="0.781273791790699" calcext:value-type="float">
            <text:p>0,781273791790699</text:p>
          </table:table-cell>
          <table:table-cell table:formula="of:=[.H125]*[.B125]" office:value-type="float" office:value="0.0266031312476405" calcext:value-type="float">
            <text:p>0,026603131247641</text:p>
          </table:table-cell>
          <table:table-cell table:formula="of:=[.J125]*[.$N$1]" office:value-type="float" office:value="0.0133015656238203" calcext:value-type="float">
            <text:p>0,01330156562382</text:p>
          </table:table-cell>
          <table:table-cell table:formula="of:=[.B125]+[.A125]*[.K125]" office:value-type="float" office:value="0.781273791790699" calcext:value-type="float">
            <text:p>0,781273791790699</text:p>
          </table:table-cell>
          <table:table-cell table:number-columns-repeated="2"/>
        </table:table-row>
        <table:table-row table:style-name="ro1">
          <table:table-cell table:formula="of:=[.A125]" office:value-type="float" office:value="0.2" calcext:value-type="float">
            <text:p>0,2</text:p>
          </table:table-cell>
          <table:table-cell table:formula="of:=[.L125]" office:value-type="float" office:value="0.781273791790699" calcext:value-type="float">
            <text:p>0,781273791790699</text:p>
          </table:table-cell>
          <table:table-cell table:formula="of:=[.A126]*[.B126]*[.$N$1]" office:value-type="float" office:value="0.0781273791790699" calcext:value-type="float">
            <text:p>0,07812737917907</text:p>
          </table:table-cell>
          <table:table-cell table:formula="of:=[.I125]" office:value-type="float" office:value="0.781273791790699" calcext:value-type="float">
            <text:p>0,781273791790699</text:p>
          </table:table-cell>
          <table:table-cell table:formula="of:=[.C126]*[.D126]*[.$N$1]" office:value-type="float" office:value="0.0305194368869508" calcext:value-type="float">
            <text:p>0,030519436886951</text:p>
          </table:table-cell>
          <table:table-cell table:formula="of:=[.F125]" office:value-type="float" office:value="0.4" calcext:value-type="float">
            <text:p>0,4</text:p>
          </table:table-cell>
          <table:table-cell table:formula="of:=POWER([.F126]-[.E126];2)/2" office:value-type="float" office:value="0.068257943259168" calcext:value-type="float">
            <text:p>0,068257943259168</text:p>
          </table:table-cell>
          <table:table-cell table:formula="of:=[.G126]*[.$N$1]" office:value-type="float" office:value="0.034128971629584" calcext:value-type="float">
            <text:p>0,034128971629584</text:p>
          </table:table-cell>
          <table:table-cell table:formula="of:=[.D126]+[.C126]*[.H126]" office:value-type="float" office:value="0.783940198898195" calcext:value-type="float">
            <text:p>0,783940198898195</text:p>
          </table:table-cell>
          <table:table-cell table:formula="of:=[.H126]*[.B126]" office:value-type="float" office:value="0.0266640710749623" calcext:value-type="float">
            <text:p>0,026664071074962</text:p>
          </table:table-cell>
          <table:table-cell table:formula="of:=[.J126]*[.$N$1]" office:value-type="float" office:value="0.0133320355374811" calcext:value-type="float">
            <text:p>0,013332035537481</text:p>
          </table:table-cell>
          <table:table-cell table:formula="of:=[.B126]+[.A126]*[.K126]" office:value-type="float" office:value="0.783940198898195" calcext:value-type="float">
            <text:p>0,783940198898195</text:p>
          </table:table-cell>
          <table:table-cell table:number-columns-repeated="2"/>
        </table:table-row>
        <table:table-row table:style-name="ro1">
          <table:table-cell table:formula="of:=[.A126]" office:value-type="float" office:value="0.2" calcext:value-type="float">
            <text:p>0,2</text:p>
          </table:table-cell>
          <table:table-cell table:formula="of:=[.L126]" office:value-type="float" office:value="0.783940198898195" calcext:value-type="float">
            <text:p>0,783940198898195</text:p>
          </table:table-cell>
          <table:table-cell table:formula="of:=[.A127]*[.B127]*[.$N$1]" office:value-type="float" office:value="0.0783940198898195" calcext:value-type="float">
            <text:p>0,07839401988982</text:p>
          </table:table-cell>
          <table:table-cell table:formula="of:=[.I126]" office:value-type="float" office:value="0.783940198898195" calcext:value-type="float">
            <text:p>0,783940198898195</text:p>
          </table:table-cell>
          <table:table-cell table:formula="of:=[.C127]*[.D127]*[.$N$1]" office:value-type="float" office:value="0.0307281117724271" calcext:value-type="float">
            <text:p>0,030728111772427</text:p>
          </table:table-cell>
          <table:table-cell table:formula="of:=[.F126]" office:value-type="float" office:value="0.4" calcext:value-type="float">
            <text:p>0,4</text:p>
          </table:table-cell>
          <table:table-cell table:formula="of:=POWER([.F127]-[.E127];2)/2" office:value-type="float" office:value="0.0681808637175786" calcext:value-type="float">
            <text:p>0,068180863717579</text:p>
          </table:table-cell>
          <table:table-cell table:formula="of:=[.G127]*[.$N$1]" office:value-type="float" office:value="0.0340904318587893" calcext:value-type="float">
            <text:p>0,034090431858789</text:p>
          </table:table-cell>
          <table:table-cell table:formula="of:=[.D127]+[.C127]*[.H127]" office:value-type="float" office:value="0.786612684891386" calcext:value-type="float">
            <text:p>0,786612684891386</text:p>
          </table:table-cell>
          <table:table-cell table:formula="of:=[.H127]*[.B127]" office:value-type="float" office:value="0.0267248599319046" calcext:value-type="float">
            <text:p>0,026724859931905</text:p>
          </table:table-cell>
          <table:table-cell table:formula="of:=[.J127]*[.$N$1]" office:value-type="float" office:value="0.0133624299659523" calcext:value-type="float">
            <text:p>0,013362429965952</text:p>
          </table:table-cell>
          <table:table-cell table:formula="of:=[.B127]+[.A127]*[.K127]" office:value-type="float" office:value="0.786612684891386" calcext:value-type="float">
            <text:p>0,786612684891386</text:p>
          </table:table-cell>
          <table:table-cell table:number-columns-repeated="2"/>
        </table:table-row>
        <table:table-row table:style-name="ro1">
          <table:table-cell table:formula="of:=[.A127]" office:value-type="float" office:value="0.2" calcext:value-type="float">
            <text:p>0,2</text:p>
          </table:table-cell>
          <table:table-cell table:formula="of:=[.L127]" office:value-type="float" office:value="0.786612684891386" calcext:value-type="float">
            <text:p>0,786612684891386</text:p>
          </table:table-cell>
          <table:table-cell table:formula="of:=[.A128]*[.B128]*[.$N$1]" office:value-type="float" office:value="0.0786612684891386" calcext:value-type="float">
            <text:p>0,078661268489139</text:p>
          </table:table-cell>
          <table:table-cell table:formula="of:=[.I127]" office:value-type="float" office:value="0.786612684891386" calcext:value-type="float">
            <text:p>0,786612684891386</text:p>
          </table:table-cell>
          <table:table-cell table:formula="of:=[.C128]*[.D128]*[.$N$1]" office:value-type="float" office:value="0.0309379758016017" calcext:value-type="float">
            <text:p>0,030937975801602</text:p>
          </table:table-cell>
          <table:table-cell table:formula="of:=[.F127]" office:value-type="float" office:value="0.4" calcext:value-type="float">
            <text:p>0,4</text:p>
          </table:table-cell>
          <table:table-cell table:formula="of:=POWER([.F128]-[.E128];2)/2" office:value-type="float" office:value="0.0681033888527096" calcext:value-type="float">
            <text:p>0,06810338885271</text:p>
          </table:table-cell>
          <table:table-cell table:formula="of:=[.G128]*[.$N$1]" office:value-type="float" office:value="0.0340516944263548" calcext:value-type="float">
            <text:p>0,034051694426355</text:p>
          </table:table-cell>
          <table:table-cell table:formula="of:=[.D128]+[.C128]*[.H128]" office:value-type="float" office:value="0.789291234369167" calcext:value-type="float">
            <text:p>0,789291234369167</text:p>
          </table:table-cell>
          <table:table-cell table:formula="of:=[.H128]*[.B128]" office:value-type="float" office:value="0.026785494777816" calcext:value-type="float">
            <text:p>0,026785494777816</text:p>
          </table:table-cell>
          <table:table-cell table:formula="of:=[.J128]*[.$N$1]" office:value-type="float" office:value="0.013392747388908" calcext:value-type="float">
            <text:p>0,013392747388908</text:p>
          </table:table-cell>
          <table:table-cell table:formula="of:=[.B128]+[.A128]*[.K128]" office:value-type="float" office:value="0.789291234369167" calcext:value-type="float">
            <text:p>0,789291234369167</text:p>
          </table:table-cell>
          <table:table-cell table:number-columns-repeated="2"/>
        </table:table-row>
        <table:table-row table:style-name="ro1">
          <table:table-cell table:formula="of:=[.A128]" office:value-type="float" office:value="0.2" calcext:value-type="float">
            <text:p>0,2</text:p>
          </table:table-cell>
          <table:table-cell table:formula="of:=[.L128]" office:value-type="float" office:value="0.789291234369167" calcext:value-type="float">
            <text:p>0,789291234369167</text:p>
          </table:table-cell>
          <table:table-cell table:formula="of:=[.A129]*[.B129]*[.$N$1]" office:value-type="float" office:value="0.0789291234369167" calcext:value-type="float">
            <text:p>0,078929123436917</text:p>
          </table:table-cell>
          <table:table-cell table:formula="of:=[.I128]" office:value-type="float" office:value="0.789291234369167" calcext:value-type="float">
            <text:p>0,789291234369167</text:p>
          </table:table-cell>
          <table:table-cell table:formula="of:=[.C129]*[.D129]*[.$N$1]" office:value-type="float" office:value="0.0311490326326002" calcext:value-type="float">
            <text:p>0,0311490326326</text:p>
          </table:table-cell>
          <table:table-cell table:formula="of:=[.F128]" office:value-type="float" office:value="0.4" calcext:value-type="float">
            <text:p>0,4</text:p>
          </table:table-cell>
          <table:table-cell table:formula="of:=POWER([.F129]-[.E129];2)/2" office:value-type="float" office:value="0.0680255180639333" calcext:value-type="float">
            <text:p>0,068025518063933</text:p>
          </table:table-cell>
          <table:table-cell table:formula="of:=[.G129]*[.$N$1]" office:value-type="float" office:value="0.0340127590319667" calcext:value-type="float">
            <text:p>0,034012759031967</text:p>
          </table:table-cell>
          <table:table-cell table:formula="of:=[.D129]+[.C129]*[.H129]" office:value-type="float" office:value="0.791975831625231" calcext:value-type="float">
            <text:p>0,791975831625231</text:p>
          </table:table-cell>
          <table:table-cell table:formula="of:=[.H129]*[.B129]" office:value-type="float" office:value="0.026845972560642" calcext:value-type="float">
            <text:p>0,026845972560642</text:p>
          </table:table-cell>
          <table:table-cell table:formula="of:=[.J129]*[.$N$1]" office:value-type="float" office:value="0.013422986280321" calcext:value-type="float">
            <text:p>0,013422986280321</text:p>
          </table:table-cell>
          <table:table-cell table:formula="of:=[.B129]+[.A129]*[.K129]" office:value-type="float" office:value="0.791975831625231" calcext:value-type="float">
            <text:p>0,791975831625231</text:p>
          </table:table-cell>
          <table:table-cell table:number-columns-repeated="2"/>
        </table:table-row>
        <table:table-row table:style-name="ro1">
          <table:table-cell table:formula="of:=[.A129]" office:value-type="float" office:value="0.2" calcext:value-type="float">
            <text:p>0,2</text:p>
          </table:table-cell>
          <table:table-cell table:formula="of:=[.L129]" office:value-type="float" office:value="0.791975831625231" calcext:value-type="float">
            <text:p>0,791975831625231</text:p>
          </table:table-cell>
          <table:table-cell table:formula="of:=[.A130]*[.B130]*[.$N$1]" office:value-type="float" office:value="0.0791975831625232" calcext:value-type="float">
            <text:p>0,079197583162523</text:p>
          </table:table-cell>
          <table:table-cell table:formula="of:=[.I129]" office:value-type="float" office:value="0.791975831625231" calcext:value-type="float">
            <text:p>0,791975831625231</text:p>
          </table:table-cell>
          <table:table-cell table:formula="of:=[.C130]*[.D130]*[.$N$1]" office:value-type="float" office:value="0.0313612858939238" calcext:value-type="float">
            <text:p>0,031361285893924</text:p>
          </table:table-cell>
          <table:table-cell table:formula="of:=[.F129]" office:value-type="float" office:value="0.4" calcext:value-type="float">
            <text:p>0,4</text:p>
          </table:table-cell>
          <table:table-cell table:formula="of:=POWER([.F130]-[.E130];2)/2" office:value-type="float" office:value="0.0679472507688907" calcext:value-type="float">
            <text:p>0,067947250768891</text:p>
          </table:table-cell>
          <table:table-cell table:formula="of:=[.G130]*[.$N$1]" office:value-type="float" office:value="0.0339736253844453" calcext:value-type="float">
            <text:p>0,033973625384445</text:p>
          </table:table-cell>
          <table:table-cell table:formula="of:=[.D130]+[.C130]*[.H130]" office:value-type="float" office:value="0.794666460646948" calcext:value-type="float">
            <text:p>0,794666460646948</text:p>
          </table:table-cell>
          <table:table-cell table:formula="of:=[.H130]*[.B130]" office:value-type="float" office:value="0.0269062902171702" calcext:value-type="float">
            <text:p>0,02690629021717</text:p>
          </table:table-cell>
          <table:table-cell table:formula="of:=[.J130]*[.$N$1]" office:value-type="float" office:value="0.0134531451085851" calcext:value-type="float">
            <text:p>0,013453145108585</text:p>
          </table:table-cell>
          <table:table-cell table:formula="of:=[.B130]+[.A130]*[.K130]" office:value-type="float" office:value="0.794666460646948" calcext:value-type="float">
            <text:p>0,794666460646948</text:p>
          </table:table-cell>
          <table:table-cell table:number-columns-repeated="2"/>
        </table:table-row>
        <table:table-row table:style-name="ro1">
          <table:table-cell table:formula="of:=[.A130]" office:value-type="float" office:value="0.2" calcext:value-type="float">
            <text:p>0,2</text:p>
          </table:table-cell>
          <table:table-cell table:formula="of:=[.L130]" office:value-type="float" office:value="0.794666460646948" calcext:value-type="float">
            <text:p>0,794666460646948</text:p>
          </table:table-cell>
          <table:table-cell table:formula="of:=[.A131]*[.B131]*[.$N$1]" office:value-type="float" office:value="0.0794666460646948" calcext:value-type="float">
            <text:p>0,079466646064695</text:p>
          </table:table-cell>
          <table:table-cell table:formula="of:=[.I130]" office:value-type="float" office:value="0.794666460646948" calcext:value-type="float">
            <text:p>0,794666460646948</text:p>
          </table:table-cell>
          <table:table-cell table:formula="of:=[.C131]*[.D131]*[.$N$1]" office:value-type="float" office:value="0.0315747391838574" calcext:value-type="float">
            <text:p>0,031574739183857</text:p>
          </table:table-cell>
          <table:table-cell table:formula="of:=[.F130]" office:value-type="float" office:value="0.4" calcext:value-type="float">
            <text:p>0,4</text:p>
          </table:table-cell>
          <table:table-cell table:formula="of:=POWER([.F131]-[.E131];2)/2" office:value-type="float" office:value="0.0678685864037214" calcext:value-type="float">
            <text:p>0,067868586403721</text:p>
          </table:table-cell>
          <table:table-cell table:formula="of:=[.G131]*[.$N$1]" office:value-type="float" office:value="0.0339342932018607" calcext:value-type="float">
            <text:p>0,033934293201861</text:p>
          </table:table-cell>
          <table:table-cell table:formula="of:=[.D131]+[.C131]*[.H131]" office:value-type="float" office:value="0.797363105114276" calcext:value-type="float">
            <text:p>0,797363105114276</text:p>
          </table:table-cell>
          <table:table-cell table:formula="of:=[.H131]*[.B131]" office:value-type="float" office:value="0.0269664446732784" calcext:value-type="float">
            <text:p>0,026966444673279</text:p>
          </table:table-cell>
          <table:table-cell table:formula="of:=[.J131]*[.$N$1]" office:value-type="float" office:value="0.0134832223366392" calcext:value-type="float">
            <text:p>0,013483222336639</text:p>
          </table:table-cell>
          <table:table-cell table:formula="of:=[.B131]+[.A131]*[.K131]" office:value-type="float" office:value="0.797363105114276" calcext:value-type="float">
            <text:p>0,797363105114276</text:p>
          </table:table-cell>
          <table:table-cell table:number-columns-repeated="2"/>
        </table:table-row>
        <table:table-row table:style-name="ro1">
          <table:table-cell table:formula="of:=[.A131]" office:value-type="float" office:value="0.2" calcext:value-type="float">
            <text:p>0,2</text:p>
          </table:table-cell>
          <table:table-cell table:formula="of:=[.L131]" office:value-type="float" office:value="0.797363105114276" calcext:value-type="float">
            <text:p>0,797363105114276</text:p>
          </table:table-cell>
          <table:table-cell table:formula="of:=[.A132]*[.B132]*[.$N$1]" office:value-type="float" office:value="0.0797363105114276" calcext:value-type="float">
            <text:p>0,079736310511428</text:p>
          </table:table-cell>
          <table:table-cell table:formula="of:=[.I131]" office:value-type="float" office:value="0.797363105114276" calcext:value-type="float">
            <text:p>0,797363105114276</text:p>
          </table:table-cell>
          <table:table-cell table:formula="of:=[.C132]*[.D132]*[.$N$1]" office:value-type="float" office:value="0.031789396069874" calcext:value-type="float">
            <text:p>0,031789396069874</text:p>
          </table:table-cell>
          <table:table-cell table:formula="of:=[.F131]" office:value-type="float" office:value="0.4" calcext:value-type="float">
            <text:p>0,4</text:p>
          </table:table-cell>
          <table:table-cell table:formula="of:=POWER([.F132]-[.E132];2)/2" office:value-type="float" office:value="0.0677895244232941" calcext:value-type="float">
            <text:p>0,067789524423294</text:p>
          </table:table-cell>
          <table:table-cell table:formula="of:=[.G132]*[.$N$1]" office:value-type="float" office:value="0.033894762211647" calcext:value-type="float">
            <text:p>0,033894762211647</text:p>
          </table:table-cell>
          <table:table-cell table:formula="of:=[.D132]+[.C132]*[.H132]" office:value-type="float" office:value="0.800065748398695" calcext:value-type="float">
            <text:p>0,800065748398695</text:p>
          </table:table-cell>
          <table:table-cell table:formula="of:=[.H132]*[.B132]" office:value-type="float" office:value="0.0270264328441889" calcext:value-type="float">
            <text:p>0,027026432844189</text:p>
          </table:table-cell>
          <table:table-cell table:formula="of:=[.J132]*[.$N$1]" office:value-type="float" office:value="0.0135132164220945" calcext:value-type="float">
            <text:p>0,013513216422095</text:p>
          </table:table-cell>
          <table:table-cell table:formula="of:=[.B132]+[.A132]*[.K132]" office:value-type="float" office:value="0.800065748398695" calcext:value-type="float">
            <text:p>0,800065748398695</text:p>
          </table:table-cell>
          <table:table-cell table:number-columns-repeated="2"/>
        </table:table-row>
        <table:table-row table:style-name="ro1">
          <table:table-cell table:formula="of:=[.A132]" office:value-type="float" office:value="0.2" calcext:value-type="float">
            <text:p>0,2</text:p>
          </table:table-cell>
          <table:table-cell table:formula="of:=[.L132]" office:value-type="float" office:value="0.800065748398695" calcext:value-type="float">
            <text:p>0,800065748398695</text:p>
          </table:table-cell>
          <table:table-cell table:formula="of:=[.A133]*[.B133]*[.$N$1]" office:value-type="float" office:value="0.0800065748398695" calcext:value-type="float">
            <text:p>0,08000657483987</text:p>
          </table:table-cell>
          <table:table-cell table:formula="of:=[.I132]" office:value-type="float" office:value="0.800065748398695" calcext:value-type="float">
            <text:p>0,800065748398695</text:p>
          </table:table-cell>
          <table:table-cell table:formula="of:=[.C133]*[.D133]*[.$N$1]" office:value-type="float" office:value="0.0320052600880382" calcext:value-type="float">
            <text:p>0,032005260088038</text:p>
          </table:table-cell>
          <table:table-cell table:formula="of:=[.F132]" office:value-type="float" office:value="0.4" calcext:value-type="float">
            <text:p>0,4</text:p>
          </table:table-cell>
          <table:table-cell table:formula="of:=POWER([.F133]-[.E133];2)/2" office:value-type="float" office:value="0.0677100643014362" calcext:value-type="float">
            <text:p>0,067710064301436</text:p>
          </table:table-cell>
          <table:table-cell table:formula="of:=[.G133]*[.$N$1]" office:value-type="float" office:value="0.0338550321507181" calcext:value-type="float">
            <text:p>0,033855032150718</text:p>
          </table:table-cell>
          <table:table-cell table:formula="of:=[.D133]+[.C133]*[.H133]" office:value-type="float" office:value="0.802774373562168" calcext:value-type="float">
            <text:p>0,802774373562168</text:p>
          </table:table-cell>
          <table:table-cell table:formula="of:=[.H133]*[.B133]" office:value-type="float" office:value="0.0270862516347262" calcext:value-type="float">
            <text:p>0,027086251634726</text:p>
          </table:table-cell>
          <table:table-cell table:formula="of:=[.J133]*[.$N$1]" office:value-type="float" office:value="0.0135431258173631" calcext:value-type="float">
            <text:p>0,013543125817363</text:p>
          </table:table-cell>
          <table:table-cell table:formula="of:=[.B133]+[.A133]*[.K133]" office:value-type="float" office:value="0.802774373562168" calcext:value-type="float">
            <text:p>0,802774373562168</text:p>
          </table:table-cell>
          <table:table-cell table:number-columns-repeated="2"/>
        </table:table-row>
        <table:table-row table:style-name="ro1">
          <table:table-cell table:formula="of:=[.A133]" office:value-type="float" office:value="0.2" calcext:value-type="float">
            <text:p>0,2</text:p>
          </table:table-cell>
          <table:table-cell table:formula="of:=[.L133]" office:value-type="float" office:value="0.802774373562168" calcext:value-type="float">
            <text:p>0,802774373562168</text:p>
          </table:table-cell>
          <table:table-cell table:formula="of:=[.A134]*[.B134]*[.$N$1]" office:value-type="float" office:value="0.0802774373562168" calcext:value-type="float">
            <text:p>0,080277437356217</text:p>
          </table:table-cell>
          <table:table-cell table:formula="of:=[.I133]" office:value-type="float" office:value="0.802774373562168" calcext:value-type="float">
            <text:p>0,802774373562168</text:p>
          </table:table-cell>
          <table:table-cell table:formula="of:=[.C134]*[.D134]*[.$N$1]" office:value-type="float" office:value="0.0322223347424065" calcext:value-type="float">
            <text:p>0,032222334742407</text:p>
          </table:table-cell>
          <table:table-cell table:formula="of:=[.F133]" office:value-type="float" office:value="0.4" calcext:value-type="float">
            <text:p>0,4</text:p>
          </table:table-cell>
          <table:table-cell table:formula="of:=POWER([.F134]-[.E134];2)/2" office:value-type="float" office:value="0.0676302055311632" calcext:value-type="float">
            <text:p>0,067630205531163</text:p>
          </table:table-cell>
          <table:table-cell table:formula="of:=[.G134]*[.$N$1]" office:value-type="float" office:value="0.0338151027655816" calcext:value-type="float">
            <text:p>0,033815102765582</text:p>
          </table:table-cell>
          <table:table-cell table:formula="of:=[.D134]+[.C134]*[.H134]" office:value-type="float" office:value="0.805488963356126" calcext:value-type="float">
            <text:p>0,805488963356126</text:p>
          </table:table-cell>
          <table:table-cell table:formula="of:=[.H134]*[.B134]" office:value-type="float" office:value="0.0271458979395801" calcext:value-type="float">
            <text:p>0,02714589793958</text:p>
          </table:table-cell>
          <table:table-cell table:formula="of:=[.J134]*[.$N$1]" office:value-type="float" office:value="0.0135729489697901" calcext:value-type="float">
            <text:p>0,01357294896979</text:p>
          </table:table-cell>
          <table:table-cell table:formula="of:=[.B134]+[.A134]*[.K134]" office:value-type="float" office:value="0.805488963356126" calcext:value-type="float">
            <text:p>0,805488963356126</text:p>
          </table:table-cell>
          <table:table-cell table:number-columns-repeated="2"/>
        </table:table-row>
        <table:table-row table:style-name="ro1">
          <table:table-cell table:formula="of:=[.A134]" office:value-type="float" office:value="0.2" calcext:value-type="float">
            <text:p>0,2</text:p>
          </table:table-cell>
          <table:table-cell table:formula="of:=[.L134]" office:value-type="float" office:value="0.805488963356126" calcext:value-type="float">
            <text:p>0,805488963356126</text:p>
          </table:table-cell>
          <table:table-cell table:formula="of:=[.A135]*[.B135]*[.$N$1]" office:value-type="float" office:value="0.0805488963356126" calcext:value-type="float">
            <text:p>0,080548896335613</text:p>
          </table:table-cell>
          <table:table-cell table:formula="of:=[.I134]" office:value-type="float" office:value="0.805488963356126" calcext:value-type="float">
            <text:p>0,805488963356126</text:p>
          </table:table-cell>
          <table:table-cell table:formula="of:=[.C135]*[.D135]*[.$N$1]" office:value-type="float" office:value="0.0324406235044263" calcext:value-type="float">
            <text:p>0,032440623504426</text:p>
          </table:table-cell>
          <table:table-cell table:formula="of:=[.F134]" office:value-type="float" office:value="0.4" calcext:value-type="float">
            <text:p>0,4</text:p>
          </table:table-cell>
          <table:table-cell table:formula="of:=POWER([.F135]-[.E135];2)/2" office:value-type="float" office:value="0.0675499476249074" calcext:value-type="float">
            <text:p>0,067549947624908</text:p>
          </table:table-cell>
          <table:table-cell table:formula="of:=[.G135]*[.$N$1]" office:value-type="float" office:value="0.0337749738124537" calcext:value-type="float">
            <text:p>0,033774973812454</text:p>
          </table:table-cell>
          <table:table-cell table:formula="of:=[.D135]+[.C135]*[.H135]" office:value-type="float" office:value="0.808209500220483" calcext:value-type="float">
            <text:p>0,808209500220483</text:p>
          </table:table-cell>
          <table:table-cell table:formula="of:=[.H135]*[.B135]" office:value-type="float" office:value="0.0272053686435736" calcext:value-type="float">
            <text:p>0,027205368643574</text:p>
          </table:table-cell>
          <table:table-cell table:formula="of:=[.J135]*[.$N$1]" office:value-type="float" office:value="0.0136026843217868" calcext:value-type="float">
            <text:p>0,013602684321787</text:p>
          </table:table-cell>
          <table:table-cell table:formula="of:=[.B135]+[.A135]*[.K135]" office:value-type="float" office:value="0.808209500220483" calcext:value-type="float">
            <text:p>0,808209500220483</text:p>
          </table:table-cell>
          <table:table-cell table:number-columns-repeated="2"/>
        </table:table-row>
        <table:table-row table:style-name="ro1">
          <table:table-cell table:formula="of:=[.A135]" office:value-type="float" office:value="0.2" calcext:value-type="float">
            <text:p>0,2</text:p>
          </table:table-cell>
          <table:table-cell table:formula="of:=[.L135]" office:value-type="float" office:value="0.808209500220483" calcext:value-type="float">
            <text:p>0,808209500220483</text:p>
          </table:table-cell>
          <table:table-cell table:formula="of:=[.A136]*[.B136]*[.$N$1]" office:value-type="float" office:value="0.0808209500220483" calcext:value-type="float">
            <text:p>0,080820950022048</text:p>
          </table:table-cell>
          <table:table-cell table:formula="of:=[.I135]" office:value-type="float" office:value="0.808209500220483" calcext:value-type="float">
            <text:p>0,808209500220483</text:p>
          </table:table-cell>
          <table:table-cell table:formula="of:=[.C136]*[.D136]*[.$N$1]" office:value-type="float" office:value="0.0326601298123322" calcext:value-type="float">
            <text:p>0,032660129812332</text:p>
          </table:table-cell>
          <table:table-cell table:formula="of:=[.F135]" office:value-type="float" office:value="0.4" calcext:value-type="float">
            <text:p>0,4</text:p>
          </table:table-cell>
          <table:table-cell table:formula="of:=POWER([.F136]-[.E136];2)/2" office:value-type="float" office:value="0.0674692901147463" calcext:value-type="float">
            <text:p>0,067469290114746</text:p>
          </table:table-cell>
          <table:table-cell table:formula="of:=[.G136]*[.$N$1]" office:value-type="float" office:value="0.0337346450573732" calcext:value-type="float">
            <text:p>0,033734645057373</text:p>
          </table:table-cell>
          <table:table-cell table:formula="of:=[.D136]+[.C136]*[.H136]" office:value-type="float" office:value="0.810935966282677" calcext:value-type="float">
            <text:p>0,810935966282677</text:p>
          </table:table-cell>
          <table:table-cell table:formula="of:=[.H136]*[.B136]" office:value-type="float" office:value="0.027264660621935" calcext:value-type="float">
            <text:p>0,027264660621935</text:p>
          </table:table-cell>
          <table:table-cell table:formula="of:=[.J136]*[.$N$1]" office:value-type="float" office:value="0.0136323303109675" calcext:value-type="float">
            <text:p>0,013632330310968</text:p>
          </table:table-cell>
          <table:table-cell table:formula="of:=[.B136]+[.A136]*[.K136]" office:value-type="float" office:value="0.810935966282677" calcext:value-type="float">
            <text:p>0,810935966282677</text:p>
          </table:table-cell>
          <table:table-cell table:number-columns-repeated="2"/>
        </table:table-row>
        <table:table-row table:style-name="ro1">
          <table:table-cell table:formula="of:=[.A136]" office:value-type="float" office:value="0.2" calcext:value-type="float">
            <text:p>0,2</text:p>
          </table:table-cell>
          <table:table-cell table:formula="of:=[.L136]" office:value-type="float" office:value="0.810935966282677" calcext:value-type="float">
            <text:p>0,810935966282677</text:p>
          </table:table-cell>
          <table:table-cell table:formula="of:=[.A137]*[.B137]*[.$N$1]" office:value-type="float" office:value="0.0810935966282677" calcext:value-type="float">
            <text:p>0,081093596628268</text:p>
          </table:table-cell>
          <table:table-cell table:formula="of:=[.I136]" office:value-type="float" office:value="0.810935966282677" calcext:value-type="float">
            <text:p>0,810935966282677</text:p>
          </table:table-cell>
          <table:table-cell table:formula="of:=[.C137]*[.D137]*[.$N$1]" office:value-type="float" office:value="0.0328808570705409" calcext:value-type="float">
            <text:p>0,032880857070541</text:p>
          </table:table-cell>
          <table:table-cell table:formula="of:=[.F136]" office:value-type="float" office:value="0.4" calcext:value-type="float">
            <text:p>0,4</text:p>
          </table:table-cell>
          <table:table-cell table:formula="of:=POWER([.F137]-[.E137];2)/2" office:value-type="float" office:value="0.0673882325526303" calcext:value-type="float">
            <text:p>0,06738823255263</text:p>
          </table:table-cell>
          <table:table-cell table:formula="of:=[.G137]*[.$N$1]" office:value-type="float" office:value="0.0336941162763151" calcext:value-type="float">
            <text:p>0,033694116276315</text:p>
          </table:table-cell>
          <table:table-cell table:formula="of:=[.D137]+[.C137]*[.H137]" office:value-type="float" office:value="0.813668343356734" calcext:value-type="float">
            <text:p>0,813668343356734</text:p>
          </table:table-cell>
          <table:table-cell table:formula="of:=[.H137]*[.B137]" office:value-type="float" office:value="0.0273237707405745" calcext:value-type="float">
            <text:p>0,027323770740575</text:p>
          </table:table-cell>
          <table:table-cell table:formula="of:=[.J137]*[.$N$1]" office:value-type="float" office:value="0.0136618853702872" calcext:value-type="float">
            <text:p>0,013661885370287</text:p>
          </table:table-cell>
          <table:table-cell table:formula="of:=[.B137]+[.A137]*[.K137]" office:value-type="float" office:value="0.813668343356734" calcext:value-type="float">
            <text:p>0,813668343356734</text:p>
          </table:table-cell>
          <table:table-cell table:number-columns-repeated="2"/>
        </table:table-row>
        <table:table-row table:style-name="ro1">
          <table:table-cell table:formula="of:=[.A137]" office:value-type="float" office:value="0.2" calcext:value-type="float">
            <text:p>0,2</text:p>
          </table:table-cell>
          <table:table-cell table:formula="of:=[.L137]" office:value-type="float" office:value="0.813668343356734" calcext:value-type="float">
            <text:p>0,813668343356734</text:p>
          </table:table-cell>
          <table:table-cell table:formula="of:=[.A138]*[.B138]*[.$N$1]" office:value-type="float" office:value="0.0813668343356734" calcext:value-type="float">
            <text:p>0,081366834335674</text:p>
          </table:table-cell>
          <table:table-cell table:formula="of:=[.I137]" office:value-type="float" office:value="0.813668343356734" calcext:value-type="float">
            <text:p>0,813668343356734</text:p>
          </table:table-cell>
          <table:table-cell table:formula="of:=[.C138]*[.D138]*[.$N$1]" office:value-type="float" office:value="0.0331028086490446" calcext:value-type="float">
            <text:p>0,033102808649045</text:p>
          </table:table-cell>
          <table:table-cell table:formula="of:=[.F137]" office:value-type="float" office:value="0.4" calcext:value-type="float">
            <text:p>0,4</text:p>
          </table:table-cell>
          <table:table-cell table:formula="of:=POWER([.F138]-[.E138];2)/2" office:value-type="float" office:value="0.0673067745106098" calcext:value-type="float">
            <text:p>0,06730677451061</text:p>
          </table:table-cell>
          <table:table-cell table:formula="of:=[.G138]*[.$N$1]" office:value-type="float" office:value="0.0336533872553049" calcext:value-type="float">
            <text:p>0,033653387255305</text:p>
          </table:table-cell>
          <table:table-cell table:formula="of:=[.D138]+[.C138]*[.H138]" office:value-type="float" office:value="0.816406612942371" calcext:value-type="float">
            <text:p>0,816406612942371</text:p>
          </table:table-cell>
          <table:table-cell table:formula="of:=[.H138]*[.B138]" office:value-type="float" office:value="0.0273826958563666" calcext:value-type="float">
            <text:p>0,027382695856367</text:p>
          </table:table-cell>
          <table:table-cell table:formula="of:=[.J138]*[.$N$1]" office:value-type="float" office:value="0.0136913479281833" calcext:value-type="float">
            <text:p>0,013691347928183</text:p>
          </table:table-cell>
          <table:table-cell table:formula="of:=[.B138]+[.A138]*[.K138]" office:value-type="float" office:value="0.816406612942371" calcext:value-type="float">
            <text:p>0,816406612942371</text:p>
          </table:table-cell>
          <table:table-cell table:number-columns-repeated="2"/>
        </table:table-row>
        <table:table-row table:style-name="ro1">
          <table:table-cell table:formula="of:=[.A138]" office:value-type="float" office:value="0.2" calcext:value-type="float">
            <text:p>0,2</text:p>
          </table:table-cell>
          <table:table-cell table:formula="of:=[.L138]" office:value-type="float" office:value="0.816406612942371" calcext:value-type="float">
            <text:p>0,816406612942371</text:p>
          </table:table-cell>
          <table:table-cell table:formula="of:=[.A139]*[.B139]*[.$N$1]" office:value-type="float" office:value="0.0816406612942371" calcext:value-type="float">
            <text:p>0,081640661294237</text:p>
          </table:table-cell>
          <table:table-cell table:formula="of:=[.I138]" office:value-type="float" office:value="0.816406612942371" calcext:value-type="float">
            <text:p>0,816406612942371</text:p>
          </table:table-cell>
          <table:table-cell table:formula="of:=[.C139]*[.D139]*[.$N$1]" office:value-type="float" office:value="0.0333259878828017" calcext:value-type="float">
            <text:p>0,033325987882802</text:p>
          </table:table-cell>
          <table:table-cell table:formula="of:=[.F138]" office:value-type="float" office:value="0.4" calcext:value-type="float">
            <text:p>0,4</text:p>
          </table:table-cell>
          <table:table-cell table:formula="of:=POWER([.F139]-[.E139];2)/2" office:value-type="float" office:value="0.0672249155810616" calcext:value-type="float">
            <text:p>0,067224915581062</text:p>
          </table:table-cell>
          <table:table-cell table:formula="of:=[.G139]*[.$N$1]" office:value-type="float" office:value="0.0336124577905308" calcext:value-type="float">
            <text:p>0,033612457790531</text:p>
          </table:table-cell>
          <table:table-cell table:formula="of:=[.D139]+[.C139]*[.H139]" office:value-type="float" office:value="0.819150756224114" calcext:value-type="float">
            <text:p>0,819150756224114</text:p>
          </table:table-cell>
          <table:table-cell table:formula="of:=[.H139]*[.B139]" office:value-type="float" office:value="0.0274414328174357" calcext:value-type="float">
            <text:p>0,027441432817436</text:p>
          </table:table-cell>
          <table:table-cell table:formula="of:=[.J139]*[.$N$1]" office:value-type="float" office:value="0.0137207164087178" calcext:value-type="float">
            <text:p>0,013720716408718</text:p>
          </table:table-cell>
          <table:table-cell table:formula="of:=[.B139]+[.A139]*[.K139]" office:value-type="float" office:value="0.819150756224114" calcext:value-type="float">
            <text:p>0,819150756224114</text:p>
          </table:table-cell>
          <table:table-cell table:number-columns-repeated="2"/>
        </table:table-row>
        <table:table-row table:style-name="ro1">
          <table:table-cell table:formula="of:=[.A139]" office:value-type="float" office:value="0.2" calcext:value-type="float">
            <text:p>0,2</text:p>
          </table:table-cell>
          <table:table-cell table:formula="of:=[.L139]" office:value-type="float" office:value="0.819150756224114" calcext:value-type="float">
            <text:p>0,819150756224114</text:p>
          </table:table-cell>
          <table:table-cell table:formula="of:=[.A140]*[.B140]*[.$N$1]" office:value-type="float" office:value="0.0819150756224114" calcext:value-type="float">
            <text:p>0,081915075622412</text:p>
          </table:table-cell>
          <table:table-cell table:formula="of:=[.I139]" office:value-type="float" office:value="0.819150756224114" calcext:value-type="float">
            <text:p>0,819150756224114</text:p>
          </table:table-cell>
          <table:table-cell table:formula="of:=[.C140]*[.D140]*[.$N$1]" office:value-type="float" office:value="0.0335503980711269" calcext:value-type="float">
            <text:p>0,033550398071127</text:p>
          </table:table-cell>
          <table:table-cell table:formula="of:=[.F139]" office:value-type="float" office:value="0.4" calcext:value-type="float">
            <text:p>0,4</text:p>
          </table:table-cell>
          <table:table-cell table:formula="of:=POWER([.F140]-[.E140];2)/2" office:value-type="float" office:value="0.0671426553769148" calcext:value-type="float">
            <text:p>0,067142655376915</text:p>
          </table:table-cell>
          <table:table-cell table:formula="of:=[.G140]*[.$N$1]" office:value-type="float" office:value="0.0335713276884574" calcext:value-type="float">
            <text:p>0,033571327688457</text:p>
          </table:table-cell>
          <table:table-cell table:formula="of:=[.D140]+[.C140]*[.H140]" office:value-type="float" office:value="0.821900754070459" calcext:value-type="float">
            <text:p>0,821900754070459</text:p>
          </table:table-cell>
          <table:table-cell table:formula="of:=[.H140]*[.B140]" office:value-type="float" office:value="0.0274999784634474" calcext:value-type="float">
            <text:p>0,027499978463448</text:p>
          </table:table-cell>
          <table:table-cell table:formula="of:=[.J140]*[.$N$1]" office:value-type="float" office:value="0.0137499892317237" calcext:value-type="float">
            <text:p>0,013749989231724</text:p>
          </table:table-cell>
          <table:table-cell table:formula="of:=[.B140]+[.A140]*[.K140]" office:value-type="float" office:value="0.821900754070459" calcext:value-type="float">
            <text:p>0,821900754070459</text:p>
          </table:table-cell>
          <table:table-cell table:number-columns-repeated="2"/>
        </table:table-row>
        <table:table-row table:style-name="ro1">
          <table:table-cell table:formula="of:=[.A140]" office:value-type="float" office:value="0.2" calcext:value-type="float">
            <text:p>0,2</text:p>
          </table:table-cell>
          <table:table-cell table:formula="of:=[.L140]" office:value-type="float" office:value="0.821900754070459" calcext:value-type="float">
            <text:p>0,821900754070459</text:p>
          </table:table-cell>
          <table:table-cell table:formula="of:=[.A141]*[.B141]*[.$N$1]" office:value-type="float" office:value="0.0821900754070459" calcext:value-type="float">
            <text:p>0,082190075407046</text:p>
          </table:table-cell>
          <table:table-cell table:formula="of:=[.I140]" office:value-type="float" office:value="0.821900754070459" calcext:value-type="float">
            <text:p>0,821900754070459</text:p>
          </table:table-cell>
          <table:table-cell table:formula="of:=[.C141]*[.D141]*[.$N$1]" office:value-type="float" office:value="0.0337760424770795" calcext:value-type="float">
            <text:p>0,03377604247708</text:p>
          </table:table-cell>
          <table:table-cell table:formula="of:=[.F140]" office:value-type="float" office:value="0.4" calcext:value-type="float">
            <text:p>0,4</text:p>
          </table:table-cell>
          <table:table-cell table:formula="of:=POWER([.F141]-[.E141];2)/2" office:value-type="float" office:value="0.0670599935318749" calcext:value-type="float">
            <text:p>0,067059993531875</text:p>
          </table:table-cell>
          <table:table-cell table:formula="of:=[.G141]*[.$N$1]" office:value-type="float" office:value="0.0335299967659375" calcext:value-type="float">
            <text:p>0,033529996765938</text:p>
          </table:table-cell>
          <table:table-cell table:formula="of:=[.D141]+[.C141]*[.H141]" office:value-type="float" office:value="0.824656587033049" calcext:value-type="float">
            <text:p>0,824656587033049</text:p>
          </table:table-cell>
          <table:table-cell table:formula="of:=[.H141]*[.B141]" office:value-type="float" office:value="0.0275583296259041" calcext:value-type="float">
            <text:p>0,027558329625904</text:p>
          </table:table-cell>
          <table:table-cell table:formula="of:=[.J141]*[.$N$1]" office:value-type="float" office:value="0.013779164812952" calcext:value-type="float">
            <text:p>0,013779164812952</text:p>
          </table:table-cell>
          <table:table-cell table:formula="of:=[.B141]+[.A141]*[.K141]" office:value-type="float" office:value="0.824656587033049" calcext:value-type="float">
            <text:p>0,824656587033049</text:p>
          </table:table-cell>
          <table:table-cell table:number-columns-repeated="2"/>
        </table:table-row>
        <table:table-row table:style-name="ro1">
          <table:table-cell table:formula="of:=[.A141]" office:value-type="float" office:value="0.2" calcext:value-type="float">
            <text:p>0,2</text:p>
          </table:table-cell>
          <table:table-cell table:formula="of:=[.L141]" office:value-type="float" office:value="0.824656587033049" calcext:value-type="float">
            <text:p>0,824656587033049</text:p>
          </table:table-cell>
          <table:table-cell table:formula="of:=[.A142]*[.B142]*[.$N$1]" office:value-type="float" office:value="0.082465658703305" calcext:value-type="float">
            <text:p>0,082465658703305</text:p>
          </table:table-cell>
          <table:table-cell table:formula="of:=[.I141]" office:value-type="float" office:value="0.824656587033049" calcext:value-type="float">
            <text:p>0,824656587033049</text:p>
          </table:table-cell>
          <table:table-cell table:formula="of:=[.C142]*[.D142]*[.$N$1]" office:value-type="float" office:value="0.0340029243268499" calcext:value-type="float">
            <text:p>0,03400292432685</text:p>
          </table:table-cell>
          <table:table-cell table:formula="of:=[.F141]" office:value-type="float" office:value="0.4" calcext:value-type="float">
            <text:p>0,4</text:p>
          </table:table-cell>
          <table:table-cell table:formula="of:=POWER([.F142]-[.E142];2)/2" office:value-type="float" office:value="0.0669769297006488" calcext:value-type="float">
            <text:p>0,066976929700649</text:p>
          </table:table-cell>
          <table:table-cell table:formula="of:=[.G142]*[.$N$1]" office:value-type="float" office:value="0.0334884648503244" calcext:value-type="float">
            <text:p>0,033488464850324</text:p>
          </table:table-cell>
          <table:table-cell table:formula="of:=[.D142]+[.C142]*[.H142]" office:value-type="float" office:value="0.827418235345894" calcext:value-type="float">
            <text:p>0,827418235345894</text:p>
          </table:table-cell>
          <table:table-cell table:formula="of:=[.H142]*[.B142]" office:value-type="float" office:value="0.0276164831284448" calcext:value-type="float">
            <text:p>0,027616483128445</text:p>
          </table:table-cell>
          <table:table-cell table:formula="of:=[.J142]*[.$N$1]" office:value-type="float" office:value="0.0138082415642224" calcext:value-type="float">
            <text:p>0,013808241564222</text:p>
          </table:table-cell>
          <table:table-cell table:formula="of:=[.B142]+[.A142]*[.K142]" office:value-type="float" office:value="0.827418235345894" calcext:value-type="float">
            <text:p>0,827418235345894</text:p>
          </table:table-cell>
          <table:table-cell table:number-columns-repeated="2"/>
        </table:table-row>
        <table:table-row table:style-name="ro1">
          <table:table-cell table:formula="of:=[.A142]" office:value-type="float" office:value="0.2" calcext:value-type="float">
            <text:p>0,2</text:p>
          </table:table-cell>
          <table:table-cell table:formula="of:=[.L142]" office:value-type="float" office:value="0.827418235345894" calcext:value-type="float">
            <text:p>0,827418235345894</text:p>
          </table:table-cell>
          <table:table-cell table:formula="of:=[.A143]*[.B143]*[.$N$1]" office:value-type="float" office:value="0.0827418235345894" calcext:value-type="float">
            <text:p>0,082741823534589</text:p>
          </table:table-cell>
          <table:table-cell table:formula="of:=[.I142]" office:value-type="float" office:value="0.827418235345894" calcext:value-type="float">
            <text:p>0,827418235345894</text:p>
          </table:table-cell>
          <table:table-cell table:formula="of:=[.C143]*[.D143]*[.$N$1]" office:value-type="float" office:value="0.0342310468091457" calcext:value-type="float">
            <text:p>0,034231046809146</text:p>
          </table:table-cell>
          <table:table-cell table:formula="of:=[.F142]" office:value-type="float" office:value="0.4" calcext:value-type="float">
            <text:p>0,4</text:p>
          </table:table-cell>
          <table:table-cell table:formula="of:=POWER([.F143]-[.E143];2)/2" office:value-type="float" office:value="0.0668934635591667" calcext:value-type="float">
            <text:p>0,066893463559167</text:p>
          </table:table-cell>
          <table:table-cell table:formula="of:=[.G143]*[.$N$1]" office:value-type="float" office:value="0.0334467317795833" calcext:value-type="float">
            <text:p>0,033446731779583</text:p>
          </table:table-cell>
          <table:table-cell table:formula="of:=[.D143]+[.C143]*[.H143]" office:value-type="float" office:value="0.830185678924609" calcext:value-type="float">
            <text:p>0,830185678924609</text:p>
          </table:table-cell>
          <table:table-cell table:formula="of:=[.H143]*[.B143]" office:value-type="float" office:value="0.0276744357871503" calcext:value-type="float">
            <text:p>0,02767443578715</text:p>
          </table:table-cell>
          <table:table-cell table:formula="of:=[.J143]*[.$N$1]" office:value-type="float" office:value="0.0138372178935751" calcext:value-type="float">
            <text:p>0,013837217893575</text:p>
          </table:table-cell>
          <table:table-cell table:formula="of:=[.B143]+[.A143]*[.K143]" office:value-type="float" office:value="0.830185678924609" calcext:value-type="float">
            <text:p>0,830185678924609</text:p>
          </table:table-cell>
          <table:table-cell table:number-columns-repeated="2"/>
        </table:table-row>
        <table:table-row table:style-name="ro1">
          <table:table-cell table:formula="of:=[.A143]" office:value-type="float" office:value="0.2" calcext:value-type="float">
            <text:p>0,2</text:p>
          </table:table-cell>
          <table:table-cell table:formula="of:=[.L143]" office:value-type="float" office:value="0.830185678924609" calcext:value-type="float">
            <text:p>0,830185678924609</text:p>
          </table:table-cell>
          <table:table-cell table:formula="of:=[.A144]*[.B144]*[.$N$1]" office:value-type="float" office:value="0.0830185678924609" calcext:value-type="float">
            <text:p>0,083018567892461</text:p>
          </table:table-cell>
          <table:table-cell table:formula="of:=[.I143]" office:value-type="float" office:value="0.830185678924609" calcext:value-type="float">
            <text:p>0,830185678924609</text:p>
          </table:table-cell>
          <table:table-cell table:formula="of:=[.C144]*[.D144]*[.$N$1]" office:value-type="float" office:value="0.0344604130745757" calcext:value-type="float">
            <text:p>0,034460413074576</text:p>
          </table:table-cell>
          <table:table-cell table:formula="of:=[.F143]" office:value-type="float" office:value="0.4" calcext:value-type="float">
            <text:p>0,4</text:p>
          </table:table-cell>
          <table:table-cell table:formula="of:=POWER([.F144]-[.E144];2)/2" office:value-type="float" office:value="0.0668095948048049" calcext:value-type="float">
            <text:p>0,066809594804805</text:p>
          </table:table-cell>
          <table:table-cell table:formula="of:=[.G144]*[.$N$1]" office:value-type="float" office:value="0.0334047974024025" calcext:value-type="float">
            <text:p>0,033404797402403</text:p>
          </table:table-cell>
          <table:table-cell table:formula="of:=[.D144]+[.C144]*[.H144]" office:value-type="float" office:value="0.832958897365694" calcext:value-type="float">
            <text:p>0,832958897365694</text:p>
          </table:table-cell>
          <table:table-cell table:formula="of:=[.H144]*[.B144]" office:value-type="float" office:value="0.0277321844108525" calcext:value-type="float">
            <text:p>0,027732184410853</text:p>
          </table:table-cell>
          <table:table-cell table:formula="of:=[.J144]*[.$N$1]" office:value-type="float" office:value="0.0138660922054263" calcext:value-type="float">
            <text:p>0,013866092205426</text:p>
          </table:table-cell>
          <table:table-cell table:formula="of:=[.B144]+[.A144]*[.K144]" office:value-type="float" office:value="0.832958897365694" calcext:value-type="float">
            <text:p>0,832958897365694</text:p>
          </table:table-cell>
          <table:table-cell table:number-columns-repeated="2"/>
        </table:table-row>
        <table:table-row table:style-name="ro1">
          <table:table-cell table:formula="of:=[.A144]" office:value-type="float" office:value="0.2" calcext:value-type="float">
            <text:p>0,2</text:p>
          </table:table-cell>
          <table:table-cell table:formula="of:=[.L144]" office:value-type="float" office:value="0.832958897365694" calcext:value-type="float">
            <text:p>0,832958897365694</text:p>
          </table:table-cell>
          <table:table-cell table:formula="of:=[.A145]*[.B145]*[.$N$1]" office:value-type="float" office:value="0.0832958897365694" calcext:value-type="float">
            <text:p>0,08329588973657</text:p>
          </table:table-cell>
          <table:table-cell table:formula="of:=[.I144]" office:value-type="float" office:value="0.832958897365694" calcext:value-type="float">
            <text:p>0,832958897365694</text:p>
          </table:table-cell>
          <table:table-cell table:formula="of:=[.C145]*[.D145]*[.$N$1]" office:value-type="float" office:value="0.0346910262350337" calcext:value-type="float">
            <text:p>0,034691026235034</text:p>
          </table:table-cell>
          <table:table-cell table:formula="of:=[.F144]" office:value-type="float" office:value="0.4" calcext:value-type="float">
            <text:p>0,4</text:p>
          </table:table-cell>
          <table:table-cell table:formula="of:=POWER([.F145]-[.E145];2)/2" office:value-type="float" office:value="0.0667253231566064" calcext:value-type="float">
            <text:p>0,066725323156607</text:p>
          </table:table-cell>
          <table:table-cell table:formula="of:=[.G145]*[.$N$1]" office:value-type="float" office:value="0.0333626615783032" calcext:value-type="float">
            <text:p>0,033362661578303</text:p>
          </table:table-cell>
          <table:table-cell table:formula="of:=[.D145]+[.C145]*[.H145]" office:value-type="float" office:value="0.835737869945839" calcext:value-type="float">
            <text:p>0,835737869945839</text:p>
          </table:table-cell>
          <table:table-cell table:formula="of:=[.H145]*[.B145]" office:value-type="float" office:value="0.0277897258014483" calcext:value-type="float">
            <text:p>0,027789725801448</text:p>
          </table:table-cell>
          <table:table-cell table:formula="of:=[.J145]*[.$N$1]" office:value-type="float" office:value="0.0138948629007241" calcext:value-type="float">
            <text:p>0,013894862900724</text:p>
          </table:table-cell>
          <table:table-cell table:formula="of:=[.B145]+[.A145]*[.K145]" office:value-type="float" office:value="0.835737869945839" calcext:value-type="float">
            <text:p>0,835737869945839</text:p>
          </table:table-cell>
          <table:table-cell table:number-columns-repeated="2"/>
        </table:table-row>
        <table:table-row table:style-name="ro1">
          <table:table-cell table:formula="of:=[.A145]" office:value-type="float" office:value="0.2" calcext:value-type="float">
            <text:p>0,2</text:p>
          </table:table-cell>
          <table:table-cell table:formula="of:=[.L145]" office:value-type="float" office:value="0.835737869945839" calcext:value-type="float">
            <text:p>0,835737869945839</text:p>
          </table:table-cell>
          <table:table-cell table:formula="of:=[.A146]*[.B146]*[.$N$1]" office:value-type="float" office:value="0.0835737869945839" calcext:value-type="float">
            <text:p>0,083573786994584</text:p>
          </table:table-cell>
          <table:table-cell table:formula="of:=[.I145]" office:value-type="float" office:value="0.835737869945839" calcext:value-type="float">
            <text:p>0,835737869945839</text:p>
          </table:table-cell>
          <table:table-cell table:formula="of:=[.C146]*[.D146]*[.$N$1]" office:value-type="float" office:value="0.0349228893630804" calcext:value-type="float">
            <text:p>0,034922889363081</text:p>
          </table:table-cell>
          <table:table-cell table:formula="of:=[.F145]" office:value-type="float" office:value="0.4" calcext:value-type="float">
            <text:p>0,4</text:p>
          </table:table-cell>
          <table:table-cell table:formula="of:=POWER([.F146]-[.E146];2)/2" office:value-type="float" office:value="0.0666406483555008" calcext:value-type="float">
            <text:p>0,066640648355501</text:p>
          </table:table-cell>
          <table:table-cell table:formula="of:=[.G146]*[.$N$1]" office:value-type="float" office:value="0.0333203241777504" calcext:value-type="float">
            <text:p>0,033320324177751</text:p>
          </table:table-cell>
          <table:table-cell table:formula="of:=[.D146]+[.C146]*[.H146]" office:value-type="float" office:value="0.838522575621261" calcext:value-type="float">
            <text:p>0,838522575621261</text:p>
          </table:table-cell>
          <table:table-cell table:formula="of:=[.H146]*[.B146]" office:value-type="float" office:value="0.027847056754218" calcext:value-type="float">
            <text:p>0,027847056754218</text:p>
          </table:table-cell>
          <table:table-cell table:formula="of:=[.J146]*[.$N$1]" office:value-type="float" office:value="0.013923528377109" calcext:value-type="float">
            <text:p>0,013923528377109</text:p>
          </table:table-cell>
          <table:table-cell table:formula="of:=[.B146]+[.A146]*[.K146]" office:value-type="float" office:value="0.838522575621261" calcext:value-type="float">
            <text:p>0,838522575621261</text:p>
          </table:table-cell>
          <table:table-cell table:number-columns-repeated="2"/>
        </table:table-row>
        <table:table-row table:style-name="ro1">
          <table:table-cell table:formula="of:=[.A146]" office:value-type="float" office:value="0.2" calcext:value-type="float">
            <text:p>0,2</text:p>
          </table:table-cell>
          <table:table-cell table:formula="of:=[.L146]" office:value-type="float" office:value="0.838522575621261" calcext:value-type="float">
            <text:p>0,838522575621261</text:p>
          </table:table-cell>
          <table:table-cell table:formula="of:=[.A147]*[.B147]*[.$N$1]" office:value-type="float" office:value="0.0838522575621261" calcext:value-type="float">
            <text:p>0,083852257562126</text:p>
          </table:table-cell>
          <table:table-cell table:formula="of:=[.I146]" office:value-type="float" office:value="0.838522575621261" calcext:value-type="float">
            <text:p>0,838522575621261</text:p>
          </table:table-cell>
          <table:table-cell table:formula="of:=[.C147]*[.D147]*[.$N$1]" office:value-type="float" office:value="0.0351560054913257" calcext:value-type="float">
            <text:p>0,035156005491326</text:p>
          </table:table-cell>
          <table:table-cell table:formula="of:=[.F146]" office:value-type="float" office:value="0.4" calcext:value-type="float">
            <text:p>0,4</text:p>
          </table:table-cell>
          <table:table-cell table:formula="of:=POWER([.F147]-[.E147];2)/2" office:value-type="float" office:value="0.0665555701645228" calcext:value-type="float">
            <text:p>0,066555570164523</text:p>
          </table:table-cell>
          <table:table-cell table:formula="of:=[.G147]*[.$N$1]" office:value-type="float" office:value="0.0332777850822614" calcext:value-type="float">
            <text:p>0,033277785082261</text:p>
          </table:table-cell>
          <table:table-cell table:formula="of:=[.D147]+[.C147]*[.H147]" office:value-type="float" office:value="0.841312993027076" calcext:value-type="float">
            <text:p>0,841312993027076</text:p>
          </table:table-cell>
          <table:table-cell table:formula="of:=[.H147]*[.B147]" office:value-type="float" office:value="0.0279041740581486" calcext:value-type="float">
            <text:p>0,027904174058149</text:p>
          </table:table-cell>
          <table:table-cell table:formula="of:=[.J147]*[.$N$1]" office:value-type="float" office:value="0.0139520870290743" calcext:value-type="float">
            <text:p>0,013952087029074</text:p>
          </table:table-cell>
          <table:table-cell table:formula="of:=[.B147]+[.A147]*[.K147]" office:value-type="float" office:value="0.841312993027076" calcext:value-type="float">
            <text:p>0,841312993027076</text:p>
          </table:table-cell>
          <table:table-cell table:number-columns-repeated="2"/>
        </table:table-row>
        <table:table-row table:style-name="ro1">
          <table:table-cell table:formula="of:=[.A147]" office:value-type="float" office:value="0.2" calcext:value-type="float">
            <text:p>0,2</text:p>
          </table:table-cell>
          <table:table-cell table:formula="of:=[.L147]" office:value-type="float" office:value="0.841312993027076" calcext:value-type="float">
            <text:p>0,841312993027076</text:p>
          </table:table-cell>
          <table:table-cell table:formula="of:=[.A148]*[.B148]*[.$N$1]" office:value-type="float" office:value="0.0841312993027076" calcext:value-type="float">
            <text:p>0,084131299302708</text:p>
          </table:table-cell>
          <table:table-cell table:formula="of:=[.I147]" office:value-type="float" office:value="0.841312993027076" calcext:value-type="float">
            <text:p>0,841312993027076</text:p>
          </table:table-cell>
          <table:table-cell table:formula="of:=[.C148]*[.D148]*[.$N$1]" office:value-type="float" office:value="0.0353903776118088" calcext:value-type="float">
            <text:p>0,035390377611809</text:p>
          </table:table-cell>
          <table:table-cell table:formula="of:=[.F147]" office:value-type="float" office:value="0.4" calcext:value-type="float">
            <text:p>0,4</text:p>
          </table:table-cell>
          <table:table-cell table:formula="of:=POWER([.F148]-[.E148];2)/2" office:value-type="float" office:value="0.0664700883690297" calcext:value-type="float">
            <text:p>0,06647008836903</text:p>
          </table:table-cell>
          <table:table-cell table:formula="of:=[.G148]*[.$N$1]" office:value-type="float" office:value="0.0332350441845148" calcext:value-type="float">
            <text:p>0,033235044184515</text:p>
          </table:table-cell>
          <table:table-cell table:formula="of:=[.D148]+[.C148]*[.H148]" office:value-type="float" office:value="0.844109100476702" calcext:value-type="float">
            <text:p>0,844109100476702</text:p>
          </table:table-cell>
          <table:table-cell table:formula="of:=[.H148]*[.B148]" office:value-type="float" office:value="0.0279610744962613" calcext:value-type="float">
            <text:p>0,027961074496261</text:p>
          </table:table-cell>
          <table:table-cell table:formula="of:=[.J148]*[.$N$1]" office:value-type="float" office:value="0.0139805372481306" calcext:value-type="float">
            <text:p>0,013980537248131</text:p>
          </table:table-cell>
          <table:table-cell table:formula="of:=[.B148]+[.A148]*[.K148]" office:value-type="float" office:value="0.844109100476702" calcext:value-type="float">
            <text:p>0,844109100476702</text:p>
          </table:table-cell>
          <table:table-cell table:number-columns-repeated="2"/>
        </table:table-row>
        <table:table-row table:style-name="ro1">
          <table:table-cell table:formula="of:=[.A148]" office:value-type="float" office:value="0.2" calcext:value-type="float">
            <text:p>0,2</text:p>
          </table:table-cell>
          <table:table-cell table:formula="of:=[.L148]" office:value-type="float" office:value="0.844109100476702" calcext:value-type="float">
            <text:p>0,844109100476702</text:p>
          </table:table-cell>
          <table:table-cell table:formula="of:=[.A149]*[.B149]*[.$N$1]" office:value-type="float" office:value="0.0844109100476702" calcext:value-type="float">
            <text:p>0,08441091004767</text:p>
          </table:table-cell>
          <table:table-cell table:formula="of:=[.I148]" office:value-type="float" office:value="0.844109100476702" calcext:value-type="float">
            <text:p>0,844109100476702</text:p>
          </table:table-cell>
          <table:table-cell table:formula="of:=[.C149]*[.D149]*[.$N$1]" office:value-type="float" office:value="0.0356260086753793" calcext:value-type="float">
            <text:p>0,035626008675379</text:p>
          </table:table-cell>
          <table:table-cell table:formula="of:=[.F148]" office:value-type="float" office:value="0.4" calcext:value-type="float">
            <text:p>0,4</text:p>
          </table:table-cell>
          <table:table-cell table:formula="of:=POWER([.F149]-[.E149];2)/2" office:value-type="float" office:value="0.0663842027769174" calcext:value-type="float">
            <text:p>0,066384202776917</text:p>
          </table:table-cell>
          <table:table-cell table:formula="of:=[.G149]*[.$N$1]" office:value-type="float" office:value="0.0331921013884587" calcext:value-type="float">
            <text:p>0,033192101388459</text:p>
          </table:table-cell>
          <table:table-cell table:formula="of:=[.D149]+[.C149]*[.H149]" office:value-type="float" office:value="0.846910875961296" calcext:value-type="float">
            <text:p>0,846910875961296</text:p>
          </table:table-cell>
          <table:table-cell table:formula="of:=[.H149]*[.B149]" office:value-type="float" office:value="0.0280177548459433" calcext:value-type="float">
            <text:p>0,028017754845943</text:p>
          </table:table-cell>
          <table:table-cell table:formula="of:=[.J149]*[.$N$1]" office:value-type="float" office:value="0.0140088774229717" calcext:value-type="float">
            <text:p>0,014008877422972</text:p>
          </table:table-cell>
          <table:table-cell table:formula="of:=[.B149]+[.A149]*[.K149]" office:value-type="float" office:value="0.846910875961296" calcext:value-type="float">
            <text:p>0,846910875961296</text:p>
          </table:table-cell>
          <table:table-cell table:number-columns-repeated="2"/>
        </table:table-row>
        <table:table-row table:style-name="ro1">
          <table:table-cell table:formula="of:=[.A149]" office:value-type="float" office:value="0.2" calcext:value-type="float">
            <text:p>0,2</text:p>
          </table:table-cell>
          <table:table-cell table:formula="of:=[.L149]" office:value-type="float" office:value="0.846910875961296" calcext:value-type="float">
            <text:p>0,846910875961296</text:p>
          </table:table-cell>
          <table:table-cell table:formula="of:=[.A150]*[.B150]*[.$N$1]" office:value-type="float" office:value="0.0846910875961296" calcext:value-type="float">
            <text:p>0,08469108759613</text:p>
          </table:table-cell>
          <table:table-cell table:formula="of:=[.I149]" office:value-type="float" office:value="0.846910875961296" calcext:value-type="float">
            <text:p>0,846910875961296</text:p>
          </table:table-cell>
          <table:table-cell table:formula="of:=[.C150]*[.D150]*[.$N$1]" office:value-type="float" office:value="0.0358629015910765" calcext:value-type="float">
            <text:p>0,035862901591077</text:p>
          </table:table-cell>
          <table:table-cell table:formula="of:=[.F149]" office:value-type="float" office:value="0.4" calcext:value-type="float">
            <text:p>0,4</text:p>
          </table:table-cell>
          <table:table-cell table:formula="of:=POWER([.F150]-[.E150];2)/2" office:value-type="float" office:value="0.066297913218835" calcext:value-type="float">
            <text:p>0,066297913218835</text:p>
          </table:table-cell>
          <table:table-cell table:formula="of:=[.G150]*[.$N$1]" office:value-type="float" office:value="0.0331489566094175" calcext:value-type="float">
            <text:p>0,033148956609418</text:p>
          </table:table-cell>
          <table:table-cell table:formula="of:=[.D150]+[.C150]*[.H150]" office:value-type="float" office:value="0.849718297149225" calcext:value-type="float">
            <text:p>0,849718297149225</text:p>
          </table:table-cell>
          <table:table-cell table:formula="of:=[.H150]*[.B150]" office:value-type="float" office:value="0.0280742118792848" calcext:value-type="float">
            <text:p>0,028074211879285</text:p>
          </table:table-cell>
          <table:table-cell table:formula="of:=[.J150]*[.$N$1]" office:value-type="float" office:value="0.0140371059396424" calcext:value-type="float">
            <text:p>0,014037105939642</text:p>
          </table:table-cell>
          <table:table-cell table:formula="of:=[.B150]+[.A150]*[.K150]" office:value-type="float" office:value="0.849718297149225" calcext:value-type="float">
            <text:p>0,849718297149225</text:p>
          </table:table-cell>
          <table:table-cell table:number-columns-repeated="2"/>
        </table:table-row>
        <table:table-row table:style-name="ro1">
          <table:table-cell table:formula="of:=[.A150]" office:value-type="float" office:value="0.2" calcext:value-type="float">
            <text:p>0,2</text:p>
          </table:table-cell>
          <table:table-cell table:formula="of:=[.L150]" office:value-type="float" office:value="0.849718297149225" calcext:value-type="float">
            <text:p>0,849718297149225</text:p>
          </table:table-cell>
          <table:table-cell table:formula="of:=[.A151]*[.B151]*[.$N$1]" office:value-type="float" office:value="0.0849718297149225" calcext:value-type="float">
            <text:p>0,084971829714923</text:p>
          </table:table-cell>
          <table:table-cell table:formula="of:=[.I150]" office:value-type="float" office:value="0.849718297149225" calcext:value-type="float">
            <text:p>0,849718297149225</text:p>
          </table:table-cell>
          <table:table-cell table:formula="of:=[.C151]*[.D151]*[.$N$1]" office:value-type="float" office:value="0.0361010592255089" calcext:value-type="float">
            <text:p>0,036101059225509</text:p>
          </table:table-cell>
          <table:table-cell table:formula="of:=[.F150]" office:value-type="float" office:value="0.4" calcext:value-type="float">
            <text:p>0,4</text:p>
          </table:table-cell>
          <table:table-cell table:formula="of:=POWER([.F151]-[.E151];2)/2" office:value-type="float" office:value="0.0662112195483983" calcext:value-type="float">
            <text:p>0,066211219548398</text:p>
          </table:table-cell>
          <table:table-cell table:formula="of:=[.G151]*[.$N$1]" office:value-type="float" office:value="0.0331056097741991" calcext:value-type="float">
            <text:p>0,033105609774199</text:p>
          </table:table-cell>
          <table:table-cell table:formula="of:=[.D151]+[.C151]*[.H151]" office:value-type="float" office:value="0.852531341385567" calcext:value-type="float">
            <text:p>0,852531341385567</text:p>
          </table:table-cell>
          <table:table-cell table:formula="of:=[.H151]*[.B151]" office:value-type="float" office:value="0.0281304423634192" calcext:value-type="float">
            <text:p>0,028130442363419</text:p>
          </table:table-cell>
          <table:table-cell table:formula="of:=[.J151]*[.$N$1]" office:value-type="float" office:value="0.0140652211817096" calcext:value-type="float">
            <text:p>0,01406522118171</text:p>
          </table:table-cell>
          <table:table-cell table:formula="of:=[.B151]+[.A151]*[.K151]" office:value-type="float" office:value="0.852531341385567" calcext:value-type="float">
            <text:p>0,852531341385567</text:p>
          </table:table-cell>
          <table:table-cell table:number-columns-repeated="2"/>
        </table:table-row>
        <table:table-row table:style-name="ro1">
          <table:table-cell table:formula="of:=[.A151]" office:value-type="float" office:value="0.2" calcext:value-type="float">
            <text:p>0,2</text:p>
          </table:table-cell>
          <table:table-cell table:formula="of:=[.L151]" office:value-type="float" office:value="0.852531341385567" calcext:value-type="float">
            <text:p>0,852531341385567</text:p>
          </table:table-cell>
          <table:table-cell table:formula="of:=[.A152]*[.B152]*[.$N$1]" office:value-type="float" office:value="0.0852531341385567" calcext:value-type="float">
            <text:p>0,085253134138557</text:p>
          </table:table-cell>
          <table:table-cell table:formula="of:=[.I151]" office:value-type="float" office:value="0.852531341385567" calcext:value-type="float">
            <text:p>0,852531341385567</text:p>
          </table:table-cell>
          <table:table-cell table:formula="of:=[.C152]*[.D152]*[.$N$1]" office:value-type="float" office:value="0.0363404844022337" calcext:value-type="float">
            <text:p>0,036340484402234</text:p>
          </table:table-cell>
          <table:table-cell table:formula="of:=[.F151]" office:value-type="float" office:value="0.4" calcext:value-type="float">
            <text:p>0,4</text:p>
          </table:table-cell>
          <table:table-cell table:formula="of:=POWER([.F152]-[.E152];2)/2" office:value-type="float" office:value="0.066124121642401" calcext:value-type="float">
            <text:p>0,066124121642401</text:p>
          </table:table-cell>
          <table:table-cell table:formula="of:=[.G152]*[.$N$1]" office:value-type="float" office:value="0.0330620608212005" calcext:value-type="float">
            <text:p>0,033062060821201</text:p>
          </table:table-cell>
          <table:table-cell table:formula="of:=[.D152]+[.C152]*[.H152]" office:value-type="float" office:value="0.855349985691653" calcext:value-type="float">
            <text:p>0,855349985691653</text:p>
          </table:table-cell>
          <table:table-cell table:formula="of:=[.H152]*[.B152]" office:value-type="float" office:value="0.0281864430608693" calcext:value-type="float">
            <text:p>0,028186443060869</text:p>
          </table:table-cell>
          <table:table-cell table:formula="of:=[.J152]*[.$N$1]" office:value-type="float" office:value="0.0140932215304346" calcext:value-type="float">
            <text:p>0,014093221530435</text:p>
          </table:table-cell>
          <table:table-cell table:formula="of:=[.B152]+[.A152]*[.K152]" office:value-type="float" office:value="0.855349985691653" calcext:value-type="float">
            <text:p>0,855349985691653</text:p>
          </table:table-cell>
          <table:table-cell table:number-columns-repeated="2"/>
        </table:table-row>
        <table:table-row table:style-name="ro1">
          <table:table-cell table:formula="of:=[.A152]" office:value-type="float" office:value="0.2" calcext:value-type="float">
            <text:p>0,2</text:p>
          </table:table-cell>
          <table:table-cell table:formula="of:=[.L152]" office:value-type="float" office:value="0.855349985691653" calcext:value-type="float">
            <text:p>0,855349985691653</text:p>
          </table:table-cell>
          <table:table-cell table:formula="of:=[.A153]*[.B153]*[.$N$1]" office:value-type="float" office:value="0.0855349985691653" calcext:value-type="float">
            <text:p>0,085534998569165</text:p>
          </table:table-cell>
          <table:table-cell table:formula="of:=[.I152]" office:value-type="float" office:value="0.855349985691653" calcext:value-type="float">
            <text:p>0,855349985691653</text:p>
          </table:table-cell>
          <table:table-cell table:formula="of:=[.C153]*[.D153]*[.$N$1]" office:value-type="float" office:value="0.0365811799011356" calcext:value-type="float">
            <text:p>0,036581179901136</text:p>
          </table:table-cell>
          <table:table-cell table:formula="of:=[.F152]" office:value-type="float" office:value="0.4" calcext:value-type="float">
            <text:p>0,4</text:p>
          </table:table-cell>
          <table:table-cell table:formula="of:=POWER([.F153]-[.E153];2)/2" office:value-type="float" office:value="0.0660366194010254" calcext:value-type="float">
            <text:p>0,066036619401025</text:p>
          </table:table-cell>
          <table:table-cell table:formula="of:=[.G153]*[.$N$1]" office:value-type="float" office:value="0.0330183097005127" calcext:value-type="float">
            <text:p>0,033018309700513</text:p>
          </table:table-cell>
          <table:table-cell table:formula="of:=[.D153]+[.C153]*[.H153]" office:value-type="float" office:value="0.858174206764643" calcext:value-type="float">
            <text:p>0,858174206764643</text:p>
          </table:table-cell>
          <table:table-cell table:formula="of:=[.H153]*[.B153]" office:value-type="float" office:value="0.0282422107298961" calcext:value-type="float">
            <text:p>0,028242210729896</text:p>
          </table:table-cell>
          <table:table-cell table:formula="of:=[.J153]*[.$N$1]" office:value-type="float" office:value="0.0141211053649481" calcext:value-type="float">
            <text:p>0,014121105364948</text:p>
          </table:table-cell>
          <table:table-cell table:formula="of:=[.B153]+[.A153]*[.K153]" office:value-type="float" office:value="0.858174206764643" calcext:value-type="float">
            <text:p>0,858174206764643</text:p>
          </table:table-cell>
          <table:table-cell table:number-columns-repeated="2"/>
        </table:table-row>
        <table:table-row table:style-name="ro1">
          <table:table-cell table:formula="of:=[.A153]" office:value-type="float" office:value="0.2" calcext:value-type="float">
            <text:p>0,2</text:p>
          </table:table-cell>
          <table:table-cell table:formula="of:=[.L153]" office:value-type="float" office:value="0.858174206764643" calcext:value-type="float">
            <text:p>0,858174206764643</text:p>
          </table:table-cell>
          <table:table-cell table:formula="of:=[.A154]*[.B154]*[.$N$1]" office:value-type="float" office:value="0.0858174206764643" calcext:value-type="float">
            <text:p>0,085817420676464</text:p>
          </table:table-cell>
          <table:table-cell table:formula="of:=[.I153]" office:value-type="float" office:value="0.858174206764643" calcext:value-type="float">
            <text:p>0,858174206764643</text:p>
          </table:table-cell>
          <table:table-cell table:formula="of:=[.C154]*[.D154]*[.$N$1]" office:value-type="float" office:value="0.0368231484578062" calcext:value-type="float">
            <text:p>0,036823148457806</text:p>
          </table:table-cell>
          <table:table-cell table:formula="of:=[.F153]" office:value-type="float" office:value="0.4" calcext:value-type="float">
            <text:p>0,4</text:p>
          </table:table-cell>
          <table:table-cell table:formula="of:=POWER([.F154]-[.E154];2)/2" office:value-type="float" office:value="0.0659487127480503" calcext:value-type="float">
            <text:p>0,06594871274805</text:p>
          </table:table-cell>
          <table:table-cell table:formula="of:=[.G154]*[.$N$1]" office:value-type="float" office:value="0.0329743563740252" calcext:value-type="float">
            <text:p>0,032974356374025</text:p>
          </table:table-cell>
          <table:table-cell table:formula="of:=[.D154]+[.C154]*[.H154]" office:value-type="float" office:value="0.861003980977129" calcext:value-type="float">
            <text:p>0,861003980977129</text:p>
          </table:table-cell>
          <table:table-cell table:formula="of:=[.H154]*[.B154]" office:value-type="float" office:value="0.0282977421248537" calcext:value-type="float">
            <text:p>0,028297742124854</text:p>
          </table:table-cell>
          <table:table-cell table:formula="of:=[.J154]*[.$N$1]" office:value-type="float" office:value="0.0141488710624269" calcext:value-type="float">
            <text:p>0,014148871062427</text:p>
          </table:table-cell>
          <table:table-cell table:formula="of:=[.B154]+[.A154]*[.K154]" office:value-type="float" office:value="0.861003980977129" calcext:value-type="float">
            <text:p>0,861003980977129</text:p>
          </table:table-cell>
          <table:table-cell table:number-columns-repeated="2"/>
        </table:table-row>
        <table:table-row table:style-name="ro1">
          <table:table-cell table:formula="of:=[.A154]" office:value-type="float" office:value="0.2" calcext:value-type="float">
            <text:p>0,2</text:p>
          </table:table-cell>
          <table:table-cell table:formula="of:=[.L154]" office:value-type="float" office:value="0.861003980977129" calcext:value-type="float">
            <text:p>0,861003980977129</text:p>
          </table:table-cell>
          <table:table-cell table:formula="of:=[.A155]*[.B155]*[.$N$1]" office:value-type="float" office:value="0.0861003980977129" calcext:value-type="float">
            <text:p>0,086100398097713</text:p>
          </table:table-cell>
          <table:table-cell table:formula="of:=[.I154]" office:value-type="float" office:value="0.861003980977129" calcext:value-type="float">
            <text:p>0,861003980977129</text:p>
          </table:table-cell>
          <table:table-cell table:formula="of:=[.C155]*[.D155]*[.$N$1]" office:value-type="float" office:value="0.0370663927629232" calcext:value-type="float">
            <text:p>0,037066392762923</text:p>
          </table:table-cell>
          <table:table-cell table:formula="of:=[.F154]" office:value-type="float" office:value="0.4" calcext:value-type="float">
            <text:p>0,4</text:p>
          </table:table-cell>
          <table:table-cell table:formula="of:=POWER([.F155]-[.E155];2)/2" office:value-type="float" office:value="0.0658604016310584" calcext:value-type="float">
            <text:p>0,065860401631058</text:p>
          </table:table-cell>
          <table:table-cell table:formula="of:=[.G155]*[.$N$1]" office:value-type="float" office:value="0.0329302008155292" calcext:value-type="float">
            <text:p>0,032930200815529</text:p>
          </table:table-cell>
          <table:table-cell table:formula="of:=[.D155]+[.C155]*[.H155]" office:value-type="float" office:value="0.863839284376783" calcext:value-type="float">
            <text:p>0,863839284376783</text:p>
          </table:table-cell>
          <table:table-cell table:formula="of:=[.H155]*[.B155]" office:value-type="float" office:value="0.0283530339965469" calcext:value-type="float">
            <text:p>0,028353033996547</text:p>
          </table:table-cell>
          <table:table-cell table:formula="of:=[.J155]*[.$N$1]" office:value-type="float" office:value="0.0141765169982735" calcext:value-type="float">
            <text:p>0,014176516998274</text:p>
          </table:table-cell>
          <table:table-cell table:formula="of:=[.B155]+[.A155]*[.K155]" office:value-type="float" office:value="0.863839284376783" calcext:value-type="float">
            <text:p>0,863839284376783</text:p>
          </table:table-cell>
          <table:table-cell table:number-columns-repeated="2"/>
        </table:table-row>
        <table:table-row table:style-name="ro1">
          <table:table-cell table:formula="of:=[.A155]" office:value-type="float" office:value="0.2" calcext:value-type="float">
            <text:p>0,2</text:p>
          </table:table-cell>
          <table:table-cell table:formula="of:=[.L155]" office:value-type="float" office:value="0.863839284376783" calcext:value-type="float">
            <text:p>0,863839284376783</text:p>
          </table:table-cell>
          <table:table-cell table:formula="of:=[.A156]*[.B156]*[.$N$1]" office:value-type="float" office:value="0.0863839284376783" calcext:value-type="float">
            <text:p>0,086383928437678</text:p>
          </table:table-cell>
          <table:table-cell table:formula="of:=[.I155]" office:value-type="float" office:value="0.863839284376783" calcext:value-type="float">
            <text:p>0,863839284376783</text:p>
          </table:table-cell>
          <table:table-cell table:formula="of:=[.C156]*[.D156]*[.$N$1]" office:value-type="float" office:value="0.0373109154616296" calcext:value-type="float">
            <text:p>0,03731091546163</text:p>
          </table:table-cell>
          <table:table-cell table:formula="of:=[.F155]" office:value-type="float" office:value="0.4" calcext:value-type="float">
            <text:p>0,4</text:p>
          </table:table-cell>
          <table:table-cell table:formula="of:=POWER([.F156]-[.E156];2)/2" office:value-type="float" office:value="0.0657716860216406" calcext:value-type="float">
            <text:p>0,065771686021641</text:p>
          </table:table-cell>
          <table:table-cell table:formula="of:=[.G156]*[.$N$1]" office:value-type="float" office:value="0.0328858430108203" calcext:value-type="float">
            <text:p>0,03288584301082</text:p>
          </table:table-cell>
          <table:table-cell table:formula="of:=[.D156]+[.C156]*[.H156]" office:value-type="float" office:value="0.866680092686043" calcext:value-type="float">
            <text:p>0,866680092686043</text:p>
          </table:table-cell>
          <table:table-cell table:formula="of:=[.H156]*[.B156]" office:value-type="float" office:value="0.0284080830925942" calcext:value-type="float">
            <text:p>0,028408083092594</text:p>
          </table:table-cell>
          <table:table-cell table:formula="of:=[.J156]*[.$N$1]" office:value-type="float" office:value="0.0142040415462971" calcext:value-type="float">
            <text:p>0,014204041546297</text:p>
          </table:table-cell>
          <table:table-cell table:formula="of:=[.B156]+[.A156]*[.K156]" office:value-type="float" office:value="0.866680092686043" calcext:value-type="float">
            <text:p>0,866680092686043</text:p>
          </table:table-cell>
          <table:table-cell table:number-columns-repeated="2"/>
        </table:table-row>
        <table:table-row table:style-name="ro1">
          <table:table-cell table:formula="of:=[.A156]" office:value-type="float" office:value="0.2" calcext:value-type="float">
            <text:p>0,2</text:p>
          </table:table-cell>
          <table:table-cell table:formula="of:=[.L156]" office:value-type="float" office:value="0.866680092686043" calcext:value-type="float">
            <text:p>0,866680092686043</text:p>
          </table:table-cell>
          <table:table-cell table:formula="of:=[.A157]*[.B157]*[.$N$1]" office:value-type="float" office:value="0.0866680092686043" calcext:value-type="float">
            <text:p>0,086668009268604</text:p>
          </table:table-cell>
          <table:table-cell table:formula="of:=[.I156]" office:value-type="float" office:value="0.866680092686043" calcext:value-type="float">
            <text:p>0,866680092686043</text:p>
          </table:table-cell>
          <table:table-cell table:formula="of:=[.C157]*[.D157]*[.$N$1]" office:value-type="float" office:value="0.0375567191529144" calcext:value-type="float">
            <text:p>0,037556719152914</text:p>
          </table:table-cell>
          <table:table-cell table:formula="of:=[.F156]" office:value-type="float" office:value="0.4" calcext:value-type="float">
            <text:p>0,4</text:p>
          </table:table-cell>
          <table:table-cell table:formula="of:=POWER([.F157]-[.E157];2)/2" office:value-type="float" office:value="0.0656825659155997" calcext:value-type="float">
            <text:p>0,0656825659156</text:p>
          </table:table-cell>
          <table:table-cell table:formula="of:=[.G157]*[.$N$1]" office:value-type="float" office:value="0.0328412829577999" calcext:value-type="float">
            <text:p>0,0328412829578</text:p>
          </table:table-cell>
          <table:table-cell table:formula="of:=[.D157]+[.C157]*[.H157]" office:value-type="float" office:value="0.869526381301822" calcext:value-type="float">
            <text:p>0,869526381301822</text:p>
          </table:table-cell>
          <table:table-cell table:formula="of:=[.H157]*[.B157]" office:value-type="float" office:value="0.0284628861577945" calcext:value-type="float">
            <text:p>0,028462886157795</text:p>
          </table:table-cell>
          <table:table-cell table:formula="of:=[.J157]*[.$N$1]" office:value-type="float" office:value="0.0142314430788973" calcext:value-type="float">
            <text:p>0,014231443078897</text:p>
          </table:table-cell>
          <table:table-cell table:formula="of:=[.B157]+[.A157]*[.K157]" office:value-type="float" office:value="0.869526381301822" calcext:value-type="float">
            <text:p>0,869526381301822</text:p>
          </table:table-cell>
          <table:table-cell table:number-columns-repeated="2"/>
        </table:table-row>
        <table:table-row table:style-name="ro1">
          <table:table-cell table:formula="of:=[.A157]" office:value-type="float" office:value="0.2" calcext:value-type="float">
            <text:p>0,2</text:p>
          </table:table-cell>
          <table:table-cell table:formula="of:=[.L157]" office:value-type="float" office:value="0.869526381301822" calcext:value-type="float">
            <text:p>0,869526381301822</text:p>
          </table:table-cell>
          <table:table-cell table:formula="of:=[.A158]*[.B158]*[.$N$1]" office:value-type="float" office:value="0.0869526381301822" calcext:value-type="float">
            <text:p>0,086952638130182</text:p>
          </table:table-cell>
          <table:table-cell table:formula="of:=[.I157]" office:value-type="float" office:value="0.869526381301822" calcext:value-type="float">
            <text:p>0,869526381301822</text:p>
          </table:table-cell>
          <table:table-cell table:formula="of:=[.C158]*[.D158]*[.$N$1]" office:value-type="float" office:value="0.0378038063889921" calcext:value-type="float">
            <text:p>0,037803806388992</text:p>
          </table:table-cell>
          <table:table-cell table:formula="of:=[.F157]" office:value-type="float" office:value="0.4" calcext:value-type="float">
            <text:p>0,4</text:p>
          </table:table-cell>
          <table:table-cell table:formula="of:=POWER([.F158]-[.E158];2)/2" office:value-type="float" office:value="0.0655930413331514" calcext:value-type="float">
            <text:p>0,065593041333151</text:p>
          </table:table-cell>
          <table:table-cell table:formula="of:=[.G158]*[.$N$1]" office:value-type="float" office:value="0.0327965206665757" calcext:value-type="float">
            <text:p>0,032796520666576</text:p>
          </table:table-cell>
          <table:table-cell table:formula="of:=[.D158]+[.C158]*[.H158]" office:value-type="float" office:value="0.872378125295272" calcext:value-type="float">
            <text:p>0,872378125295272</text:p>
          </table:table-cell>
          <table:table-cell table:formula="of:=[.H158]*[.B158]" office:value-type="float" office:value="0.028517439934498" calcext:value-type="float">
            <text:p>0,028517439934498</text:p>
          </table:table-cell>
          <table:table-cell table:formula="of:=[.J158]*[.$N$1]" office:value-type="float" office:value="0.014258719967249" calcext:value-type="float">
            <text:p>0,014258719967249</text:p>
          </table:table-cell>
          <table:table-cell table:formula="of:=[.B158]+[.A158]*[.K158]" office:value-type="float" office:value="0.872378125295272" calcext:value-type="float">
            <text:p>0,872378125295272</text:p>
          </table:table-cell>
          <table:table-cell table:number-columns-repeated="2"/>
        </table:table-row>
        <table:table-row table:style-name="ro1">
          <table:table-cell table:formula="of:=[.A158]" office:value-type="float" office:value="0.2" calcext:value-type="float">
            <text:p>0,2</text:p>
          </table:table-cell>
          <table:table-cell table:formula="of:=[.L158]" office:value-type="float" office:value="0.872378125295272" calcext:value-type="float">
            <text:p>0,872378125295272</text:p>
          </table:table-cell>
          <table:table-cell table:formula="of:=[.A159]*[.B159]*[.$N$1]" office:value-type="float" office:value="0.0872378125295272" calcext:value-type="float">
            <text:p>0,087237812529527</text:p>
          </table:table-cell>
          <table:table-cell table:formula="of:=[.I158]" office:value-type="float" office:value="0.872378125295272" calcext:value-type="float">
            <text:p>0,872378125295272</text:p>
          </table:table-cell>
          <table:table-cell table:formula="of:=[.C159]*[.D159]*[.$N$1]" office:value-type="float" office:value="0.0380521796746846" calcext:value-type="float">
            <text:p>0,038052179674685</text:p>
          </table:table-cell>
          <table:table-cell table:formula="of:=[.F158]" office:value-type="float" office:value="0.4" calcext:value-type="float">
            <text:p>0,4</text:p>
          </table:table-cell>
          <table:table-cell table:formula="of:=POWER([.F159]-[.E159];2)/2" office:value-type="float" office:value="0.0655031123191234" calcext:value-type="float">
            <text:p>0,065503112319123</text:p>
          </table:table-cell>
          <table:table-cell table:formula="of:=[.G159]*[.$N$1]" office:value-type="float" office:value="0.0327515561595617" calcext:value-type="float">
            <text:p>0,032751556159562</text:p>
          </table:table-cell>
          <table:table-cell table:formula="of:=[.D159]+[.C159]*[.H159]" office:value-type="float" office:value="0.87523529941157" calcext:value-type="float">
            <text:p>0,87523529941157</text:p>
          </table:table-cell>
          <table:table-cell table:formula="of:=[.H159]*[.B159]" office:value-type="float" office:value="0.0285717411629812" calcext:value-type="float">
            <text:p>0,028571741162981</text:p>
          </table:table-cell>
          <table:table-cell table:formula="of:=[.J159]*[.$N$1]" office:value-type="float" office:value="0.0142858705814906" calcext:value-type="float">
            <text:p>0,014285870581491</text:p>
          </table:table-cell>
          <table:table-cell table:formula="of:=[.B159]+[.A159]*[.K159]" office:value-type="float" office:value="0.87523529941157" calcext:value-type="float">
            <text:p>0,87523529941157</text:p>
          </table:table-cell>
          <table:table-cell table:number-columns-repeated="2"/>
        </table:table-row>
        <table:table-row table:style-name="ro1">
          <table:table-cell table:formula="of:=[.A159]" office:value-type="float" office:value="0.2" calcext:value-type="float">
            <text:p>0,2</text:p>
          </table:table-cell>
          <table:table-cell table:formula="of:=[.L159]" office:value-type="float" office:value="0.87523529941157" calcext:value-type="float">
            <text:p>0,87523529941157</text:p>
          </table:table-cell>
          <table:table-cell table:formula="of:=[.A160]*[.B160]*[.$N$1]" office:value-type="float" office:value="0.087523529941157" calcext:value-type="float">
            <text:p>0,087523529941157</text:p>
          </table:table-cell>
          <table:table-cell table:formula="of:=[.I159]" office:value-type="float" office:value="0.87523529941157" calcext:value-type="float">
            <text:p>0,87523529941157</text:p>
          </table:table-cell>
          <table:table-cell table:formula="of:=[.C160]*[.D160]*[.$N$1]" office:value-type="float" office:value="0.038301841466803" calcext:value-type="float">
            <text:p>0,038301841466803</text:p>
          </table:table-cell>
          <table:table-cell table:formula="of:=[.F159]" office:value-type="float" office:value="0.4" calcext:value-type="float">
            <text:p>0,4</text:p>
          </table:table-cell>
          <table:table-cell table:formula="of:=POWER([.F160]-[.E160];2)/2" office:value-type="float" office:value="0.0654127789431529" calcext:value-type="float">
            <text:p>0,065412778943153</text:p>
          </table:table-cell>
          <table:table-cell table:formula="of:=[.G160]*[.$N$1]" office:value-type="float" office:value="0.0327063894715764" calcext:value-type="float">
            <text:p>0,032706389471577</text:p>
          </table:table-cell>
          <table:table-cell table:formula="of:=[.D160]+[.C160]*[.H160]" office:value-type="float" office:value="0.878097878069753" calcext:value-type="float">
            <text:p>0,878097878069753</text:p>
          </table:table-cell>
          <table:table-cell table:formula="of:=[.H160]*[.B160]" office:value-type="float" office:value="0.0286257865818266" calcext:value-type="float">
            <text:p>0,028625786581827</text:p>
          </table:table-cell>
          <table:table-cell table:formula="of:=[.J160]*[.$N$1]" office:value-type="float" office:value="0.0143128932909133" calcext:value-type="float">
            <text:p>0,014312893290913</text:p>
          </table:table-cell>
          <table:table-cell table:formula="of:=[.B160]+[.A160]*[.K160]" office:value-type="float" office:value="0.878097878069753" calcext:value-type="float">
            <text:p>0,878097878069753</text:p>
          </table:table-cell>
          <table:table-cell table:number-columns-repeated="2"/>
        </table:table-row>
        <table:table-row table:style-name="ro1">
          <table:table-cell table:formula="of:=[.A160]" office:value-type="float" office:value="0.2" calcext:value-type="float">
            <text:p>0,2</text:p>
          </table:table-cell>
          <table:table-cell table:formula="of:=[.L160]" office:value-type="float" office:value="0.878097878069753" calcext:value-type="float">
            <text:p>0,878097878069753</text:p>
          </table:table-cell>
          <table:table-cell table:formula="of:=[.A161]*[.B161]*[.$N$1]" office:value-type="float" office:value="0.0878097878069753" calcext:value-type="float">
            <text:p>0,087809787806975</text:p>
          </table:table-cell>
          <table:table-cell table:formula="of:=[.I160]" office:value-type="float" office:value="0.878097878069753" calcext:value-type="float">
            <text:p>0,878097878069753</text:p>
          </table:table-cell>
          <table:table-cell table:formula="of:=[.C161]*[.D161]*[.$N$1]" office:value-type="float" office:value="0.0385527941735301" calcext:value-type="float">
            <text:p>0,03855279417353</text:p>
          </table:table-cell>
          <table:table-cell table:formula="of:=[.F160]" office:value-type="float" office:value="0.4" calcext:value-type="float">
            <text:p>0,4</text:p>
          </table:table-cell>
          <table:table-cell table:formula="of:=POWER([.F161]-[.E161];2)/2" office:value-type="float" office:value="0.0653220412998813" calcext:value-type="float">
            <text:p>0,065322041299881</text:p>
          </table:table-cell>
          <table:table-cell table:formula="of:=[.G161]*[.$N$1]" office:value-type="float" office:value="0.0326610206499406" calcext:value-type="float">
            <text:p>0,032661020649941</text:p>
          </table:table-cell>
          <table:table-cell table:formula="of:=[.D161]+[.C161]*[.H161]" office:value-type="float" office:value="0.880965835362583" calcext:value-type="float">
            <text:p>0,880965835362583</text:p>
          </table:table-cell>
          <table:table-cell table:formula="of:=[.H161]*[.B161]" office:value-type="float" office:value="0.0286795729283052" calcext:value-type="float">
            <text:p>0,028679572928305</text:p>
          </table:table-cell>
          <table:table-cell table:formula="of:=[.J161]*[.$N$1]" office:value-type="float" office:value="0.0143397864641526" calcext:value-type="float">
            <text:p>0,014339786464153</text:p>
          </table:table-cell>
          <table:table-cell table:formula="of:=[.B161]+[.A161]*[.K161]" office:value-type="float" office:value="0.880965835362583" calcext:value-type="float">
            <text:p>0,880965835362583</text:p>
          </table:table-cell>
          <table:table-cell table:number-columns-repeated="2"/>
        </table:table-row>
        <table:table-row table:style-name="ro1">
          <table:table-cell table:formula="of:=[.A161]" office:value-type="float" office:value="0.2" calcext:value-type="float">
            <text:p>0,2</text:p>
          </table:table-cell>
          <table:table-cell table:formula="of:=[.L161]" office:value-type="float" office:value="0.880965835362583" calcext:value-type="float">
            <text:p>0,880965835362583</text:p>
          </table:table-cell>
          <table:table-cell table:formula="of:=[.A162]*[.B162]*[.$N$1]" office:value-type="float" office:value="0.0880965835362583" calcext:value-type="float">
            <text:p>0,088096583536258</text:p>
          </table:table-cell>
          <table:table-cell table:formula="of:=[.I161]" office:value-type="float" office:value="0.880965835362583" calcext:value-type="float">
            <text:p>0,880965835362583</text:p>
          </table:table-cell>
          <table:table-cell table:formula="of:=[.C162]*[.D162]*[.$N$1]" office:value-type="float" office:value="0.0388050401538047" calcext:value-type="float">
            <text:p>0,038805040153805</text:p>
          </table:table-cell>
          <table:table-cell table:formula="of:=[.F161]" office:value-type="float" office:value="0.4" calcext:value-type="float">
            <text:p>0,4</text:p>
          </table:table-cell>
          <table:table-cell table:formula="of:=POWER([.F162]-[.E162];2)/2" office:value-type="float" office:value="0.0652308995091473" calcext:value-type="float">
            <text:p>0,065230899509147</text:p>
          </table:table-cell>
          <table:table-cell table:formula="of:=[.G162]*[.$N$1]" office:value-type="float" office:value="0.0326154497545737" calcext:value-type="float">
            <text:p>0,032615449754574</text:p>
          </table:table-cell>
          <table:table-cell table:formula="of:=[.D162]+[.C162]*[.H162]" office:value-type="float" office:value="0.88383914505646" calcext:value-type="float">
            <text:p>0,88383914505646</text:p>
          </table:table-cell>
          <table:table-cell table:formula="of:=[.H162]*[.B162]" office:value-type="float" office:value="0.0287330969387643" calcext:value-type="float">
            <text:p>0,028733096938764</text:p>
          </table:table-cell>
          <table:table-cell table:formula="of:=[.J162]*[.$N$1]" office:value-type="float" office:value="0.0143665484693822" calcext:value-type="float">
            <text:p>0,014366548469382</text:p>
          </table:table-cell>
          <table:table-cell table:formula="of:=[.B162]+[.A162]*[.K162]" office:value-type="float" office:value="0.88383914505646" calcext:value-type="float">
            <text:p>0,88383914505646</text:p>
          </table:table-cell>
          <table:table-cell table:number-columns-repeated="2"/>
        </table:table-row>
        <table:table-row table:style-name="ro1">
          <table:table-cell table:formula="of:=[.A162]" office:value-type="float" office:value="0.2" calcext:value-type="float">
            <text:p>0,2</text:p>
          </table:table-cell>
          <table:table-cell table:formula="of:=[.L162]" office:value-type="float" office:value="0.88383914505646" calcext:value-type="float">
            <text:p>0,88383914505646</text:p>
          </table:table-cell>
          <table:table-cell table:formula="of:=[.A163]*[.B163]*[.$N$1]" office:value-type="float" office:value="0.088383914505646" calcext:value-type="float">
            <text:p>0,088383914505646</text:p>
          </table:table-cell>
          <table:table-cell table:formula="of:=[.I162]" office:value-type="float" office:value="0.88383914505646" calcext:value-type="float">
            <text:p>0,88383914505646</text:p>
          </table:table-cell>
          <table:table-cell table:formula="of:=[.C163]*[.D163]*[.$N$1]" office:value-type="float" office:value="0.0390585817167067" calcext:value-type="float">
            <text:p>0,039058581716707</text:p>
          </table:table-cell>
          <table:table-cell table:formula="of:=[.F162]" office:value-type="float" office:value="0.4" calcext:value-type="float">
            <text:p>0,4</text:p>
          </table:table-cell>
          <table:table-cell table:formula="of:=POWER([.F163]-[.E163];2)/2" office:value-type="float" office:value="0.0651393537161777" calcext:value-type="float">
            <text:p>0,065139353716178</text:p>
          </table:table-cell>
          <table:table-cell table:formula="of:=[.G163]*[.$N$1]" office:value-type="float" office:value="0.0325696768580888" calcext:value-type="float">
            <text:p>0,032569676858089</text:p>
          </table:table-cell>
          <table:table-cell table:formula="of:=[.D163]+[.C163]*[.H163]" office:value-type="float" office:value="0.886717780591361" calcext:value-type="float">
            <text:p>0,886717780591361</text:p>
          </table:table-cell>
          <table:table-cell table:formula="of:=[.H163]*[.B163]" office:value-type="float" office:value="0.0287863553490184" calcext:value-type="float">
            <text:p>0,028786355349018</text:p>
          </table:table-cell>
          <table:table-cell table:formula="of:=[.J163]*[.$N$1]" office:value-type="float" office:value="0.0143931776745092" calcext:value-type="float">
            <text:p>0,014393177674509</text:p>
          </table:table-cell>
          <table:table-cell table:formula="of:=[.B163]+[.A163]*[.K163]" office:value-type="float" office:value="0.886717780591361" calcext:value-type="float">
            <text:p>0,886717780591361</text:p>
          </table:table-cell>
          <table:table-cell table:number-columns-repeated="2"/>
        </table:table-row>
        <table:table-row table:style-name="ro1">
          <table:table-cell table:formula="of:=[.A163]" office:value-type="float" office:value="0.2" calcext:value-type="float">
            <text:p>0,2</text:p>
          </table:table-cell>
          <table:table-cell table:formula="of:=[.L163]" office:value-type="float" office:value="0.886717780591361" calcext:value-type="float">
            <text:p>0,886717780591361</text:p>
          </table:table-cell>
          <table:table-cell table:formula="of:=[.A164]*[.B164]*[.$N$1]" office:value-type="float" office:value="0.0886717780591362" calcext:value-type="float">
            <text:p>0,088671778059136</text:p>
          </table:table-cell>
          <table:table-cell table:formula="of:=[.I163]" office:value-type="float" office:value="0.886717780591361" calcext:value-type="float">
            <text:p>0,886717780591361</text:p>
          </table:table-cell>
          <table:table-cell table:formula="of:=[.C164]*[.D164]*[.$N$1]" office:value-type="float" office:value="0.0393134211208435" calcext:value-type="float">
            <text:p>0,039313421120844</text:p>
          </table:table-cell>
          <table:table-cell table:formula="of:=[.F163]" office:value-type="float" office:value="0.4" calcext:value-type="float">
            <text:p>0,4</text:p>
          </table:table-cell>
          <table:table-cell table:formula="of:=POWER([.F164]-[.E164];2)/2" office:value-type="float" office:value="0.065047404091775" calcext:value-type="float">
            <text:p>0,065047404091775</text:p>
          </table:table-cell>
          <table:table-cell table:formula="of:=[.G164]*[.$N$1]" office:value-type="float" office:value="0.0325237020458875" calcext:value-type="float">
            <text:p>0,032523702045888</text:p>
          </table:table-cell>
          <table:table-cell table:formula="of:=[.D164]+[.C164]*[.H164]" office:value-type="float" office:value="0.889601715080836" calcext:value-type="float">
            <text:p>0,889601715080836</text:p>
          </table:table-cell>
          <table:table-cell table:formula="of:=[.H164]*[.B164]" office:value-type="float" office:value="0.0288393448947441" calcext:value-type="float">
            <text:p>0,028839344894744</text:p>
          </table:table-cell>
          <table:table-cell table:formula="of:=[.J164]*[.$N$1]" office:value-type="float" office:value="0.014419672447372" calcext:value-type="float">
            <text:p>0,014419672447372</text:p>
          </table:table-cell>
          <table:table-cell table:formula="of:=[.B164]+[.A164]*[.K164]" office:value-type="float" office:value="0.889601715080836" calcext:value-type="float">
            <text:p>0,889601715080836</text:p>
          </table:table-cell>
          <table:table-cell table:number-columns-repeated="2"/>
        </table:table-row>
        <table:table-row table:style-name="ro1">
          <table:table-cell table:formula="of:=[.A164]" office:value-type="float" office:value="0.2" calcext:value-type="float">
            <text:p>0,2</text:p>
          </table:table-cell>
          <table:table-cell table:formula="of:=[.L164]" office:value-type="float" office:value="0.889601715080836" calcext:value-type="float">
            <text:p>0,889601715080836</text:p>
          </table:table-cell>
          <table:table-cell table:formula="of:=[.A165]*[.B165]*[.$N$1]" office:value-type="float" office:value="0.0889601715080836" calcext:value-type="float">
            <text:p>0,088960171508084</text:p>
          </table:table-cell>
          <table:table-cell table:formula="of:=[.I164]" office:value-type="float" office:value="0.889601715080836" calcext:value-type="float">
            <text:p>0,889601715080836</text:p>
          </table:table-cell>
          <table:table-cell table:formula="of:=[.C165]*[.D165]*[.$N$1]" office:value-type="float" office:value="0.0395695605737382" calcext:value-type="float">
            <text:p>0,039569560573738</text:p>
          </table:table-cell>
          <table:table-cell table:formula="of:=[.F164]" office:value-type="float" office:value="0.4" calcext:value-type="float">
            <text:p>0,4</text:p>
          </table:table-cell>
          <table:table-cell table:formula="of:=POWER([.F165]-[.E165];2)/2" office:value-type="float" office:value="0.0649550508325041" calcext:value-type="float">
            <text:p>0,064955050832504</text:p>
          </table:table-cell>
          <table:table-cell table:formula="of:=[.G165]*[.$N$1]" office:value-type="float" office:value="0.032477525416252" calcext:value-type="float">
            <text:p>0,032477525416252</text:p>
          </table:table-cell>
          <table:table-cell table:formula="of:=[.D165]+[.C165]*[.H165]" office:value-type="float" office:value="0.892490921312024" calcext:value-type="float">
            <text:p>0,892490921312024</text:p>
          </table:table-cell>
          <table:table-cell table:formula="of:=[.H165]*[.B165]" office:value-type="float" office:value="0.0288920623118792" calcext:value-type="float">
            <text:p>0,028892062311879</text:p>
          </table:table-cell>
          <table:table-cell table:formula="of:=[.J165]*[.$N$1]" office:value-type="float" office:value="0.0144460311559396" calcext:value-type="float">
            <text:p>0,01444603115594</text:p>
          </table:table-cell>
          <table:table-cell table:formula="of:=[.B165]+[.A165]*[.K165]" office:value-type="float" office:value="0.892490921312024" calcext:value-type="float">
            <text:p>0,892490921312024</text:p>
          </table:table-cell>
          <table:table-cell table:number-columns-repeated="2"/>
        </table:table-row>
        <table:table-row table:style-name="ro1">
          <table:table-cell table:formula="of:=[.A165]" office:value-type="float" office:value="0.2" calcext:value-type="float">
            <text:p>0,2</text:p>
          </table:table-cell>
          <table:table-cell table:formula="of:=[.L165]" office:value-type="float" office:value="0.892490921312024" calcext:value-type="float">
            <text:p>0,892490921312024</text:p>
          </table:table-cell>
          <table:table-cell table:formula="of:=[.A166]*[.B166]*[.$N$1]" office:value-type="float" office:value="0.0892490921312024" calcext:value-type="float">
            <text:p>0,089249092131202</text:p>
          </table:table-cell>
          <table:table-cell table:formula="of:=[.I165]" office:value-type="float" office:value="0.892490921312024" calcext:value-type="float">
            <text:p>0,892490921312024</text:p>
          </table:table-cell>
          <table:table-cell table:formula="of:=[.C166]*[.D166]*[.$N$1]" office:value-type="float" office:value="0.0398270022312193" calcext:value-type="float">
            <text:p>0,039827002231219</text:p>
          </table:table-cell>
          <table:table-cell table:formula="of:=[.F165]" office:value-type="float" office:value="0.4" calcext:value-type="float">
            <text:p>0,4</text:p>
          </table:table-cell>
          <table:table-cell table:formula="of:=POWER([.F166]-[.E166];2)/2" office:value-type="float" office:value="0.0648622941608751" calcext:value-type="float">
            <text:p>0,064862294160875</text:p>
          </table:table-cell>
          <table:table-cell table:formula="of:=[.G166]*[.$N$1]" office:value-type="float" office:value="0.0324311470804375" calcext:value-type="float">
            <text:p>0,032431147080438</text:p>
          </table:table-cell>
          <table:table-cell table:formula="of:=[.D166]+[.C166]*[.H166]" office:value-type="float" office:value="0.895385371745726" calcext:value-type="float">
            <text:p>0,895385371745726</text:p>
          </table:table-cell>
          <table:table-cell table:formula="of:=[.H166]*[.B166]" office:value-type="float" office:value="0.0289445043370254" calcext:value-type="float">
            <text:p>0,028944504337026</text:p>
          </table:table-cell>
          <table:table-cell table:formula="of:=[.J166]*[.$N$1]" office:value-type="float" office:value="0.0144722521685127" calcext:value-type="float">
            <text:p>0,014472252168513</text:p>
          </table:table-cell>
          <table:table-cell table:formula="of:=[.B166]+[.A166]*[.K166]" office:value-type="float" office:value="0.895385371745726" calcext:value-type="float">
            <text:p>0,895385371745726</text:p>
          </table:table-cell>
          <table:table-cell table:number-columns-repeated="2"/>
        </table:table-row>
        <table:table-row table:style-name="ro1">
          <table:table-cell table:formula="of:=[.A166]" office:value-type="float" office:value="0.2" calcext:value-type="float">
            <text:p>0,2</text:p>
          </table:table-cell>
          <table:table-cell table:formula="of:=[.L166]" office:value-type="float" office:value="0.895385371745726" calcext:value-type="float">
            <text:p>0,895385371745726</text:p>
          </table:table-cell>
          <table:table-cell table:formula="of:=[.A167]*[.B167]*[.$N$1]" office:value-type="float" office:value="0.0895385371745726" calcext:value-type="float">
            <text:p>0,089538537174573</text:p>
          </table:table-cell>
          <table:table-cell table:formula="of:=[.I166]" office:value-type="float" office:value="0.895385371745726" calcext:value-type="float">
            <text:p>0,895385371745726</text:p>
          </table:table-cell>
          <table:table-cell table:formula="of:=[.C167]*[.D167]*[.$N$1]" office:value-type="float" office:value="0.0400857481968116" calcext:value-type="float">
            <text:p>0,040085748196812</text:p>
          </table:table-cell>
          <table:table-cell table:formula="of:=[.F166]" office:value-type="float" office:value="0.4" calcext:value-type="float">
            <text:p>0,4</text:p>
          </table:table-cell>
          <table:table-cell table:formula="of:=POWER([.F167]-[.E167];2)/2" office:value-type="float" office:value="0.0647691343255244" calcext:value-type="float">
            <text:p>0,064769134325525</text:p>
          </table:table-cell>
          <table:table-cell table:formula="of:=[.G167]*[.$N$1]" office:value-type="float" office:value="0.0323845671627622" calcext:value-type="float">
            <text:p>0,032384567162762</text:p>
          </table:table-cell>
          <table:table-cell table:formula="of:=[.D167]+[.C167]*[.H167]" office:value-type="float" office:value="0.898285038516512" calcext:value-type="float">
            <text:p>0,898285038516512</text:p>
          </table:table-cell>
          <table:table-cell table:formula="of:=[.H167]*[.B167]" office:value-type="float" office:value="0.0289966677078543" calcext:value-type="float">
            <text:p>0,028996667707854</text:p>
          </table:table-cell>
          <table:table-cell table:formula="of:=[.J167]*[.$N$1]" office:value-type="float" office:value="0.0144983338539271" calcext:value-type="float">
            <text:p>0,014498333853927</text:p>
          </table:table-cell>
          <table:table-cell table:formula="of:=[.B167]+[.A167]*[.K167]" office:value-type="float" office:value="0.898285038516512" calcext:value-type="float">
            <text:p>0,898285038516512</text:p>
          </table:table-cell>
          <table:table-cell table:number-columns-repeated="2"/>
        </table:table-row>
        <table:table-row table:style-name="ro1">
          <table:table-cell table:formula="of:=[.A167]" office:value-type="float" office:value="0.2" calcext:value-type="float">
            <text:p>0,2</text:p>
          </table:table-cell>
          <table:table-cell table:formula="of:=[.L167]" office:value-type="float" office:value="0.898285038516512" calcext:value-type="float">
            <text:p>0,898285038516512</text:p>
          </table:table-cell>
          <table:table-cell table:formula="of:=[.A168]*[.B168]*[.$N$1]" office:value-type="float" office:value="0.0898285038516512" calcext:value-type="float">
            <text:p>0,089828503851651</text:p>
          </table:table-cell>
          <table:table-cell table:formula="of:=[.I167]" office:value-type="float" office:value="0.898285038516512" calcext:value-type="float">
            <text:p>0,898285038516512</text:p>
          </table:table-cell>
          <table:table-cell table:formula="of:=[.C168]*[.D168]*[.$N$1]" office:value-type="float" office:value="0.0403458005211306" calcext:value-type="float">
            <text:p>0,040345800521131</text:p>
          </table:table-cell>
          <table:table-cell table:formula="of:=[.F167]" office:value-type="float" office:value="0.4" calcext:value-type="float">
            <text:p>0,4</text:p>
          </table:table-cell>
          <table:table-cell table:formula="of:=POWER([.F168]-[.E168];2)/2" office:value-type="float" office:value="0.0646755716013932" calcext:value-type="float">
            <text:p>0,064675571601393</text:p>
          </table:table-cell>
          <table:table-cell table:formula="of:=[.G168]*[.$N$1]" office:value-type="float" office:value="0.0323377858006966" calcext:value-type="float">
            <text:p>0,032337785800697</text:p>
          </table:table-cell>
          <table:table-cell table:formula="of:=[.D168]+[.C168]*[.H168]" office:value-type="float" office:value="0.901189893432863" calcext:value-type="float">
            <text:p>0,901189893432863</text:p>
          </table:table-cell>
          <table:table-cell table:formula="of:=[.H168]*[.B168]" office:value-type="float" office:value="0.0290485491635175" calcext:value-type="float">
            <text:p>0,029048549163518</text:p>
          </table:table-cell>
          <table:table-cell table:formula="of:=[.J168]*[.$N$1]" office:value-type="float" office:value="0.0145242745817587" calcext:value-type="float">
            <text:p>0,014524274581759</text:p>
          </table:table-cell>
          <table:table-cell table:formula="of:=[.B168]+[.A168]*[.K168]" office:value-type="float" office:value="0.901189893432863" calcext:value-type="float">
            <text:p>0,901189893432863</text:p>
          </table:table-cell>
          <table:table-cell table:number-columns-repeated="2"/>
        </table:table-row>
        <table:table-row table:style-name="ro1">
          <table:table-cell table:formula="of:=[.A168]" office:value-type="float" office:value="0.2" calcext:value-type="float">
            <text:p>0,2</text:p>
          </table:table-cell>
          <table:table-cell table:formula="of:=[.L168]" office:value-type="float" office:value="0.901189893432863" calcext:value-type="float">
            <text:p>0,901189893432863</text:p>
          </table:table-cell>
          <table:table-cell table:formula="of:=[.A169]*[.B169]*[.$N$1]" office:value-type="float" office:value="0.0901189893432863" calcext:value-type="float">
            <text:p>0,090118989343286</text:p>
          </table:table-cell>
          <table:table-cell table:formula="of:=[.I168]" office:value-type="float" office:value="0.901189893432863" calcext:value-type="float">
            <text:p>0,901189893432863</text:p>
          </table:table-cell>
          <table:table-cell table:formula="of:=[.C169]*[.D169]*[.$N$1]" office:value-type="float" office:value="0.0406071612012768" calcext:value-type="float">
            <text:p>0,040607161201277</text:p>
          </table:table-cell>
          <table:table-cell table:formula="of:=[.F168]" office:value-type="float" office:value="0.4" calcext:value-type="float">
            <text:p>0,4</text:p>
          </table:table-cell>
          <table:table-cell table:formula="of:=POWER([.F169]-[.E169];2)/2" office:value-type="float" office:value="0.0645816062899025" calcext:value-type="float">
            <text:p>0,064581606289903</text:p>
          </table:table-cell>
          <table:table-cell table:formula="of:=[.G169]*[.$N$1]" office:value-type="float" office:value="0.0322908031449513" calcext:value-type="float">
            <text:p>0,032290803144951</text:p>
          </table:table-cell>
          <table:table-cell table:formula="of:=[.D169]+[.C169]*[.H169]" office:value-type="float" office:value="0.904099907977369" calcext:value-type="float">
            <text:p>0,904099907977369</text:p>
          </table:table-cell>
          <table:table-cell table:formula="of:=[.H169]*[.B169]" office:value-type="float" office:value="0.0291001454450602" calcext:value-type="float">
            <text:p>0,02910014544506</text:p>
          </table:table-cell>
          <table:table-cell table:formula="of:=[.J169]*[.$N$1]" office:value-type="float" office:value="0.0145500727225301" calcext:value-type="float">
            <text:p>0,01455007272253</text:p>
          </table:table-cell>
          <table:table-cell table:formula="of:=[.B169]+[.A169]*[.K169]" office:value-type="float" office:value="0.904099907977369" calcext:value-type="float">
            <text:p>0,904099907977369</text:p>
          </table:table-cell>
          <table:table-cell table:number-columns-repeated="2"/>
        </table:table-row>
        <table:table-row table:style-name="ro1">
          <table:table-cell table:formula="of:=[.A169]" office:value-type="float" office:value="0.2" calcext:value-type="float">
            <text:p>0,2</text:p>
          </table:table-cell>
          <table:table-cell table:formula="of:=[.L169]" office:value-type="float" office:value="0.904099907977369" calcext:value-type="float">
            <text:p>0,904099907977369</text:p>
          </table:table-cell>
          <table:table-cell table:formula="of:=[.A170]*[.B170]*[.$N$1]" office:value-type="float" office:value="0.0904099907977369" calcext:value-type="float">
            <text:p>0,090409990797737</text:p>
          </table:table-cell>
          <table:table-cell table:formula="of:=[.I169]" office:value-type="float" office:value="0.904099907977369" calcext:value-type="float">
            <text:p>0,904099907977369</text:p>
          </table:table-cell>
          <table:table-cell table:formula="of:=[.C170]*[.D170]*[.$N$1]" office:value-type="float" office:value="0.0408698321802344" calcext:value-type="float">
            <text:p>0,040869832180234</text:p>
          </table:table-cell>
          <table:table-cell table:formula="of:=[.F169]" office:value-type="float" office:value="0.4" calcext:value-type="float">
            <text:p>0,4</text:p>
          </table:table-cell>
          <table:table-cell table:formula="of:=POWER([.F170]-[.E170];2)/2" office:value-type="float" office:value="0.0644872387191265" calcext:value-type="float">
            <text:p>0,064487238719127</text:p>
          </table:table-cell>
          <table:table-cell table:formula="of:=[.G170]*[.$N$1]" office:value-type="float" office:value="0.0322436193595632" calcext:value-type="float">
            <text:p>0,032243619359563</text:p>
          </table:table-cell>
          <table:table-cell table:formula="of:=[.D170]+[.C170]*[.H170]" office:value-type="float" office:value="0.907015053306953" calcext:value-type="float">
            <text:p>0,907015053306953</text:p>
          </table:table-cell>
          <table:table-cell table:formula="of:=[.H170]*[.B170]" office:value-type="float" office:value="0.0291514532958385" calcext:value-type="float">
            <text:p>0,029151453295839</text:p>
          </table:table-cell>
          <table:table-cell table:formula="of:=[.J170]*[.$N$1]" office:value-type="float" office:value="0.0145757266479192" calcext:value-type="float">
            <text:p>0,014575726647919</text:p>
          </table:table-cell>
          <table:table-cell table:formula="of:=[.B170]+[.A170]*[.K170]" office:value-type="float" office:value="0.907015053306953" calcext:value-type="float">
            <text:p>0,907015053306953</text:p>
          </table:table-cell>
          <table:table-cell table:number-columns-repeated="2"/>
        </table:table-row>
        <table:table-row table:style-name="ro1">
          <table:table-cell table:formula="of:=[.A170]" office:value-type="float" office:value="0.2" calcext:value-type="float">
            <text:p>0,2</text:p>
          </table:table-cell>
          <table:table-cell table:formula="of:=[.L170]" office:value-type="float" office:value="0.907015053306953" calcext:value-type="float">
            <text:p>0,907015053306953</text:p>
          </table:table-cell>
          <table:table-cell table:formula="of:=[.A171]*[.B171]*[.$N$1]" office:value-type="float" office:value="0.0907015053306953" calcext:value-type="float">
            <text:p>0,090701505330695</text:p>
          </table:table-cell>
          <table:table-cell table:formula="of:=[.I170]" office:value-type="float" office:value="0.907015053306953" calcext:value-type="float">
            <text:p>0,907015053306953</text:p>
          </table:table-cell>
          <table:table-cell table:formula="of:=[.C171]*[.D171]*[.$N$1]" office:value-type="float" office:value="0.0411338153462708" calcext:value-type="float">
            <text:p>0,041133815346271</text:p>
          </table:table-cell>
          <table:table-cell table:formula="of:=[.F170]" office:value-type="float" office:value="0.4" calcext:value-type="float">
            <text:p>0,4</text:p>
          </table:table-cell>
          <table:table-cell table:formula="of:=POWER([.F171]-[.E171];2)/2" office:value-type="float" office:value="0.0643924692439623" calcext:value-type="float">
            <text:p>0,064392469243962</text:p>
          </table:table-cell>
          <table:table-cell table:formula="of:=[.G171]*[.$N$1]" office:value-type="float" office:value="0.0321962346219811" calcext:value-type="float">
            <text:p>0,032196234621981</text:p>
          </table:table-cell>
          <table:table-cell table:formula="of:=[.D171]+[.C171]*[.H171]" office:value-type="float" office:value="0.909935300253147" calcext:value-type="float">
            <text:p>0,909935300253147</text:p>
          </table:table-cell>
          <table:table-cell table:formula="of:=[.H171]*[.B171]" office:value-type="float" office:value="0.0292024694619394" calcext:value-type="float">
            <text:p>0,029202469461939</text:p>
          </table:table-cell>
          <table:table-cell table:formula="of:=[.J171]*[.$N$1]" office:value-type="float" office:value="0.0146012347309697" calcext:value-type="float">
            <text:p>0,01460123473097</text:p>
          </table:table-cell>
          <table:table-cell table:formula="of:=[.B171]+[.A171]*[.K171]" office:value-type="float" office:value="0.909935300253147" calcext:value-type="float">
            <text:p>0,909935300253147</text:p>
          </table:table-cell>
          <table:table-cell table:number-columns-repeated="2"/>
        </table:table-row>
        <table:table-row table:style-name="ro1">
          <table:table-cell table:formula="of:=[.A171]" office:value-type="float" office:value="0.2" calcext:value-type="float">
            <text:p>0,2</text:p>
          </table:table-cell>
          <table:table-cell table:formula="of:=[.L171]" office:value-type="float" office:value="0.909935300253147" calcext:value-type="float">
            <text:p>0,909935300253147</text:p>
          </table:table-cell>
          <table:table-cell table:formula="of:=[.A172]*[.B172]*[.$N$1]" office:value-type="float" office:value="0.0909935300253147" calcext:value-type="float">
            <text:p>0,090993530025315</text:p>
          </table:table-cell>
          <table:table-cell table:formula="of:=[.I171]" office:value-type="float" office:value="0.909935300253147" calcext:value-type="float">
            <text:p>0,909935300253147</text:p>
          </table:table-cell>
          <table:table-cell table:formula="of:=[.C172]*[.D172]*[.$N$1]" office:value-type="float" office:value="0.0413991125323393" calcext:value-type="float">
            <text:p>0,041399112532339</text:p>
          </table:table-cell>
          <table:table-cell table:formula="of:=[.F171]" office:value-type="float" office:value="0.4" calcext:value-type="float">
            <text:p>0,4</text:p>
          </table:table-cell>
          <table:table-cell table:formula="of:=POWER([.F172]-[.E172];2)/2" office:value-type="float" office:value="0.0642972982462969" calcext:value-type="float">
            <text:p>0,064297298246297</text:p>
          </table:table-cell>
          <table:table-cell table:formula="of:=[.G172]*[.$N$1]" office:value-type="float" office:value="0.0321486491231485" calcext:value-type="float">
            <text:p>0,032148649123149</text:p>
          </table:table-cell>
          <table:table-cell table:formula="of:=[.D172]+[.C172]*[.H172]" office:value-type="float" office:value="0.912860619322408" calcext:value-type="float">
            <text:p>0,912860619322408</text:p>
          </table:table-cell>
          <table:table-cell table:formula="of:=[.H172]*[.B172]" office:value-type="float" office:value="0.0292531906926052" calcext:value-type="float">
            <text:p>0,029253190692605</text:p>
          </table:table-cell>
          <table:table-cell table:formula="of:=[.J172]*[.$N$1]" office:value-type="float" office:value="0.0146265953463026" calcext:value-type="float">
            <text:p>0,014626595346303</text:p>
          </table:table-cell>
          <table:table-cell table:formula="of:=[.B172]+[.A172]*[.K172]" office:value-type="float" office:value="0.912860619322408" calcext:value-type="float">
            <text:p>0,912860619322408</text:p>
          </table:table-cell>
          <table:table-cell table:number-columns-repeated="2"/>
        </table:table-row>
        <table:table-row table:style-name="ro1">
          <table:table-cell table:formula="of:=[.A172]" office:value-type="float" office:value="0.2" calcext:value-type="float">
            <text:p>0,2</text:p>
          </table:table-cell>
          <table:table-cell table:formula="of:=[.L172]" office:value-type="float" office:value="0.912860619322408" calcext:value-type="float">
            <text:p>0,912860619322408</text:p>
          </table:table-cell>
          <table:table-cell table:formula="of:=[.A173]*[.B173]*[.$N$1]" office:value-type="float" office:value="0.0912860619322408" calcext:value-type="float">
            <text:p>0,091286061932241</text:p>
          </table:table-cell>
          <table:table-cell table:formula="of:=[.I172]" office:value-type="float" office:value="0.912860619322408" calcext:value-type="float">
            <text:p>0,912860619322408</text:p>
          </table:table-cell>
          <table:table-cell table:formula="of:=[.C173]*[.D173]*[.$N$1]" office:value-type="float" office:value="0.0416657255154845" calcext:value-type="float">
            <text:p>0,041665725515485</text:p>
          </table:table-cell>
          <table:table-cell table:formula="of:=[.F172]" office:value-type="float" office:value="0.4" calcext:value-type="float">
            <text:p>0,4</text:p>
          </table:table-cell>
          <table:table-cell table:formula="of:=POWER([.F173]-[.E173];2)/2" office:value-type="float" office:value="0.064201726135172" calcext:value-type="float">
            <text:p>0,064201726135172</text:p>
          </table:table-cell>
          <table:table-cell table:formula="of:=[.G173]*[.$N$1]" office:value-type="float" office:value="0.032100863067586" calcext:value-type="float">
            <text:p>0,032100863067586</text:p>
          </table:table-cell>
          <table:table-cell table:formula="of:=[.D173]+[.C173]*[.H173]" office:value-type="float" office:value="0.915790980696474" calcext:value-type="float">
            <text:p>0,915790980696474</text:p>
          </table:table-cell>
          <table:table-cell table:formula="of:=[.H173]*[.B173]" office:value-type="float" office:value="0.0293036137406604" calcext:value-type="float">
            <text:p>0,02930361374066</text:p>
          </table:table-cell>
          <table:table-cell table:formula="of:=[.J173]*[.$N$1]" office:value-type="float" office:value="0.0146518068703302" calcext:value-type="float">
            <text:p>0,01465180687033</text:p>
          </table:table-cell>
          <table:table-cell table:formula="of:=[.B173]+[.A173]*[.K173]" office:value-type="float" office:value="0.915790980696474" calcext:value-type="float">
            <text:p>0,915790980696474</text:p>
          </table:table-cell>
          <table:table-cell table:number-columns-repeated="2"/>
        </table:table-row>
        <table:table-row table:style-name="ro1">
          <table:table-cell table:formula="of:=[.A173]" office:value-type="float" office:value="0.2" calcext:value-type="float">
            <text:p>0,2</text:p>
          </table:table-cell>
          <table:table-cell table:formula="of:=[.L173]" office:value-type="float" office:value="0.915790980696474" calcext:value-type="float">
            <text:p>0,915790980696474</text:p>
          </table:table-cell>
          <table:table-cell table:formula="of:=[.A174]*[.B174]*[.$N$1]" office:value-type="float" office:value="0.0915790980696474" calcext:value-type="float">
            <text:p>0,091579098069647</text:p>
          </table:table-cell>
          <table:table-cell table:formula="of:=[.I173]" office:value-type="float" office:value="0.915790980696474" calcext:value-type="float">
            <text:p>0,915790980696474</text:p>
          </table:table-cell>
          <table:table-cell table:formula="of:=[.C174]*[.D174]*[.$N$1]" office:value-type="float" office:value="0.0419336560162505" calcext:value-type="float">
            <text:p>0,041933656016251</text:p>
          </table:table-cell>
          <table:table-cell table:formula="of:=[.F173]" office:value-type="float" office:value="0.4" calcext:value-type="float">
            <text:p>0,4</text:p>
          </table:table-cell>
          <table:table-cell table:formula="of:=POWER([.F174]-[.E174];2)/2" office:value-type="float" office:value="0.0641057533469444" calcext:value-type="float">
            <text:p>0,064105753346945</text:p>
          </table:table-cell>
          <table:table-cell table:formula="of:=[.G174]*[.$N$1]" office:value-type="float" office:value="0.0320528766734722" calcext:value-type="float">
            <text:p>0,032052876673472</text:p>
          </table:table-cell>
          <table:table-cell table:formula="of:=[.D174]+[.C174]*[.H174]" office:value-type="float" office:value="0.918726354232768" calcext:value-type="float">
            <text:p>0,918726354232768</text:p>
          </table:table-cell>
          <table:table-cell table:formula="of:=[.H174]*[.B174]" office:value-type="float" office:value="0.0293537353629422" calcext:value-type="float">
            <text:p>0,029353735362942</text:p>
          </table:table-cell>
          <table:table-cell table:formula="of:=[.J174]*[.$N$1]" office:value-type="float" office:value="0.0146768676814711" calcext:value-type="float">
            <text:p>0,014676867681471</text:p>
          </table:table-cell>
          <table:table-cell table:formula="of:=[.B174]+[.A174]*[.K174]" office:value-type="float" office:value="0.918726354232768" calcext:value-type="float">
            <text:p>0,918726354232768</text:p>
          </table:table-cell>
          <table:table-cell table:number-columns-repeated="2"/>
        </table:table-row>
        <table:table-row table:style-name="ro1">
          <table:table-cell table:formula="of:=[.A174]" office:value-type="float" office:value="0.2" calcext:value-type="float">
            <text:p>0,2</text:p>
          </table:table-cell>
          <table:table-cell table:formula="of:=[.L174]" office:value-type="float" office:value="0.918726354232768" calcext:value-type="float">
            <text:p>0,918726354232768</text:p>
          </table:table-cell>
          <table:table-cell table:formula="of:=[.A175]*[.B175]*[.$N$1]" office:value-type="float" office:value="0.0918726354232768" calcext:value-type="float">
            <text:p>0,091872635423277</text:p>
          </table:table-cell>
          <table:table-cell table:formula="of:=[.I174]" office:value-type="float" office:value="0.918726354232768" calcext:value-type="float">
            <text:p>0,918726354232768</text:p>
          </table:table-cell>
          <table:table-cell table:formula="of:=[.C175]*[.D175]*[.$N$1]" office:value-type="float" office:value="0.0422029056980917" calcext:value-type="float">
            <text:p>0,042202905698092</text:p>
          </table:table-cell>
          <table:table-cell table:formula="of:=[.F174]" office:value-type="float" office:value="0.4" calcext:value-type="float">
            <text:p>0,4</text:p>
          </table:table-cell>
          <table:table-cell table:formula="of:=POWER([.F175]-[.E175];2)/2" office:value-type="float" office:value="0.0640093803454443" calcext:value-type="float">
            <text:p>0,064009380345444</text:p>
          </table:table-cell>
          <table:table-cell table:formula="of:=[.G175]*[.$N$1]" office:value-type="float" office:value="0.0320046901727222" calcext:value-type="float">
            <text:p>0,032004690172722</text:p>
          </table:table-cell>
          <table:table-cell table:formula="of:=[.D175]+[.C175]*[.H175]" office:value-type="float" office:value="0.921666709464841" calcext:value-type="float">
            <text:p>0,921666709464841</text:p>
          </table:table-cell>
          <table:table-cell table:formula="of:=[.H175]*[.B175]" office:value-type="float" office:value="0.0294035523207343" calcext:value-type="float">
            <text:p>0,029403552320734</text:p>
          </table:table-cell>
          <table:table-cell table:formula="of:=[.J175]*[.$N$1]" office:value-type="float" office:value="0.0147017761603672" calcext:value-type="float">
            <text:p>0,014701776160367</text:p>
          </table:table-cell>
          <table:table-cell table:formula="of:=[.B175]+[.A175]*[.K175]" office:value-type="float" office:value="0.921666709464841" calcext:value-type="float">
            <text:p>0,921666709464841</text:p>
          </table:table-cell>
          <table:table-cell table:number-columns-repeated="2"/>
        </table:table-row>
        <table:table-row table:style-name="ro1">
          <table:table-cell table:formula="of:=[.A175]" office:value-type="float" office:value="0.2" calcext:value-type="float">
            <text:p>0,2</text:p>
          </table:table-cell>
          <table:table-cell table:formula="of:=[.L175]" office:value-type="float" office:value="0.921666709464841" calcext:value-type="float">
            <text:p>0,921666709464841</text:p>
          </table:table-cell>
          <table:table-cell table:formula="of:=[.A176]*[.B176]*[.$N$1]" office:value-type="float" office:value="0.0921666709464842" calcext:value-type="float">
            <text:p>0,092166670946484</text:p>
          </table:table-cell>
          <table:table-cell table:formula="of:=[.I175]" office:value-type="float" office:value="0.921666709464841" calcext:value-type="float">
            <text:p>0,921666709464841</text:p>
          </table:table-cell>
          <table:table-cell table:formula="of:=[.C176]*[.D176]*[.$N$1]" office:value-type="float" office:value="0.0424734761667874" calcext:value-type="float">
            <text:p>0,042473476166788</text:p>
          </table:table-cell>
          <table:table-cell table:formula="of:=[.F175]" office:value-type="float" office:value="0.4" calcext:value-type="float">
            <text:p>0,4</text:p>
          </table:table-cell>
          <table:table-cell table:formula="of:=POWER([.F176]-[.E176];2)/2" office:value-type="float" office:value="0.0639126076221304" calcext:value-type="float">
            <text:p>0,06391260762213</text:p>
          </table:table-cell>
          <table:table-cell table:formula="of:=[.G176]*[.$N$1]" office:value-type="float" office:value="0.0319563038110652" calcext:value-type="float">
            <text:p>0,031956303811065</text:p>
          </table:table-cell>
          <table:table-cell table:formula="of:=[.D176]+[.C176]*[.H176]" office:value-type="float" office:value="0.924612015602862" calcext:value-type="float">
            <text:p>0,924612015602862</text:p>
          </table:table-cell>
          <table:table-cell table:formula="of:=[.H176]*[.B176]" office:value-type="float" office:value="0.0294530613802032" calcext:value-type="float">
            <text:p>0,029453061380203</text:p>
          </table:table-cell>
          <table:table-cell table:formula="of:=[.J176]*[.$N$1]" office:value-type="float" office:value="0.0147265306901016" calcext:value-type="float">
            <text:p>0,014726530690102</text:p>
          </table:table-cell>
          <table:table-cell table:formula="of:=[.B176]+[.A176]*[.K176]" office:value-type="float" office:value="0.924612015602862" calcext:value-type="float">
            <text:p>0,924612015602862</text:p>
          </table:table-cell>
          <table:table-cell table:number-columns-repeated="2"/>
        </table:table-row>
        <table:table-row table:style-name="ro1">
          <table:table-cell table:formula="of:=[.A176]" office:value-type="float" office:value="0.2" calcext:value-type="float">
            <text:p>0,2</text:p>
          </table:table-cell>
          <table:table-cell table:formula="of:=[.L176]" office:value-type="float" office:value="0.924612015602862" calcext:value-type="float">
            <text:p>0,924612015602862</text:p>
          </table:table-cell>
          <table:table-cell table:formula="of:=[.A177]*[.B177]*[.$N$1]" office:value-type="float" office:value="0.0924612015602862" calcext:value-type="float">
            <text:p>0,092461201560286</text:p>
          </table:table-cell>
          <table:table-cell table:formula="of:=[.I176]" office:value-type="float" office:value="0.924612015602862" calcext:value-type="float">
            <text:p>0,924612015602862</text:p>
          </table:table-cell>
          <table:table-cell table:formula="of:=[.C177]*[.D177]*[.$N$1]" office:value-type="float" office:value="0.0427453689698594" calcext:value-type="float">
            <text:p>0,042745368969859</text:p>
          </table:table-cell>
          <table:table-cell table:formula="of:=[.F176]" office:value-type="float" office:value="0.4" calcext:value-type="float">
            <text:p>0,4</text:p>
          </table:table-cell>
          <table:table-cell table:formula="of:=POWER([.F177]-[.E177];2)/2" office:value-type="float" office:value="0.063815435696241" calcext:value-type="float">
            <text:p>0,063815435696241</text:p>
          </table:table-cell>
          <table:table-cell table:formula="of:=[.G177]*[.$N$1]" office:value-type="float" office:value="0.0319077178481205" calcext:value-type="float">
            <text:p>0,031907717848121</text:p>
          </table:table-cell>
          <table:table-cell table:formula="of:=[.D177]+[.C177]*[.H177]" office:value-type="float" office:value="0.927562241534146" calcext:value-type="float">
            <text:p>0,927562241534146</text:p>
          </table:table-cell>
          <table:table-cell table:formula="of:=[.H177]*[.B177]" office:value-type="float" office:value="0.0295022593128381" calcext:value-type="float">
            <text:p>0,029502259312838</text:p>
          </table:table-cell>
          <table:table-cell table:formula="of:=[.J177]*[.$N$1]" office:value-type="float" office:value="0.014751129656419" calcext:value-type="float">
            <text:p>0,014751129656419</text:p>
          </table:table-cell>
          <table:table-cell table:formula="of:=[.B177]+[.A177]*[.K177]" office:value-type="float" office:value="0.927562241534146" calcext:value-type="float">
            <text:p>0,927562241534146</text:p>
          </table:table-cell>
          <table:table-cell table:number-columns-repeated="2"/>
        </table:table-row>
        <table:table-row table:style-name="ro1">
          <table:table-cell table:formula="of:=[.A177]" office:value-type="float" office:value="0.2" calcext:value-type="float">
            <text:p>0,2</text:p>
          </table:table-cell>
          <table:table-cell table:formula="of:=[.L177]" office:value-type="float" office:value="0.927562241534146" calcext:value-type="float">
            <text:p>0,927562241534146</text:p>
          </table:table-cell>
          <table:table-cell table:formula="of:=[.A178]*[.B178]*[.$N$1]" office:value-type="float" office:value="0.0927562241534146" calcext:value-type="float">
            <text:p>0,092756224153415</text:p>
          </table:table-cell>
          <table:table-cell table:formula="of:=[.I177]" office:value-type="float" office:value="0.927562241534146" calcext:value-type="float">
            <text:p>0,927562241534146</text:p>
          </table:table-cell>
          <table:table-cell table:formula="of:=[.C178]*[.D178]*[.$N$1]" office:value-type="float" office:value="0.0430185855959924" calcext:value-type="float">
            <text:p>0,043018585595993</text:p>
          </table:table-cell>
          <table:table-cell table:formula="of:=[.F177]" office:value-type="float" office:value="0.4" calcext:value-type="float">
            <text:p>0,4</text:p>
          </table:table-cell>
          <table:table-cell table:formula="of:=POWER([.F178]-[.E178];2)/2" office:value-type="float" office:value="0.0637178651149429" calcext:value-type="float">
            <text:p>0,063717865114943</text:p>
          </table:table-cell>
          <table:table-cell table:formula="of:=[.G178]*[.$N$1]" office:value-type="float" office:value="0.0318589325574714" calcext:value-type="float">
            <text:p>0,031858932557472</text:p>
          </table:table-cell>
          <table:table-cell table:formula="of:=[.D178]+[.C178]*[.H178]" office:value-type="float" office:value="0.930517355823735" calcext:value-type="float">
            <text:p>0,930517355823735</text:p>
          </table:table-cell>
          <table:table-cell table:formula="of:=[.H178]*[.B178]" office:value-type="float" office:value="0.0295511428958934" calcext:value-type="float">
            <text:p>0,029551142895893</text:p>
          </table:table-cell>
          <table:table-cell table:formula="of:=[.J178]*[.$N$1]" office:value-type="float" office:value="0.0147755714479467" calcext:value-type="float">
            <text:p>0,014775571447947</text:p>
          </table:table-cell>
          <table:table-cell table:formula="of:=[.B178]+[.A178]*[.K178]" office:value-type="float" office:value="0.930517355823735" calcext:value-type="float">
            <text:p>0,930517355823735</text:p>
          </table:table-cell>
          <table:table-cell table:number-columns-repeated="2"/>
        </table:table-row>
        <table:table-row table:style-name="ro1">
          <table:table-cell table:formula="of:=[.A178]" office:value-type="float" office:value="0.2" calcext:value-type="float">
            <text:p>0,2</text:p>
          </table:table-cell>
          <table:table-cell table:formula="of:=[.L178]" office:value-type="float" office:value="0.930517355823735" calcext:value-type="float">
            <text:p>0,930517355823735</text:p>
          </table:table-cell>
          <table:table-cell table:formula="of:=[.A179]*[.B179]*[.$N$1]" office:value-type="float" office:value="0.0930517355823735" calcext:value-type="float">
            <text:p>0,093051735582374</text:p>
          </table:table-cell>
          <table:table-cell table:formula="of:=[.I178]" office:value-type="float" office:value="0.930517355823735" calcext:value-type="float">
            <text:p>0,930517355823735</text:p>
          </table:table-cell>
          <table:table-cell table:formula="of:=[.C179]*[.D179]*[.$N$1]" office:value-type="float" office:value="0.0432931274744598" calcext:value-type="float">
            <text:p>0,04329312747446</text:p>
          </table:table-cell>
          <table:table-cell table:formula="of:=[.F178]" office:value-type="float" office:value="0.4" calcext:value-type="float">
            <text:p>0,4</text:p>
          </table:table-cell>
          <table:table-cell table:formula="of:=POWER([.F179]-[.E179];2)/2" office:value-type="float" office:value="0.063619896453476" calcext:value-type="float">
            <text:p>0,063619896453476</text:p>
          </table:table-cell>
          <table:table-cell table:formula="of:=[.G179]*[.$N$1]" office:value-type="float" office:value="0.031809948226738" calcext:value-type="float">
            <text:p>0,031809948226738</text:p>
          </table:table-cell>
          <table:table-cell table:formula="of:=[.D179]+[.C179]*[.H179]" office:value-type="float" office:value="0.933477326715019" calcext:value-type="float">
            <text:p>0,933477326715019</text:p>
          </table:table-cell>
          <table:table-cell table:formula="of:=[.H179]*[.B179]" office:value-type="float" office:value="0.0295997089128342" calcext:value-type="float">
            <text:p>0,029599708912834</text:p>
          </table:table-cell>
          <table:table-cell table:formula="of:=[.J179]*[.$N$1]" office:value-type="float" office:value="0.0147998544564171" calcext:value-type="float">
            <text:p>0,014799854456417</text:p>
          </table:table-cell>
          <table:table-cell table:formula="of:=[.B179]+[.A179]*[.K179]" office:value-type="float" office:value="0.933477326715019" calcext:value-type="float">
            <text:p>0,933477326715019</text:p>
          </table:table-cell>
          <table:table-cell table:number-columns-repeated="2"/>
        </table:table-row>
        <table:table-row table:style-name="ro1">
          <table:table-cell table:formula="of:=[.A179]" office:value-type="float" office:value="0.2" calcext:value-type="float">
            <text:p>0,2</text:p>
          </table:table-cell>
          <table:table-cell table:formula="of:=[.L179]" office:value-type="float" office:value="0.933477326715019" calcext:value-type="float">
            <text:p>0,933477326715019</text:p>
          </table:table-cell>
          <table:table-cell table:formula="of:=[.A180]*[.B180]*[.$N$1]" office:value-type="float" office:value="0.0933477326715019" calcext:value-type="float">
            <text:p>0,093347732671502</text:p>
          </table:table-cell>
          <table:table-cell table:formula="of:=[.I179]" office:value-type="float" office:value="0.933477326715019" calcext:value-type="float">
            <text:p>0,933477326715019</text:p>
          </table:table-cell>
          <table:table-cell table:formula="of:=[.C180]*[.D180]*[.$N$1]" office:value-type="float" office:value="0.0435689959745509" calcext:value-type="float">
            <text:p>0,043568995974551</text:p>
          </table:table-cell>
          <table:table-cell table:formula="of:=[.F179]" office:value-type="float" office:value="0.4" calcext:value-type="float">
            <text:p>0,4</text:p>
          </table:table-cell>
          <table:table-cell table:formula="of:=POWER([.F180]-[.E180];2)/2" office:value-type="float" office:value="0.0635215303152949" calcext:value-type="float">
            <text:p>0,063521530315295</text:p>
          </table:table-cell>
          <table:table-cell table:formula="of:=[.G180]*[.$N$1]" office:value-type="float" office:value="0.0317607651576474" calcext:value-type="float">
            <text:p>0,031760765157648</text:p>
          </table:table-cell>
          <table:table-cell table:formula="of:=[.D180]+[.C180]*[.H180]" office:value-type="float" office:value="0.936442122130397" calcext:value-type="float">
            <text:p>0,936442122130397</text:p>
          </table:table-cell>
          <table:table-cell table:formula="of:=[.H180]*[.B180]" office:value-type="float" office:value="0.0296479541537842" calcext:value-type="float">
            <text:p>0,029647954153784</text:p>
          </table:table-cell>
          <table:table-cell table:formula="of:=[.J180]*[.$N$1]" office:value-type="float" office:value="0.0148239770768921" calcext:value-type="float">
            <text:p>0,014823977076892</text:p>
          </table:table-cell>
          <table:table-cell table:formula="of:=[.B180]+[.A180]*[.K180]" office:value-type="float" office:value="0.936442122130397" calcext:value-type="float">
            <text:p>0,936442122130397</text:p>
          </table:table-cell>
          <table:table-cell table:number-columns-repeated="2"/>
        </table:table-row>
        <table:table-row table:style-name="ro1">
          <table:table-cell table:formula="of:=[.A180]" office:value-type="float" office:value="0.2" calcext:value-type="float">
            <text:p>0,2</text:p>
          </table:table-cell>
          <table:table-cell table:formula="of:=[.L180]" office:value-type="float" office:value="0.936442122130397" calcext:value-type="float">
            <text:p>0,936442122130397</text:p>
          </table:table-cell>
          <table:table-cell table:formula="of:=[.A181]*[.B181]*[.$N$1]" office:value-type="float" office:value="0.0936442122130397" calcext:value-type="float">
            <text:p>0,09364421221304</text:p>
          </table:table-cell>
          <table:table-cell table:formula="of:=[.I180]" office:value-type="float" office:value="0.936442122130397" calcext:value-type="float">
            <text:p>0,936442122130397</text:p>
          </table:table-cell>
          <table:table-cell table:formula="of:=[.C181]*[.D181]*[.$N$1]" office:value-type="float" office:value="0.0438461924050041" calcext:value-type="float">
            <text:p>0,043846192405004</text:p>
          </table:table-cell>
          <table:table-cell table:formula="of:=[.F180]" office:value-type="float" office:value="0.4" calcext:value-type="float">
            <text:p>0,4</text:p>
          </table:table-cell>
          <table:table-cell table:formula="of:=POWER([.F181]-[.E181];2)/2" office:value-type="float" office:value="0.0634227673322067" calcext:value-type="float">
            <text:p>0,063422767332207</text:p>
          </table:table-cell>
          <table:table-cell table:formula="of:=[.G181]*[.$N$1]" office:value-type="float" office:value="0.0317113836661033" calcext:value-type="float">
            <text:p>0,031711383666103</text:p>
          </table:table-cell>
          <table:table-cell table:formula="of:=[.D181]+[.C181]*[.H181]" office:value-type="float" office:value="0.939411709671995" calcext:value-type="float">
            <text:p>0,939411709671995</text:p>
          </table:table-cell>
          <table:table-cell table:formula="of:=[.H181]*[.B181]" office:value-type="float" office:value="0.029695875415977" calcext:value-type="float">
            <text:p>0,029695875415977</text:p>
          </table:table-cell>
          <table:table-cell table:formula="of:=[.J181]*[.$N$1]" office:value-type="float" office:value="0.0148479377079885" calcext:value-type="float">
            <text:p>0,014847937707989</text:p>
          </table:table-cell>
          <table:table-cell table:formula="of:=[.B181]+[.A181]*[.K181]" office:value-type="float" office:value="0.939411709671995" calcext:value-type="float">
            <text:p>0,939411709671995</text:p>
          </table:table-cell>
          <table:table-cell table:number-columns-repeated="2"/>
        </table:table-row>
        <table:table-row table:style-name="ro1">
          <table:table-cell table:formula="of:=[.A181]" office:value-type="float" office:value="0.2" calcext:value-type="float">
            <text:p>0,2</text:p>
          </table:table-cell>
          <table:table-cell table:formula="of:=[.L181]" office:value-type="float" office:value="0.939411709671995" calcext:value-type="float">
            <text:p>0,939411709671995</text:p>
          </table:table-cell>
          <table:table-cell table:formula="of:=[.A182]*[.B182]*[.$N$1]" office:value-type="float" office:value="0.0939411709671995" calcext:value-type="float">
            <text:p>0,0939411709672</text:p>
          </table:table-cell>
          <table:table-cell table:formula="of:=[.I181]" office:value-type="float" office:value="0.939411709671995" calcext:value-type="float">
            <text:p>0,939411709671995</text:p>
          </table:table-cell>
          <table:table-cell table:formula="of:=[.C182]*[.D182]*[.$N$1]" office:value-type="float" office:value="0.044124718013443" calcext:value-type="float">
            <text:p>0,044124718013443</text:p>
          </table:table-cell>
          <table:table-cell table:formula="of:=[.F181]" office:value-type="float" office:value="0.4" calcext:value-type="float">
            <text:p>0,4</text:p>
          </table:table-cell>
          <table:table-cell table:formula="of:=POWER([.F182]-[.E182];2)/2" office:value-type="float" office:value="0.0633236081645057" calcext:value-type="float">
            <text:p>0,063323608164506</text:p>
          </table:table-cell>
          <table:table-cell table:formula="of:=[.G182]*[.$N$1]" office:value-type="float" office:value="0.0316618040822529" calcext:value-type="float">
            <text:p>0,031661804082253</text:p>
          </table:table-cell>
          <table:table-cell table:formula="of:=[.D182]+[.C182]*[.H182]" office:value-type="float" office:value="0.942386056622416" calcext:value-type="float">
            <text:p>0,942386056622416</text:p>
          </table:table-cell>
          <table:table-cell table:formula="of:=[.H182]*[.B182]" office:value-type="float" office:value="0.0297434695042089" calcext:value-type="float">
            <text:p>0,029743469504209</text:p>
          </table:table-cell>
          <table:table-cell table:formula="of:=[.J182]*[.$N$1]" office:value-type="float" office:value="0.0148717347521045" calcext:value-type="float">
            <text:p>0,014871734752105</text:p>
          </table:table-cell>
          <table:table-cell table:formula="of:=[.B182]+[.A182]*[.K182]" office:value-type="float" office:value="0.942386056622416" calcext:value-type="float">
            <text:p>0,942386056622416</text:p>
          </table:table-cell>
          <table:table-cell table:number-columns-repeated="2"/>
        </table:table-row>
        <table:table-row table:style-name="ro1">
          <table:table-cell table:formula="of:=[.A182]" office:value-type="float" office:value="0.2" calcext:value-type="float">
            <text:p>0,2</text:p>
          </table:table-cell>
          <table:table-cell table:formula="of:=[.L182]" office:value-type="float" office:value="0.942386056622416" calcext:value-type="float">
            <text:p>0,942386056622416</text:p>
          </table:table-cell>
          <table:table-cell table:formula="of:=[.A183]*[.B183]*[.$N$1]" office:value-type="float" office:value="0.0942386056622416" calcext:value-type="float">
            <text:p>0,094238605662242</text:p>
          </table:table-cell>
          <table:table-cell table:formula="of:=[.I182]" office:value-type="float" office:value="0.942386056622416" calcext:value-type="float">
            <text:p>0,942386056622416</text:p>
          </table:table-cell>
          <table:table-cell table:formula="of:=[.C183]*[.D183]*[.$N$1]" office:value-type="float" office:value="0.0444045739858173" calcext:value-type="float">
            <text:p>0,044404573985817</text:p>
          </table:table-cell>
          <table:table-cell table:formula="of:=[.F182]" office:value-type="float" office:value="0.4" calcext:value-type="float">
            <text:p>0,4</text:p>
          </table:table-cell>
          <table:table-cell table:formula="of:=POWER([.F183]-[.E183];2)/2" office:value-type="float" office:value="0.063224053501104" calcext:value-type="float">
            <text:p>0,063224053501104</text:p>
          </table:table-cell>
          <table:table-cell table:formula="of:=[.G183]*[.$N$1]" office:value-type="float" office:value="0.031612026750552" calcext:value-type="float">
            <text:p>0,031612026750552</text:p>
          </table:table-cell>
          <table:table-cell table:formula="of:=[.D183]+[.C183]*[.H183]" office:value-type="float" office:value="0.945365129945545" calcext:value-type="float">
            <text:p>0,945365129945545</text:p>
          </table:table-cell>
          <table:table-cell table:formula="of:=[.H183]*[.B183]" office:value-type="float" office:value="0.029790733231295" calcext:value-type="float">
            <text:p>0,029790733231295</text:p>
          </table:table-cell>
          <table:table-cell table:formula="of:=[.J183]*[.$N$1]" office:value-type="float" office:value="0.0148953666156475" calcext:value-type="float">
            <text:p>0,014895366615648</text:p>
          </table:table-cell>
          <table:table-cell table:formula="of:=[.B183]+[.A183]*[.K183]" office:value-type="float" office:value="0.945365129945545" calcext:value-type="float">
            <text:p>0,945365129945545</text:p>
          </table:table-cell>
          <table:table-cell table:number-columns-repeated="2"/>
        </table:table-row>
        <table:table-row table:style-name="ro1">
          <table:table-cell table:formula="of:=[.A183]" office:value-type="float" office:value="0.2" calcext:value-type="float">
            <text:p>0,2</text:p>
          </table:table-cell>
          <table:table-cell table:formula="of:=[.L183]" office:value-type="float" office:value="0.945365129945545" calcext:value-type="float">
            <text:p>0,945365129945545</text:p>
          </table:table-cell>
          <table:table-cell table:formula="of:=[.A184]*[.B184]*[.$N$1]" office:value-type="float" office:value="0.0945365129945545" calcext:value-type="float">
            <text:p>0,094536512994555</text:p>
          </table:table-cell>
          <table:table-cell table:formula="of:=[.I183]" office:value-type="float" office:value="0.945365129945545" calcext:value-type="float">
            <text:p>0,945365129945545</text:p>
          </table:table-cell>
          <table:table-cell table:formula="of:=[.C184]*[.D184]*[.$N$1]" office:value-type="float" office:value="0.0446857614458479" calcext:value-type="float">
            <text:p>0,044685761445848</text:p>
          </table:table-cell>
          <table:table-cell table:formula="of:=[.F183]" office:value-type="float" office:value="0.4" calcext:value-type="float">
            <text:p>0,4</text:p>
          </table:table-cell>
          <table:table-cell table:formula="of:=POWER([.F184]-[.E184];2)/2" office:value-type="float" office:value="0.0631241040596585" calcext:value-type="float">
            <text:p>0,063124104059659</text:p>
          </table:table-cell>
          <table:table-cell table:formula="of:=[.G184]*[.$N$1]" office:value-type="float" office:value="0.0315620520298292" calcext:value-type="float">
            <text:p>0,031562052029829</text:p>
          </table:table-cell>
          <table:table-cell table:formula="of:=[.D184]+[.C184]*[.H184]" office:value-type="float" office:value="0.948348896287398" calcext:value-type="float">
            <text:p>0,948348896287398</text:p>
          </table:table-cell>
          <table:table-cell table:formula="of:=[.H184]*[.B184]" office:value-type="float" office:value="0.0298376634185276" calcext:value-type="float">
            <text:p>0,029837663418528</text:p>
          </table:table-cell>
          <table:table-cell table:formula="of:=[.J184]*[.$N$1]" office:value-type="float" office:value="0.0149188317092638" calcext:value-type="float">
            <text:p>0,014918831709264</text:p>
          </table:table-cell>
          <table:table-cell table:formula="of:=[.B184]+[.A184]*[.K184]" office:value-type="float" office:value="0.948348896287398" calcext:value-type="float">
            <text:p>0,948348896287398</text:p>
          </table:table-cell>
          <table:table-cell table:number-columns-repeated="2"/>
        </table:table-row>
        <table:table-row table:style-name="ro1">
          <table:table-cell table:formula="of:=[.A184]" office:value-type="float" office:value="0.2" calcext:value-type="float">
            <text:p>0,2</text:p>
          </table:table-cell>
          <table:table-cell table:formula="of:=[.L184]" office:value-type="float" office:value="0.948348896287398" calcext:value-type="float">
            <text:p>0,948348896287398</text:p>
          </table:table-cell>
          <table:table-cell table:formula="of:=[.A185]*[.B185]*[.$N$1]" office:value-type="float" office:value="0.0948348896287398" calcext:value-type="float">
            <text:p>0,09483488962874</text:p>
          </table:table-cell>
          <table:table-cell table:formula="of:=[.I184]" office:value-type="float" office:value="0.948348896287398" calcext:value-type="float">
            <text:p>0,948348896287398</text:p>
          </table:table-cell>
          <table:table-cell table:formula="of:=[.C185]*[.D185]*[.$N$1]" office:value-type="float" office:value="0.0449682814544763" calcext:value-type="float">
            <text:p>0,044968281454476</text:p>
          </table:table-cell>
          <table:table-cell table:formula="of:=[.F184]" office:value-type="float" office:value="0.4" calcext:value-type="float">
            <text:p>0,4</text:p>
          </table:table-cell>
          <table:table-cell table:formula="of:=POWER([.F185]-[.E185];2)/2" office:value-type="float" office:value="0.063023760586694" calcext:value-type="float">
            <text:p>0,063023760586694</text:p>
          </table:table-cell>
          <table:table-cell table:formula="of:=[.G185]*[.$N$1]" office:value-type="float" office:value="0.031511880293347" calcext:value-type="float">
            <text:p>0,031511880293347</text:p>
          </table:table-cell>
          <table:table-cell table:formula="of:=[.D185]+[.C185]*[.H185]" office:value-type="float" office:value="0.951337321977011" calcext:value-type="float">
            <text:p>0,951337321977011</text:p>
          </table:table-cell>
          <table:table-cell table:formula="of:=[.H185]*[.B185]" office:value-type="float" office:value="0.0298842568961362" calcext:value-type="float">
            <text:p>0,029884256896136</text:p>
          </table:table-cell>
          <table:table-cell table:formula="of:=[.J185]*[.$N$1]" office:value-type="float" office:value="0.0149421284480681" calcext:value-type="float">
            <text:p>0,014942128448068</text:p>
          </table:table-cell>
          <table:table-cell table:formula="of:=[.B185]+[.A185]*[.K185]" office:value-type="float" office:value="0.951337321977011" calcext:value-type="float">
            <text:p>0,951337321977011</text:p>
          </table:table-cell>
          <table:table-cell table:number-columns-repeated="2"/>
        </table:table-row>
        <table:table-row table:style-name="ro1">
          <table:table-cell table:formula="of:=[.A185]" office:value-type="float" office:value="0.2" calcext:value-type="float">
            <text:p>0,2</text:p>
          </table:table-cell>
          <table:table-cell table:formula="of:=[.L185]" office:value-type="float" office:value="0.951337321977011" calcext:value-type="float">
            <text:p>0,951337321977011</text:p>
          </table:table-cell>
          <table:table-cell table:formula="of:=[.A186]*[.B186]*[.$N$1]" office:value-type="float" office:value="0.0951337321977011" calcext:value-type="float">
            <text:p>0,095133732197701</text:p>
          </table:table-cell>
          <table:table-cell table:formula="of:=[.I185]" office:value-type="float" office:value="0.951337321977011" calcext:value-type="float">
            <text:p>0,951337321977011</text:p>
          </table:table-cell>
          <table:table-cell table:formula="of:=[.C186]*[.D186]*[.$N$1]" office:value-type="float" office:value="0.0452521350093196" calcext:value-type="float">
            <text:p>0,04525213500932</text:p>
          </table:table-cell>
          <table:table-cell table:formula="of:=[.F185]" office:value-type="float" office:value="0.4" calcext:value-type="float">
            <text:p>0,4</text:p>
          </table:table-cell>
          <table:table-cell table:formula="of:=POWER([.F186]-[.E186];2)/2" office:value-type="float" office:value="0.062923023857723" calcext:value-type="float">
            <text:p>0,062923023857723</text:p>
          </table:table-cell>
          <table:table-cell table:formula="of:=[.G186]*[.$N$1]" office:value-type="float" office:value="0.0314615119288615" calcext:value-type="float">
            <text:p>0,031461511928862</text:p>
          </table:table-cell>
          <table:table-cell table:formula="of:=[.D186]+[.C186]*[.H186]" office:value-type="float" office:value="0.954330373027386" calcext:value-type="float">
            <text:p>0,954330373027386</text:p>
          </table:table-cell>
          <table:table-cell table:formula="of:=[.H186]*[.B186]" office:value-type="float" office:value="0.0299305105037509" calcext:value-type="float">
            <text:p>0,029930510503751</text:p>
          </table:table-cell>
          <table:table-cell table:formula="of:=[.J186]*[.$N$1]" office:value-type="float" office:value="0.0149652552518755" calcext:value-type="float">
            <text:p>0,014965255251876</text:p>
          </table:table-cell>
          <table:table-cell table:formula="of:=[.B186]+[.A186]*[.K186]" office:value-type="float" office:value="0.954330373027386" calcext:value-type="float">
            <text:p>0,954330373027386</text:p>
          </table:table-cell>
          <table:table-cell table:number-columns-repeated="2"/>
        </table:table-row>
        <table:table-row table:style-name="ro1">
          <table:table-cell table:formula="of:=[.A186]" office:value-type="float" office:value="0.2" calcext:value-type="float">
            <text:p>0,2</text:p>
          </table:table-cell>
          <table:table-cell table:formula="of:=[.L186]" office:value-type="float" office:value="0.954330373027386" calcext:value-type="float">
            <text:p>0,954330373027386</text:p>
          </table:table-cell>
          <table:table-cell table:formula="of:=[.A187]*[.B187]*[.$N$1]" office:value-type="float" office:value="0.0954330373027386" calcext:value-type="float">
            <text:p>0,095433037302739</text:p>
          </table:table-cell>
          <table:table-cell table:formula="of:=[.I186]" office:value-type="float" office:value="0.954330373027386" calcext:value-type="float">
            <text:p>0,954330373027386</text:p>
          </table:table-cell>
          <table:table-cell table:formula="of:=[.C187]*[.D187]*[.$N$1]" office:value-type="float" office:value="0.0455373230441295" calcext:value-type="float">
            <text:p>0,04553732304413</text:p>
          </table:table-cell>
          <table:table-cell table:formula="of:=[.F186]" office:value-type="float" office:value="0.4" calcext:value-type="float">
            <text:p>0,4</text:p>
          </table:table-cell>
          <table:table-cell table:formula="of:=POWER([.F187]-[.E187];2)/2" office:value-type="float" office:value="0.0628218946773609" calcext:value-type="float">
            <text:p>0,062821894677361</text:p>
          </table:table-cell>
          <table:table-cell table:formula="of:=[.G187]*[.$N$1]" office:value-type="float" office:value="0.0314109473386804" calcext:value-type="float">
            <text:p>0,031410947338681</text:p>
          </table:table-cell>
          <table:table-cell table:formula="of:=[.D187]+[.C187]*[.H187]" office:value-type="float" office:value="0.957328015136473" calcext:value-type="float">
            <text:p>0,957328015136473</text:p>
          </table:table-cell>
          <table:table-cell table:formula="of:=[.H187]*[.B187]" office:value-type="float" office:value="0.0299764210908665" calcext:value-type="float">
            <text:p>0,029976421090867</text:p>
          </table:table-cell>
          <table:table-cell table:formula="of:=[.J187]*[.$N$1]" office:value-type="float" office:value="0.0149882105454333" calcext:value-type="float">
            <text:p>0,014988210545433</text:p>
          </table:table-cell>
          <table:table-cell table:formula="of:=[.B187]+[.A187]*[.K187]" office:value-type="float" office:value="0.957328015136473" calcext:value-type="float">
            <text:p>0,957328015136473</text:p>
          </table:table-cell>
          <table:table-cell table:number-columns-repeated="2"/>
        </table:table-row>
        <table:table-row table:style-name="ro1">
          <table:table-cell table:formula="of:=[.A187]" office:value-type="float" office:value="0.2" calcext:value-type="float">
            <text:p>0,2</text:p>
          </table:table-cell>
          <table:table-cell table:formula="of:=[.L187]" office:value-type="float" office:value="0.957328015136473" calcext:value-type="float">
            <text:p>0,957328015136473</text:p>
          </table:table-cell>
          <table:table-cell table:formula="of:=[.A188]*[.B188]*[.$N$1]" office:value-type="float" office:value="0.0957328015136473" calcext:value-type="float">
            <text:p>0,095732801513647</text:p>
          </table:table-cell>
          <table:table-cell table:formula="of:=[.I187]" office:value-type="float" office:value="0.957328015136473" calcext:value-type="float">
            <text:p>0,957328015136473</text:p>
          </table:table-cell>
          <table:table-cell table:formula="of:=[.C188]*[.D188]*[.$N$1]" office:value-type="float" office:value="0.045823846428257" calcext:value-type="float">
            <text:p>0,045823846428257</text:p>
          </table:table-cell>
          <table:table-cell table:formula="of:=[.F187]" office:value-type="float" office:value="0.4" calcext:value-type="float">
            <text:p>0,4</text:p>
          </table:table-cell>
          <table:table-cell table:formula="of:=POWER([.F188]-[.E188];2)/2" office:value-type="float" office:value="0.0627203738794375" calcext:value-type="float">
            <text:p>0,062720373879438</text:p>
          </table:table-cell>
          <table:table-cell table:formula="of:=[.G188]*[.$N$1]" office:value-type="float" office:value="0.0313601869397187" calcext:value-type="float">
            <text:p>0,031360186939719</text:p>
          </table:table-cell>
          <table:table-cell table:formula="of:=[.D188]+[.C188]*[.H188]" office:value-type="float" office:value="0.960330213688204" calcext:value-type="float">
            <text:p>0,960330213688204</text:p>
          </table:table-cell>
          <table:table-cell table:formula="of:=[.H188]*[.B188]" office:value-type="float" office:value="0.0300219855173097" calcext:value-type="float">
            <text:p>0,03002198551731</text:p>
          </table:table-cell>
          <table:table-cell table:formula="of:=[.J188]*[.$N$1]" office:value-type="float" office:value="0.0150109927586548" calcext:value-type="float">
            <text:p>0,015010992758655</text:p>
          </table:table-cell>
          <table:table-cell table:formula="of:=[.B188]+[.A188]*[.K188]" office:value-type="float" office:value="0.960330213688204" calcext:value-type="float">
            <text:p>0,960330213688204</text:p>
          </table:table-cell>
          <table:table-cell table:number-columns-repeated="2"/>
        </table:table-row>
        <table:table-row table:style-name="ro1">
          <table:table-cell table:formula="of:=[.A188]" office:value-type="float" office:value="0.2" calcext:value-type="float">
            <text:p>0,2</text:p>
          </table:table-cell>
          <table:table-cell table:formula="of:=[.L188]" office:value-type="float" office:value="0.960330213688204" calcext:value-type="float">
            <text:p>0,960330213688204</text:p>
          </table:table-cell>
          <table:table-cell table:formula="of:=[.A189]*[.B189]*[.$N$1]" office:value-type="float" office:value="0.0960330213688204" calcext:value-type="float">
            <text:p>0,09603302136882</text:p>
          </table:table-cell>
          <table:table-cell table:formula="of:=[.I188]" office:value-type="float" office:value="0.960330213688204" calcext:value-type="float">
            <text:p>0,960330213688204</text:p>
          </table:table-cell>
          <table:table-cell table:formula="of:=[.C189]*[.D189]*[.$N$1]" office:value-type="float" office:value="0.0461117059661216" calcext:value-type="float">
            <text:p>0,046111705966122</text:p>
          </table:table-cell>
          <table:table-cell table:formula="of:=[.F188]" office:value-type="float" office:value="0.4" calcext:value-type="float">
            <text:p>0,4</text:p>
          </table:table-cell>
          <table:table-cell table:formula="of:=POWER([.F189]-[.E189];2)/2" office:value-type="float" office:value="0.0626184623271044" calcext:value-type="float">
            <text:p>0,062618462327104</text:p>
          </table:table-cell>
          <table:table-cell table:formula="of:=[.G189]*[.$N$1]" office:value-type="float" office:value="0.0313092311635522" calcext:value-type="float">
            <text:p>0,031309231163552</text:p>
          </table:table-cell>
          <table:table-cell table:formula="of:=[.D189]+[.C189]*[.H189]" office:value-type="float" office:value="0.963336933753575" calcext:value-type="float">
            <text:p>0,963336933753575</text:p>
          </table:table-cell>
          <table:table-cell table:formula="of:=[.H189]*[.B189]" office:value-type="float" office:value="0.0300672006537075" calcext:value-type="float">
            <text:p>0,030067200653708</text:p>
          </table:table-cell>
          <table:table-cell table:formula="of:=[.J189]*[.$N$1]" office:value-type="float" office:value="0.0150336003268537" calcext:value-type="float">
            <text:p>0,015033600326854</text:p>
          </table:table-cell>
          <table:table-cell table:formula="of:=[.B189]+[.A189]*[.K189]" office:value-type="float" office:value="0.963336933753575" calcext:value-type="float">
            <text:p>0,963336933753575</text:p>
          </table:table-cell>
          <table:table-cell table:number-columns-repeated="2"/>
        </table:table-row>
        <table:table-row table:style-name="ro1">
          <table:table-cell table:formula="of:=[.A189]" office:value-type="float" office:value="0.2" calcext:value-type="float">
            <text:p>0,2</text:p>
          </table:table-cell>
          <table:table-cell table:formula="of:=[.L189]" office:value-type="float" office:value="0.963336933753575" calcext:value-type="float">
            <text:p>0,963336933753575</text:p>
          </table:table-cell>
          <table:table-cell table:formula="of:=[.A190]*[.B190]*[.$N$1]" office:value-type="float" office:value="0.0963336933753575" calcext:value-type="float">
            <text:p>0,096333693375358</text:p>
          </table:table-cell>
          <table:table-cell table:formula="of:=[.I189]" office:value-type="float" office:value="0.963336933753575" calcext:value-type="float">
            <text:p>0,963336933753575</text:p>
          </table:table-cell>
          <table:table-cell table:formula="of:=[.C190]*[.D190]*[.$N$1]" office:value-type="float" office:value="0.046400902396687" calcext:value-type="float">
            <text:p>0,046400902396687</text:p>
          </table:table-cell>
          <table:table-cell table:formula="of:=[.F189]" office:value-type="float" office:value="0.4" calcext:value-type="float">
            <text:p>0,4</text:p>
          </table:table-cell>
          <table:table-cell table:formula="of:=POWER([.F190]-[.E190];2)/2" office:value-type="float" office:value="0.0625161609129387" calcext:value-type="float">
            <text:p>0,062516160912939</text:p>
          </table:table-cell>
          <table:table-cell table:formula="of:=[.G190]*[.$N$1]" office:value-type="float" office:value="0.0312580804564693" calcext:value-type="float">
            <text:p>0,031258080456469</text:p>
          </table:table-cell>
          <table:table-cell table:formula="of:=[.D190]+[.C190]*[.H190]" office:value-type="float" office:value="0.966348140091771" calcext:value-type="float">
            <text:p>0,966348140091771</text:p>
          </table:table-cell>
          <table:table-cell table:formula="of:=[.H190]*[.B190]" office:value-type="float" office:value="0.0301120633819577" calcext:value-type="float">
            <text:p>0,030112063381958</text:p>
          </table:table-cell>
          <table:table-cell table:formula="of:=[.J190]*[.$N$1]" office:value-type="float" office:value="0.0150560316909789" calcext:value-type="float">
            <text:p>0,015056031690979</text:p>
          </table:table-cell>
          <table:table-cell table:formula="of:=[.B190]+[.A190]*[.K190]" office:value-type="float" office:value="0.966348140091771" calcext:value-type="float">
            <text:p>0,966348140091771</text:p>
          </table:table-cell>
          <table:table-cell table:number-columns-repeated="2"/>
        </table:table-row>
        <table:table-row table:style-name="ro1">
          <table:table-cell table:formula="of:=[.A190]" office:value-type="float" office:value="0.2" calcext:value-type="float">
            <text:p>0,2</text:p>
          </table:table-cell>
          <table:table-cell table:formula="of:=[.L190]" office:value-type="float" office:value="0.966348140091771" calcext:value-type="float">
            <text:p>0,966348140091771</text:p>
          </table:table-cell>
          <table:table-cell table:formula="of:=[.A191]*[.B191]*[.$N$1]" office:value-type="float" office:value="0.0966348140091771" calcext:value-type="float">
            <text:p>0,096634814009177</text:p>
          </table:table-cell>
          <table:table-cell table:formula="of:=[.I190]" office:value-type="float" office:value="0.966348140091771" calcext:value-type="float">
            <text:p>0,966348140091771</text:p>
          </table:table-cell>
          <table:table-cell table:formula="of:=[.C191]*[.D191]*[.$N$1]" office:value-type="float" office:value="0.0466914363929412" calcext:value-type="float">
            <text:p>0,046691436392941</text:p>
          </table:table-cell>
          <table:table-cell table:formula="of:=[.F190]" office:value-type="float" office:value="0.4" calcext:value-type="float">
            <text:p>0,4</text:p>
          </table:table-cell>
          <table:table-cell table:formula="of:=POWER([.F191]-[.E191];2)/2" office:value-type="float" office:value="0.0624134705590416" calcext:value-type="float">
            <text:p>0,062413470559042</text:p>
          </table:table-cell>
          <table:table-cell table:formula="of:=[.G191]*[.$N$1]" office:value-type="float" office:value="0.0312067352795208" calcext:value-type="float">
            <text:p>0,031206735279521</text:p>
          </table:table-cell>
          <table:table-cell table:formula="of:=[.D191]+[.C191]*[.H191]" office:value-type="float" office:value="0.969363797151341" calcext:value-type="float">
            <text:p>0,969363797151341</text:p>
          </table:table-cell>
          <table:table-cell table:formula="of:=[.H191]*[.B191]" office:value-type="float" office:value="0.0301565705957011" calcext:value-type="float">
            <text:p>0,030156570595701</text:p>
          </table:table-cell>
          <table:table-cell table:formula="of:=[.J191]*[.$N$1]" office:value-type="float" office:value="0.0150782852978506" calcext:value-type="float">
            <text:p>0,015078285297851</text:p>
          </table:table-cell>
          <table:table-cell table:formula="of:=[.B191]+[.A191]*[.K191]" office:value-type="float" office:value="0.969363797151341" calcext:value-type="float">
            <text:p>0,969363797151341</text:p>
          </table:table-cell>
          <table:table-cell table:number-columns-repeated="2"/>
        </table:table-row>
        <table:table-row table:style-name="ro1">
          <table:table-cell table:formula="of:=[.A191]" office:value-type="float" office:value="0.2" calcext:value-type="float">
            <text:p>0,2</text:p>
          </table:table-cell>
          <table:table-cell table:formula="of:=[.L191]" office:value-type="float" office:value="0.969363797151341" calcext:value-type="float">
            <text:p>0,969363797151341</text:p>
          </table:table-cell>
          <table:table-cell table:formula="of:=[.A192]*[.B192]*[.$N$1]" office:value-type="float" office:value="0.0969363797151341" calcext:value-type="float">
            <text:p>0,096936379715134</text:p>
          </table:table-cell>
          <table:table-cell table:formula="of:=[.I191]" office:value-type="float" office:value="0.969363797151341" calcext:value-type="float">
            <text:p>0,969363797151341</text:p>
          </table:table-cell>
          <table:table-cell table:formula="of:=[.C192]*[.D192]*[.$N$1]" office:value-type="float" office:value="0.0469833085613833" calcext:value-type="float">
            <text:p>0,046983308561383</text:p>
          </table:table-cell>
          <table:table-cell table:formula="of:=[.F191]" office:value-type="float" office:value="0.4" calcext:value-type="float">
            <text:p>0,4</text:p>
          </table:table-cell>
          <table:table-cell table:formula="of:=POWER([.F192]-[.E192];2)/2" office:value-type="float" office:value="0.0623103922171338" calcext:value-type="float">
            <text:p>0,062310392217134</text:p>
          </table:table-cell>
          <table:table-cell table:formula="of:=[.G192]*[.$N$1]" office:value-type="float" office:value="0.0311551961085669" calcext:value-type="float">
            <text:p>0,031155196108567</text:p>
          </table:table-cell>
          <table:table-cell table:formula="of:=[.D192]+[.C192]*[.H192]" office:value-type="float" office:value="0.97238386907142" calcext:value-type="float">
            <text:p>0,97238386907142</text:p>
          </table:table-cell>
          <table:table-cell table:formula="of:=[.H192]*[.B192]" office:value-type="float" office:value="0.0302007192007951" calcext:value-type="float">
            <text:p>0,030200719200795</text:p>
          </table:table-cell>
          <table:table-cell table:formula="of:=[.J192]*[.$N$1]" office:value-type="float" office:value="0.0151003596003975" calcext:value-type="float">
            <text:p>0,015100359600398</text:p>
          </table:table-cell>
          <table:table-cell table:formula="of:=[.B192]+[.A192]*[.K192]" office:value-type="float" office:value="0.97238386907142" calcext:value-type="float">
            <text:p>0,97238386907142</text:p>
          </table:table-cell>
          <table:table-cell table:number-columns-repeated="2"/>
        </table:table-row>
        <table:table-row table:style-name="ro1">
          <table:table-cell table:formula="of:=[.A192]" office:value-type="float" office:value="0.2" calcext:value-type="float">
            <text:p>0,2</text:p>
          </table:table-cell>
          <table:table-cell table:formula="of:=[.L192]" office:value-type="float" office:value="0.97238386907142" calcext:value-type="float">
            <text:p>0,97238386907142</text:p>
          </table:table-cell>
          <table:table-cell table:formula="of:=[.A193]*[.B193]*[.$N$1]" office:value-type="float" office:value="0.097238386907142" calcext:value-type="float">
            <text:p>0,097238386907142</text:p>
          </table:table-cell>
          <table:table-cell table:formula="of:=[.I192]" office:value-type="float" office:value="0.97238386907142" calcext:value-type="float">
            <text:p>0,97238386907142</text:p>
          </table:table-cell>
          <table:table-cell table:formula="of:=[.C193]*[.D193]*[.$N$1]" office:value-type="float" office:value="0.0472765194415152" calcext:value-type="float">
            <text:p>0,047276519441515</text:p>
          </table:table-cell>
          <table:table-cell table:formula="of:=[.F192]" office:value-type="float" office:value="0.4" calcext:value-type="float">
            <text:p>0,4</text:p>
          </table:table-cell>
          <table:table-cell table:formula="of:=POWER([.F193]-[.E193];2)/2" office:value-type="float" office:value="0.0622069268686459" calcext:value-type="float">
            <text:p>0,062206926868646</text:p>
          </table:table-cell>
          <table:table-cell table:formula="of:=[.G193]*[.$N$1]" office:value-type="float" office:value="0.0311034634343229" calcext:value-type="float">
            <text:p>0,031103463434323</text:p>
          </table:table-cell>
          <table:table-cell table:formula="of:=[.D193]+[.C193]*[.H193]" office:value-type="float" office:value="0.975408319682999" calcext:value-type="float">
            <text:p>0,975408319682999</text:p>
          </table:table-cell>
          <table:table-cell table:formula="of:=[.H193]*[.B193]" office:value-type="float" office:value="0.0302445061157884" calcext:value-type="float">
            <text:p>0,030244506115788</text:p>
          </table:table-cell>
          <table:table-cell table:formula="of:=[.J193]*[.$N$1]" office:value-type="float" office:value="0.0151222530578942" calcext:value-type="float">
            <text:p>0,015122253057894</text:p>
          </table:table-cell>
          <table:table-cell table:formula="of:=[.B193]+[.A193]*[.K193]" office:value-type="float" office:value="0.975408319682999" calcext:value-type="float">
            <text:p>0,975408319682999</text:p>
          </table:table-cell>
          <table:table-cell table:number-columns-repeated="2"/>
        </table:table-row>
        <table:table-row table:style-name="ro1">
          <table:table-cell table:formula="of:=[.A193]" office:value-type="float" office:value="0.2" calcext:value-type="float">
            <text:p>0,2</text:p>
          </table:table-cell>
          <table:table-cell table:formula="of:=[.L193]" office:value-type="float" office:value="0.975408319682999" calcext:value-type="float">
            <text:p>0,975408319682999</text:p>
          </table:table-cell>
          <table:table-cell table:formula="of:=[.A194]*[.B194]*[.$N$1]" office:value-type="float" office:value="0.0975408319682999" calcext:value-type="float">
            <text:p>0,0975408319683</text:p>
          </table:table-cell>
          <table:table-cell table:formula="of:=[.I193]" office:value-type="float" office:value="0.975408319682999" calcext:value-type="float">
            <text:p>0,975408319682999</text:p>
          </table:table-cell>
          <table:table-cell table:formula="of:=[.C194]*[.D194]*[.$N$1]" office:value-type="float" office:value="0.0475710695053406" calcext:value-type="float">
            <text:p>0,047571069505341</text:p>
          </table:table-cell>
          <table:table-cell table:formula="of:=[.F193]" office:value-type="float" office:value="0.4" calcext:value-type="float">
            <text:p>0,4</text:p>
          </table:table-cell>
          <table:table-cell table:formula="of:=POWER([.F194]-[.E194];2)/2" office:value-type="float" office:value="0.0621030755248048" calcext:value-type="float">
            <text:p>0,062103075524805</text:p>
          </table:table-cell>
          <table:table-cell table:formula="of:=[.G194]*[.$N$1]" office:value-type="float" office:value="0.0310515377624024" calcext:value-type="float">
            <text:p>0,031051537762402</text:p>
          </table:table-cell>
          <table:table-cell table:formula="of:=[.D194]+[.C194]*[.H194]" office:value-type="float" office:value="0.978437112510239" calcext:value-type="float">
            <text:p>0,978437112510239</text:p>
          </table:table-cell>
          <table:table-cell table:formula="of:=[.H194]*[.B194]" office:value-type="float" office:value="0.0302879282723981" calcext:value-type="float">
            <text:p>0,030287928272398</text:p>
          </table:table-cell>
          <table:table-cell table:formula="of:=[.J194]*[.$N$1]" office:value-type="float" office:value="0.015143964136199" calcext:value-type="float">
            <text:p>0,015143964136199</text:p>
          </table:table-cell>
          <table:table-cell table:formula="of:=[.B194]+[.A194]*[.K194]" office:value-type="float" office:value="0.978437112510239" calcext:value-type="float">
            <text:p>0,978437112510239</text:p>
          </table:table-cell>
          <table:table-cell table:number-columns-repeated="2"/>
        </table:table-row>
        <table:table-row table:style-name="ro1">
          <table:table-cell table:formula="of:=[.A194]" office:value-type="float" office:value="0.2" calcext:value-type="float">
            <text:p>0,2</text:p>
          </table:table-cell>
          <table:table-cell table:formula="of:=[.L194]" office:value-type="float" office:value="0.978437112510239" calcext:value-type="float">
            <text:p>0,978437112510239</text:p>
          </table:table-cell>
          <table:table-cell table:formula="of:=[.A195]*[.B195]*[.$N$1]" office:value-type="float" office:value="0.0978437112510239" calcext:value-type="float">
            <text:p>0,097843711251024</text:p>
          </table:table-cell>
          <table:table-cell table:formula="of:=[.I194]" office:value-type="float" office:value="0.978437112510239" calcext:value-type="float">
            <text:p>0,978437112510239</text:p>
          </table:table-cell>
          <table:table-cell table:formula="of:=[.C195]*[.D195]*[.$N$1]" office:value-type="float" office:value="0.0478669591568687" calcext:value-type="float">
            <text:p>0,047866959156869</text:p>
          </table:table-cell>
          <table:table-cell table:formula="of:=[.F194]" office:value-type="float" office:value="0.4" calcext:value-type="float">
            <text:p>0,4</text:p>
          </table:table-cell>
          <table:table-cell table:formula="of:=POWER([.F195]-[.E195];2)/2" office:value-type="float" office:value="0.0619988392267152" calcext:value-type="float">
            <text:p>0,061998839226715</text:p>
          </table:table-cell>
          <table:table-cell table:formula="of:=[.G195]*[.$N$1]" office:value-type="float" office:value="0.0309994196133576" calcext:value-type="float">
            <text:p>0,030999419613358</text:p>
          </table:table-cell>
          <table:table-cell table:formula="of:=[.D195]+[.C195]*[.H195]" office:value-type="float" office:value="0.981470210771837" calcext:value-type="float">
            <text:p>0,981470210771837</text:p>
          </table:table-cell>
          <table:table-cell table:formula="of:=[.H195]*[.B195]" office:value-type="float" office:value="0.0303309826159869" calcext:value-type="float">
            <text:p>0,030330982615987</text:p>
          </table:table-cell>
          <table:table-cell table:formula="of:=[.J195]*[.$N$1]" office:value-type="float" office:value="0.0151654913079934" calcext:value-type="float">
            <text:p>0,015165491307994</text:p>
          </table:table-cell>
          <table:table-cell table:formula="of:=[.B195]+[.A195]*[.K195]" office:value-type="float" office:value="0.981470210771837" calcext:value-type="float">
            <text:p>0,981470210771837</text:p>
          </table:table-cell>
          <table:table-cell table:number-columns-repeated="2"/>
        </table:table-row>
        <table:table-row table:style-name="ro1">
          <table:table-cell table:formula="of:=[.A195]" office:value-type="float" office:value="0.2" calcext:value-type="float">
            <text:p>0,2</text:p>
          </table:table-cell>
          <table:table-cell table:formula="of:=[.L195]" office:value-type="float" office:value="0.981470210771837" calcext:value-type="float">
            <text:p>0,981470210771837</text:p>
          </table:table-cell>
          <table:table-cell table:formula="of:=[.A196]*[.B196]*[.$N$1]" office:value-type="float" office:value="0.0981470210771838" calcext:value-type="float">
            <text:p>0,098147021077184</text:p>
          </table:table-cell>
          <table:table-cell table:formula="of:=[.I195]" office:value-type="float" office:value="0.981470210771837" calcext:value-type="float">
            <text:p>0,981470210771837</text:p>
          </table:table-cell>
          <table:table-cell table:formula="of:=[.C196]*[.D196]*[.$N$1]" office:value-type="float" office:value="0.0481641887316258" calcext:value-type="float">
            <text:p>0,048164188731626</text:p>
          </table:table-cell>
          <table:table-cell table:formula="of:=[.F195]" office:value-type="float" office:value="0.4" calcext:value-type="float">
            <text:p>0,4</text:p>
          </table:table-cell>
          <table:table-cell table:formula="of:=POWER([.F196]-[.E196];2)/2" office:value-type="float" office:value="0.0618942190454375" calcext:value-type="float">
            <text:p>0,061894219045438</text:p>
          </table:table-cell>
          <table:table-cell table:formula="of:=[.G196]*[.$N$1]" office:value-type="float" office:value="0.0309471095227188" calcext:value-type="float">
            <text:p>0,030947109522719</text:p>
          </table:table-cell>
          <table:table-cell table:formula="of:=[.D196]+[.C196]*[.H196]" office:value-type="float" office:value="0.984507577382442" calcext:value-type="float">
            <text:p>0,984507577382442</text:p>
          </table:table-cell>
          <table:table-cell table:formula="of:=[.H196]*[.B196]" office:value-type="float" office:value="0.0303736661060419" calcext:value-type="float">
            <text:p>0,030373666106042</text:p>
          </table:table-cell>
          <table:table-cell table:formula="of:=[.J196]*[.$N$1]" office:value-type="float" office:value="0.015186833053021" calcext:value-type="float">
            <text:p>0,015186833053021</text:p>
          </table:table-cell>
          <table:table-cell table:formula="of:=[.B196]+[.A196]*[.K196]" office:value-type="float" office:value="0.984507577382442" calcext:value-type="float">
            <text:p>0,984507577382442</text:p>
          </table:table-cell>
          <table:table-cell table:number-columns-repeated="2"/>
        </table:table-row>
        <table:table-row table:style-name="ro1">
          <table:table-cell table:formula="of:=[.A196]" office:value-type="float" office:value="0.2" calcext:value-type="float">
            <text:p>0,2</text:p>
          </table:table-cell>
          <table:table-cell table:formula="of:=[.L196]" office:value-type="float" office:value="0.984507577382442" calcext:value-type="float">
            <text:p>0,984507577382442</text:p>
          </table:table-cell>
          <table:table-cell table:formula="of:=[.A197]*[.B197]*[.$N$1]" office:value-type="float" office:value="0.0984507577382442" calcext:value-type="float">
            <text:p>0,098450757738244</text:p>
          </table:table-cell>
          <table:table-cell table:formula="of:=[.I196]" office:value-type="float" office:value="0.984507577382442" calcext:value-type="float">
            <text:p>0,984507577382442</text:p>
          </table:table-cell>
          <table:table-cell table:formula="of:=[.C197]*[.D197]*[.$N$1]" office:value-type="float" office:value="0.0484627584961722" calcext:value-type="float">
            <text:p>0,048462758496172</text:p>
          </table:table-cell>
          <table:table-cell table:formula="of:=[.F196]" office:value-type="float" office:value="0.4" calcext:value-type="float">
            <text:p>0,4</text:p>
          </table:table-cell>
          <table:table-cell table:formula="of:=POWER([.F197]-[.E197];2)/2" office:value-type="float" office:value="0.0617892160820603" calcext:value-type="float">
            <text:p>0,06178921608206</text:p>
          </table:table-cell>
          <table:table-cell table:formula="of:=[.G197]*[.$N$1]" office:value-type="float" office:value="0.0308946080410301" calcext:value-type="float">
            <text:p>0,03089460804103</text:p>
          </table:table-cell>
          <table:table-cell table:formula="of:=[.D197]+[.C197]*[.H197]" office:value-type="float" office:value="0.987549174954107" calcext:value-type="float">
            <text:p>0,987549174954107</text:p>
          </table:table-cell>
          <table:table-cell table:formula="of:=[.H197]*[.B197]" office:value-type="float" office:value="0.0304159757166547" calcext:value-type="float">
            <text:p>0,030415975716655</text:p>
          </table:table-cell>
          <table:table-cell table:formula="of:=[.J197]*[.$N$1]" office:value-type="float" office:value="0.0152079878583273" calcext:value-type="float">
            <text:p>0,015207987858327</text:p>
          </table:table-cell>
          <table:table-cell table:formula="of:=[.B197]+[.A197]*[.K197]" office:value-type="float" office:value="0.987549174954107" calcext:value-type="float">
            <text:p>0,987549174954107</text:p>
          </table:table-cell>
          <table:table-cell table:number-columns-repeated="2"/>
        </table:table-row>
        <table:table-row table:style-name="ro1">
          <table:table-cell table:formula="of:=[.A197]" office:value-type="float" office:value="0.2" calcext:value-type="float">
            <text:p>0,2</text:p>
          </table:table-cell>
          <table:table-cell table:formula="of:=[.L197]" office:value-type="float" office:value="0.987549174954107" calcext:value-type="float">
            <text:p>0,987549174954107</text:p>
          </table:table-cell>
          <table:table-cell table:formula="of:=[.A198]*[.B198]*[.$N$1]" office:value-type="float" office:value="0.0987549174954107" calcext:value-type="float">
            <text:p>0,098754917495411</text:p>
          </table:table-cell>
          <table:table-cell table:formula="of:=[.I197]" office:value-type="float" office:value="0.987549174954107" calcext:value-type="float">
            <text:p>0,987549174954107</text:p>
          </table:table-cell>
          <table:table-cell table:formula="of:=[.C198]*[.D198]*[.$N$1]" office:value-type="float" office:value="0.0487626686476269" calcext:value-type="float">
            <text:p>0,048762668647627</text:p>
          </table:table-cell>
          <table:table-cell table:formula="of:=[.F197]" office:value-type="float" office:value="0.4" calcext:value-type="float">
            <text:p>0,4</text:p>
          </table:table-cell>
          <table:table-cell table:formula="of:=POWER([.F198]-[.E198];2)/2" office:value-type="float" office:value="0.0616838314677684" calcext:value-type="float">
            <text:p>0,061683831467768</text:p>
          </table:table-cell>
          <table:table-cell table:formula="of:=[.G198]*[.$N$1]" office:value-type="float" office:value="0.0308419157338842" calcext:value-type="float">
            <text:p>0,030841915733884</text:p>
          </table:table-cell>
          <table:table-cell table:formula="of:=[.D198]+[.C198]*[.H198]" office:value-type="float" office:value="0.990594965797807" calcext:value-type="float">
            <text:p>0,990594965797807</text:p>
          </table:table-cell>
          <table:table-cell table:formula="of:=[.H198]*[.B198]" office:value-type="float" office:value="0.0304579084370014" calcext:value-type="float">
            <text:p>0,030457908437002</text:p>
          </table:table-cell>
          <table:table-cell table:formula="of:=[.J198]*[.$N$1]" office:value-type="float" office:value="0.0152289542185007" calcext:value-type="float">
            <text:p>0,015228954218501</text:p>
          </table:table-cell>
          <table:table-cell table:formula="of:=[.B198]+[.A198]*[.K198]" office:value-type="float" office:value="0.990594965797807" calcext:value-type="float">
            <text:p>0,990594965797807</text:p>
          </table:table-cell>
          <table:table-cell table:number-columns-repeated="2"/>
        </table:table-row>
        <table:table-row table:style-name="ro1">
          <table:table-cell table:formula="of:=[.A198]" office:value-type="float" office:value="0.2" calcext:value-type="float">
            <text:p>0,2</text:p>
          </table:table-cell>
          <table:table-cell table:formula="of:=[.L198]" office:value-type="float" office:value="0.990594965797807" calcext:value-type="float">
            <text:p>0,990594965797807</text:p>
          </table:table-cell>
          <table:table-cell table:formula="of:=[.A199]*[.B199]*[.$N$1]" office:value-type="float" office:value="0.0990594965797807" calcext:value-type="float">
            <text:p>0,099059496579781</text:p>
          </table:table-cell>
          <table:table-cell table:formula="of:=[.I198]" office:value-type="float" office:value="0.990594965797807" calcext:value-type="float">
            <text:p>0,990594965797807</text:p>
          </table:table-cell>
          <table:table-cell table:formula="of:=[.C199]*[.D199]*[.$N$1]" office:value-type="float" office:value="0.0490639193131979" calcext:value-type="float">
            <text:p>0,049063919313198</text:p>
          </table:table-cell>
          <table:table-cell table:formula="of:=[.F198]" office:value-type="float" office:value="0.4" calcext:value-type="float">
            <text:p>0,4</text:p>
          </table:table-cell>
          <table:table-cell table:formula="of:=POWER([.F199]-[.E199];2)/2" office:value-type="float" office:value="0.0615780663639068" calcext:value-type="float">
            <text:p>0,061578066363907</text:p>
          </table:table-cell>
          <table:table-cell table:formula="of:=[.G199]*[.$N$1]" office:value-type="float" office:value="0.0307890331819534" calcext:value-type="float">
            <text:p>0,030789033181954</text:p>
          </table:table-cell>
          <table:table-cell table:formula="of:=[.D199]+[.C199]*[.H199]" office:value-type="float" office:value="0.99364491192499" calcext:value-type="float">
            <text:p>0,99364491192499</text:p>
          </table:table-cell>
          <table:table-cell table:formula="of:=[.H199]*[.B199]" office:value-type="float" office:value="0.0304994612718247" calcext:value-type="float">
            <text:p>0,030499461271825</text:p>
          </table:table-cell>
          <table:table-cell table:formula="of:=[.J199]*[.$N$1]" office:value-type="float" office:value="0.0152497306359123" calcext:value-type="float">
            <text:p>0,015249730635912</text:p>
          </table:table-cell>
          <table:table-cell table:formula="of:=[.B199]+[.A199]*[.K199]" office:value-type="float" office:value="0.99364491192499" calcext:value-type="float">
            <text:p>0,99364491192499</text:p>
          </table:table-cell>
          <table:table-cell table:number-columns-repeated="2"/>
        </table:table-row>
        <table:table-row table:style-name="ro1">
          <table:table-cell table:formula="of:=[.A199]" office:value-type="float" office:value="0.2" calcext:value-type="float">
            <text:p>0,2</text:p>
          </table:table-cell>
          <table:table-cell table:formula="of:=[.L199]" office:value-type="float" office:value="0.99364491192499" calcext:value-type="float">
            <text:p>0,99364491192499</text:p>
          </table:table-cell>
          <table:table-cell table:formula="of:=[.A200]*[.B200]*[.$N$1]" office:value-type="float" office:value="0.099364491192499" calcext:value-type="float">
            <text:p>0,099364491192499</text:p>
          </table:table-cell>
          <table:table-cell table:formula="of:=[.I199]" office:value-type="float" office:value="0.99364491192499" calcext:value-type="float">
            <text:p>0,99364491192499</text:p>
          </table:table-cell>
          <table:table-cell table:formula="of:=[.C200]*[.D200]*[.$N$1]" office:value-type="float" office:value="0.049366510549721" calcext:value-type="float">
            <text:p>0,049366510549721</text:p>
          </table:table-cell>
          <table:table-cell table:formula="of:=[.F199]" office:value-type="float" office:value="0.4" calcext:value-type="float">
            <text:p>0,4</text:p>
          </table:table-cell>
          <table:table-cell table:formula="of:=POWER([.F200]-[.E200];2)/2" office:value-type="float" office:value="0.0614719219620395" calcext:value-type="float">
            <text:p>0,06147192196204</text:p>
          </table:table-cell>
          <table:table-cell table:formula="of:=[.G200]*[.$N$1]" office:value-type="float" office:value="0.0307359609810197" calcext:value-type="float">
            <text:p>0,03073596098102</text:p>
          </table:table-cell>
          <table:table-cell table:formula="of:=[.D200]+[.C200]*[.H200]" office:value-type="float" office:value="0.996698975049181" calcext:value-type="float">
            <text:p>0,996698975049181</text:p>
          </table:table-cell>
          <table:table-cell table:formula="of:=[.H200]*[.B200]" office:value-type="float" office:value="0.0305406312419153" calcext:value-type="float">
            <text:p>0,030540631241915</text:p>
          </table:table-cell>
          <table:table-cell table:formula="of:=[.J200]*[.$N$1]" office:value-type="float" office:value="0.0152703156209576" calcext:value-type="float">
            <text:p>0,015270315620958</text:p>
          </table:table-cell>
          <table:table-cell table:formula="of:=[.B200]+[.A200]*[.K200]" office:value-type="float" office:value="0.996698975049181" calcext:value-type="float">
            <text:p>0,996698975049181</text:p>
          </table:table-cell>
          <table:table-cell table:number-columns-repeated="2"/>
        </table:table-row>
        <table:table-row table:style-name="ro1">
          <table:table-cell table:formula="of:=[.A200]" office:value-type="float" office:value="0.2" calcext:value-type="float">
            <text:p>0,2</text:p>
          </table:table-cell>
          <table:table-cell table:formula="of:=[.L200]" office:value-type="float" office:value="0.996698975049181" calcext:value-type="float">
            <text:p>0,996698975049181</text:p>
          </table:table-cell>
          <table:table-cell table:formula="of:=[.A201]*[.B201]*[.$N$1]" office:value-type="float" office:value="0.0996698975049181" calcext:value-type="float">
            <text:p>0,099669897504918</text:p>
          </table:table-cell>
          <table:table-cell table:formula="of:=[.I200]" office:value-type="float" office:value="0.996698975049181" calcext:value-type="float">
            <text:p>0,996698975049181</text:p>
          </table:table-cell>
          <table:table-cell table:formula="of:=[.C201]*[.D201]*[.$N$1]" office:value-type="float" office:value="0.0496704423432044" calcext:value-type="float">
            <text:p>0,049670442343204</text:p>
          </table:table-cell>
          <table:table-cell table:formula="of:=[.F200]" office:value-type="float" office:value="0.4" calcext:value-type="float">
            <text:p>0,4</text:p>
          </table:table-cell>
          <table:table-cell table:formula="of:=POWER([.F201]-[.E201];2)/2" office:value-type="float" office:value="0.0613653994840031" calcext:value-type="float">
            <text:p>0,061365399484003</text:p>
          </table:table-cell>
          <table:table-cell table:formula="of:=[.G201]*[.$N$1]" office:value-type="float" office:value="0.0306826997420015" calcext:value-type="float">
            <text:p>0,030682699742002</text:p>
          </table:table-cell>
          <table:table-cell table:formula="of:=[.D201]+[.C201]*[.H201]" office:value-type="float" office:value="0.999757116587641" calcext:value-type="float">
            <text:p>0,999757116587641</text:p>
          </table:table-cell>
          <table:table-cell table:formula="of:=[.H201]*[.B201]" office:value-type="float" office:value="0.0305814153845947" calcext:value-type="float">
            <text:p>0,030581415384595</text:p>
          </table:table-cell>
          <table:table-cell table:formula="of:=[.J201]*[.$N$1]" office:value-type="float" office:value="0.0152907076922973" calcext:value-type="float">
            <text:p>0,015290707692297</text:p>
          </table:table-cell>
          <table:table-cell table:formula="of:=[.B201]+[.A201]*[.K201]" office:value-type="float" office:value="0.999757116587641" calcext:value-type="float">
            <text:p>0,999757116587641</text:p>
          </table:table-cell>
          <table:table-cell table:number-columns-repeated="2"/>
        </table:table-row>
        <table:table-row table:style-name="ro1">
          <table:table-cell table:formula="of:=[.A201]" office:value-type="float" office:value="0.2" calcext:value-type="float">
            <text:p>0,2</text:p>
          </table:table-cell>
          <table:table-cell table:formula="of:=[.L201]" office:value-type="float" office:value="0.999757116587641" calcext:value-type="float">
            <text:p>0,999757116587641</text:p>
          </table:table-cell>
          <table:table-cell table:formula="of:=[.A202]*[.B202]*[.$N$1]" office:value-type="float" office:value="0.0999757116587641" calcext:value-type="float">
            <text:p>0,099975711658764</text:p>
          </table:table-cell>
          <table:table-cell table:formula="of:=[.I201]" office:value-type="float" office:value="0.999757116587641" calcext:value-type="float">
            <text:p>0,999757116587641</text:p>
          </table:table-cell>
          <table:table-cell table:formula="of:=[.C202]*[.D202]*[.$N$1]" office:value-type="float" office:value="0.0499757146083817" calcext:value-type="float">
            <text:p>0,049975714608382</text:p>
          </table:table-cell>
          <table:table-cell table:formula="of:=[.F201]" office:value-type="float" office:value="0.4" calcext:value-type="float">
            <text:p>0,4</text:p>
          </table:table-cell>
          <table:table-cell table:formula="of:=POWER([.F202]-[.E202];2)/2" office:value-type="float" office:value="0.0612585001819565" calcext:value-type="float">
            <text:p>0,061258500181957</text:p>
          </table:table-cell>
          <table:table-cell table:formula="of:=[.G202]*[.$N$1]" office:value-type="float" office:value="0.0306292500909783" calcext:value-type="float">
            <text:p>0,030629250090978</text:p>
          </table:table-cell>
          <table:table-cell table:formula="of:=[.D202]+[.C202]*[.H202]" office:value-type="float" office:value="1.00281929766306" calcext:value-type="float">
            <text:p>1,00281929766306</text:p>
          </table:table-cell>
          <table:table-cell table:formula="of:=[.H202]*[.B202]" office:value-type="float" office:value="0.0306218107541982" calcext:value-type="float">
            <text:p>0,030621810754198</text:p>
          </table:table-cell>
          <table:table-cell table:formula="of:=[.J202]*[.$N$1]" office:value-type="float" office:value="0.0153109053770991" calcext:value-type="float">
            <text:p>0,015310905377099</text:p>
          </table:table-cell>
          <table:table-cell table:formula="of:=[.B202]+[.A202]*[.K202]" office:value-type="float" office:value="1.00281929766306" calcext:value-type="float">
            <text:p>1,00281929766306</text:p>
          </table:table-cell>
          <table:table-cell table:number-columns-repeated="2"/>
        </table:table-row>
        <table:table-row table:style-name="ro1">
          <table:table-cell table:formula="of:=[.A202]" office:value-type="float" office:value="0.2" calcext:value-type="float">
            <text:p>0,2</text:p>
          </table:table-cell>
          <table:table-cell table:formula="of:=[.L202]" office:value-type="float" office:value="1.00281929766306" calcext:value-type="float">
            <text:p>1,00281929766306</text:p>
          </table:table-cell>
          <table:table-cell table:formula="of:=[.A203]*[.B203]*[.$N$1]" office:value-type="float" office:value="0.100281929766306" calcext:value-type="float">
            <text:p>0,100281929766306</text:p>
          </table:table-cell>
          <table:table-cell table:formula="of:=[.I202]" office:value-type="float" office:value="1.00281929766306" calcext:value-type="float">
            <text:p>1,00281929766306</text:p>
          </table:table-cell>
          <table:table-cell table:formula="of:=[.C203]*[.D203]*[.$N$1]" office:value-type="float" office:value="0.0502823271882717" calcext:value-type="float">
            <text:p>0,050282327188272</text:p>
          </table:table-cell>
          <table:table-cell table:formula="of:=[.F202]" office:value-type="float" office:value="0.4" calcext:value-type="float">
            <text:p>0,4</text:p>
          </table:table-cell>
          <table:table-cell table:formula="of:=POWER([.F203]-[.E203];2)/2" office:value-type="float" office:value="0.0611512253384255" calcext:value-type="float">
            <text:p>0,061151225338426</text:p>
          </table:table-cell>
          <table:table-cell table:formula="of:=[.G203]*[.$N$1]" office:value-type="float" office:value="0.0305756126692128" calcext:value-type="float">
            <text:p>0,030575612669213</text:p>
          </table:table-cell>
          <table:table-cell table:formula="of:=[.D203]+[.C203]*[.H203]" office:value-type="float" office:value="1.00588547910532" calcext:value-type="float">
            <text:p>1,00588547910532</text:p>
          </table:table-cell>
          <table:table-cell table:formula="of:=[.H203]*[.B203]" office:value-type="float" office:value="0.0306618144225577" calcext:value-type="float">
            <text:p>0,030661814422558</text:p>
          </table:table-cell>
          <table:table-cell table:formula="of:=[.J203]*[.$N$1]" office:value-type="float" office:value="0.0153309072112789" calcext:value-type="float">
            <text:p>0,015330907211279</text:p>
          </table:table-cell>
          <table:table-cell table:formula="of:=[.B203]+[.A203]*[.K203]" office:value-type="float" office:value="1.00588547910532" calcext:value-type="float">
            <text:p>1,00588547910532</text:p>
          </table:table-cell>
          <table:table-cell table:number-columns-repeated="2"/>
        </table:table-row>
        <table:table-row table:style-name="ro1">
          <table:table-cell table:formula="of:=[.A203]" office:value-type="float" office:value="0.2" calcext:value-type="float">
            <text:p>0,2</text:p>
          </table:table-cell>
          <table:table-cell table:formula="of:=[.L203]" office:value-type="float" office:value="1.00588547910532" calcext:value-type="float">
            <text:p>1,00588547910532</text:p>
          </table:table-cell>
          <table:table-cell table:formula="of:=[.A204]*[.B204]*[.$N$1]" office:value-type="float" office:value="0.100588547910532" calcext:value-type="float">
            <text:p>0,100588547910532</text:p>
          </table:table-cell>
          <table:table-cell table:formula="of:=[.I203]" office:value-type="float" office:value="1.00588547910532" calcext:value-type="float">
            <text:p>1,00588547910532</text:p>
          </table:table-cell>
          <table:table-cell table:formula="of:=[.C204]*[.D204]*[.$N$1]" office:value-type="float" office:value="0.0505902798537466" calcext:value-type="float">
            <text:p>0,050590279853747</text:p>
          </table:table-cell>
          <table:table-cell table:formula="of:=[.F203]" office:value-type="float" office:value="0.4" calcext:value-type="float">
            <text:p>0,4</text:p>
          </table:table-cell>
          <table:table-cell table:formula="of:=POWER([.F204]-[.E204];2)/2" office:value-type="float" office:value="0.0610435762663416" calcext:value-type="float">
            <text:p>0,061043576266342</text:p>
          </table:table-cell>
          <table:table-cell table:formula="of:=[.G204]*[.$N$1]" office:value-type="float" office:value="0.0305217881331708" calcext:value-type="float">
            <text:p>0,030521788133171</text:p>
          </table:table-cell>
          <table:table-cell table:formula="of:=[.D204]+[.C204]*[.H204]" office:value-type="float" office:value="1.00895562145326" calcext:value-type="float">
            <text:p>1,00895562145326</text:p>
          </table:table-cell>
          <table:table-cell table:formula="of:=[.H204]*[.B204]" office:value-type="float" office:value="0.0307014234794854" calcext:value-type="float">
            <text:p>0,030701423479486</text:p>
          </table:table-cell>
          <table:table-cell table:formula="of:=[.J204]*[.$N$1]" office:value-type="float" office:value="0.0153507117397427" calcext:value-type="float">
            <text:p>0,015350711739743</text:p>
          </table:table-cell>
          <table:table-cell table:formula="of:=[.B204]+[.A204]*[.K204]" office:value-type="float" office:value="1.00895562145326" calcext:value-type="float">
            <text:p>1,00895562145326</text:p>
          </table:table-cell>
          <table:table-cell table:number-columns-repeated="2"/>
        </table:table-row>
        <table:table-row table:style-name="ro1">
          <table:table-cell table:formula="of:=[.A204]" office:value-type="float" office:value="0.2" calcext:value-type="float">
            <text:p>0,2</text:p>
          </table:table-cell>
          <table:table-cell table:formula="of:=[.L204]" office:value-type="float" office:value="1.00895562145326" calcext:value-type="float">
            <text:p>1,00895562145326</text:p>
          </table:table-cell>
          <table:table-cell table:formula="of:=[.A205]*[.B205]*[.$N$1]" office:value-type="float" office:value="0.100895562145326" calcext:value-type="float">
            <text:p>0,100895562145326</text:p>
          </table:table-cell>
          <table:table-cell table:formula="of:=[.I204]" office:value-type="float" office:value="1.00895562145326" calcext:value-type="float">
            <text:p>1,00895562145326</text:p>
          </table:table-cell>
          <table:table-cell table:formula="of:=[.C205]*[.D205]*[.$N$1]" office:value-type="float" office:value="0.0508995723031072" calcext:value-type="float">
            <text:p>0,050899572303107</text:p>
          </table:table-cell>
          <table:table-cell table:formula="of:=[.F204]" office:value-type="float" office:value="0.4" calcext:value-type="float">
            <text:p>0,4</text:p>
          </table:table-cell>
          <table:table-cell table:formula="of:=POWER([.F205]-[.E205];2)/2" office:value-type="float" office:value="0.0609355543090768" calcext:value-type="float">
            <text:p>0,060935554309077</text:p>
          </table:table-cell>
          <table:table-cell table:formula="of:=[.G205]*[.$N$1]" office:value-type="float" office:value="0.0304677771545384" calcext:value-type="float">
            <text:p>0,030467777154538</text:p>
          </table:table-cell>
          <table:table-cell table:formula="of:=[.D205]+[.C205]*[.H205]" office:value-type="float" office:value="1.01202968495659" calcext:value-type="float">
            <text:p>1,01202968495659</text:p>
          </table:table-cell>
          <table:table-cell table:formula="of:=[.H205]*[.B205]" office:value-type="float" office:value="0.0307406350332568" calcext:value-type="float">
            <text:p>0,030740635033257</text:p>
          </table:table-cell>
          <table:table-cell table:formula="of:=[.J205]*[.$N$1]" office:value-type="float" office:value="0.0153703175166284" calcext:value-type="float">
            <text:p>0,015370317516629</text:p>
          </table:table-cell>
          <table:table-cell table:formula="of:=[.B205]+[.A205]*[.K205]" office:value-type="float" office:value="1.01202968495659" calcext:value-type="float">
            <text:p>1,01202968495659</text:p>
          </table:table-cell>
          <table:table-cell table:number-columns-repeated="2"/>
        </table:table-row>
        <table:table-row table:style-name="ro1">
          <table:table-cell table:formula="of:=[.A205]" office:value-type="float" office:value="0.2" calcext:value-type="float">
            <text:p>0,2</text:p>
          </table:table-cell>
          <table:table-cell table:formula="of:=[.L205]" office:value-type="float" office:value="1.01202968495659" calcext:value-type="float">
            <text:p>1,01202968495659</text:p>
          </table:table-cell>
          <table:table-cell table:formula="of:=[.A206]*[.B206]*[.$N$1]" office:value-type="float" office:value="0.101202968495659" calcext:value-type="float">
            <text:p>0,101202968495659</text:p>
          </table:table-cell>
          <table:table-cell table:formula="of:=[.I205]" office:value-type="float" office:value="1.01202968495659" calcext:value-type="float">
            <text:p>1,01202968495659</text:p>
          </table:table-cell>
          <table:table-cell table:formula="of:=[.C206]*[.D206]*[.$N$1]" office:value-type="float" office:value="0.0512102041616668" calcext:value-type="float">
            <text:p>0,051210204161667</text:p>
          </table:table-cell>
          <table:table-cell table:formula="of:=[.F205]" office:value-type="float" office:value="0.4" calcext:value-type="float">
            <text:p>0,4</text:p>
          </table:table-cell>
          <table:table-cell table:formula="of:=POWER([.F206]-[.E206];2)/2" office:value-type="float" office:value="0.0608271608404731" calcext:value-type="float">
            <text:p>0,060827160840473</text:p>
          </table:table-cell>
          <table:table-cell table:formula="of:=[.G206]*[.$N$1]" office:value-type="float" office:value="0.0304135804202365" calcext:value-type="float">
            <text:p>0,030413580420237</text:p>
          </table:table-cell>
          <table:table-cell table:formula="of:=[.D206]+[.C206]*[.H206]" office:value-type="float" office:value="1.0151076295777" calcext:value-type="float">
            <text:p>1,0151076295777</text:p>
          </table:table-cell>
          <table:table-cell table:formula="of:=[.H206]*[.B206]" office:value-type="float" office:value="0.0307794462110939" calcext:value-type="float">
            <text:p>0,030779446211094</text:p>
          </table:table-cell>
          <table:table-cell table:formula="of:=[.J206]*[.$N$1]" office:value-type="float" office:value="0.015389723105547" calcext:value-type="float">
            <text:p>0,015389723105547</text:p>
          </table:table-cell>
          <table:table-cell table:formula="of:=[.B206]+[.A206]*[.K206]" office:value-type="float" office:value="1.0151076295777" calcext:value-type="float">
            <text:p>1,0151076295777</text:p>
          </table:table-cell>
          <table:table-cell table:number-columns-repeated="2"/>
        </table:table-row>
        <table:table-row table:style-name="ro1">
          <table:table-cell table:formula="of:=[.A206]" office:value-type="float" office:value="0.2" calcext:value-type="float">
            <text:p>0,2</text:p>
          </table:table-cell>
          <table:table-cell table:formula="of:=[.L206]" office:value-type="float" office:value="1.0151076295777" calcext:value-type="float">
            <text:p>1,0151076295777</text:p>
          </table:table-cell>
          <table:table-cell table:formula="of:=[.A207]*[.B207]*[.$N$1]" office:value-type="float" office:value="0.10151076295777" calcext:value-type="float">
            <text:p>0,10151076295777</text:p>
          </table:table-cell>
          <table:table-cell table:formula="of:=[.I206]" office:value-type="float" office:value="1.0151076295777" calcext:value-type="float">
            <text:p>1,0151076295777</text:p>
          </table:table-cell>
          <table:table-cell table:formula="of:=[.C207]*[.D207]*[.$N$1]" office:value-type="float" office:value="0.0515221749813428" calcext:value-type="float">
            <text:p>0,051522174981343</text:p>
          </table:table-cell>
          <table:table-cell table:formula="of:=[.F206]" office:value-type="float" office:value="0.4" calcext:value-type="float">
            <text:p>0,4</text:p>
          </table:table-cell>
          <table:table-cell table:formula="of:=POWER([.F207]-[.E207];2)/2" office:value-type="float" office:value="0.0607183972648669" calcext:value-type="float">
            <text:p>0,060718397264867</text:p>
          </table:table-cell>
          <table:table-cell table:formula="of:=[.G207]*[.$N$1]" office:value-type="float" office:value="0.0303591986324335" calcext:value-type="float">
            <text:p>0,030359198632434</text:p>
          </table:table-cell>
          <table:table-cell table:formula="of:=[.D207]+[.C207]*[.H207]" office:value-type="float" office:value="1.01818941499366" calcext:value-type="float">
            <text:p>1,01818941499366</text:p>
          </table:table-cell>
          <table:table-cell table:formula="of:=[.H207]*[.B207]" office:value-type="float" office:value="0.0308178541596481" calcext:value-type="float">
            <text:p>0,030817854159648</text:p>
          </table:table-cell>
          <table:table-cell table:formula="of:=[.J207]*[.$N$1]" office:value-type="float" office:value="0.015408927079824" calcext:value-type="float">
            <text:p>0,015408927079824</text:p>
          </table:table-cell>
          <table:table-cell table:formula="of:=[.B207]+[.A207]*[.K207]" office:value-type="float" office:value="1.01818941499366" calcext:value-type="float">
            <text:p>1,01818941499366</text:p>
          </table:table-cell>
          <table:table-cell table:number-columns-repeated="2"/>
        </table:table-row>
        <table:table-row table:style-name="ro1">
          <table:table-cell table:formula="of:=[.A207]" office:value-type="float" office:value="0.2" calcext:value-type="float">
            <text:p>0,2</text:p>
          </table:table-cell>
          <table:table-cell table:formula="of:=[.L207]" office:value-type="float" office:value="1.01818941499366" calcext:value-type="float">
            <text:p>1,01818941499366</text:p>
          </table:table-cell>
          <table:table-cell table:formula="of:=[.A208]*[.B208]*[.$N$1]" office:value-type="float" office:value="0.101818941499366" calcext:value-type="float">
            <text:p>0,101818941499366</text:p>
          </table:table-cell>
          <table:table-cell table:formula="of:=[.I207]" office:value-type="float" office:value="1.01818941499366" calcext:value-type="float">
            <text:p>1,01818941499366</text:p>
          </table:table-cell>
          <table:table-cell table:formula="of:=[.C208]*[.D208]*[.$N$1]" office:value-type="float" office:value="0.051835484240257" calcext:value-type="float">
            <text:p>0,051835484240257</text:p>
          </table:table-cell>
          <table:table-cell table:formula="of:=[.F207]" office:value-type="float" office:value="0.4" calcext:value-type="float">
            <text:p>0,4</text:p>
          </table:table-cell>
          <table:table-cell table:formula="of:=POWER([.F208]-[.E208];2)/2" office:value-type="float" office:value="0.0606092650171082" calcext:value-type="float">
            <text:p>0,060609265017108</text:p>
          </table:table-cell>
          <table:table-cell table:formula="of:=[.G208]*[.$N$1]" office:value-type="float" office:value="0.0303046325085541" calcext:value-type="float">
            <text:p>0,030304632508554</text:p>
          </table:table-cell>
          <table:table-cell table:formula="of:=[.D208]+[.C208]*[.H208]" office:value-type="float" office:value="1.02127500059821" calcext:value-type="float">
            <text:p>1,02127500059821</text:p>
          </table:table-cell>
          <table:table-cell table:formula="of:=[.H208]*[.B208]" office:value-type="float" office:value="0.0308558560454827" calcext:value-type="float">
            <text:p>0,030855856045483</text:p>
          </table:table-cell>
          <table:table-cell table:formula="of:=[.J208]*[.$N$1]" office:value-type="float" office:value="0.0154279280227413" calcext:value-type="float">
            <text:p>0,015427928022741</text:p>
          </table:table-cell>
          <table:table-cell table:formula="of:=[.B208]+[.A208]*[.K208]" office:value-type="float" office:value="1.02127500059821" calcext:value-type="float">
            <text:p>1,02127500059821</text:p>
          </table:table-cell>
          <table:table-cell table:number-columns-repeated="2"/>
        </table:table-row>
        <table:table-row table:style-name="ro1">
          <table:table-cell table:formula="of:=[.A208]" office:value-type="float" office:value="0.2" calcext:value-type="float">
            <text:p>0,2</text:p>
          </table:table-cell>
          <table:table-cell table:formula="of:=[.L208]" office:value-type="float" office:value="1.02127500059821" calcext:value-type="float">
            <text:p>1,02127500059821</text:p>
          </table:table-cell>
          <table:table-cell table:formula="of:=[.A209]*[.B209]*[.$N$1]" office:value-type="float" office:value="0.102127500059821" calcext:value-type="float">
            <text:p>0,102127500059821</text:p>
          </table:table-cell>
          <table:table-cell table:formula="of:=[.I208]" office:value-type="float" office:value="1.02127500059821" calcext:value-type="float">
            <text:p>1,02127500059821</text:p>
          </table:table-cell>
          <table:table-cell table:formula="of:=[.C209]*[.D209]*[.$N$1]" office:value-type="float" office:value="0.052150131342344" calcext:value-type="float">
            <text:p>0,052150131342344</text:p>
          </table:table-cell>
          <table:table-cell table:formula="of:=[.F208]" office:value-type="float" office:value="0.4" calcext:value-type="float">
            <text:p>0,4</text:p>
          </table:table-cell>
          <table:table-cell table:formula="of:=POWER([.F209]-[.E209];2)/2" office:value-type="float" office:value="0.0604997655625743" calcext:value-type="float">
            <text:p>0,060499765562574</text:p>
          </table:table-cell>
          <table:table-cell table:formula="of:=[.G209]*[.$N$1]" office:value-type="float" office:value="0.0302498827812871" calcext:value-type="float">
            <text:p>0,030249882781287</text:p>
          </table:table-cell>
          <table:table-cell table:formula="of:=[.D209]+[.C209]*[.H209]" office:value-type="float" office:value="1.02436434550377" calcext:value-type="float">
            <text:p>1,02436434550377</text:p>
          </table:table-cell>
          <table:table-cell table:formula="of:=[.H209]*[.B209]" office:value-type="float" office:value="0.0308934490555549" calcext:value-type="float">
            <text:p>0,030893449055555</text:p>
          </table:table-cell>
          <table:table-cell table:formula="of:=[.J209]*[.$N$1]" office:value-type="float" office:value="0.0154467245277774" calcext:value-type="float">
            <text:p>0,015446724527778</text:p>
          </table:table-cell>
          <table:table-cell table:formula="of:=[.B209]+[.A209]*[.K209]" office:value-type="float" office:value="1.02436434550377" calcext:value-type="float">
            <text:p>1,02436434550377</text:p>
          </table:table-cell>
          <table:table-cell table:number-columns-repeated="2"/>
        </table:table-row>
        <table:table-row table:style-name="ro1">
          <table:table-cell table:formula="of:=[.A209]" office:value-type="float" office:value="0.2" calcext:value-type="float">
            <text:p>0,2</text:p>
          </table:table-cell>
          <table:table-cell table:formula="of:=[.L209]" office:value-type="float" office:value="1.02436434550377" calcext:value-type="float">
            <text:p>1,02436434550377</text:p>
          </table:table-cell>
          <table:table-cell table:formula="of:=[.A210]*[.B210]*[.$N$1]" office:value-type="float" office:value="0.102436434550377" calcext:value-type="float">
            <text:p>0,102436434550377</text:p>
          </table:table-cell>
          <table:table-cell table:formula="of:=[.I209]" office:value-type="float" office:value="1.02436434550377" calcext:value-type="float">
            <text:p>1,02436434550377</text:p>
          </table:table-cell>
          <table:table-cell table:formula="of:=[.C210]*[.D210]*[.$N$1]" office:value-type="float" office:value="0.0524661156169682" calcext:value-type="float">
            <text:p>0,052466115616968</text:p>
          </table:table-cell>
          <table:table-cell table:formula="of:=[.F209]" office:value-type="float" office:value="0.4" calcext:value-type="float">
            <text:p>0,4</text:p>
          </table:table-cell>
          <table:table-cell table:formula="of:=POWER([.F210]-[.E210];2)/2" office:value-type="float" office:value="0.0603899003971793" calcext:value-type="float">
            <text:p>0,060389900397179</text:p>
          </table:table-cell>
          <table:table-cell table:formula="of:=[.G210]*[.$N$1]" office:value-type="float" office:value="0.0301949501985896" calcext:value-type="float">
            <text:p>0,03019495019859</text:p>
          </table:table-cell>
          <table:table-cell table:formula="of:=[.D210]+[.C210]*[.H210]" office:value-type="float" office:value="1.02745740854354" calcext:value-type="float">
            <text:p>1,02745740854354</text:p>
          </table:table-cell>
          <table:table-cell table:formula="of:=[.H210]*[.B210]" office:value-type="float" office:value="0.0309306303976971" calcext:value-type="float">
            <text:p>0,030930630397697</text:p>
          </table:table-cell>
          <table:table-cell table:formula="of:=[.J210]*[.$N$1]" office:value-type="float" office:value="0.0154653151988486" calcext:value-type="float">
            <text:p>0,015465315198849</text:p>
          </table:table-cell>
          <table:table-cell table:formula="of:=[.B210]+[.A210]*[.K210]" office:value-type="float" office:value="1.02745740854354" calcext:value-type="float">
            <text:p>1,02745740854354</text:p>
          </table:table-cell>
          <table:table-cell table:number-columns-repeated="2"/>
        </table:table-row>
        <table:table-row table:style-name="ro1">
          <table:table-cell table:formula="of:=[.A210]" office:value-type="float" office:value="0.2" calcext:value-type="float">
            <text:p>0,2</text:p>
          </table:table-cell>
          <table:table-cell table:formula="of:=[.L210]" office:value-type="float" office:value="1.02745740854354" calcext:value-type="float">
            <text:p>1,02745740854354</text:p>
          </table:table-cell>
          <table:table-cell table:formula="of:=[.A211]*[.B211]*[.$N$1]" office:value-type="float" office:value="0.102745740854354" calcext:value-type="float">
            <text:p>0,102745740854354</text:p>
          </table:table-cell>
          <table:table-cell table:formula="of:=[.I210]" office:value-type="float" office:value="1.02745740854354" calcext:value-type="float">
            <text:p>1,02745740854354</text:p>
          </table:table-cell>
          <table:table-cell table:formula="of:=[.C211]*[.D211]*[.$N$1]" office:value-type="float" office:value="0.0527834363185501" calcext:value-type="float">
            <text:p>0,05278343631855</text:p>
          </table:table-cell>
          <table:table-cell table:formula="of:=[.F210]" office:value-type="float" office:value="0.4" calcext:value-type="float">
            <text:p>0,4</text:p>
          </table:table-cell>
          <table:table-cell table:formula="of:=POWER([.F211]-[.E211];2)/2" office:value-type="float" office:value="0.0602796710473772" calcext:value-type="float">
            <text:p>0,060279671047377</text:p>
          </table:table-cell>
          <table:table-cell table:formula="of:=[.G211]*[.$N$1]" office:value-type="float" office:value="0.0301398355236886" calcext:value-type="float">
            <text:p>0,030139835523689</text:p>
          </table:table-cell>
          <table:table-cell table:formula="of:=[.D211]+[.C211]*[.H211]" office:value-type="float" office:value="1.03055414827365" calcext:value-type="float">
            <text:p>1,03055414827365</text:p>
          </table:table-cell>
          <table:table-cell table:formula="of:=[.H211]*[.B211]" office:value-type="float" office:value="0.0309673973010975" calcext:value-type="float">
            <text:p>0,030967397301098</text:p>
          </table:table-cell>
          <table:table-cell table:formula="of:=[.J211]*[.$N$1]" office:value-type="float" office:value="0.0154836986505488" calcext:value-type="float">
            <text:p>0,015483698650549</text:p>
          </table:table-cell>
          <table:table-cell table:formula="of:=[.B211]+[.A211]*[.K211]" office:value-type="float" office:value="1.03055414827365" calcext:value-type="float">
            <text:p>1,03055414827365</text:p>
          </table:table-cell>
          <table:table-cell table:number-columns-repeated="2"/>
        </table:table-row>
        <table:table-row table:style-name="ro1">
          <table:table-cell table:formula="of:=[.A211]" office:value-type="float" office:value="0.2" calcext:value-type="float">
            <text:p>0,2</text:p>
          </table:table-cell>
          <table:table-cell table:formula="of:=[.L211]" office:value-type="float" office:value="1.03055414827365" calcext:value-type="float">
            <text:p>1,03055414827365</text:p>
          </table:table-cell>
          <table:table-cell table:formula="of:=[.A212]*[.B212]*[.$N$1]" office:value-type="float" office:value="0.103055414827365" calcext:value-type="float">
            <text:p>0,103055414827365</text:p>
          </table:table-cell>
          <table:table-cell table:formula="of:=[.I211]" office:value-type="float" office:value="1.03055414827365" calcext:value-type="float">
            <text:p>1,03055414827365</text:p>
          </table:table-cell>
          <table:table-cell table:formula="of:=[.C212]*[.D212]*[.$N$1]" office:value-type="float" office:value="0.0531020926262012" calcext:value-type="float">
            <text:p>0,053102092626201</text:p>
          </table:table-cell>
          <table:table-cell table:formula="of:=[.F211]" office:value-type="float" office:value="0.4" calcext:value-type="float">
            <text:p>0,4</text:p>
          </table:table-cell>
          <table:table-cell table:formula="of:=POWER([.F212]-[.E212];2)/2" office:value-type="float" office:value="0.0601690790701604" calcext:value-type="float">
            <text:p>0,06016907907016</text:p>
          </table:table-cell>
          <table:table-cell table:formula="of:=[.G212]*[.$N$1]" office:value-type="float" office:value="0.0300845395350802" calcext:value-type="float">
            <text:p>0,03008453953508</text:p>
          </table:table-cell>
          <table:table-cell table:formula="of:=[.D212]+[.C212]*[.H212]" office:value-type="float" office:value="1.03365452297533" calcext:value-type="float">
            <text:p>1,03365452297533</text:p>
          </table:table-cell>
          <table:table-cell table:formula="of:=[.H212]*[.B212]" office:value-type="float" office:value="0.0310037470167794" calcext:value-type="float">
            <text:p>0,03100374701678</text:p>
          </table:table-cell>
          <table:table-cell table:formula="of:=[.J212]*[.$N$1]" office:value-type="float" office:value="0.0155018735083897" calcext:value-type="float">
            <text:p>0,01550187350839</text:p>
          </table:table-cell>
          <table:table-cell table:formula="of:=[.B212]+[.A212]*[.K212]" office:value-type="float" office:value="1.03365452297533" calcext:value-type="float">
            <text:p>1,03365452297533</text:p>
          </table:table-cell>
          <table:table-cell table:number-columns-repeated="2"/>
        </table:table-row>
        <table:table-row table:style-name="ro1">
          <table:table-cell table:formula="of:=[.A212]" office:value-type="float" office:value="0.2" calcext:value-type="float">
            <text:p>0,2</text:p>
          </table:table-cell>
          <table:table-cell table:formula="of:=[.L212]" office:value-type="float" office:value="1.03365452297533" calcext:value-type="float">
            <text:p>1,03365452297533</text:p>
          </table:table-cell>
          <table:table-cell table:formula="of:=[.A213]*[.B213]*[.$N$1]" office:value-type="float" office:value="0.103365452297533" calcext:value-type="float">
            <text:p>0,103365452297533</text:p>
          </table:table-cell>
          <table:table-cell table:formula="of:=[.I212]" office:value-type="float" office:value="1.03365452297533" calcext:value-type="float">
            <text:p>1,03365452297533</text:p>
          </table:table-cell>
          <table:table-cell table:formula="of:=[.C213]*[.D213]*[.$N$1]" office:value-type="float" office:value="0.0534220836433674" calcext:value-type="float">
            <text:p>0,053422083643368</text:p>
          </table:table-cell>
          <table:table-cell table:formula="of:=[.F212]" office:value-type="float" office:value="0.4" calcext:value-type="float">
            <text:p>0,4</text:p>
          </table:table-cell>
          <table:table-cell table:formula="of:=POWER([.F213]-[.E213];2)/2" office:value-type="float" office:value="0.0600581260530525" calcext:value-type="float">
            <text:p>0,060058126053053</text:p>
          </table:table-cell>
          <table:table-cell table:formula="of:=[.G213]*[.$N$1]" office:value-type="float" office:value="0.0300290630265263" calcext:value-type="float">
            <text:p>0,030029063026526</text:p>
          </table:table-cell>
          <table:table-cell table:formula="of:=[.D213]+[.C213]*[.H213]" office:value-type="float" office:value="1.03675849065713" calcext:value-type="float">
            <text:p>1,03675849065713</text:p>
          </table:table-cell>
          <table:table-cell table:formula="of:=[.H213]*[.B213]" office:value-type="float" office:value="0.03103967681808" calcext:value-type="float">
            <text:p>0,03103967681808</text:p>
          </table:table-cell>
          <table:table-cell table:formula="of:=[.J213]*[.$N$1]" office:value-type="float" office:value="0.01551983840904" calcext:value-type="float">
            <text:p>0,01551983840904</text:p>
          </table:table-cell>
          <table:table-cell table:formula="of:=[.B213]+[.A213]*[.K213]" office:value-type="float" office:value="1.03675849065713" calcext:value-type="float">
            <text:p>1,03675849065713</text:p>
          </table:table-cell>
          <table:table-cell table:number-columns-repeated="2"/>
        </table:table-row>
        <table:table-row table:style-name="ro1">
          <table:table-cell table:formula="of:=[.A213]" office:value-type="float" office:value="0.2" calcext:value-type="float">
            <text:p>0,2</text:p>
          </table:table-cell>
          <table:table-cell table:formula="of:=[.L213]" office:value-type="float" office:value="1.03675849065713" calcext:value-type="float">
            <text:p>1,03675849065713</text:p>
          </table:table-cell>
          <table:table-cell table:formula="of:=[.A214]*[.B214]*[.$N$1]" office:value-type="float" office:value="0.103675849065713" calcext:value-type="float">
            <text:p>0,103675849065713</text:p>
          </table:table-cell>
          <table:table-cell table:formula="of:=[.I213]" office:value-type="float" office:value="1.03675849065713" calcext:value-type="float">
            <text:p>1,03675849065713</text:p>
          </table:table-cell>
          <table:table-cell table:formula="of:=[.C214]*[.D214]*[.$N$1]" office:value-type="float" office:value="0.0537434083974829" calcext:value-type="float">
            <text:p>0,053743408397483</text:p>
          </table:table-cell>
          <table:table-cell table:formula="of:=[.F213]" office:value-type="float" office:value="0.4" calcext:value-type="float">
            <text:p>0,4</text:p>
          </table:table-cell>
          <table:table-cell table:formula="of:=POWER([.F214]-[.E214];2)/2" office:value-type="float" office:value="0.0599468136140962" calcext:value-type="float">
            <text:p>0,059946813614096</text:p>
          </table:table-cell>
          <table:table-cell table:formula="of:=[.G214]*[.$N$1]" office:value-type="float" office:value="0.0299734068070481" calcext:value-type="float">
            <text:p>0,029973406807048</text:p>
          </table:table-cell>
          <table:table-cell table:formula="of:=[.D214]+[.C214]*[.H214]" office:value-type="float" office:value="1.03986600905725" calcext:value-type="float">
            <text:p>1,03986600905725</text:p>
          </table:table-cell>
          <table:table-cell table:formula="of:=[.H214]*[.B214]" office:value-type="float" office:value="0.0310751840011274" calcext:value-type="float">
            <text:p>0,031075184001128</text:p>
          </table:table-cell>
          <table:table-cell table:formula="of:=[.J214]*[.$N$1]" office:value-type="float" office:value="0.0155375920005637" calcext:value-type="float">
            <text:p>0,015537592000564</text:p>
          </table:table-cell>
          <table:table-cell table:formula="of:=[.B214]+[.A214]*[.K214]" office:value-type="float" office:value="1.03986600905725" calcext:value-type="float">
            <text:p>1,03986600905725</text:p>
          </table:table-cell>
          <table:table-cell table:number-columns-repeated="2"/>
        </table:table-row>
        <table:table-row table:style-name="ro1">
          <table:table-cell table:formula="of:=[.A214]" office:value-type="float" office:value="0.2" calcext:value-type="float">
            <text:p>0,2</text:p>
          </table:table-cell>
          <table:table-cell table:formula="of:=[.L214]" office:value-type="float" office:value="1.03986600905725" calcext:value-type="float">
            <text:p>1,03986600905725</text:p>
          </table:table-cell>
          <table:table-cell table:formula="of:=[.A215]*[.B215]*[.$N$1]" office:value-type="float" office:value="0.103986600905725" calcext:value-type="float">
            <text:p>0,103986600905725</text:p>
          </table:table-cell>
          <table:table-cell table:formula="of:=[.I214]" office:value-type="float" office:value="1.03986600905725" calcext:value-type="float">
            <text:p>1,03986600905725</text:p>
          </table:table-cell>
          <table:table-cell table:formula="of:=[.C215]*[.D215]*[.$N$1]" office:value-type="float" office:value="0.0540660658396323" calcext:value-type="float">
            <text:p>0,054066065839632</text:p>
          </table:table-cell>
          <table:table-cell table:formula="of:=[.F214]" office:value-type="float" office:value="0.4" calcext:value-type="float">
            <text:p>0,4</text:p>
          </table:table-cell>
          <table:table-cell table:formula="of:=POWER([.F215]-[.E215];2)/2" office:value-type="float" office:value="0.0598351434018348" calcext:value-type="float">
            <text:p>0,059835143401835</text:p>
          </table:table-cell>
          <table:table-cell table:formula="of:=[.G215]*[.$N$1]" office:value-type="float" office:value="0.0299175717009174" calcext:value-type="float">
            <text:p>0,029917571700918</text:p>
          </table:table-cell>
          <table:table-cell table:formula="of:=[.D215]+[.C215]*[.H215]" office:value-type="float" office:value="1.04297703564578" calcext:value-type="float">
            <text:p>1,04297703564578</text:p>
          </table:table-cell>
          <table:table-cell table:formula="of:=[.H215]*[.B215]" office:value-type="float" office:value="0.031110265885317" calcext:value-type="float">
            <text:p>0,031110265885317</text:p>
          </table:table-cell>
          <table:table-cell table:formula="of:=[.J215]*[.$N$1]" office:value-type="float" office:value="0.0155551329426585" calcext:value-type="float">
            <text:p>0,015555132942659</text:p>
          </table:table-cell>
          <table:table-cell table:formula="of:=[.B215]+[.A215]*[.K215]" office:value-type="float" office:value="1.04297703564578" calcext:value-type="float">
            <text:p>1,04297703564578</text:p>
          </table:table-cell>
          <table:table-cell table:number-columns-repeated="2"/>
        </table:table-row>
        <table:table-row table:style-name="ro1">
          <table:table-cell table:formula="of:=[.A215]" office:value-type="float" office:value="0.2" calcext:value-type="float">
            <text:p>0,2</text:p>
          </table:table-cell>
          <table:table-cell table:formula="of:=[.L215]" office:value-type="float" office:value="1.04297703564578" calcext:value-type="float">
            <text:p>1,04297703564578</text:p>
          </table:table-cell>
          <table:table-cell table:formula="of:=[.A216]*[.B216]*[.$N$1]" office:value-type="float" office:value="0.104297703564578" calcext:value-type="float">
            <text:p>0,104297703564578</text:p>
          </table:table-cell>
          <table:table-cell table:formula="of:=[.I215]" office:value-type="float" office:value="1.04297703564578" calcext:value-type="float">
            <text:p>1,04297703564578</text:p>
          </table:table-cell>
          <table:table-cell table:formula="of:=[.C216]*[.D216]*[.$N$1]" office:value-type="float" office:value="0.0543900548442228" calcext:value-type="float">
            <text:p>0,054390054844223</text:p>
          </table:table-cell>
          <table:table-cell table:formula="of:=[.F215]" office:value-type="float" office:value="0.4" calcext:value-type="float">
            <text:p>0,4</text:p>
          </table:table-cell>
          <table:table-cell table:formula="of:=POWER([.F216]-[.E216];2)/2" office:value-type="float" office:value="0.0597231170952897" calcext:value-type="float">
            <text:p>0,05972311709529</text:p>
          </table:table-cell>
          <table:table-cell table:formula="of:=[.G216]*[.$N$1]" office:value-type="float" office:value="0.0298615585476448" calcext:value-type="float">
            <text:p>0,029861558547645</text:p>
          </table:table-cell>
          <table:table-cell table:formula="of:=[.D216]+[.C216]*[.H216]" office:value-type="float" office:value="1.04609152762716" calcext:value-type="float">
            <text:p>1,04609152762716</text:p>
          </table:table-cell>
          <table:table-cell table:formula="of:=[.H216]*[.B216]" office:value-type="float" office:value="0.0311449198137855" calcext:value-type="float">
            <text:p>0,031144919813786</text:p>
          </table:table-cell>
          <table:table-cell table:formula="of:=[.J216]*[.$N$1]" office:value-type="float" office:value="0.0155724599068927" calcext:value-type="float">
            <text:p>0,015572459906893</text:p>
          </table:table-cell>
          <table:table-cell table:formula="of:=[.B216]+[.A216]*[.K216]" office:value-type="float" office:value="1.04609152762716" calcext:value-type="float">
            <text:p>1,04609152762716</text:p>
          </table:table-cell>
          <table:table-cell table:number-columns-repeated="2"/>
        </table:table-row>
        <table:table-row table:style-name="ro1">
          <table:table-cell table:formula="of:=[.A216]" office:value-type="float" office:value="0.2" calcext:value-type="float">
            <text:p>0,2</text:p>
          </table:table-cell>
          <table:table-cell table:formula="of:=[.L216]" office:value-type="float" office:value="1.04609152762716" calcext:value-type="float">
            <text:p>1,04609152762716</text:p>
          </table:table-cell>
          <table:table-cell table:formula="of:=[.A217]*[.B217]*[.$N$1]" office:value-type="float" office:value="0.104609152762716" calcext:value-type="float">
            <text:p>0,104609152762716</text:p>
          </table:table-cell>
          <table:table-cell table:formula="of:=[.I216]" office:value-type="float" office:value="1.04609152762716" calcext:value-type="float">
            <text:p>1,04609152762716</text:p>
          </table:table-cell>
          <table:table-cell table:formula="of:=[.C217]*[.D217]*[.$N$1]" office:value-type="float" office:value="0.0547153742086659" calcext:value-type="float">
            <text:p>0,054715374208666</text:p>
          </table:table-cell>
          <table:table-cell table:formula="of:=[.F216]" office:value-type="float" office:value="0.4" calcext:value-type="float">
            <text:p>0,4</text:p>
          </table:table-cell>
          <table:table-cell table:formula="of:=POWER([.F217]-[.E217];2)/2" office:value-type="float" office:value="0.0596107364039308" calcext:value-type="float">
            <text:p>0,059610736403931</text:p>
          </table:table-cell>
          <table:table-cell table:formula="of:=[.G217]*[.$N$1]" office:value-type="float" office:value="0.0298053682019654" calcext:value-type="float">
            <text:p>0,029805368201965</text:p>
          </table:table-cell>
          <table:table-cell table:formula="of:=[.D217]+[.C217]*[.H217]" office:value-type="float" office:value="1.04920944194255" calcext:value-type="float">
            <text:p>1,04920944194255</text:p>
          </table:table-cell>
          <table:table-cell table:formula="of:=[.H217]*[.B217]" office:value-type="float" office:value="0.0311791431538839" calcext:value-type="float">
            <text:p>0,031179143153884</text:p>
          </table:table-cell>
          <table:table-cell table:formula="of:=[.J217]*[.$N$1]" office:value-type="float" office:value="0.0155895715769419" calcext:value-type="float">
            <text:p>0,015589571576942</text:p>
          </table:table-cell>
          <table:table-cell table:formula="of:=[.B217]+[.A217]*[.K217]" office:value-type="float" office:value="1.04920944194255" calcext:value-type="float">
            <text:p>1,04920944194255</text:p>
          </table:table-cell>
          <table:table-cell table:number-columns-repeated="2"/>
        </table:table-row>
        <table:table-row table:style-name="ro1">
          <table:table-cell table:formula="of:=[.A217]" office:value-type="float" office:value="0.2" calcext:value-type="float">
            <text:p>0,2</text:p>
          </table:table-cell>
          <table:table-cell table:formula="of:=[.L217]" office:value-type="float" office:value="1.04920944194255" calcext:value-type="float">
            <text:p>1,04920944194255</text:p>
          </table:table-cell>
          <table:table-cell table:formula="of:=[.A218]*[.B218]*[.$N$1]" office:value-type="float" office:value="0.104920944194255" calcext:value-type="float">
            <text:p>0,104920944194255</text:p>
          </table:table-cell>
          <table:table-cell table:formula="of:=[.I217]" office:value-type="float" office:value="1.04920944194255" calcext:value-type="float">
            <text:p>1,04920944194255</text:p>
          </table:table-cell>
          <table:table-cell table:formula="of:=[.C218]*[.D218]*[.$N$1]" office:value-type="float" office:value="0.0550420226530694" calcext:value-type="float">
            <text:p>0,055042022653069</text:p>
          </table:table-cell>
          <table:table-cell table:formula="of:=[.F217]" office:value-type="float" office:value="0.4" calcext:value-type="float">
            <text:p>0,4</text:p>
          </table:table-cell>
          <table:table-cell table:formula="of:=POWER([.F218]-[.E218];2)/2" office:value-type="float" office:value="0.0594980030676428" calcext:value-type="float">
            <text:p>0,059498003067643</text:p>
          </table:table-cell>
          <table:table-cell table:formula="of:=[.G218]*[.$N$1]" office:value-type="float" office:value="0.0297490015338214" calcext:value-type="float">
            <text:p>0,029749001533821</text:p>
          </table:table-cell>
          <table:table-cell table:formula="of:=[.D218]+[.C218]*[.H218]" office:value-type="float" office:value="1.05233073527231" calcext:value-type="float">
            <text:p>1,05233073527231</text:p>
          </table:table-cell>
          <table:table-cell table:formula="of:=[.H218]*[.B218]" office:value-type="float" office:value="0.0312129332976487" calcext:value-type="float">
            <text:p>0,031212933297649</text:p>
          </table:table-cell>
          <table:table-cell table:formula="of:=[.J218]*[.$N$1]" office:value-type="float" office:value="0.0156064666488243" calcext:value-type="float">
            <text:p>0,015606466648824</text:p>
          </table:table-cell>
          <table:table-cell table:formula="of:=[.B218]+[.A218]*[.K218]" office:value-type="float" office:value="1.05233073527231" calcext:value-type="float">
            <text:p>1,05233073527231</text:p>
          </table:table-cell>
          <table:table-cell table:number-columns-repeated="2"/>
        </table:table-row>
        <table:table-row table:style-name="ro1">
          <table:table-cell table:formula="of:=[.A218]" office:value-type="float" office:value="0.2" calcext:value-type="float">
            <text:p>0,2</text:p>
          </table:table-cell>
          <table:table-cell table:formula="of:=[.L218]" office:value-type="float" office:value="1.05233073527231" calcext:value-type="float">
            <text:p>1,05233073527231</text:p>
          </table:table-cell>
          <table:table-cell table:formula="of:=[.A219]*[.B219]*[.$N$1]" office:value-type="float" office:value="0.105233073527231" calcext:value-type="float">
            <text:p>0,105233073527231</text:p>
          </table:table-cell>
          <table:table-cell table:formula="of:=[.I218]" office:value-type="float" office:value="1.05233073527231" calcext:value-type="float">
            <text:p>1,05233073527231</text:p>
          </table:table-cell>
          <table:table-cell table:formula="of:=[.C219]*[.D219]*[.$N$1]" office:value-type="float" office:value="0.055369998819938" calcext:value-type="float">
            <text:p>0,055369998819938</text:p>
          </table:table-cell>
          <table:table-cell table:formula="of:=[.F218]" office:value-type="float" office:value="0.4" calcext:value-type="float">
            <text:p>0,4</text:p>
          </table:table-cell>
          <table:table-cell table:formula="of:=POWER([.F219]-[.E219];2)/2" office:value-type="float" office:value="0.0593849188566848" calcext:value-type="float">
            <text:p>0,059384918856685</text:p>
          </table:table-cell>
          <table:table-cell table:formula="of:=[.G219]*[.$N$1]" office:value-type="float" office:value="0.0296924594283424" calcext:value-type="float">
            <text:p>0,029692459428342</text:p>
          </table:table-cell>
          <table:table-cell table:formula="of:=[.D219]+[.C219]*[.H219]" office:value-type="float" office:value="1.05545536403854" calcext:value-type="float">
            <text:p>1,05545536403854</text:p>
          </table:table-cell>
          <table:table-cell table:formula="of:=[.H219]*[.B219]" office:value-type="float" office:value="0.0312462876622708" calcext:value-type="float">
            <text:p>0,031246287662271</text:p>
          </table:table-cell>
          <table:table-cell table:formula="of:=[.J219]*[.$N$1]" office:value-type="float" office:value="0.0156231438311354" calcext:value-type="float">
            <text:p>0,015623143831135</text:p>
          </table:table-cell>
          <table:table-cell table:formula="of:=[.B219]+[.A219]*[.K219]" office:value-type="float" office:value="1.05545536403854" calcext:value-type="float">
            <text:p>1,05545536403854</text:p>
          </table:table-cell>
          <table:table-cell table:number-columns-repeated="2"/>
        </table:table-row>
        <table:table-row table:style-name="ro1">
          <table:table-cell table:formula="of:=[.A219]" office:value-type="float" office:value="0.2" calcext:value-type="float">
            <text:p>0,2</text:p>
          </table:table-cell>
          <table:table-cell table:formula="of:=[.L219]" office:value-type="float" office:value="1.05545536403854" calcext:value-type="float">
            <text:p>1,05545536403854</text:p>
          </table:table-cell>
          <table:table-cell table:formula="of:=[.A220]*[.B220]*[.$N$1]" office:value-type="float" office:value="0.105545536403854" calcext:value-type="float">
            <text:p>0,105545536403854</text:p>
          </table:table-cell>
          <table:table-cell table:formula="of:=[.I219]" office:value-type="float" office:value="1.05545536403854" calcext:value-type="float">
            <text:p>1,05545536403854</text:p>
          </table:table-cell>
          <table:table-cell table:formula="of:=[.C220]*[.D220]*[.$N$1]" office:value-type="float" office:value="0.0556993012738861" calcext:value-type="float">
            <text:p>0,055699301273886</text:p>
          </table:table-cell>
          <table:table-cell table:formula="of:=[.F219]" office:value-type="float" office:value="0.4" calcext:value-type="float">
            <text:p>0,4</text:p>
          </table:table-cell>
          <table:table-cell table:formula="of:=POWER([.F220]-[.E220];2)/2" office:value-type="float" office:value="0.0592714855716451" calcext:value-type="float">
            <text:p>0,059271485571645</text:p>
          </table:table-cell>
          <table:table-cell table:formula="of:=[.G220]*[.$N$1]" office:value-type="float" office:value="0.0296357427858226" calcext:value-type="float">
            <text:p>0,029635742785823</text:p>
          </table:table-cell>
          <table:table-cell table:formula="of:=[.D220]+[.C220]*[.H220]" office:value-type="float" office:value="1.05858328440759" calcext:value-type="float">
            <text:p>1,05858328440759</text:p>
          </table:table-cell>
          <table:table-cell table:formula="of:=[.H220]*[.B220]" office:value-type="float" office:value="0.0312792036905628" calcext:value-type="float">
            <text:p>0,031279203690563</text:p>
          </table:table-cell>
          <table:table-cell table:formula="of:=[.J220]*[.$N$1]" office:value-type="float" office:value="0.0156396018452814" calcext:value-type="float">
            <text:p>0,015639601845281</text:p>
          </table:table-cell>
          <table:table-cell table:formula="of:=[.B220]+[.A220]*[.K220]" office:value-type="float" office:value="1.05858328440759" calcext:value-type="float">
            <text:p>1,05858328440759</text:p>
          </table:table-cell>
          <table:table-cell table:number-columns-repeated="2"/>
        </table:table-row>
        <table:table-row table:style-name="ro1">
          <table:table-cell table:formula="of:=[.A220]" office:value-type="float" office:value="0.2" calcext:value-type="float">
            <text:p>0,2</text:p>
          </table:table-cell>
          <table:table-cell table:formula="of:=[.L220]" office:value-type="float" office:value="1.05858328440759" calcext:value-type="float">
            <text:p>1,05858328440759</text:p>
          </table:table-cell>
          <table:table-cell table:formula="of:=[.A221]*[.B221]*[.$N$1]" office:value-type="float" office:value="0.105858328440759" calcext:value-type="float">
            <text:p>0,105858328440759</text:p>
          </table:table-cell>
          <table:table-cell table:formula="of:=[.I220]" office:value-type="float" office:value="1.05858328440759" calcext:value-type="float">
            <text:p>1,05858328440759</text:p>
          </table:table-cell>
          <table:table-cell table:formula="of:=[.C221]*[.D221]*[.$N$1]" office:value-type="float" office:value="0.0560299285013584" calcext:value-type="float">
            <text:p>0,056029928501358</text:p>
          </table:table-cell>
          <table:table-cell table:formula="of:=[.F220]" office:value-type="float" office:value="0.4" calcext:value-type="float">
            <text:p>0,4</text:p>
          </table:table-cell>
          <table:table-cell table:formula="of:=POWER([.F221]-[.E221];2)/2" office:value-type="float" office:value="0.0591577050433903" calcext:value-type="float">
            <text:p>0,05915770504339</text:p>
          </table:table-cell>
          <table:table-cell table:formula="of:=[.G221]*[.$N$1]" office:value-type="float" office:value="0.0295788525216952" calcext:value-type="float">
            <text:p>0,029578852521695</text:p>
          </table:table-cell>
          <table:table-cell table:formula="of:=[.D221]+[.C221]*[.H221]" office:value-type="float" office:value="1.06171445229274" calcext:value-type="float">
            <text:p>1,06171445229274</text:p>
          </table:table-cell>
          <table:table-cell table:formula="of:=[.H221]*[.B221]" office:value-type="float" office:value="0.0313116788514239" calcext:value-type="float">
            <text:p>0,031311678851424</text:p>
          </table:table-cell>
          <table:table-cell table:formula="of:=[.J221]*[.$N$1]" office:value-type="float" office:value="0.0156558394257119" calcext:value-type="float">
            <text:p>0,015655839425712</text:p>
          </table:table-cell>
          <table:table-cell table:formula="of:=[.B221]+[.A221]*[.K221]" office:value-type="float" office:value="1.06171445229274" calcext:value-type="float">
            <text:p>1,06171445229274</text:p>
          </table:table-cell>
          <table:table-cell table:number-columns-repeated="2"/>
        </table:table-row>
        <table:table-row table:style-name="ro1">
          <table:table-cell table:formula="of:=[.A221]" office:value-type="float" office:value="0.2" calcext:value-type="float">
            <text:p>0,2</text:p>
          </table:table-cell>
          <table:table-cell table:formula="of:=[.L221]" office:value-type="float" office:value="1.06171445229274" calcext:value-type="float">
            <text:p>1,06171445229274</text:p>
          </table:table-cell>
          <table:table-cell table:formula="of:=[.A222]*[.B222]*[.$N$1]" office:value-type="float" office:value="0.106171445229274" calcext:value-type="float">
            <text:p>0,106171445229274</text:p>
          </table:table-cell>
          <table:table-cell table:formula="of:=[.I221]" office:value-type="float" office:value="1.06171445229274" calcext:value-type="float">
            <text:p>1,06171445229274</text:p>
          </table:table-cell>
          <table:table-cell table:formula="of:=[.C222]*[.D222]*[.$N$1]" office:value-type="float" office:value="0.0563618789103632" calcext:value-type="float">
            <text:p>0,056361878910363</text:p>
          </table:table-cell>
          <table:table-cell table:formula="of:=[.F221]" office:value-type="float" office:value="0.4" calcext:value-type="float">
            <text:p>0,4</text:p>
          </table:table-cell>
          <table:table-cell table:formula="of:=POWER([.F222]-[.E222];2)/2" office:value-type="float" office:value="0.059043579133008" calcext:value-type="float">
            <text:p>0,059043579133008</text:p>
          </table:table-cell>
          <table:table-cell table:formula="of:=[.G222]*[.$N$1]" office:value-type="float" office:value="0.029521789566504" calcext:value-type="float">
            <text:p>0,029521789566504</text:p>
          </table:table-cell>
          <table:table-cell table:formula="of:=[.D222]+[.C222]*[.H222]" office:value-type="float" office:value="1.06484882335677" calcext:value-type="float">
            <text:p>1,06484882335677</text:p>
          </table:table-cell>
          <table:table-cell table:formula="of:=[.H222]*[.B222]" office:value-type="float" office:value="0.0313437106403022" calcext:value-type="float">
            <text:p>0,031343710640302</text:p>
          </table:table-cell>
          <table:table-cell table:formula="of:=[.J222]*[.$N$1]" office:value-type="float" office:value="0.0156718553201511" calcext:value-type="float">
            <text:p>0,015671855320151</text:p>
          </table:table-cell>
          <table:table-cell table:formula="of:=[.B222]+[.A222]*[.K222]" office:value-type="float" office:value="1.06484882335677" calcext:value-type="float">
            <text:p>1,06484882335677</text:p>
          </table:table-cell>
          <table:table-cell table:number-columns-repeated="2"/>
        </table:table-row>
        <table:table-row table:style-name="ro1">
          <table:table-cell table:formula="of:=[.A222]" office:value-type="float" office:value="0.2" calcext:value-type="float">
            <text:p>0,2</text:p>
          </table:table-cell>
          <table:table-cell table:formula="of:=[.L222]" office:value-type="float" office:value="1.06484882335677" calcext:value-type="float">
            <text:p>1,06484882335677</text:p>
          </table:table-cell>
          <table:table-cell table:formula="of:=[.A223]*[.B223]*[.$N$1]" office:value-type="float" office:value="0.106484882335677" calcext:value-type="float">
            <text:p>0,106484882335677</text:p>
          </table:table-cell>
          <table:table-cell table:formula="of:=[.I222]" office:value-type="float" office:value="1.06484882335677" calcext:value-type="float">
            <text:p>1,06484882335677</text:p>
          </table:table-cell>
          <table:table-cell table:formula="of:=[.C223]*[.D223]*[.$N$1]" office:value-type="float" office:value="0.0566951508302144" calcext:value-type="float">
            <text:p>0,056695150830215</text:p>
          </table:table-cell>
          <table:table-cell table:formula="of:=[.F222]" office:value-type="float" office:value="0.4" calcext:value-type="float">
            <text:p>0,4</text:p>
          </table:table-cell>
          <table:table-cell table:formula="of:=POWER([.F223]-[.E223];2)/2" office:value-type="float" office:value="0.0589291097317446" calcext:value-type="float">
            <text:p>0,058929109731745</text:p>
          </table:table-cell>
          <table:table-cell table:formula="of:=[.G223]*[.$N$1]" office:value-type="float" office:value="0.0294645548658723" calcext:value-type="float">
            <text:p>0,029464554865872</text:p>
          </table:table-cell>
          <table:table-cell table:formula="of:=[.D223]+[.C223]*[.H223]" office:value-type="float" office:value="1.06798635301473" calcext:value-type="float">
            <text:p>1,06798635301473</text:p>
          </table:table-cell>
          <table:table-cell table:formula="of:=[.H223]*[.B223]" office:value-type="float" office:value="0.031375296579655" calcext:value-type="float">
            <text:p>0,031375296579655</text:p>
          </table:table-cell>
          <table:table-cell table:formula="of:=[.J223]*[.$N$1]" office:value-type="float" office:value="0.0156876482898275" calcext:value-type="float">
            <text:p>0,015687648289828</text:p>
          </table:table-cell>
          <table:table-cell table:formula="of:=[.B223]+[.A223]*[.K223]" office:value-type="float" office:value="1.06798635301473" calcext:value-type="float">
            <text:p>1,06798635301473</text:p>
          </table:table-cell>
          <table:table-cell table:number-columns-repeated="2"/>
        </table:table-row>
        <table:table-row table:style-name="ro1">
          <table:table-cell table:formula="of:=[.A223]" office:value-type="float" office:value="0.2" calcext:value-type="float">
            <text:p>0,2</text:p>
          </table:table-cell>
          <table:table-cell table:formula="of:=[.L223]" office:value-type="float" office:value="1.06798635301473" calcext:value-type="float">
            <text:p>1,06798635301473</text:p>
          </table:table-cell>
          <table:table-cell table:formula="of:=[.A224]*[.B224]*[.$N$1]" office:value-type="float" office:value="0.106798635301473" calcext:value-type="float">
            <text:p>0,106798635301473</text:p>
          </table:table-cell>
          <table:table-cell table:formula="of:=[.I223]" office:value-type="float" office:value="1.06798635301473" calcext:value-type="float">
            <text:p>1,06798635301473</text:p>
          </table:table-cell>
          <table:table-cell table:formula="of:=[.C224]*[.D224]*[.$N$1]" office:value-type="float" office:value="0.0570297425112853" calcext:value-type="float">
            <text:p>0,057029742511285</text:p>
          </table:table-cell>
          <table:table-cell table:formula="of:=[.F223]" office:value-type="float" office:value="0.4" calcext:value-type="float">
            <text:p>0,4</text:p>
          </table:table-cell>
          <table:table-cell table:formula="of:=POWER([.F224]-[.E224];2)/2" office:value-type="float" office:value="0.0588142987609376" calcext:value-type="float">
            <text:p>0,058814298760938</text:p>
          </table:table-cell>
          <table:table-cell table:formula="of:=[.G224]*[.$N$1]" office:value-type="float" office:value="0.0294071493804688" calcext:value-type="float">
            <text:p>0,029407149380469</text:p>
          </table:table-cell>
          <table:table-cell table:formula="of:=[.D224]+[.C224]*[.H224]" office:value-type="float" office:value="1.07112699643667" calcext:value-type="float">
            <text:p>1,07112699643667</text:p>
          </table:table-cell>
          <table:table-cell table:formula="of:=[.H224]*[.B224]" office:value-type="float" office:value="0.0314064342194063" calcext:value-type="float">
            <text:p>0,031406434219406</text:p>
          </table:table-cell>
          <table:table-cell table:formula="of:=[.J224]*[.$N$1]" office:value-type="float" office:value="0.0157032171097032" calcext:value-type="float">
            <text:p>0,015703217109703</text:p>
          </table:table-cell>
          <table:table-cell table:formula="of:=[.B224]+[.A224]*[.K224]" office:value-type="float" office:value="1.07112699643667" calcext:value-type="float">
            <text:p>1,07112699643667</text:p>
          </table:table-cell>
          <table:table-cell table:number-columns-repeated="2"/>
        </table:table-row>
        <table:table-row table:style-name="ro1">
          <table:table-cell table:formula="of:=[.A224]" office:value-type="float" office:value="0.2" calcext:value-type="float">
            <text:p>0,2</text:p>
          </table:table-cell>
          <table:table-cell table:formula="of:=[.L224]" office:value-type="float" office:value="1.07112699643667" calcext:value-type="float">
            <text:p>1,07112699643667</text:p>
          </table:table-cell>
          <table:table-cell table:formula="of:=[.A225]*[.B225]*[.$N$1]" office:value-type="float" office:value="0.107112699643667" calcext:value-type="float">
            <text:p>0,107112699643667</text:p>
          </table:table-cell>
          <table:table-cell table:formula="of:=[.I224]" office:value-type="float" office:value="1.07112699643667" calcext:value-type="float">
            <text:p>1,07112699643667</text:p>
          </table:table-cell>
          <table:table-cell table:formula="of:=[.C225]*[.D225]*[.$N$1]" office:value-type="float" office:value="0.0573656521247723" calcext:value-type="float">
            <text:p>0,057365652124772</text:p>
          </table:table-cell>
          <table:table-cell table:formula="of:=[.F224]" office:value-type="float" office:value="0.4" calcext:value-type="float">
            <text:p>0,4</text:p>
          </table:table-cell>
          <table:table-cell table:formula="of:=POWER([.F225]-[.E225];2)/2" office:value-type="float" office:value="0.0586991481719413" calcext:value-type="float">
            <text:p>0,058699148171941</text:p>
          </table:table-cell>
          <table:table-cell table:formula="of:=[.G225]*[.$N$1]" office:value-type="float" office:value="0.0293495740859706" calcext:value-type="float">
            <text:p>0,029349574085971</text:p>
          </table:table-cell>
          <table:table-cell table:formula="of:=[.D225]+[.C225]*[.H225]" office:value-type="float" office:value="1.07427070855041" calcext:value-type="float">
            <text:p>1,07427070855041</text:p>
          </table:table-cell>
          <table:table-cell table:formula="of:=[.H225]*[.B225]" office:value-type="float" office:value="0.0314371211374013" calcext:value-type="float">
            <text:p>0,031437121137401</text:p>
          </table:table-cell>
          <table:table-cell table:formula="of:=[.J225]*[.$N$1]" office:value-type="float" office:value="0.0157185605687007" calcext:value-type="float">
            <text:p>0,015718560568701</text:p>
          </table:table-cell>
          <table:table-cell table:formula="of:=[.B225]+[.A225]*[.K225]" office:value-type="float" office:value="1.07427070855041" calcext:value-type="float">
            <text:p>1,07427070855041</text:p>
          </table:table-cell>
          <table:table-cell table:number-columns-repeated="2"/>
        </table:table-row>
        <table:table-row table:style-name="ro1">
          <table:table-cell table:formula="of:=[.A225]" office:value-type="float" office:value="0.2" calcext:value-type="float">
            <text:p>0,2</text:p>
          </table:table-cell>
          <table:table-cell table:formula="of:=[.L225]" office:value-type="float" office:value="1.07427070855041" calcext:value-type="float">
            <text:p>1,07427070855041</text:p>
          </table:table-cell>
          <table:table-cell table:formula="of:=[.A226]*[.B226]*[.$N$1]" office:value-type="float" office:value="0.107427070855041" calcext:value-type="float">
            <text:p>0,107427070855041</text:p>
          </table:table-cell>
          <table:table-cell table:formula="of:=[.I225]" office:value-type="float" office:value="1.07427070855041" calcext:value-type="float">
            <text:p>1,07427070855041</text:p>
          </table:table-cell>
          <table:table-cell table:formula="of:=[.C226]*[.D226]*[.$N$1]" office:value-type="float" office:value="0.0577028777624702" calcext:value-type="float">
            <text:p>0,05770287776247</text:p>
          </table:table-cell>
          <table:table-cell table:formula="of:=[.F225]" office:value-type="float" office:value="0.4" calcext:value-type="float">
            <text:p>0,4</text:p>
          </table:table-cell>
          <table:table-cell table:formula="of:=POWER([.F226]-[.E226];2)/2" office:value-type="float" office:value="0.0585836599460472" calcext:value-type="float">
            <text:p>0,058583659946047</text:p>
          </table:table-cell>
          <table:table-cell table:formula="of:=[.G226]*[.$N$1]" office:value-type="float" office:value="0.0292918299730236" calcext:value-type="float">
            <text:p>0,029291829973024</text:p>
          </table:table-cell>
          <table:table-cell table:formula="of:=[.D226]+[.C226]*[.H226]" office:value-type="float" office:value="1.0774174440444" calcext:value-type="float">
            <text:p>1,0774174440444</text:p>
          </table:table-cell>
          <table:table-cell table:formula="of:=[.H226]*[.B226]" office:value-type="float" office:value="0.0314673549398583" calcext:value-type="float">
            <text:p>0,031467354939858</text:p>
          </table:table-cell>
          <table:table-cell table:formula="of:=[.J226]*[.$N$1]" office:value-type="float" office:value="0.0157336774699291" calcext:value-type="float">
            <text:p>0,015733677469929</text:p>
          </table:table-cell>
          <table:table-cell table:formula="of:=[.B226]+[.A226]*[.K226]" office:value-type="float" office:value="1.0774174440444" calcext:value-type="float">
            <text:p>1,0774174440444</text:p>
          </table:table-cell>
          <table:table-cell table:number-columns-repeated="2"/>
        </table:table-row>
        <table:table-row table:style-name="ro1">
          <table:table-cell table:formula="of:=[.A226]" office:value-type="float" office:value="0.2" calcext:value-type="float">
            <text:p>0,2</text:p>
          </table:table-cell>
          <table:table-cell table:formula="of:=[.L226]" office:value-type="float" office:value="1.0774174440444" calcext:value-type="float">
            <text:p>1,0774174440444</text:p>
          </table:table-cell>
          <table:table-cell table:formula="of:=[.A227]*[.B227]*[.$N$1]" office:value-type="float" office:value="0.10774174440444" calcext:value-type="float">
            <text:p>0,10774174440444</text:p>
          </table:table-cell>
          <table:table-cell table:formula="of:=[.I226]" office:value-type="float" office:value="1.0774174440444" calcext:value-type="float">
            <text:p>1,0774174440444</text:p>
          </table:table-cell>
          <table:table-cell table:formula="of:=[.C227]*[.D227]*[.$N$1]" office:value-type="float" office:value="0.0580414174365582" calcext:value-type="float">
            <text:p>0,058041417436558</text:p>
          </table:table-cell>
          <table:table-cell table:formula="of:=[.F226]" office:value-type="float" office:value="0.4" calcext:value-type="float">
            <text:p>0,4</text:p>
          </table:table-cell>
          <table:table-cell table:formula="of:=POWER([.F227]-[.E227];2)/2" office:value-type="float" office:value="0.0584678360943991" calcext:value-type="float">
            <text:p>0,058467836094399</text:p>
          </table:table-cell>
          <table:table-cell table:formula="of:=[.G227]*[.$N$1]" office:value-type="float" office:value="0.0292339180471996" calcext:value-type="float">
            <text:p>0,0292339180472</text:p>
          </table:table-cell>
          <table:table-cell table:formula="of:=[.D227]+[.C227]*[.H227]" office:value-type="float" office:value="1.08056715737058" calcext:value-type="float">
            <text:p>1,08056715737058</text:p>
          </table:table-cell>
          <table:table-cell table:formula="of:=[.H227]*[.B227]" office:value-type="float" office:value="0.0314971332618172" calcext:value-type="float">
            <text:p>0,031497133261817</text:p>
          </table:table-cell>
          <table:table-cell table:formula="of:=[.J227]*[.$N$1]" office:value-type="float" office:value="0.0157485666309086" calcext:value-type="float">
            <text:p>0,015748566630909</text:p>
          </table:table-cell>
          <table:table-cell table:formula="of:=[.B227]+[.A227]*[.K227]" office:value-type="float" office:value="1.08056715737058" calcext:value-type="float">
            <text:p>1,08056715737058</text:p>
          </table:table-cell>
          <table:table-cell table:number-columns-repeated="2"/>
        </table:table-row>
        <table:table-row table:style-name="ro1">
          <table:table-cell table:formula="of:=[.A227]" office:value-type="float" office:value="0.2" calcext:value-type="float">
            <text:p>0,2</text:p>
          </table:table-cell>
          <table:table-cell table:formula="of:=[.L227]" office:value-type="float" office:value="1.08056715737058" calcext:value-type="float">
            <text:p>1,08056715737058</text:p>
          </table:table-cell>
          <table:table-cell table:formula="of:=[.A228]*[.B228]*[.$N$1]" office:value-type="float" office:value="0.108056715737058" calcext:value-type="float">
            <text:p>0,108056715737058</text:p>
          </table:table-cell>
          <table:table-cell table:formula="of:=[.I227]" office:value-type="float" office:value="1.08056715737058" calcext:value-type="float">
            <text:p>1,08056715737058</text:p>
          </table:table-cell>
          <table:table-cell table:formula="of:=[.C228]*[.D228]*[.$N$1]" office:value-type="float" office:value="0.0583812690793967" calcext:value-type="float">
            <text:p>0,058381269079397</text:p>
          </table:table-cell>
          <table:table-cell table:formula="of:=[.F227]" office:value-type="float" office:value="0.4" calcext:value-type="float">
            <text:p>0,4</text:p>
          </table:table-cell>
          <table:table-cell table:formula="of:=POWER([.F228]-[.E228];2)/2" office:value-type="float" office:value="0.0583516786579018" calcext:value-type="float">
            <text:p>0,058351678657902</text:p>
          </table:table-cell>
          <table:table-cell table:formula="of:=[.G228]*[.$N$1]" office:value-type="float" office:value="0.0291758393289509" calcext:value-type="float">
            <text:p>0,029175839328951</text:p>
          </table:table-cell>
          <table:table-cell table:formula="of:=[.D228]+[.C228]*[.H228]" office:value-type="float" office:value="1.08371980274734" calcext:value-type="float">
            <text:p>1,08371980274734</text:p>
          </table:table-cell>
          <table:table-cell table:formula="of:=[.H228]*[.B228]" office:value-type="float" office:value="0.0315264537675852" calcext:value-type="float">
            <text:p>0,031526453767585</text:p>
          </table:table-cell>
          <table:table-cell table:formula="of:=[.J228]*[.$N$1]" office:value-type="float" office:value="0.0157632268837926" calcext:value-type="float">
            <text:p>0,015763226883793</text:p>
          </table:table-cell>
          <table:table-cell table:formula="of:=[.B228]+[.A228]*[.K228]" office:value-type="float" office:value="1.08371980274734" calcext:value-type="float">
            <text:p>1,08371980274734</text:p>
          </table:table-cell>
          <table:table-cell table:number-columns-repeated="2"/>
        </table:table-row>
        <table:table-row table:style-name="ro1">
          <table:table-cell table:formula="of:=[.A228]" office:value-type="float" office:value="0.2" calcext:value-type="float">
            <text:p>0,2</text:p>
          </table:table-cell>
          <table:table-cell table:formula="of:=[.L228]" office:value-type="float" office:value="1.08371980274734" calcext:value-type="float">
            <text:p>1,08371980274734</text:p>
          </table:table-cell>
          <table:table-cell table:formula="of:=[.A229]*[.B229]*[.$N$1]" office:value-type="float" office:value="0.108371980274734" calcext:value-type="float">
            <text:p>0,108371980274734</text:p>
          </table:table-cell>
          <table:table-cell table:formula="of:=[.I228]" office:value-type="float" office:value="1.08371980274734" calcext:value-type="float">
            <text:p>1,08371980274734</text:p>
          </table:table-cell>
          <table:table-cell table:formula="of:=[.C229]*[.D229]*[.$N$1]" office:value-type="float" office:value="0.0587224305433365" calcext:value-type="float">
            <text:p>0,058722430543337</text:p>
          </table:table-cell>
          <table:table-cell table:formula="of:=[.F228]" office:value-type="float" office:value="0.4" calcext:value-type="float">
            <text:p>0,4</text:p>
          </table:table-cell>
          <table:table-cell table:formula="of:=POWER([.F229]-[.E229];2)/2" office:value-type="float" office:value="0.0582351897071239" calcext:value-type="float">
            <text:p>0,058235189707124</text:p>
          </table:table-cell>
          <table:table-cell table:formula="of:=[.G229]*[.$N$1]" office:value-type="float" office:value="0.029117594853562" calcext:value-type="float">
            <text:p>0,029117594853562</text:p>
          </table:table-cell>
          <table:table-cell table:formula="of:=[.D229]+[.C229]*[.H229]" office:value-type="float" office:value="1.08687533416246" calcext:value-type="float">
            <text:p>1,08687533416246</text:p>
          </table:table-cell>
          <table:table-cell table:formula="of:=[.H229]*[.B229]" office:value-type="float" office:value="0.0315553141511791" calcext:value-type="float">
            <text:p>0,031555314151179</text:p>
          </table:table-cell>
          <table:table-cell table:formula="of:=[.J229]*[.$N$1]" office:value-type="float" office:value="0.0157776570755895" calcext:value-type="float">
            <text:p>0,01577765707559</text:p>
          </table:table-cell>
          <table:table-cell table:formula="of:=[.B229]+[.A229]*[.K229]" office:value-type="float" office:value="1.08687533416246" calcext:value-type="float">
            <text:p>1,08687533416246</text:p>
          </table:table-cell>
          <table:table-cell table:number-columns-repeated="2"/>
        </table:table-row>
        <table:table-row table:style-name="ro1">
          <table:table-cell table:formula="of:=[.A229]" office:value-type="float" office:value="0.2" calcext:value-type="float">
            <text:p>0,2</text:p>
          </table:table-cell>
          <table:table-cell table:formula="of:=[.L229]" office:value-type="float" office:value="1.08687533416246" calcext:value-type="float">
            <text:p>1,08687533416246</text:p>
          </table:table-cell>
          <table:table-cell table:formula="of:=[.A230]*[.B230]*[.$N$1]" office:value-type="float" office:value="0.108687533416246" calcext:value-type="float">
            <text:p>0,108687533416246</text:p>
          </table:table-cell>
          <table:table-cell table:formula="of:=[.I229]" office:value-type="float" office:value="1.08687533416246" calcext:value-type="float">
            <text:p>1,08687533416246</text:p>
          </table:table-cell>
          <table:table-cell table:formula="of:=[.C230]*[.D230]*[.$N$1]" office:value-type="float" office:value="0.0590648996005375" calcext:value-type="float">
            <text:p>0,059064899600538</text:p>
          </table:table-cell>
          <table:table-cell table:formula="of:=[.F229]" office:value-type="float" office:value="0.4" calcext:value-type="float">
            <text:p>0,4</text:p>
          </table:table-cell>
          <table:table-cell table:formula="of:=POWER([.F230]-[.E230];2)/2" office:value-type="float" office:value="0.0581183713421958" calcext:value-type="float">
            <text:p>0,058118371342196</text:p>
          </table:table-cell>
          <table:table-cell table:formula="of:=[.G230]*[.$N$1]" office:value-type="float" office:value="0.0290591856710979" calcext:value-type="float">
            <text:p>0,029059185671098</text:p>
          </table:table-cell>
          <table:table-cell table:formula="of:=[.D230]+[.C230]*[.H230]" office:value-type="float" office:value="1.09003370537613" calcext:value-type="float">
            <text:p>1,09003370537613</text:p>
          </table:table-cell>
          <table:table-cell table:formula="of:=[.H230]*[.B230]" office:value-type="float" office:value="0.0315837121367634" calcext:value-type="float">
            <text:p>0,031583712136763</text:p>
          </table:table-cell>
          <table:table-cell table:formula="of:=[.J230]*[.$N$1]" office:value-type="float" office:value="0.0157918560683817" calcext:value-type="float">
            <text:p>0,015791856068382</text:p>
          </table:table-cell>
          <table:table-cell table:formula="of:=[.B230]+[.A230]*[.K230]" office:value-type="float" office:value="1.09003370537613" calcext:value-type="float">
            <text:p>1,09003370537613</text:p>
          </table:table-cell>
          <table:table-cell table:number-columns-repeated="2"/>
        </table:table-row>
        <table:table-row table:style-name="ro1">
          <table:table-cell table:formula="of:=[.A230]" office:value-type="float" office:value="0.2" calcext:value-type="float">
            <text:p>0,2</text:p>
          </table:table-cell>
          <table:table-cell table:formula="of:=[.L230]" office:value-type="float" office:value="1.09003370537613" calcext:value-type="float">
            <text:p>1,09003370537613</text:p>
          </table:table-cell>
          <table:table-cell table:formula="of:=[.A231]*[.B231]*[.$N$1]" office:value-type="float" office:value="0.109003370537613" calcext:value-type="float">
            <text:p>0,109003370537613</text:p>
          </table:table-cell>
          <table:table-cell table:formula="of:=[.I230]" office:value-type="float" office:value="1.09003370537613" calcext:value-type="float">
            <text:p>1,09003370537613</text:p>
          </table:table-cell>
          <table:table-cell table:formula="of:=[.C231]*[.D231]*[.$N$1]" office:value-type="float" office:value="0.059408673942801" calcext:value-type="float">
            <text:p>0,059408673942801</text:p>
          </table:table-cell>
          <table:table-cell table:formula="of:=[.F230]" office:value-type="float" office:value="0.4" calcext:value-type="float">
            <text:p>0,4</text:p>
          </table:table-cell>
          <table:table-cell table:formula="of:=POWER([.F231]-[.E231];2)/2" office:value-type="float" office:value="0.0580012256927006" calcext:value-type="float">
            <text:p>0,058001225692701</text:p>
          </table:table-cell>
          <table:table-cell table:formula="of:=[.G231]*[.$N$1]" office:value-type="float" office:value="0.0290006128463503" calcext:value-type="float">
            <text:p>0,02900061284635</text:p>
          </table:table-cell>
          <table:table-cell table:formula="of:=[.D231]+[.C231]*[.H231]" office:value-type="float" office:value="1.09319486992404" calcext:value-type="float">
            <text:p>1,09319486992404</text:p>
          </table:table-cell>
          <table:table-cell table:formula="of:=[.H231]*[.B231]" office:value-type="float" office:value="0.0316116454790859" calcext:value-type="float">
            <text:p>0,031611645479086</text:p>
          </table:table-cell>
          <table:table-cell table:formula="of:=[.J231]*[.$N$1]" office:value-type="float" office:value="0.0158058227395429" calcext:value-type="float">
            <text:p>0,015805822739543</text:p>
          </table:table-cell>
          <table:table-cell table:formula="of:=[.B231]+[.A231]*[.K231]" office:value-type="float" office:value="1.09319486992404" calcext:value-type="float">
            <text:p>1,09319486992404</text:p>
          </table:table-cell>
          <table:table-cell table:number-columns-repeated="2"/>
        </table:table-row>
        <table:table-row table:style-name="ro1">
          <table:table-cell table:formula="of:=[.A231]" office:value-type="float" office:value="0.2" calcext:value-type="float">
            <text:p>0,2</text:p>
          </table:table-cell>
          <table:table-cell table:formula="of:=[.L231]" office:value-type="float" office:value="1.09319486992404" calcext:value-type="float">
            <text:p>1,09319486992404</text:p>
          </table:table-cell>
          <table:table-cell table:formula="of:=[.A232]*[.B232]*[.$N$1]" office:value-type="float" office:value="0.109319486992404" calcext:value-type="float">
            <text:p>0,109319486992404</text:p>
          </table:table-cell>
          <table:table-cell table:formula="of:=[.I231]" office:value-type="float" office:value="1.09319486992404" calcext:value-type="float">
            <text:p>1,09319486992404</text:p>
          </table:table-cell>
          <table:table-cell table:formula="of:=[.C232]*[.D232]*[.$N$1]" office:value-type="float" office:value="0.059753751181412" calcext:value-type="float">
            <text:p>0,059753751181412</text:p>
          </table:table-cell>
          <table:table-cell table:formula="of:=[.F231]" office:value-type="float" office:value="0.4" calcext:value-type="float">
            <text:p>0,4</text:p>
          </table:table-cell>
          <table:table-cell table:formula="of:=POWER([.F232]-[.E232];2)/2" office:value-type="float" office:value="0.0578837549175603" calcext:value-type="float">
            <text:p>0,05788375491756</text:p>
          </table:table-cell>
          <table:table-cell table:formula="of:=[.G232]*[.$N$1]" office:value-type="float" office:value="0.0289418774587801" calcext:value-type="float">
            <text:p>0,02894187745878</text:p>
          </table:table-cell>
          <table:table-cell table:formula="of:=[.D232]+[.C232]*[.H232]" office:value-type="float" office:value="1.09635878112043" calcext:value-type="float">
            <text:p>1,09635878112043</text:p>
          </table:table-cell>
          <table:table-cell table:formula="of:=[.H232]*[.B232]" office:value-type="float" office:value="0.0316391119639087" calcext:value-type="float">
            <text:p>0,031639111963909</text:p>
          </table:table-cell>
          <table:table-cell table:formula="of:=[.J232]*[.$N$1]" office:value-type="float" office:value="0.0158195559819543" calcext:value-type="float">
            <text:p>0,015819555981954</text:p>
          </table:table-cell>
          <table:table-cell table:formula="of:=[.B232]+[.A232]*[.K232]" office:value-type="float" office:value="1.09635878112043" calcext:value-type="float">
            <text:p>1,09635878112043</text:p>
          </table:table-cell>
          <table:table-cell table:number-columns-repeated="2"/>
        </table:table-row>
        <table:table-row table:style-name="ro1">
          <table:table-cell table:formula="of:=[.A232]" office:value-type="float" office:value="0.2" calcext:value-type="float">
            <text:p>0,2</text:p>
          </table:table-cell>
          <table:table-cell table:formula="of:=[.L232]" office:value-type="float" office:value="1.09635878112043" calcext:value-type="float">
            <text:p>1,09635878112043</text:p>
          </table:table-cell>
          <table:table-cell table:formula="of:=[.A233]*[.B233]*[.$N$1]" office:value-type="float" office:value="0.109635878112043" calcext:value-type="float">
            <text:p>0,109635878112043</text:p>
          </table:table-cell>
          <table:table-cell table:formula="of:=[.I232]" office:value-type="float" office:value="1.09635878112043" calcext:value-type="float">
            <text:p>1,09635878112043</text:p>
          </table:table-cell>
          <table:table-cell table:formula="of:=[.C233]*[.D233]*[.$N$1]" office:value-type="float" office:value="0.0601001288469939" calcext:value-type="float">
            <text:p>0,060100128846994</text:p>
          </table:table-cell>
          <table:table-cell table:formula="of:=[.F232]" office:value-type="float" office:value="0.4" calcext:value-type="float">
            <text:p>0,4</text:p>
          </table:table-cell>
          <table:table-cell table:formula="of:=POWER([.F233]-[.E233];2)/2" office:value-type="float" office:value="0.0577659612049151" calcext:value-type="float">
            <text:p>0,057765961204915</text:p>
          </table:table-cell>
          <table:table-cell table:formula="of:=[.G233]*[.$N$1]" office:value-type="float" office:value="0.0288829806024575" calcext:value-type="float">
            <text:p>0,028882980602458</text:p>
          </table:table-cell>
          <table:table-cell table:formula="of:=[.D233]+[.C233]*[.H233]" office:value-type="float" office:value="1.09952539206128" calcext:value-type="float">
            <text:p>1,09952539206128</text:p>
          </table:table-cell>
          <table:table-cell table:formula="of:=[.H233]*[.B233]" office:value-type="float" office:value="0.0316661094084354" calcext:value-type="float">
            <text:p>0,031666109408435</text:p>
          </table:table-cell>
          <table:table-cell table:formula="of:=[.J233]*[.$N$1]" office:value-type="float" office:value="0.0158330547042177" calcext:value-type="float">
            <text:p>0,015833054704218</text:p>
          </table:table-cell>
          <table:table-cell table:formula="of:=[.B233]+[.A233]*[.K233]" office:value-type="float" office:value="1.09952539206128" calcext:value-type="float">
            <text:p>1,09952539206128</text:p>
          </table:table-cell>
          <table:table-cell table:number-columns-repeated="2"/>
        </table:table-row>
        <table:table-row table:style-name="ro1">
          <table:table-cell table:formula="of:=[.A233]" office:value-type="float" office:value="0.2" calcext:value-type="float">
            <text:p>0,2</text:p>
          </table:table-cell>
          <table:table-cell table:formula="of:=[.L233]" office:value-type="float" office:value="1.09952539206128" calcext:value-type="float">
            <text:p>1,09952539206128</text:p>
          </table:table-cell>
          <table:table-cell table:formula="of:=[.A234]*[.B234]*[.$N$1]" office:value-type="float" office:value="0.109952539206128" calcext:value-type="float">
            <text:p>0,109952539206128</text:p>
          </table:table-cell>
          <table:table-cell table:formula="of:=[.I233]" office:value-type="float" office:value="1.09952539206128" calcext:value-type="float">
            <text:p>1,09952539206128</text:p>
          </table:table-cell>
          <table:table-cell table:formula="of:=[.C234]*[.D234]*[.$N$1]" office:value-type="float" office:value="0.060447804389375" calcext:value-type="float">
            <text:p>0,060447804389375</text:p>
          </table:table-cell>
          <table:table-cell table:formula="of:=[.F233]" office:value-type="float" office:value="0.4" calcext:value-type="float">
            <text:p>0,4</text:p>
          </table:table-cell>
          <table:table-cell table:formula="of:=POWER([.F234]-[.E234];2)/2" office:value-type="float" office:value="0.0576478467719981" calcext:value-type="float">
            <text:p>0,057647846771998</text:p>
          </table:table-cell>
          <table:table-cell table:formula="of:=[.G234]*[.$N$1]" office:value-type="float" office:value="0.028823923385999" calcext:value-type="float">
            <text:p>0,028823923385999</text:p>
          </table:table-cell>
          <table:table-cell table:formula="of:=[.D234]+[.C234]*[.H234]" office:value-type="float" office:value="1.10269465562745" calcext:value-type="float">
            <text:p>1,10269465562745</text:p>
          </table:table-cell>
          <table:table-cell table:formula="of:=[.H234]*[.B234]" office:value-type="float" office:value="0.0316926356617347" calcext:value-type="float">
            <text:p>0,031692635661735</text:p>
          </table:table-cell>
          <table:table-cell table:formula="of:=[.J234]*[.$N$1]" office:value-type="float" office:value="0.0158463178308674" calcext:value-type="float">
            <text:p>0,015846317830867</text:p>
          </table:table-cell>
          <table:table-cell table:formula="of:=[.B234]+[.A234]*[.K234]" office:value-type="float" office:value="1.10269465562745" calcext:value-type="float">
            <text:p>1,10269465562745</text:p>
          </table:table-cell>
          <table:table-cell table:number-columns-repeated="2"/>
        </table:table-row>
        <table:table-row table:style-name="ro1">
          <table:table-cell table:formula="of:=[.A234]" office:value-type="float" office:value="0.2" calcext:value-type="float">
            <text:p>0,2</text:p>
          </table:table-cell>
          <table:table-cell table:formula="of:=[.L234]" office:value-type="float" office:value="1.10269465562745" calcext:value-type="float">
            <text:p>1,10269465562745</text:p>
          </table:table-cell>
          <table:table-cell table:formula="of:=[.A235]*[.B235]*[.$N$1]" office:value-type="float" office:value="0.110269465562745" calcext:value-type="float">
            <text:p>0,110269465562745</text:p>
          </table:table-cell>
          <table:table-cell table:formula="of:=[.I234]" office:value-type="float" office:value="1.10269465562745" calcext:value-type="float">
            <text:p>1,10269465562745</text:p>
          </table:table-cell>
          <table:table-cell table:formula="of:=[.C235]*[.D235]*[.$N$1]" office:value-type="float" office:value="0.0607967751774669" calcext:value-type="float">
            <text:p>0,060796775177467</text:p>
          </table:table-cell>
          <table:table-cell table:formula="of:=[.F234]" office:value-type="float" office:value="0.4" calcext:value-type="float">
            <text:p>0,4</text:p>
          </table:table-cell>
          <table:table-cell table:formula="of:=POWER([.F235]-[.E235];2)/2" office:value-type="float" office:value="0.057529413865003" calcext:value-type="float">
            <text:p>0,057529413865003</text:p>
          </table:table-cell>
          <table:table-cell table:formula="of:=[.G235]*[.$N$1]" office:value-type="float" office:value="0.0287647069325015" calcext:value-type="float">
            <text:p>0,028764706932502</text:p>
          </table:table-cell>
          <table:table-cell table:formula="of:=[.D235]+[.C235]*[.H235]" office:value-type="float" office:value="1.10586652448796" calcext:value-type="float">
            <text:p>1,10586652448796</text:p>
          </table:table-cell>
          <table:table-cell table:formula="of:=[.H235]*[.B235]" office:value-type="float" office:value="0.0317186886051592" calcext:value-type="float">
            <text:p>0,031718688605159</text:p>
          </table:table-cell>
          <table:table-cell table:formula="of:=[.J235]*[.$N$1]" office:value-type="float" office:value="0.0158593443025796" calcext:value-type="float">
            <text:p>0,01585934430258</text:p>
          </table:table-cell>
          <table:table-cell table:formula="of:=[.B235]+[.A235]*[.K235]" office:value-type="float" office:value="1.10586652448796" calcext:value-type="float">
            <text:p>1,10586652448796</text:p>
          </table:table-cell>
          <table:table-cell table:number-columns-repeated="2"/>
        </table:table-row>
        <table:table-row table:style-name="ro1">
          <table:table-cell table:formula="of:=[.A235]" office:value-type="float" office:value="0.2" calcext:value-type="float">
            <text:p>0,2</text:p>
          </table:table-cell>
          <table:table-cell table:formula="of:=[.L235]" office:value-type="float" office:value="1.10586652448796" calcext:value-type="float">
            <text:p>1,10586652448796</text:p>
          </table:table-cell>
          <table:table-cell table:formula="of:=[.A236]*[.B236]*[.$N$1]" office:value-type="float" office:value="0.110586652448796" calcext:value-type="float">
            <text:p>0,110586652448796</text:p>
          </table:table-cell>
          <table:table-cell table:formula="of:=[.I235]" office:value-type="float" office:value="1.10586652448796" calcext:value-type="float">
            <text:p>1,10586652448796</text:p>
          </table:table-cell>
          <table:table-cell table:formula="of:=[.C236]*[.D236]*[.$N$1]" office:value-type="float" office:value="0.0611470384991545" calcext:value-type="float">
            <text:p>0,061147038499155</text:p>
          </table:table-cell>
          <table:table-cell table:formula="of:=[.F235]" office:value-type="float" office:value="0.4" calcext:value-type="float">
            <text:p>0,4</text:p>
          </table:table-cell>
          <table:table-cell table:formula="of:=POWER([.F236]-[.E236];2)/2" office:value-type="float" office:value="0.0574106647589468" calcext:value-type="float">
            <text:p>0,057410664758947</text:p>
          </table:table-cell>
          <table:table-cell table:formula="of:=[.G236]*[.$N$1]" office:value-type="float" office:value="0.0287053323794734" calcext:value-type="float">
            <text:p>0,028705332379473</text:p>
          </table:table-cell>
          <table:table-cell table:formula="of:=[.D236]+[.C236]*[.H236]" office:value-type="float" office:value="1.10904095110324" calcext:value-type="float">
            <text:p>1,10904095110324</text:p>
          </table:table-cell>
          <table:table-cell table:formula="of:=[.H236]*[.B236]" office:value-type="float" office:value="0.0317442661527601" calcext:value-type="float">
            <text:p>0,03174426615276</text:p>
          </table:table-cell>
          <table:table-cell table:formula="of:=[.J236]*[.$N$1]" office:value-type="float" office:value="0.01587213307638" calcext:value-type="float">
            <text:p>0,01587213307638</text:p>
          </table:table-cell>
          <table:table-cell table:formula="of:=[.B236]+[.A236]*[.K236]" office:value-type="float" office:value="1.10904095110324" calcext:value-type="float">
            <text:p>1,10904095110324</text:p>
          </table:table-cell>
          <table:table-cell table:number-columns-repeated="2"/>
        </table:table-row>
        <table:table-row table:style-name="ro1">
          <table:table-cell table:formula="of:=[.A236]" office:value-type="float" office:value="0.2" calcext:value-type="float">
            <text:p>0,2</text:p>
          </table:table-cell>
          <table:table-cell table:formula="of:=[.L236]" office:value-type="float" office:value="1.10904095110324" calcext:value-type="float">
            <text:p>1,10904095110324</text:p>
          </table:table-cell>
          <table:table-cell table:formula="of:=[.A237]*[.B237]*[.$N$1]" office:value-type="float" office:value="0.110904095110324" calcext:value-type="float">
            <text:p>0,110904095110324</text:p>
          </table:table-cell>
          <table:table-cell table:formula="of:=[.I236]" office:value-type="float" office:value="1.10904095110324" calcext:value-type="float">
            <text:p>1,10904095110324</text:p>
          </table:table-cell>
          <table:table-cell table:formula="of:=[.C237]*[.D237]*[.$N$1]" office:value-type="float" office:value="0.061498591561199" calcext:value-type="float">
            <text:p>0,061498591561199</text:p>
          </table:table-cell>
          <table:table-cell table:formula="of:=[.F236]" office:value-type="float" office:value="0.4" calcext:value-type="float">
            <text:p>0,4</text:p>
          </table:table-cell>
          <table:table-cell table:formula="of:=POWER([.F237]-[.E237];2)/2" office:value-type="float" office:value="0.057291601757526" calcext:value-type="float">
            <text:p>0,057291601757526</text:p>
          </table:table-cell>
          <table:table-cell table:formula="of:=[.G237]*[.$N$1]" office:value-type="float" office:value="0.028645800878763" calcext:value-type="float">
            <text:p>0,028645800878763</text:p>
          </table:table-cell>
          <table:table-cell table:formula="of:=[.D237]+[.C237]*[.H237]" office:value-type="float" office:value="1.11221788772841" calcext:value-type="float">
            <text:p>1,11221788772841</text:p>
          </table:table-cell>
          <table:table-cell table:formula="of:=[.H237]*[.B237]" office:value-type="float" office:value="0.0317693662516974" calcext:value-type="float">
            <text:p>0,031769366251697</text:p>
          </table:table-cell>
          <table:table-cell table:formula="of:=[.J237]*[.$N$1]" office:value-type="float" office:value="0.0158846831258487" calcext:value-type="float">
            <text:p>0,015884683125849</text:p>
          </table:table-cell>
          <table:table-cell table:formula="of:=[.B237]+[.A237]*[.K237]" office:value-type="float" office:value="1.11221788772841" calcext:value-type="float">
            <text:p>1,11221788772841</text:p>
          </table:table-cell>
          <table:table-cell table:number-columns-repeated="2"/>
        </table:table-row>
        <table:table-row table:style-name="ro1">
          <table:table-cell table:formula="of:=[.A237]" office:value-type="float" office:value="0.2" calcext:value-type="float">
            <text:p>0,2</text:p>
          </table:table-cell>
          <table:table-cell table:formula="of:=[.L237]" office:value-type="float" office:value="1.11221788772841" calcext:value-type="float">
            <text:p>1,11221788772841</text:p>
          </table:table-cell>
          <table:table-cell table:formula="of:=[.A238]*[.B238]*[.$N$1]" office:value-type="float" office:value="0.111221788772841" calcext:value-type="float">
            <text:p>0,111221788772841</text:p>
          </table:table-cell>
          <table:table-cell table:formula="of:=[.I237]" office:value-type="float" office:value="1.11221788772841" calcext:value-type="float">
            <text:p>1,11221788772841</text:p>
          </table:table-cell>
          <table:table-cell table:formula="of:=[.C238]*[.D238]*[.$N$1]" office:value-type="float" office:value="0.0618514314891523" calcext:value-type="float">
            <text:p>0,061851431489152</text:p>
          </table:table-cell>
          <table:table-cell table:formula="of:=[.F237]" office:value-type="float" office:value="0.4" calcext:value-type="float">
            <text:p>0,4</text:p>
          </table:table-cell>
          <table:table-cell table:formula="of:=POWER([.F238]-[.E238];2)/2" office:value-type="float" office:value="0.0571722271929677" calcext:value-type="float">
            <text:p>0,057172227192968</text:p>
          </table:table-cell>
          <table:table-cell table:formula="of:=[.G238]*[.$N$1]" office:value-type="float" office:value="0.0285861135964839" calcext:value-type="float">
            <text:p>0,028586113596484</text:p>
          </table:table-cell>
          <table:table-cell table:formula="of:=[.D238]+[.C238]*[.H238]" office:value-type="float" office:value="1.11539728641668" calcext:value-type="float">
            <text:p>1,11539728641668</text:p>
          </table:table-cell>
          <table:table-cell table:formula="of:=[.H238]*[.B238]" office:value-type="float" office:value="0.0317939868826457" calcext:value-type="float">
            <text:p>0,031793986882646</text:p>
          </table:table-cell>
          <table:table-cell table:formula="of:=[.J238]*[.$N$1]" office:value-type="float" office:value="0.0158969934413228" calcext:value-type="float">
            <text:p>0,015896993441323</text:p>
          </table:table-cell>
          <table:table-cell table:formula="of:=[.B238]+[.A238]*[.K238]" office:value-type="float" office:value="1.11539728641668" calcext:value-type="float">
            <text:p>1,11539728641668</text:p>
          </table:table-cell>
          <table:table-cell table:number-columns-repeated="2"/>
        </table:table-row>
        <table:table-row table:style-name="ro1">
          <table:table-cell table:formula="of:=[.A238]" office:value-type="float" office:value="0.2" calcext:value-type="float">
            <text:p>0,2</text:p>
          </table:table-cell>
          <table:table-cell table:formula="of:=[.L238]" office:value-type="float" office:value="1.11539728641668" calcext:value-type="float">
            <text:p>1,11539728641668</text:p>
          </table:table-cell>
          <table:table-cell table:formula="of:=[.A239]*[.B239]*[.$N$1]" office:value-type="float" office:value="0.111539728641668" calcext:value-type="float">
            <text:p>0,111539728641668</text:p>
          </table:table-cell>
          <table:table-cell table:formula="of:=[.I238]" office:value-type="float" office:value="1.11539728641668" calcext:value-type="float">
            <text:p>1,11539728641668</text:p>
          </table:table-cell>
          <table:table-cell table:formula="of:=[.C239]*[.D239]*[.$N$1]" office:value-type="float" office:value="0.0622055553272841" calcext:value-type="float">
            <text:p>0,062205555327284</text:p>
          </table:table-cell>
          <table:table-cell table:formula="of:=[.F238]" office:value-type="float" office:value="0.4" calcext:value-type="float">
            <text:p>0,4</text:p>
          </table:table-cell>
          <table:table-cell table:formula="of:=POWER([.F239]-[.E239];2)/2" office:value-type="float" office:value="0.0570525434258743" calcext:value-type="float">
            <text:p>0,057052543425874</text:p>
          </table:table-cell>
          <table:table-cell table:formula="of:=[.G239]*[.$N$1]" office:value-type="float" office:value="0.0285262717129371" calcext:value-type="float">
            <text:p>0,028526271712937</text:p>
          </table:table-cell>
          <table:table-cell table:formula="of:=[.D239]+[.C239]*[.H239]" office:value-type="float" office:value="1.11857909902269" calcext:value-type="float">
            <text:p>1,11857909902269</text:p>
          </table:table-cell>
          <table:table-cell table:formula="of:=[.H239]*[.B239]" office:value-type="float" office:value="0.0318181260601948" calcext:value-type="float">
            <text:p>0,031818126060195</text:p>
          </table:table-cell>
          <table:table-cell table:formula="of:=[.J239]*[.$N$1]" office:value-type="float" office:value="0.0159090630300974" calcext:value-type="float">
            <text:p>0,015909063030098</text:p>
          </table:table-cell>
          <table:table-cell table:formula="of:=[.B239]+[.A239]*[.K239]" office:value-type="float" office:value="1.11857909902269" calcext:value-type="float">
            <text:p>1,11857909902269</text:p>
          </table:table-cell>
          <table:table-cell table:number-columns-repeated="2"/>
        </table:table-row>
        <table:table-row table:style-name="ro1">
          <table:table-cell table:formula="of:=[.A239]" office:value-type="float" office:value="0.2" calcext:value-type="float">
            <text:p>0,2</text:p>
          </table:table-cell>
          <table:table-cell table:formula="of:=[.L239]" office:value-type="float" office:value="1.11857909902269" calcext:value-type="float">
            <text:p>1,11857909902269</text:p>
          </table:table-cell>
          <table:table-cell table:formula="of:=[.A240]*[.B240]*[.$N$1]" office:value-type="float" office:value="0.111857909902269" calcext:value-type="float">
            <text:p>0,111857909902269</text:p>
          </table:table-cell>
          <table:table-cell table:formula="of:=[.I239]" office:value-type="float" office:value="1.11857909902269" calcext:value-type="float">
            <text:p>1,11857909902269</text:p>
          </table:table-cell>
          <table:table-cell table:formula="of:=[.C240]*[.D240]*[.$N$1]" office:value-type="float" office:value="0.0625609600385212" calcext:value-type="float">
            <text:p>0,062560960038521</text:p>
          </table:table-cell>
          <table:table-cell table:formula="of:=[.F239]" office:value-type="float" office:value="0.4" calcext:value-type="float">
            <text:p>0,4</text:p>
          </table:table-cell>
          <table:table-cell table:formula="of:=POWER([.F240]-[.E240];2)/2" office:value-type="float" office:value="0.0569325528450623" calcext:value-type="float">
            <text:p>0,056932552845062</text:p>
          </table:table-cell>
          <table:table-cell table:formula="of:=[.G240]*[.$N$1]" office:value-type="float" office:value="0.0284662764225311" calcext:value-type="float">
            <text:p>0,028466276422531</text:p>
          </table:table-cell>
          <table:table-cell table:formula="of:=[.D240]+[.C240]*[.H240]" office:value-type="float" office:value="1.12176327720602" calcext:value-type="float">
            <text:p>1,12176327720602</text:p>
          </table:table-cell>
          <table:table-cell table:formula="of:=[.H240]*[.B240]" office:value-type="float" office:value="0.0318417818332458" calcext:value-type="float">
            <text:p>0,031841781833246</text:p>
          </table:table-cell>
          <table:table-cell table:formula="of:=[.J240]*[.$N$1]" office:value-type="float" office:value="0.0159208909166229" calcext:value-type="float">
            <text:p>0,015920890916623</text:p>
          </table:table-cell>
          <table:table-cell table:formula="of:=[.B240]+[.A240]*[.K240]" office:value-type="float" office:value="1.12176327720602" calcext:value-type="float">
            <text:p>1,12176327720602</text:p>
          </table:table-cell>
          <table:table-cell table:number-columns-repeated="2"/>
        </table:table-row>
        <table:table-row table:style-name="ro1">
          <table:table-cell table:formula="of:=[.A240]" office:value-type="float" office:value="0.2" calcext:value-type="float">
            <text:p>0,2</text:p>
          </table:table-cell>
          <table:table-cell table:formula="of:=[.L240]" office:value-type="float" office:value="1.12176327720602" calcext:value-type="float">
            <text:p>1,12176327720602</text:p>
          </table:table-cell>
          <table:table-cell table:formula="of:=[.A241]*[.B241]*[.$N$1]" office:value-type="float" office:value="0.112176327720602" calcext:value-type="float">
            <text:p>0,112176327720602</text:p>
          </table:table-cell>
          <table:table-cell table:formula="of:=[.I240]" office:value-type="float" office:value="1.12176327720602" calcext:value-type="float">
            <text:p>1,12176327720602</text:p>
          </table:table-cell>
          <table:table-cell table:formula="of:=[.C241]*[.D241]*[.$N$1]" office:value-type="float" office:value="0.0629176425043994" calcext:value-type="float">
            <text:p>0,062917642504399</text:p>
          </table:table-cell>
          <table:table-cell table:formula="of:=[.F240]" office:value-type="float" office:value="0.4" calcext:value-type="float">
            <text:p>0,4</text:p>
          </table:table-cell>
          <table:table-cell table:formula="of:=POWER([.F241]-[.E241];2)/2" office:value-type="float" office:value="0.056812257867396" calcext:value-type="float">
            <text:p>0,056812257867396</text:p>
          </table:table-cell>
          <table:table-cell table:formula="of:=[.G241]*[.$N$1]" office:value-type="float" office:value="0.028406128933698" calcext:value-type="float">
            <text:p>0,028406128933698</text:p>
          </table:table-cell>
          <table:table-cell table:formula="of:=[.D241]+[.C241]*[.H241]" office:value-type="float" office:value="1.12494977243456" calcext:value-type="float">
            <text:p>1,12494977243456</text:p>
          </table:table-cell>
          <table:table-cell table:formula="of:=[.H241]*[.B241]" office:value-type="float" office:value="0.0318649522854018" calcext:value-type="float">
            <text:p>0,031864952285402</text:p>
          </table:table-cell>
          <table:table-cell table:formula="of:=[.J241]*[.$N$1]" office:value-type="float" office:value="0.0159324761427009" calcext:value-type="float">
            <text:p>0,015932476142701</text:p>
          </table:table-cell>
          <table:table-cell table:formula="of:=[.B241]+[.A241]*[.K241]" office:value-type="float" office:value="1.12494977243456" calcext:value-type="float">
            <text:p>1,12494977243456</text:p>
          </table:table-cell>
          <table:table-cell table:number-columns-repeated="2"/>
        </table:table-row>
        <table:table-row table:style-name="ro1">
          <table:table-cell table:formula="of:=[.A241]" office:value-type="float" office:value="0.2" calcext:value-type="float">
            <text:p>0,2</text:p>
          </table:table-cell>
          <table:table-cell table:formula="of:=[.L241]" office:value-type="float" office:value="1.12494977243456" calcext:value-type="float">
            <text:p>1,12494977243456</text:p>
          </table:table-cell>
          <table:table-cell table:formula="of:=[.A242]*[.B242]*[.$N$1]" office:value-type="float" office:value="0.112494977243456" calcext:value-type="float">
            <text:p>0,112494977243456</text:p>
          </table:table-cell>
          <table:table-cell table:formula="of:=[.I241]" office:value-type="float" office:value="1.12494977243456" calcext:value-type="float">
            <text:p>1,12494977243456</text:p>
          </table:table-cell>
          <table:table-cell table:formula="of:=[.C242]*[.D242]*[.$N$1]" office:value-type="float" office:value="0.0632755995250283" calcext:value-type="float">
            <text:p>0,063275599525028</text:p>
          </table:table-cell>
          <table:table-cell table:formula="of:=[.F241]" office:value-type="float" office:value="0.4" calcext:value-type="float">
            <text:p>0,4</text:p>
          </table:table-cell>
          <table:table-cell table:formula="of:=POWER([.F242]-[.E242];2)/2" office:value-type="float" office:value="0.0566916609376146" calcext:value-type="float">
            <text:p>0,056691660937615</text:p>
          </table:table-cell>
          <table:table-cell table:formula="of:=[.G242]*[.$N$1]" office:value-type="float" office:value="0.0283458304688073" calcext:value-type="float">
            <text:p>0,028345830468807</text:p>
          </table:table-cell>
          <table:table-cell table:formula="of:=[.D242]+[.C242]*[.H242]" office:value-type="float" office:value="1.12813853598809" calcext:value-type="float">
            <text:p>1,12813853598809</text:p>
          </table:table-cell>
          <table:table-cell table:formula="of:=[.H242]*[.B242]" office:value-type="float" office:value="0.0318876355353533" calcext:value-type="float">
            <text:p>0,031887635535353</text:p>
          </table:table-cell>
          <table:table-cell table:formula="of:=[.J242]*[.$N$1]" office:value-type="float" office:value="0.0159438177676767" calcext:value-type="float">
            <text:p>0,015943817767677</text:p>
          </table:table-cell>
          <table:table-cell table:formula="of:=[.B242]+[.A242]*[.K242]" office:value-type="float" office:value="1.12813853598809" calcext:value-type="float">
            <text:p>1,12813853598809</text:p>
          </table:table-cell>
          <table:table-cell table:number-columns-repeated="2"/>
        </table:table-row>
        <table:table-row table:style-name="ro1">
          <table:table-cell table:formula="of:=[.A242]" office:value-type="float" office:value="0.2" calcext:value-type="float">
            <text:p>0,2</text:p>
          </table:table-cell>
          <table:table-cell table:formula="of:=[.L242]" office:value-type="float" office:value="1.12813853598809" calcext:value-type="float">
            <text:p>1,12813853598809</text:p>
          </table:table-cell>
          <table:table-cell table:formula="of:=[.A243]*[.B243]*[.$N$1]" office:value-type="float" office:value="0.112813853598809" calcext:value-type="float">
            <text:p>0,112813853598809</text:p>
          </table:table-cell>
          <table:table-cell table:formula="of:=[.I242]" office:value-type="float" office:value="1.12813853598809" calcext:value-type="float">
            <text:p>1,12813853598809</text:p>
          </table:table-cell>
          <table:table-cell table:formula="of:=[.C243]*[.D243]*[.$N$1]" office:value-type="float" office:value="0.0636348278190681" calcext:value-type="float">
            <text:p>0,063634827819068</text:p>
          </table:table-cell>
          <table:table-cell table:formula="of:=[.F242]" office:value-type="float" office:value="0.4" calcext:value-type="float">
            <text:p>0,4</text:p>
          </table:table-cell>
          <table:table-cell table:formula="of:=POWER([.F243]-[.E243];2)/2" office:value-type="float" office:value="0.056570764528154" calcext:value-type="float">
            <text:p>0,056570764528154</text:p>
          </table:table-cell>
          <table:table-cell table:formula="of:=[.G243]*[.$N$1]" office:value-type="float" office:value="0.028285382264077" calcext:value-type="float">
            <text:p>0,028285382264077</text:p>
          </table:table-cell>
          <table:table-cell table:formula="of:=[.D243]+[.C243]*[.H243]" office:value-type="float" office:value="1.13132951896182" calcext:value-type="float">
            <text:p>1,13132951896182</text:p>
          </table:table-cell>
          <table:table-cell table:formula="of:=[.H243]*[.B243]" office:value-type="float" office:value="0.0319098297372594" calcext:value-type="float">
            <text:p>0,03190982973726</text:p>
          </table:table-cell>
          <table:table-cell table:formula="of:=[.J243]*[.$N$1]" office:value-type="float" office:value="0.0159549148686297" calcext:value-type="float">
            <text:p>0,01595491486863</text:p>
          </table:table-cell>
          <table:table-cell table:formula="of:=[.B243]+[.A243]*[.K243]" office:value-type="float" office:value="1.13132951896182" calcext:value-type="float">
            <text:p>1,13132951896182</text:p>
          </table:table-cell>
          <table:table-cell table:number-columns-repeated="2"/>
        </table:table-row>
        <table:table-row table:style-name="ro1">
          <table:table-cell table:formula="of:=[.A243]" office:value-type="float" office:value="0.2" calcext:value-type="float">
            <text:p>0,2</text:p>
          </table:table-cell>
          <table:table-cell table:formula="of:=[.L243]" office:value-type="float" office:value="1.13132951896182" calcext:value-type="float">
            <text:p>1,13132951896182</text:p>
          </table:table-cell>
          <table:table-cell table:formula="of:=[.A244]*[.B244]*[.$N$1]" office:value-type="float" office:value="0.113132951896182" calcext:value-type="float">
            <text:p>0,113132951896182</text:p>
          </table:table-cell>
          <table:table-cell table:formula="of:=[.I243]" office:value-type="float" office:value="1.13132951896182" calcext:value-type="float">
            <text:p>1,13132951896182</text:p>
          </table:table-cell>
          <table:table-cell table:formula="of:=[.C244]*[.D244]*[.$N$1]" office:value-type="float" office:value="0.0639953240237192" calcext:value-type="float">
            <text:p>0,063995324023719</text:p>
          </table:table-cell>
          <table:table-cell table:formula="of:=[.F243]" office:value-type="float" office:value="0.4" calcext:value-type="float">
            <text:p>0,4</text:p>
          </table:table-cell>
          <table:table-cell table:formula="of:=POWER([.F244]-[.E244];2)/2" office:value-type="float" office:value="0.0564495711389627" calcext:value-type="float">
            <text:p>0,056449571138963</text:p>
          </table:table-cell>
          <table:table-cell table:formula="of:=[.G244]*[.$N$1]" office:value-type="float" office:value="0.0282247855694814" calcext:value-type="float">
            <text:p>0,028224785569481</text:p>
          </table:table-cell>
          <table:table-cell table:formula="of:=[.D244]+[.C244]*[.H244]" office:value-type="float" office:value="1.13452267226993" calcext:value-type="float">
            <text:p>1,13452267226993</text:p>
          </table:table-cell>
          <table:table-cell table:formula="of:=[.H244]*[.B244]" office:value-type="float" office:value="0.0319315330811219" calcext:value-type="float">
            <text:p>0,031931533081122</text:p>
          </table:table-cell>
          <table:table-cell table:formula="of:=[.J244]*[.$N$1]" office:value-type="float" office:value="0.0159657665405609" calcext:value-type="float">
            <text:p>0,015965766540561</text:p>
          </table:table-cell>
          <table:table-cell table:formula="of:=[.B244]+[.A244]*[.K244]" office:value-type="float" office:value="1.13452267226993" calcext:value-type="float">
            <text:p>1,13452267226993</text:p>
          </table:table-cell>
          <table:table-cell table:number-columns-repeated="2"/>
        </table:table-row>
        <table:table-row table:style-name="ro1">
          <table:table-cell table:formula="of:=[.A244]" office:value-type="float" office:value="0.2" calcext:value-type="float">
            <text:p>0,2</text:p>
          </table:table-cell>
          <table:table-cell table:formula="of:=[.L244]" office:value-type="float" office:value="1.13452267226993" calcext:value-type="float">
            <text:p>1,13452267226993</text:p>
          </table:table-cell>
          <table:table-cell table:formula="of:=[.A245]*[.B245]*[.$N$1]" office:value-type="float" office:value="0.113452267226993" calcext:value-type="float">
            <text:p>0,113452267226993</text:p>
          </table:table-cell>
          <table:table-cell table:formula="of:=[.I244]" office:value-type="float" office:value="1.13452267226993" calcext:value-type="float">
            <text:p>1,13452267226993</text:p>
          </table:table-cell>
          <table:table-cell table:formula="of:=[.C245]*[.D245]*[.$N$1]" office:value-type="float" office:value="0.0643570846947255" calcext:value-type="float">
            <text:p>0,064357084694726</text:p>
          </table:table-cell>
          <table:table-cell table:formula="of:=[.F244]" office:value-type="float" office:value="0.4" calcext:value-type="float">
            <text:p>0,4</text:p>
          </table:table-cell>
          <table:table-cell table:formula="of:=POWER([.F245]-[.E245];2)/2" office:value-type="float" office:value="0.0563280832973119" calcext:value-type="float">
            <text:p>0,056328083297312</text:p>
          </table:table-cell>
          <table:table-cell table:formula="of:=[.G245]*[.$N$1]" office:value-type="float" office:value="0.0281640416486559" calcext:value-type="float">
            <text:p>0,028164041648656</text:p>
          </table:table-cell>
          <table:table-cell table:formula="of:=[.D245]+[.C245]*[.H245]" office:value-type="float" office:value="1.13771794664925" calcext:value-type="float">
            <text:p>1,13771794664925</text:p>
          </table:table-cell>
          <table:table-cell table:formula="of:=[.H245]*[.B245]" office:value-type="float" office:value="0.0319527437931548" calcext:value-type="float">
            <text:p>0,031952743793155</text:p>
          </table:table-cell>
          <table:table-cell table:formula="of:=[.J245]*[.$N$1]" office:value-type="float" office:value="0.0159763718965774" calcext:value-type="float">
            <text:p>0,015976371896577</text:p>
          </table:table-cell>
          <table:table-cell table:formula="of:=[.B245]+[.A245]*[.K245]" office:value-type="float" office:value="1.13771794664925" calcext:value-type="float">
            <text:p>1,13771794664925</text:p>
          </table:table-cell>
          <table:table-cell table:number-columns-repeated="2"/>
        </table:table-row>
        <table:table-row table:style-name="ro1">
          <table:table-cell table:formula="of:=[.A245]" office:value-type="float" office:value="0.2" calcext:value-type="float">
            <text:p>0,2</text:p>
          </table:table-cell>
          <table:table-cell table:formula="of:=[.L245]" office:value-type="float" office:value="1.13771794664925" calcext:value-type="float">
            <text:p>1,13771794664925</text:p>
          </table:table-cell>
          <table:table-cell table:formula="of:=[.A246]*[.B246]*[.$N$1]" office:value-type="float" office:value="0.113771794664925" calcext:value-type="float">
            <text:p>0,113771794664925</text:p>
          </table:table-cell>
          <table:table-cell table:formula="of:=[.I245]" office:value-type="float" office:value="1.13771794664925" calcext:value-type="float">
            <text:p>1,13771794664925</text:p>
          </table:table-cell>
          <table:table-cell table:formula="of:=[.C246]*[.D246]*[.$N$1]" office:value-type="float" office:value="0.0647201063063891" calcext:value-type="float">
            <text:p>0,064720106306389</text:p>
          </table:table-cell>
          <table:table-cell table:formula="of:=[.F245]" office:value-type="float" office:value="0.4" calcext:value-type="float">
            <text:p>0,4</text:p>
          </table:table-cell>
          <table:table-cell table:formula="of:=POWER([.F246]-[.E246];2)/2" office:value-type="float" office:value="0.0562063035575995" calcext:value-type="float">
            <text:p>0,0562063035576</text:p>
          </table:table-cell>
          <table:table-cell table:formula="of:=[.G246]*[.$N$1]" office:value-type="float" office:value="0.0281031517787998" calcext:value-type="float">
            <text:p>0,0281031517788</text:p>
          </table:table-cell>
          <table:table-cell table:formula="of:=[.D246]+[.C246]*[.H246]" office:value-type="float" office:value="1.14091529266286" calcext:value-type="float">
            <text:p>1,14091529266286</text:p>
          </table:table-cell>
          <table:table-cell table:formula="of:=[.H246]*[.B246]" office:value-type="float" office:value="0.0319734601361482" calcext:value-type="float">
            <text:p>0,031973460136148</text:p>
          </table:table-cell>
          <table:table-cell table:formula="of:=[.J246]*[.$N$1]" office:value-type="float" office:value="0.0159867300680741" calcext:value-type="float">
            <text:p>0,015986730068074</text:p>
          </table:table-cell>
          <table:table-cell table:formula="of:=[.B246]+[.A246]*[.K246]" office:value-type="float" office:value="1.14091529266286" calcext:value-type="float">
            <text:p>1,14091529266286</text:p>
          </table:table-cell>
          <table:table-cell table:number-columns-repeated="2"/>
        </table:table-row>
        <table:table-row table:style-name="ro1">
          <table:table-cell table:formula="of:=[.A246]" office:value-type="float" office:value="0.2" calcext:value-type="float">
            <text:p>0,2</text:p>
          </table:table-cell>
          <table:table-cell table:formula="of:=[.L246]" office:value-type="float" office:value="1.14091529266286" calcext:value-type="float">
            <text:p>1,14091529266286</text:p>
          </table:table-cell>
          <table:table-cell table:formula="of:=[.A247]*[.B247]*[.$N$1]" office:value-type="float" office:value="0.114091529266286" calcext:value-type="float">
            <text:p>0,114091529266286</text:p>
          </table:table-cell>
          <table:table-cell table:formula="of:=[.I246]" office:value-type="float" office:value="1.14091529266286" calcext:value-type="float">
            <text:p>1,14091529266286</text:p>
          </table:table-cell>
          <table:table-cell table:formula="of:=[.C247]*[.D247]*[.$N$1]" office:value-type="float" office:value="0.0650843852515993" calcext:value-type="float">
            <text:p>0,065084385251599</text:p>
          </table:table-cell>
          <table:table-cell table:formula="of:=[.F246]" office:value-type="float" office:value="0.4" calcext:value-type="float">
            <text:p>0,4</text:p>
          </table:table-cell>
          <table:table-cell table:formula="of:=POWER([.F247]-[.E247];2)/2" office:value-type="float" office:value="0.0560842345011496" calcext:value-type="float">
            <text:p>0,05608423450115</text:p>
          </table:table-cell>
          <table:table-cell table:formula="of:=[.G247]*[.$N$1]" office:value-type="float" office:value="0.0280421172505748" calcext:value-type="float">
            <text:p>0,028042117250575</text:p>
          </table:table-cell>
          <table:table-cell table:formula="of:=[.D247]+[.C247]*[.H247]" office:value-type="float" office:value="1.14411466070385" calcext:value-type="float">
            <text:p>1,14411466070385</text:p>
          </table:table-cell>
          <table:table-cell table:formula="of:=[.H247]*[.B247]" office:value-type="float" office:value="0.0319936804098258" calcext:value-type="float">
            <text:p>0,031993680409826</text:p>
          </table:table-cell>
          <table:table-cell table:formula="of:=[.J247]*[.$N$1]" office:value-type="float" office:value="0.0159968402049129" calcext:value-type="float">
            <text:p>0,015996840204913</text:p>
          </table:table-cell>
          <table:table-cell table:formula="of:=[.B247]+[.A247]*[.K247]" office:value-type="float" office:value="1.14411466070385" calcext:value-type="float">
            <text:p>1,14411466070385</text:p>
          </table:table-cell>
          <table:table-cell table:number-columns-repeated="2"/>
        </table:table-row>
        <table:table-row table:style-name="ro1">
          <table:table-cell table:formula="of:=[.A247]" office:value-type="float" office:value="0.2" calcext:value-type="float">
            <text:p>0,2</text:p>
          </table:table-cell>
          <table:table-cell table:formula="of:=[.L247]" office:value-type="float" office:value="1.14411466070385" calcext:value-type="float">
            <text:p>1,14411466070385</text:p>
          </table:table-cell>
          <table:table-cell table:formula="of:=[.A248]*[.B248]*[.$N$1]" office:value-type="float" office:value="0.114411466070385" calcext:value-type="float">
            <text:p>0,114411466070385</text:p>
          </table:table-cell>
          <table:table-cell table:formula="of:=[.I247]" office:value-type="float" office:value="1.14411466070385" calcext:value-type="float">
            <text:p>1,14411466070385</text:p>
          </table:table-cell>
          <table:table-cell table:formula="of:=[.C248]*[.D248]*[.$N$1]" office:value-type="float" office:value="0.0654499178418738" calcext:value-type="float">
            <text:p>0,065449917841874</text:p>
          </table:table-cell>
          <table:table-cell table:formula="of:=[.F247]" office:value-type="float" office:value="0.4" calcext:value-type="float">
            <text:p>0,4</text:p>
          </table:table-cell>
          <table:table-cell table:formula="of:=POWER([.F248]-[.E248];2)/2" office:value-type="float" office:value="0.0559618787360045" calcext:value-type="float">
            <text:p>0,055961878736005</text:p>
          </table:table-cell>
          <table:table-cell table:formula="of:=[.G248]*[.$N$1]" office:value-type="float" office:value="0.0279809393680023" calcext:value-type="float">
            <text:p>0,027980939368002</text:p>
          </table:table-cell>
          <table:table-cell table:formula="of:=[.D248]+[.C248]*[.H248]" office:value-type="float" office:value="1.14731600099897" calcext:value-type="float">
            <text:p>1,14731600099897</text:p>
          </table:table-cell>
          <table:table-cell table:formula="of:=[.H248]*[.B248]" office:value-type="float" office:value="0.0320134029511968" calcext:value-type="float">
            <text:p>0,032013402951197</text:p>
          </table:table-cell>
          <table:table-cell table:formula="of:=[.J248]*[.$N$1]" office:value-type="float" office:value="0.0160067014755984" calcext:value-type="float">
            <text:p>0,016006701475598</text:p>
          </table:table-cell>
          <table:table-cell table:formula="of:=[.B248]+[.A248]*[.K248]" office:value-type="float" office:value="1.14731600099897" calcext:value-type="float">
            <text:p>1,14731600099897</text:p>
          </table:table-cell>
          <table:table-cell table:number-columns-repeated="2"/>
        </table:table-row>
        <table:table-row table:style-name="ro1">
          <table:table-cell table:formula="of:=[.A248]" office:value-type="float" office:value="0.2" calcext:value-type="float">
            <text:p>0,2</text:p>
          </table:table-cell>
          <table:table-cell table:formula="of:=[.L248]" office:value-type="float" office:value="1.14731600099897" calcext:value-type="float">
            <text:p>1,14731600099897</text:p>
          </table:table-cell>
          <table:table-cell table:formula="of:=[.A249]*[.B249]*[.$N$1]" office:value-type="float" office:value="0.114731600099897" calcext:value-type="float">
            <text:p>0,114731600099897</text:p>
          </table:table-cell>
          <table:table-cell table:formula="of:=[.I248]" office:value-type="float" office:value="1.14731600099897" calcext:value-type="float">
            <text:p>1,14731600099897</text:p>
          </table:table-cell>
          <table:table-cell table:formula="of:=[.C249]*[.D249]*[.$N$1]" office:value-type="float" office:value="0.0658167003074129" calcext:value-type="float">
            <text:p>0,065816700307413</text:p>
          </table:table-cell>
          <table:table-cell table:formula="of:=[.F248]" office:value-type="float" office:value="0.4" calcext:value-type="float">
            <text:p>0,4</text:p>
          </table:table-cell>
          <table:table-cell table:formula="of:=POWER([.F249]-[.E249];2)/2" office:value-type="float" office:value="0.0558392388967128" calcext:value-type="float">
            <text:p>0,055839238896713</text:p>
          </table:table-cell>
          <table:table-cell table:formula="of:=[.G249]*[.$N$1]" office:value-type="float" office:value="0.0279196194483564" calcext:value-type="float">
            <text:p>0,027919619448356</text:p>
          </table:table-cell>
          <table:table-cell table:formula="of:=[.D249]+[.C249]*[.H249]" office:value-type="float" office:value="1.15051926361246" calcext:value-type="float">
            <text:p>1,15051926361246</text:p>
          </table:table-cell>
          <table:table-cell table:formula="of:=[.H249]*[.B249]" office:value-type="float" office:value="0.0320326261349012" calcext:value-type="float">
            <text:p>0,032032626134901</text:p>
          </table:table-cell>
          <table:table-cell table:formula="of:=[.J249]*[.$N$1]" office:value-type="float" office:value="0.0160163130674506" calcext:value-type="float">
            <text:p>0,016016313067451</text:p>
          </table:table-cell>
          <table:table-cell table:formula="of:=[.B249]+[.A249]*[.K249]" office:value-type="float" office:value="1.15051926361246" calcext:value-type="float">
            <text:p>1,15051926361246</text:p>
          </table:table-cell>
          <table:table-cell table:number-columns-repeated="2"/>
        </table:table-row>
        <table:table-row table:style-name="ro1">
          <table:table-cell table:formula="of:=[.A249]" office:value-type="float" office:value="0.2" calcext:value-type="float">
            <text:p>0,2</text:p>
          </table:table-cell>
          <table:table-cell table:formula="of:=[.L249]" office:value-type="float" office:value="1.15051926361246" calcext:value-type="float">
            <text:p>1,15051926361246</text:p>
          </table:table-cell>
          <table:table-cell table:formula="of:=[.A250]*[.B250]*[.$N$1]" office:value-type="float" office:value="0.115051926361246" calcext:value-type="float">
            <text:p>0,115051926361246</text:p>
          </table:table-cell>
          <table:table-cell table:formula="of:=[.I249]" office:value-type="float" office:value="1.15051926361246" calcext:value-type="float">
            <text:p>1,15051926361246</text:p>
          </table:table-cell>
          <table:table-cell table:formula="of:=[.C250]*[.D250]*[.$N$1]" office:value-type="float" office:value="0.0661847287971673" calcext:value-type="float">
            <text:p>0,066184728797167</text:p>
          </table:table-cell>
          <table:table-cell table:formula="of:=[.F249]" office:value-type="float" office:value="0.4" calcext:value-type="float">
            <text:p>0,4</text:p>
          </table:table-cell>
          <table:table-cell table:formula="of:=POWER([.F250]-[.E250];2)/2" office:value-type="float" office:value="0.0557163176441104" calcext:value-type="float">
            <text:p>0,05571631764411</text:p>
          </table:table-cell>
          <table:table-cell table:formula="of:=[.G250]*[.$N$1]" office:value-type="float" office:value="0.0278581588220552" calcext:value-type="float">
            <text:p>0,027858158822055</text:p>
          </table:table-cell>
          <table:table-cell table:formula="of:=[.D250]+[.C250]*[.H250]" office:value-type="float" office:value="1.15372439844981" calcext:value-type="float">
            <text:p>1,15372439844981</text:p>
          </table:table-cell>
          <table:table-cell table:formula="of:=[.H250]*[.B250]" office:value-type="float" office:value="0.0320513483735498" calcext:value-type="float">
            <text:p>0,03205134837355</text:p>
          </table:table-cell>
          <table:table-cell table:formula="of:=[.J250]*[.$N$1]" office:value-type="float" office:value="0.0160256741867749" calcext:value-type="float">
            <text:p>0,016025674186775</text:p>
          </table:table-cell>
          <table:table-cell table:formula="of:=[.B250]+[.A250]*[.K250]" office:value-type="float" office:value="1.15372439844981" calcext:value-type="float">
            <text:p>1,15372439844981</text:p>
          </table:table-cell>
          <table:table-cell table:number-columns-repeated="2"/>
        </table:table-row>
        <table:table-row table:style-name="ro1">
          <table:table-cell table:formula="of:=[.A250]" office:value-type="float" office:value="0.2" calcext:value-type="float">
            <text:p>0,2</text:p>
          </table:table-cell>
          <table:table-cell table:formula="of:=[.L250]" office:value-type="float" office:value="1.15372439844981" calcext:value-type="float">
            <text:p>1,15372439844981</text:p>
          </table:table-cell>
          <table:table-cell table:formula="of:=[.A251]*[.B251]*[.$N$1]" office:value-type="float" office:value="0.115372439844981" calcext:value-type="float">
            <text:p>0,115372439844981</text:p>
          </table:table-cell>
          <table:table-cell table:formula="of:=[.I250]" office:value-type="float" office:value="1.15372439844981" calcext:value-type="float">
            <text:p>1,15372439844981</text:p>
          </table:table-cell>
          <table:table-cell table:formula="of:=[.C251]*[.D251]*[.$N$1]" office:value-type="float" office:value="0.0665539993789188" calcext:value-type="float">
            <text:p>0,066553999378919</text:p>
          </table:table-cell>
          <table:table-cell table:formula="of:=[.F250]" office:value-type="float" office:value="0.4" calcext:value-type="float">
            <text:p>0,4</text:p>
          </table:table-cell>
          <table:table-cell table:formula="of:=POWER([.F251]-[.E251];2)/2" office:value-type="float" office:value="0.0555931176650971" calcext:value-type="float">
            <text:p>0,055593117665097</text:p>
          </table:table-cell>
          <table:table-cell table:formula="of:=[.G251]*[.$N$1]" office:value-type="float" office:value="0.0277965588325485" calcext:value-type="float">
            <text:p>0,027796558832549</text:p>
          </table:table-cell>
          <table:table-cell table:formula="of:=[.D251]+[.C251]*[.H251]" office:value-type="float" office:value="1.15693135526162" calcext:value-type="float">
            <text:p>1,15693135526162</text:p>
          </table:table-cell>
          <table:table-cell table:formula="of:=[.H251]*[.B251]" office:value-type="float" office:value="0.0320695681180568" calcext:value-type="float">
            <text:p>0,032069568118057</text:p>
          </table:table-cell>
          <table:table-cell table:formula="of:=[.J251]*[.$N$1]" office:value-type="float" office:value="0.0160347840590284" calcext:value-type="float">
            <text:p>0,016034784059028</text:p>
          </table:table-cell>
          <table:table-cell table:formula="of:=[.B251]+[.A251]*[.K251]" office:value-type="float" office:value="1.15693135526162" calcext:value-type="float">
            <text:p>1,15693135526162</text:p>
          </table:table-cell>
          <table:table-cell table:number-columns-repeated="2"/>
        </table:table-row>
        <table:table-row table:style-name="ro1">
          <table:table-cell table:formula="of:=[.A251]" office:value-type="float" office:value="0.2" calcext:value-type="float">
            <text:p>0,2</text:p>
          </table:table-cell>
          <table:table-cell table:formula="of:=[.L251]" office:value-type="float" office:value="1.15693135526162" calcext:value-type="float">
            <text:p>1,15693135526162</text:p>
          </table:table-cell>
          <table:table-cell table:formula="of:=[.A252]*[.B252]*[.$N$1]" office:value-type="float" office:value="0.115693135526162" calcext:value-type="float">
            <text:p>0,115693135526162</text:p>
          </table:table-cell>
          <table:table-cell table:formula="of:=[.I251]" office:value-type="float" office:value="1.15693135526162" calcext:value-type="float">
            <text:p>1,15693135526162</text:p>
          </table:table-cell>
          <table:table-cell table:formula="of:=[.C252]*[.D252]*[.$N$1]" office:value-type="float" office:value="0.066924508039374" calcext:value-type="float">
            <text:p>0,066924508039374</text:p>
          </table:table-cell>
          <table:table-cell table:formula="of:=[.F251]" office:value-type="float" office:value="0.4" calcext:value-type="float">
            <text:p>0,4</text:p>
          </table:table-cell>
          <table:table-cell table:formula="of:=POWER([.F252]-[.E252];2)/2" office:value-type="float" office:value="0.0554696416724065" calcext:value-type="float">
            <text:p>0,055469641672407</text:p>
          </table:table-cell>
          <table:table-cell table:formula="of:=[.G252]*[.$N$1]" office:value-type="float" office:value="0.0277348208362033" calcext:value-type="float">
            <text:p>0,027734820836203</text:p>
          </table:table-cell>
          <table:table-cell table:formula="of:=[.D252]+[.C252]*[.H252]" office:value-type="float" office:value="1.16014008364741" calcext:value-type="float">
            <text:p>1,16014008364741</text:p>
          </table:table-cell>
          <table:table-cell table:formula="of:=[.H252]*[.B252]" office:value-type="float" office:value="0.0320872838579668" calcext:value-type="float">
            <text:p>0,032087283857967</text:p>
          </table:table-cell>
          <table:table-cell table:formula="of:=[.J252]*[.$N$1]" office:value-type="float" office:value="0.0160436419289834" calcext:value-type="float">
            <text:p>0,016043641928983</text:p>
          </table:table-cell>
          <table:table-cell table:formula="of:=[.B252]+[.A252]*[.K252]" office:value-type="float" office:value="1.16014008364741" calcext:value-type="float">
            <text:p>1,16014008364741</text:p>
          </table:table-cell>
          <table:table-cell table:number-columns-repeated="2"/>
        </table:table-row>
        <table:table-row table:style-name="ro1">
          <table:table-cell table:formula="of:=[.A252]" office:value-type="float" office:value="0.2" calcext:value-type="float">
            <text:p>0,2</text:p>
          </table:table-cell>
          <table:table-cell table:formula="of:=[.L252]" office:value-type="float" office:value="1.16014008364741" calcext:value-type="float">
            <text:p>1,16014008364741</text:p>
          </table:table-cell>
          <table:table-cell table:formula="of:=[.A253]*[.B253]*[.$N$1]" office:value-type="float" office:value="0.116014008364741" calcext:value-type="float">
            <text:p>0,116014008364741</text:p>
          </table:table-cell>
          <table:table-cell table:formula="of:=[.I252]" office:value-type="float" office:value="1.16014008364741" calcext:value-type="float">
            <text:p>1,16014008364741</text:p>
          </table:table-cell>
          <table:table-cell table:formula="of:=[.C253]*[.D253]*[.$N$1]" office:value-type="float" office:value="0.0672962506842713" calcext:value-type="float">
            <text:p>0,067296250684271</text:p>
          </table:table-cell>
          <table:table-cell table:formula="of:=[.F252]" office:value-type="float" office:value="0.4" calcext:value-type="float">
            <text:p>0,4</text:p>
          </table:table-cell>
          <table:table-cell table:formula="of:=POWER([.F253]-[.E253];2)/2" office:value-type="float" office:value="0.0553458924043717" calcext:value-type="float">
            <text:p>0,055345892404372</text:p>
          </table:table-cell>
          <table:table-cell table:formula="of:=[.G253]*[.$N$1]" office:value-type="float" office:value="0.0276729462021858" calcext:value-type="float">
            <text:p>0,027672946202186</text:p>
          </table:table-cell>
          <table:table-cell table:formula="of:=[.D253]+[.C253]*[.H253]" office:value-type="float" office:value="1.16335053305959" calcext:value-type="float">
            <text:p>1,16335053305959</text:p>
          </table:table-cell>
          <table:table-cell table:formula="of:=[.H253]*[.B253]" office:value-type="float" office:value="0.0321044941217742" calcext:value-type="float">
            <text:p>0,032104494121774</text:p>
          </table:table-cell>
          <table:table-cell table:formula="of:=[.J253]*[.$N$1]" office:value-type="float" office:value="0.0160522470608871" calcext:value-type="float">
            <text:p>0,016052247060887</text:p>
          </table:table-cell>
          <table:table-cell table:formula="of:=[.B253]+[.A253]*[.K253]" office:value-type="float" office:value="1.16335053305959" calcext:value-type="float">
            <text:p>1,16335053305959</text:p>
          </table:table-cell>
          <table:table-cell table:number-columns-repeated="2"/>
        </table:table-row>
        <table:table-row table:style-name="ro1">
          <table:table-cell table:formula="of:=[.A253]" office:value-type="float" office:value="0.2" calcext:value-type="float">
            <text:p>0,2</text:p>
          </table:table-cell>
          <table:table-cell table:formula="of:=[.L253]" office:value-type="float" office:value="1.16335053305959" calcext:value-type="float">
            <text:p>1,16335053305959</text:p>
          </table:table-cell>
          <table:table-cell table:formula="of:=[.A254]*[.B254]*[.$N$1]" office:value-type="float" office:value="0.116335053305959" calcext:value-type="float">
            <text:p>0,116335053305959</text:p>
          </table:table-cell>
          <table:table-cell table:formula="of:=[.I253]" office:value-type="float" office:value="1.16335053305959" calcext:value-type="float">
            <text:p>1,16335053305959</text:p>
          </table:table-cell>
          <table:table-cell table:formula="of:=[.C254]*[.D254]*[.$N$1]" office:value-type="float" office:value="0.0676692231385016" calcext:value-type="float">
            <text:p>0,067669223138502</text:p>
          </table:table-cell>
          <table:table-cell table:formula="of:=[.F253]" office:value-type="float" office:value="0.4" calcext:value-type="float">
            <text:p>0,4</text:p>
          </table:table-cell>
          <table:table-cell table:formula="of:=POWER([.F254]-[.E254];2)/2" office:value-type="float" office:value="0.0552218726246835" calcext:value-type="float">
            <text:p>0,055221872624684</text:p>
          </table:table-cell>
          <table:table-cell table:formula="of:=[.G254]*[.$N$1]" office:value-type="float" office:value="0.0276109363123418" calcext:value-type="float">
            <text:p>0,027610936312342</text:p>
          </table:table-cell>
          <table:table-cell table:formula="of:=[.D254]+[.C254]*[.H254]" office:value-type="float" office:value="1.16656265280731" calcext:value-type="float">
            <text:p>1,16656265280731</text:p>
          </table:table-cell>
          <table:table-cell table:formula="of:=[.H254]*[.B254]" office:value-type="float" office:value="0.0321211974772372" calcext:value-type="float">
            <text:p>0,032121197477237</text:p>
          </table:table-cell>
          <table:table-cell table:formula="of:=[.J254]*[.$N$1]" office:value-type="float" office:value="0.0160605987386186" calcext:value-type="float">
            <text:p>0,016060598738619</text:p>
          </table:table-cell>
          <table:table-cell table:formula="of:=[.B254]+[.A254]*[.K254]" office:value-type="float" office:value="1.16656265280731" calcext:value-type="float">
            <text:p>1,16656265280731</text:p>
          </table:table-cell>
          <table:table-cell table:number-columns-repeated="2"/>
        </table:table-row>
        <table:table-row table:style-name="ro1">
          <table:table-cell table:formula="of:=[.A254]" office:value-type="float" office:value="0.2" calcext:value-type="float">
            <text:p>0,2</text:p>
          </table:table-cell>
          <table:table-cell table:formula="of:=[.L254]" office:value-type="float" office:value="1.16656265280731" calcext:value-type="float">
            <text:p>1,16656265280731</text:p>
          </table:table-cell>
          <table:table-cell table:formula="of:=[.A255]*[.B255]*[.$N$1]" office:value-type="float" office:value="0.116656265280731" calcext:value-type="float">
            <text:p>0,116656265280731</text:p>
          </table:table-cell>
          <table:table-cell table:formula="of:=[.I254]" office:value-type="float" office:value="1.16656265280731" calcext:value-type="float">
            <text:p>1,16656265280731</text:p>
          </table:table-cell>
          <table:table-cell table:formula="of:=[.C255]*[.D255]*[.$N$1]" office:value-type="float" office:value="0.0680434211462418" calcext:value-type="float">
            <text:p>0,068043421146242</text:p>
          </table:table-cell>
          <table:table-cell table:formula="of:=[.F254]" office:value-type="float" office:value="0.4" calcext:value-type="float">
            <text:p>0,4</text:p>
          </table:table-cell>
          <table:table-cell table:formula="of:=POWER([.F255]-[.E255];2)/2" office:value-type="float" office:value="0.0550975851221457" calcext:value-type="float">
            <text:p>0,055097585122146</text:p>
          </table:table-cell>
          <table:table-cell table:formula="of:=[.G255]*[.$N$1]" office:value-type="float" office:value="0.0275487925610728" calcext:value-type="float">
            <text:p>0,027548792561073</text:p>
          </table:table-cell>
          <table:table-cell table:formula="of:=[.D255]+[.C255]*[.H255]" office:value-type="float" office:value="1.16977639206048" calcext:value-type="float">
            <text:p>1,16977639206048</text:p>
          </table:table-cell>
          <table:table-cell table:formula="of:=[.H255]*[.B255]" office:value-type="float" office:value="0.0321373925316835" calcext:value-type="float">
            <text:p>0,032137392531684</text:p>
          </table:table-cell>
          <table:table-cell table:formula="of:=[.J255]*[.$N$1]" office:value-type="float" office:value="0.0160686962658418" calcext:value-type="float">
            <text:p>0,016068696265842</text:p>
          </table:table-cell>
          <table:table-cell table:formula="of:=[.B255]+[.A255]*[.K255]" office:value-type="float" office:value="1.16977639206048" calcext:value-type="float">
            <text:p>1,16977639206048</text:p>
          </table:table-cell>
          <table:table-cell table:number-columns-repeated="2"/>
        </table:table-row>
        <table:table-row table:style-name="ro1">
          <table:table-cell table:formula="of:=[.A255]" office:value-type="float" office:value="0.2" calcext:value-type="float">
            <text:p>0,2</text:p>
          </table:table-cell>
          <table:table-cell table:formula="of:=[.L255]" office:value-type="float" office:value="1.16977639206048" calcext:value-type="float">
            <text:p>1,16977639206048</text:p>
          </table:table-cell>
          <table:table-cell table:formula="of:=[.A256]*[.B256]*[.$N$1]" office:value-type="float" office:value="0.116977639206048" calcext:value-type="float">
            <text:p>0,116977639206048</text:p>
          </table:table-cell>
          <table:table-cell table:formula="of:=[.I255]" office:value-type="float" office:value="1.16977639206048" calcext:value-type="float">
            <text:p>1,16977639206048</text:p>
          </table:table-cell>
          <table:table-cell table:formula="of:=[.C256]*[.D256]*[.$N$1]" office:value-type="float" office:value="0.0684188403711019" calcext:value-type="float">
            <text:p>0,068418840371102</text:p>
          </table:table-cell>
          <table:table-cell table:formula="of:=[.F255]" office:value-type="float" office:value="0.4" calcext:value-type="float">
            <text:p>0,4</text:p>
          </table:table-cell>
          <table:table-cell table:formula="of:=POWER([.F256]-[.E256];2)/2" office:value-type="float" office:value="0.0549730327104224" calcext:value-type="float">
            <text:p>0,054973032710422</text:p>
          </table:table-cell>
          <table:table-cell table:formula="of:=[.G256]*[.$N$1]" office:value-type="float" office:value="0.0274865163552112" calcext:value-type="float">
            <text:p>0,027486516355211</text:p>
          </table:table-cell>
          <table:table-cell table:formula="of:=[.D256]+[.C256]*[.H256]" office:value-type="float" office:value="1.17299169985371" calcext:value-type="float">
            <text:p>1,17299169985371</text:p>
          </table:table-cell>
          <table:table-cell table:formula="of:=[.H256]*[.B256]" office:value-type="float" office:value="0.0321530779323104" calcext:value-type="float">
            <text:p>0,03215307793231</text:p>
          </table:table-cell>
          <table:table-cell table:formula="of:=[.J256]*[.$N$1]" office:value-type="float" office:value="0.0160765389661552" calcext:value-type="float">
            <text:p>0,016076538966155</text:p>
          </table:table-cell>
          <table:table-cell table:formula="of:=[.B256]+[.A256]*[.K256]" office:value-type="float" office:value="1.17299169985371" calcext:value-type="float">
            <text:p>1,17299169985371</text:p>
          </table:table-cell>
          <table:table-cell table:number-columns-repeated="2"/>
        </table:table-row>
        <table:table-row table:style-name="ro1">
          <table:table-cell table:formula="of:=[.A256]" office:value-type="float" office:value="0.2" calcext:value-type="float">
            <text:p>0,2</text:p>
          </table:table-cell>
          <table:table-cell table:formula="of:=[.L256]" office:value-type="float" office:value="1.17299169985371" calcext:value-type="float">
            <text:p>1,17299169985371</text:p>
          </table:table-cell>
          <table:table-cell table:formula="of:=[.A257]*[.B257]*[.$N$1]" office:value-type="float" office:value="0.117299169985371" calcext:value-type="float">
            <text:p>0,117299169985371</text:p>
          </table:table-cell>
          <table:table-cell table:formula="of:=[.I256]" office:value-type="float" office:value="1.17299169985371" calcext:value-type="float">
            <text:p>1,17299169985371</text:p>
          </table:table-cell>
          <table:table-cell table:formula="of:=[.C257]*[.D257]*[.$N$1]" office:value-type="float" office:value="0.0687954763962852" calcext:value-type="float">
            <text:p>0,068795476396285</text:p>
          </table:table-cell>
          <table:table-cell table:formula="of:=[.F256]" office:value-type="float" office:value="0.4" calcext:value-type="float">
            <text:p>0,4</text:p>
          </table:table-cell>
          <table:table-cell table:formula="of:=POWER([.F257]-[.E257];2)/2" office:value-type="float" office:value="0.0548482182277818" calcext:value-type="float">
            <text:p>0,054848218227782</text:p>
          </table:table-cell>
          <table:table-cell table:formula="of:=[.G257]*[.$N$1]" office:value-type="float" office:value="0.0274241091138909" calcext:value-type="float">
            <text:p>0,027424109113891</text:p>
          </table:table-cell>
          <table:table-cell table:formula="of:=[.D257]+[.C257]*[.H257]" office:value-type="float" office:value="1.17620852509036" calcext:value-type="float">
            <text:p>1,17620852509036</text:p>
          </table:table-cell>
          <table:table-cell table:formula="of:=[.H257]*[.B257]" office:value-type="float" office:value="0.0321682523664766" calcext:value-type="float">
            <text:p>0,032168252366477</text:p>
          </table:table-cell>
          <table:table-cell table:formula="of:=[.J257]*[.$N$1]" office:value-type="float" office:value="0.0160841261832383" calcext:value-type="float">
            <text:p>0,016084126183238</text:p>
          </table:table-cell>
          <table:table-cell table:formula="of:=[.B257]+[.A257]*[.K257]" office:value-type="float" office:value="1.17620852509036" calcext:value-type="float">
            <text:p>1,17620852509036</text:p>
          </table:table-cell>
          <table:table-cell table:number-columns-repeated="2"/>
        </table:table-row>
        <table:table-row table:style-name="ro1">
          <table:table-cell table:formula="of:=[.A257]" office:value-type="float" office:value="0.2" calcext:value-type="float">
            <text:p>0,2</text:p>
          </table:table-cell>
          <table:table-cell table:formula="of:=[.L257]" office:value-type="float" office:value="1.17620852509036" calcext:value-type="float">
            <text:p>1,17620852509036</text:p>
          </table:table-cell>
          <table:table-cell table:formula="of:=[.A258]*[.B258]*[.$N$1]" office:value-type="float" office:value="0.117620852509036" calcext:value-type="float">
            <text:p>0,117620852509036</text:p>
          </table:table-cell>
          <table:table-cell table:formula="of:=[.I257]" office:value-type="float" office:value="1.17620852509036" calcext:value-type="float">
            <text:p>1,17620852509036</text:p>
          </table:table-cell>
          <table:table-cell table:formula="of:=[.C258]*[.D258]*[.$N$1]" office:value-type="float" office:value="0.0691733247247621" calcext:value-type="float">
            <text:p>0,069173324724762</text:p>
          </table:table-cell>
          <table:table-cell table:formula="of:=[.F257]" office:value-type="float" office:value="0.4" calcext:value-type="float">
            <text:p>0,4</text:p>
          </table:table-cell>
          <table:table-cell table:formula="of:=POWER([.F258]-[.E258];2)/2" office:value-type="float" office:value="0.0547231445368339" calcext:value-type="float">
            <text:p>0,054723144536834</text:p>
          </table:table-cell>
          <table:table-cell table:formula="of:=[.G258]*[.$N$1]" office:value-type="float" office:value="0.0273615722684169" calcext:value-type="float">
            <text:p>0,027361572268417</text:p>
          </table:table-cell>
          <table:table-cell table:formula="of:=[.D258]+[.C258]*[.H258]" office:value-type="float" office:value="1.17942681654656" calcext:value-type="float">
            <text:p>1,17942681654656</text:p>
          </table:table-cell>
          <table:table-cell table:formula="of:=[.H258]*[.B258]" office:value-type="float" office:value="0.032182914561988" calcext:value-type="float">
            <text:p>0,032182914561988</text:p>
          </table:table-cell>
          <table:table-cell table:formula="of:=[.J258]*[.$N$1]" office:value-type="float" office:value="0.016091457280994" calcext:value-type="float">
            <text:p>0,016091457280994</text:p>
          </table:table-cell>
          <table:table-cell table:formula="of:=[.B258]+[.A258]*[.K258]" office:value-type="float" office:value="1.17942681654656" calcext:value-type="float">
            <text:p>1,17942681654656</text:p>
          </table:table-cell>
          <table:table-cell table:number-columns-repeated="2"/>
        </table:table-row>
        <table:table-row table:style-name="ro1">
          <table:table-cell table:formula="of:=[.A258]" office:value-type="float" office:value="0.2" calcext:value-type="float">
            <text:p>0,2</text:p>
          </table:table-cell>
          <table:table-cell table:formula="of:=[.L258]" office:value-type="float" office:value="1.17942681654656" calcext:value-type="float">
            <text:p>1,17942681654656</text:p>
          </table:table-cell>
          <table:table-cell table:formula="of:=[.A259]*[.B259]*[.$N$1]" office:value-type="float" office:value="0.117942681654656" calcext:value-type="float">
            <text:p>0,117942681654656</text:p>
          </table:table-cell>
          <table:table-cell table:formula="of:=[.I258]" office:value-type="float" office:value="1.17942681654656" calcext:value-type="float">
            <text:p>1,17942681654656</text:p>
          </table:table-cell>
          <table:table-cell table:formula="of:=[.C259]*[.D259]*[.$N$1]" office:value-type="float" office:value="0.0695523807794576" calcext:value-type="float">
            <text:p>0,069552380779458</text:p>
          </table:table-cell>
          <table:table-cell table:formula="of:=[.F258]" office:value-type="float" office:value="0.4" calcext:value-type="float">
            <text:p>0,4</text:p>
          </table:table-cell>
          <table:table-cell table:formula="of:=POWER([.F259]-[.E259];2)/2" office:value-type="float" office:value="0.0545978145242623" calcext:value-type="float">
            <text:p>0,054597814524262</text:p>
          </table:table-cell>
          <table:table-cell table:formula="of:=[.G259]*[.$N$1]" office:value-type="float" office:value="0.0272989072621312" calcext:value-type="float">
            <text:p>0,027298907262131</text:p>
          </table:table-cell>
          <table:table-cell table:formula="of:=[.D259]+[.C259]*[.H259]" office:value-type="float" office:value="1.1826465228753" calcext:value-type="float">
            <text:p>1,1826465228753</text:p>
          </table:table-cell>
          <table:table-cell table:formula="of:=[.H259]*[.B259]" office:value-type="float" office:value="0.0321970632873751" calcext:value-type="float">
            <text:p>0,032197063287375</text:p>
          </table:table-cell>
          <table:table-cell table:formula="of:=[.J259]*[.$N$1]" office:value-type="float" office:value="0.0160985316436876" calcext:value-type="float">
            <text:p>0,016098531643688</text:p>
          </table:table-cell>
          <table:table-cell table:formula="of:=[.B259]+[.A259]*[.K259]" office:value-type="float" office:value="1.1826465228753" calcext:value-type="float">
            <text:p>1,1826465228753</text:p>
          </table:table-cell>
          <table:table-cell table:number-columns-repeated="2"/>
        </table:table-row>
        <table:table-row table:style-name="ro1">
          <table:table-cell table:formula="of:=[.A259]" office:value-type="float" office:value="0.2" calcext:value-type="float">
            <text:p>0,2</text:p>
          </table:table-cell>
          <table:table-cell table:formula="of:=[.L259]" office:value-type="float" office:value="1.1826465228753" calcext:value-type="float">
            <text:p>1,1826465228753</text:p>
          </table:table-cell>
          <table:table-cell table:formula="of:=[.A260]*[.B260]*[.$N$1]" office:value-type="float" office:value="0.11826465228753" calcext:value-type="float">
            <text:p>0,11826465228753</text:p>
          </table:table-cell>
          <table:table-cell table:formula="of:=[.I259]" office:value-type="float" office:value="1.1826465228753" calcext:value-type="float">
            <text:p>1,1826465228753</text:p>
          </table:table-cell>
          <table:table-cell table:formula="of:=[.C260]*[.D260]*[.$N$1]" office:value-type="float" office:value="0.0699326399034515" calcext:value-type="float">
            <text:p>0,069932639903452</text:p>
          </table:table-cell>
          <table:table-cell table:formula="of:=[.F259]" office:value-type="float" office:value="0.4" calcext:value-type="float">
            <text:p>0,4</text:p>
          </table:table-cell>
          <table:table-cell table:formula="of:=POWER([.F260]-[.E260];2)/2" office:value-type="float" office:value="0.0544722311005523" calcext:value-type="float">
            <text:p>0,054472231100552</text:p>
          </table:table-cell>
          <table:table-cell table:formula="of:=[.G260]*[.$N$1]" office:value-type="float" office:value="0.0272361155502761" calcext:value-type="float">
            <text:p>0,027236115550276</text:p>
          </table:table-cell>
          <table:table-cell table:formula="of:=[.D260]+[.C260]*[.H260]" office:value-type="float" office:value="1.18586759261051" calcext:value-type="float">
            <text:p>1,18586759261051</text:p>
          </table:table-cell>
          <table:table-cell table:formula="of:=[.H260]*[.B260]" office:value-type="float" office:value="0.0322106973521639" calcext:value-type="float">
            <text:p>0,032210697352164</text:p>
          </table:table-cell>
          <table:table-cell table:formula="of:=[.J260]*[.$N$1]" office:value-type="float" office:value="0.016105348676082" calcext:value-type="float">
            <text:p>0,016105348676082</text:p>
          </table:table-cell>
          <table:table-cell table:formula="of:=[.B260]+[.A260]*[.K260]" office:value-type="float" office:value="1.18586759261051" calcext:value-type="float">
            <text:p>1,18586759261051</text:p>
          </table:table-cell>
          <table:table-cell table:number-columns-repeated="2"/>
        </table:table-row>
        <table:table-row table:style-name="ro1">
          <table:table-cell table:formula="of:=[.A260]" office:value-type="float" office:value="0.2" calcext:value-type="float">
            <text:p>0,2</text:p>
          </table:table-cell>
          <table:table-cell table:formula="of:=[.L260]" office:value-type="float" office:value="1.18586759261051" calcext:value-type="float">
            <text:p>1,18586759261051</text:p>
          </table:table-cell>
          <table:table-cell table:formula="of:=[.A261]*[.B261]*[.$N$1]" office:value-type="float" office:value="0.118586759261051" calcext:value-type="float">
            <text:p>0,118586759261051</text:p>
          </table:table-cell>
          <table:table-cell table:formula="of:=[.I260]" office:value-type="float" office:value="1.18586759261051" calcext:value-type="float">
            <text:p>1,18586759261051</text:p>
          </table:table-cell>
          <table:table-cell table:formula="of:=[.C261]*[.D261]*[.$N$1]" office:value-type="float" office:value="0.0703140973601928" calcext:value-type="float">
            <text:p>0,070314097360193</text:p>
          </table:table-cell>
          <table:table-cell table:formula="of:=[.F260]" office:value-type="float" office:value="0.4" calcext:value-type="float">
            <text:p>0,4</text:p>
          </table:table-cell>
          <table:table-cell table:formula="of:=POWER([.F261]-[.E261];2)/2" office:value-type="float" office:value="0.0543463971997122" calcext:value-type="float">
            <text:p>0,054346397199712</text:p>
          </table:table-cell>
          <table:table-cell table:formula="of:=[.G261]*[.$N$1]" office:value-type="float" office:value="0.0271731985998561" calcext:value-type="float">
            <text:p>0,027173198599856</text:p>
          </table:table-cell>
          <table:table-cell table:formula="of:=[.D261]+[.C261]*[.H261]" office:value-type="float" office:value="1.18908997417123" calcext:value-type="float">
            <text:p>1,18908997417123</text:p>
          </table:table-cell>
          <table:table-cell table:formula="of:=[.H261]*[.B261]" office:value-type="float" office:value="0.0322238156071388" calcext:value-type="float">
            <text:p>0,032223815607139</text:p>
          </table:table-cell>
          <table:table-cell table:formula="of:=[.J261]*[.$N$1]" office:value-type="float" office:value="0.0161119078035694" calcext:value-type="float">
            <text:p>0,016111907803569</text:p>
          </table:table-cell>
          <table:table-cell table:formula="of:=[.B261]+[.A261]*[.K261]" office:value-type="float" office:value="1.18908997417123" calcext:value-type="float">
            <text:p>1,18908997417123</text:p>
          </table:table-cell>
          <table:table-cell table:number-columns-repeated="2"/>
        </table:table-row>
        <table:table-row table:style-name="ro1">
          <table:table-cell table:formula="of:=[.A261]" office:value-type="float" office:value="0.2" calcext:value-type="float">
            <text:p>0,2</text:p>
          </table:table-cell>
          <table:table-cell table:formula="of:=[.L261]" office:value-type="float" office:value="1.18908997417123" calcext:value-type="float">
            <text:p>1,18908997417123</text:p>
          </table:table-cell>
          <table:table-cell table:formula="of:=[.A262]*[.B262]*[.$N$1]" office:value-type="float" office:value="0.118908997417123" calcext:value-type="float">
            <text:p>0,118908997417123</text:p>
          </table:table-cell>
          <table:table-cell table:formula="of:=[.I261]" office:value-type="float" office:value="1.18908997417123" calcext:value-type="float">
            <text:p>1,18908997417123</text:p>
          </table:table-cell>
          <table:table-cell table:formula="of:=[.C262]*[.D262]*[.$N$1]" office:value-type="float" office:value="0.0706967483337265" calcext:value-type="float">
            <text:p>0,070696748333727</text:p>
          </table:table-cell>
          <table:table-cell table:formula="of:=[.F261]" office:value-type="float" office:value="0.4" calcext:value-type="float">
            <text:p>0,4</text:p>
          </table:table-cell>
          <table:table-cell table:formula="of:=POWER([.F262]-[.E262];2)/2" office:value-type="float" office:value="0.0542203157789905" calcext:value-type="float">
            <text:p>0,054220315778991</text:p>
          </table:table-cell>
          <table:table-cell table:formula="of:=[.G262]*[.$N$1]" office:value-type="float" office:value="0.0271101578894953" calcext:value-type="float">
            <text:p>0,027110157889495</text:p>
          </table:table-cell>
          <table:table-cell table:formula="of:=[.D262]+[.C262]*[.H262]" office:value-type="float" office:value="1.19231361586569" calcext:value-type="float">
            <text:p>1,19231361586569</text:p>
          </table:table-cell>
          <table:table-cell table:formula="of:=[.H262]*[.B262]" office:value-type="float" office:value="0.0322364169445978" calcext:value-type="float">
            <text:p>0,032236416944598</text:p>
          </table:table-cell>
          <table:table-cell table:formula="of:=[.J262]*[.$N$1]" office:value-type="float" office:value="0.0161182084722989" calcext:value-type="float">
            <text:p>0,016118208472299</text:p>
          </table:table-cell>
          <table:table-cell table:formula="of:=[.B262]+[.A262]*[.K262]" office:value-type="float" office:value="1.19231361586569" calcext:value-type="float">
            <text:p>1,19231361586569</text:p>
          </table:table-cell>
          <table:table-cell table:number-columns-repeated="2"/>
        </table:table-row>
        <table:table-row table:style-name="ro1">
          <table:table-cell table:formula="of:=[.A262]" office:value-type="float" office:value="0.2" calcext:value-type="float">
            <text:p>0,2</text:p>
          </table:table-cell>
          <table:table-cell table:formula="of:=[.L262]" office:value-type="float" office:value="1.19231361586569" calcext:value-type="float">
            <text:p>1,19231361586569</text:p>
          </table:table-cell>
          <table:table-cell table:formula="of:=[.A263]*[.B263]*[.$N$1]" office:value-type="float" office:value="0.119231361586569" calcext:value-type="float">
            <text:p>0,119231361586569</text:p>
          </table:table-cell>
          <table:table-cell table:formula="of:=[.I262]" office:value-type="float" office:value="1.19231361586569" calcext:value-type="float">
            <text:p>1,19231361586569</text:p>
          </table:table-cell>
          <table:table-cell table:formula="of:=[.C263]*[.D263]*[.$N$1]" office:value-type="float" office:value="0.0710805879289355" calcext:value-type="float">
            <text:p>0,071080587928936</text:p>
          </table:table-cell>
          <table:table-cell table:formula="of:=[.F262]" office:value-type="float" office:value="0.4" calcext:value-type="float">
            <text:p>0,4</text:p>
          </table:table-cell>
          <table:table-cell table:formula="of:=POWER([.F263]-[.E263];2)/2" office:value-type="float" office:value="0.0540939898185874" calcext:value-type="float">
            <text:p>0,054093989818587</text:p>
          </table:table-cell>
          <table:table-cell table:formula="of:=[.G263]*[.$N$1]" office:value-type="float" office:value="0.0270469949092937" calcext:value-type="float">
            <text:p>0,027046994909294</text:p>
          </table:table-cell>
          <table:table-cell table:formula="of:=[.D263]+[.C263]*[.H263]" office:value-type="float" office:value="1.19553846589555" calcext:value-type="float">
            <text:p>1,19553846589555</text:p>
          </table:table-cell>
          <table:table-cell table:formula="of:=[.H263]*[.B263]" office:value-type="float" office:value="0.0322485002986008" calcext:value-type="float">
            <text:p>0,032248500298601</text:p>
          </table:table-cell>
          <table:table-cell table:formula="of:=[.J263]*[.$N$1]" office:value-type="float" office:value="0.0161242501493004" calcext:value-type="float">
            <text:p>0,0161242501493</text:p>
          </table:table-cell>
          <table:table-cell table:formula="of:=[.B263]+[.A263]*[.K263]" office:value-type="float" office:value="1.19553846589555" calcext:value-type="float">
            <text:p>1,19553846589555</text:p>
          </table:table-cell>
          <table:table-cell table:number-columns-repeated="2"/>
        </table:table-row>
        <table:table-row table:style-name="ro1">
          <table:table-cell table:formula="of:=[.A263]" office:value-type="float" office:value="0.2" calcext:value-type="float">
            <text:p>0,2</text:p>
          </table:table-cell>
          <table:table-cell table:formula="of:=[.L263]" office:value-type="float" office:value="1.19553846589555" calcext:value-type="float">
            <text:p>1,19553846589555</text:p>
          </table:table-cell>
          <table:table-cell table:formula="of:=[.A264]*[.B264]*[.$N$1]" office:value-type="float" office:value="0.119553846589555" calcext:value-type="float">
            <text:p>0,119553846589555</text:p>
          </table:table-cell>
          <table:table-cell table:formula="of:=[.I263]" office:value-type="float" office:value="1.19553846589555" calcext:value-type="float">
            <text:p>1,19553846589555</text:p>
          </table:table-cell>
          <table:table-cell table:formula="of:=[.C264]*[.D264]*[.$N$1]" office:value-type="float" office:value="0.071465611171794" calcext:value-type="float">
            <text:p>0,071465611171794</text:p>
          </table:table-cell>
          <table:table-cell table:formula="of:=[.F263]" office:value-type="float" office:value="0.4" calcext:value-type="float">
            <text:p>0,4</text:p>
          </table:table-cell>
          <table:table-cell table:formula="of:=POWER([.F264]-[.E264];2)/2" office:value-type="float" office:value="0.0539674223213615" calcext:value-type="float">
            <text:p>0,053967422321362</text:p>
          </table:table-cell>
          <table:table-cell table:formula="of:=[.G264]*[.$N$1]" office:value-type="float" office:value="0.0269837111606807" calcext:value-type="float">
            <text:p>0,026983711160681</text:p>
          </table:table-cell>
          <table:table-cell table:formula="of:=[.D264]+[.C264]*[.H264]" office:value-type="float" office:value="1.19876447236007" calcext:value-type="float">
            <text:p>1,19876447236007</text:p>
          </table:table-cell>
          <table:table-cell table:formula="of:=[.H264]*[.B264]" office:value-type="float" office:value="0.0322600646452088" calcext:value-type="float">
            <text:p>0,032260064645209</text:p>
          </table:table-cell>
          <table:table-cell table:formula="of:=[.J264]*[.$N$1]" office:value-type="float" office:value="0.0161300323226044" calcext:value-type="float">
            <text:p>0,016130032322604</text:p>
          </table:table-cell>
          <table:table-cell table:formula="of:=[.B264]+[.A264]*[.K264]" office:value-type="float" office:value="1.19876447236007" calcext:value-type="float">
            <text:p>1,19876447236007</text:p>
          </table:table-cell>
          <table:table-cell table:number-columns-repeated="2"/>
        </table:table-row>
        <table:table-row table:style-name="ro1">
          <table:table-cell table:formula="of:=[.A264]" office:value-type="float" office:value="0.2" calcext:value-type="float">
            <text:p>0,2</text:p>
          </table:table-cell>
          <table:table-cell table:formula="of:=[.L264]" office:value-type="float" office:value="1.19876447236007" calcext:value-type="float">
            <text:p>1,19876447236007</text:p>
          </table:table-cell>
          <table:table-cell table:formula="of:=[.A265]*[.B265]*[.$N$1]" office:value-type="float" office:value="0.119876447236007" calcext:value-type="float">
            <text:p>0,119876447236007</text:p>
          </table:table-cell>
          <table:table-cell table:formula="of:=[.I264]" office:value-type="float" office:value="1.19876447236007" calcext:value-type="float">
            <text:p>1,19876447236007</text:p>
          </table:table-cell>
          <table:table-cell table:formula="of:=[.C265]*[.D265]*[.$N$1]" office:value-type="float" office:value="0.0718518130096357" calcext:value-type="float">
            <text:p>0,071851813009636</text:p>
          </table:table-cell>
          <table:table-cell table:formula="of:=[.F264]" office:value-type="float" office:value="0.4" calcext:value-type="float">
            <text:p>0,4</text:p>
          </table:table-cell>
          <table:table-cell table:formula="of:=POWER([.F265]-[.E265];2)/2" office:value-type="float" office:value="0.0538406163125316" calcext:value-type="float">
            <text:p>0,053840616312532</text:p>
          </table:table-cell>
          <table:table-cell table:formula="of:=[.G265]*[.$N$1]" office:value-type="float" office:value="0.0269203081562658" calcext:value-type="float">
            <text:p>0,026920308156266</text:p>
          </table:table-cell>
          <table:table-cell table:formula="of:=[.D265]+[.C265]*[.H265]" office:value-type="float" office:value="1.20199158326034" calcext:value-type="float">
            <text:p>1,20199158326034</text:p>
          </table:table-cell>
          <table:table-cell table:formula="of:=[.H265]*[.B265]" office:value-type="float" office:value="0.0322711090027164" calcext:value-type="float">
            <text:p>0,032271109002716</text:p>
          </table:table-cell>
          <table:table-cell table:formula="of:=[.J265]*[.$N$1]" office:value-type="float" office:value="0.0161355545013582" calcext:value-type="float">
            <text:p>0,016135554501358</text:p>
          </table:table-cell>
          <table:table-cell table:formula="of:=[.B265]+[.A265]*[.K265]" office:value-type="float" office:value="1.20199158326034" calcext:value-type="float">
            <text:p>1,20199158326034</text:p>
          </table:table-cell>
          <table:table-cell table:number-columns-repeated="2"/>
        </table:table-row>
        <table:table-row table:style-name="ro1">
          <table:table-cell table:formula="of:=[.A265]" office:value-type="float" office:value="0.2" calcext:value-type="float">
            <text:p>0,2</text:p>
          </table:table-cell>
          <table:table-cell table:formula="of:=[.L265]" office:value-type="float" office:value="1.20199158326034" calcext:value-type="float">
            <text:p>1,20199158326034</text:p>
          </table:table-cell>
          <table:table-cell table:formula="of:=[.A266]*[.B266]*[.$N$1]" office:value-type="float" office:value="0.120199158326034" calcext:value-type="float">
            <text:p>0,120199158326034</text:p>
          </table:table-cell>
          <table:table-cell table:formula="of:=[.I265]" office:value-type="float" office:value="1.20199158326034" calcext:value-type="float">
            <text:p>1,20199158326034</text:p>
          </table:table-cell>
          <table:table-cell table:formula="of:=[.C266]*[.D266]*[.$N$1]" office:value-type="float" office:value="0.072239188311435" calcext:value-type="float">
            <text:p>0,072239188311435</text:p>
          </table:table-cell>
          <table:table-cell table:formula="of:=[.F265]" office:value-type="float" office:value="0.4" calcext:value-type="float">
            <text:p>0,4</text:p>
          </table:table-cell>
          <table:table-cell table:formula="of:=POWER([.F266]-[.E266];2)/2" office:value-type="float" office:value="0.0537135748393735" calcext:value-type="float">
            <text:p>0,053713574839374</text:p>
          </table:table-cell>
          <table:table-cell table:formula="of:=[.G266]*[.$N$1]" office:value-type="float" office:value="0.0268567874196868" calcext:value-type="float">
            <text:p>0,026856787419687</text:p>
          </table:table-cell>
          <table:table-cell table:formula="of:=[.D266]+[.C266]*[.H266]" office:value-type="float" office:value="1.20521974650353" calcext:value-type="float">
            <text:p>1,20521974650353</text:p>
          </table:table-cell>
          <table:table-cell table:formula="of:=[.H266]*[.B266]" office:value-type="float" office:value="0.0322816324318757" calcext:value-type="float">
            <text:p>0,032281632431876</text:p>
          </table:table-cell>
          <table:table-cell table:formula="of:=[.J266]*[.$N$1]" office:value-type="float" office:value="0.0161408162159378" calcext:value-type="float">
            <text:p>0,016140816215938</text:p>
          </table:table-cell>
          <table:table-cell table:formula="of:=[.B266]+[.A266]*[.K266]" office:value-type="float" office:value="1.20521974650353" calcext:value-type="float">
            <text:p>1,20521974650353</text:p>
          </table:table-cell>
          <table:table-cell table:number-columns-repeated="2"/>
        </table:table-row>
        <table:table-row table:style-name="ro1">
          <table:table-cell table:formula="of:=[.A266]" office:value-type="float" office:value="0.2" calcext:value-type="float">
            <text:p>0,2</text:p>
          </table:table-cell>
          <table:table-cell table:formula="of:=[.L266]" office:value-type="float" office:value="1.20521974650353" calcext:value-type="float">
            <text:p>1,20521974650353</text:p>
          </table:table-cell>
          <table:table-cell table:formula="of:=[.A267]*[.B267]*[.$N$1]" office:value-type="float" office:value="0.120521974650353" calcext:value-type="float">
            <text:p>0,120521974650353</text:p>
          </table:table-cell>
          <table:table-cell table:formula="of:=[.I266]" office:value-type="float" office:value="1.20521974650353" calcext:value-type="float">
            <text:p>1,20521974650353</text:p>
          </table:table-cell>
          <table:table-cell table:formula="of:=[.C267]*[.D267]*[.$N$1]" office:value-type="float" office:value="0.0726277318681014" calcext:value-type="float">
            <text:p>0,072627731868101</text:p>
          </table:table-cell>
          <table:table-cell table:formula="of:=[.F266]" office:value-type="float" office:value="0.4" calcext:value-type="float">
            <text:p>0,4</text:p>
          </table:table-cell>
          <table:table-cell table:formula="of:=POWER([.F267]-[.E267];2)/2" office:value-type="float" office:value="0.0535863009709119" calcext:value-type="float">
            <text:p>0,053586300970912</text:p>
          </table:table-cell>
          <table:table-cell table:formula="of:=[.G267]*[.$N$1]" office:value-type="float" office:value="0.0267931504854559" calcext:value-type="float">
            <text:p>0,026793150485456</text:p>
          </table:table-cell>
          <table:table-cell table:formula="of:=[.D267]+[.C267]*[.H267]" office:value-type="float" office:value="1.20844890990714" calcext:value-type="float">
            <text:p>1,20844890990714</text:p>
          </table:table-cell>
          <table:table-cell table:formula="of:=[.H267]*[.B267]" office:value-type="float" office:value="0.0322916340361121" calcext:value-type="float">
            <text:p>0,032291634036112</text:p>
          </table:table-cell>
          <table:table-cell table:formula="of:=[.J267]*[.$N$1]" office:value-type="float" office:value="0.016145817018056" calcext:value-type="float">
            <text:p>0,016145817018056</text:p>
          </table:table-cell>
          <table:table-cell table:formula="of:=[.B267]+[.A267]*[.K267]" office:value-type="float" office:value="1.20844890990714" calcext:value-type="float">
            <text:p>1,20844890990714</text:p>
          </table:table-cell>
          <table:table-cell table:number-columns-repeated="2"/>
        </table:table-row>
        <table:table-row table:style-name="ro1">
          <table:table-cell table:formula="of:=[.A267]" office:value-type="float" office:value="0.2" calcext:value-type="float">
            <text:p>0,2</text:p>
          </table:table-cell>
          <table:table-cell table:formula="of:=[.L267]" office:value-type="float" office:value="1.20844890990714" calcext:value-type="float">
            <text:p>1,20844890990714</text:p>
          </table:table-cell>
          <table:table-cell table:formula="of:=[.A268]*[.B268]*[.$N$1]" office:value-type="float" office:value="0.120844890990714" calcext:value-type="float">
            <text:p>0,120844890990714</text:p>
          </table:table-cell>
          <table:table-cell table:formula="of:=[.I267]" office:value-type="float" office:value="1.20844890990714" calcext:value-type="float">
            <text:p>1,20844890990714</text:p>
          </table:table-cell>
          <table:table-cell table:formula="of:=[.C268]*[.D268]*[.$N$1]" office:value-type="float" office:value="0.0730174383927876" calcext:value-type="float">
            <text:p>0,073017438392788</text:p>
          </table:table-cell>
          <table:table-cell table:formula="of:=[.F267]" office:value-type="float" office:value="0.4" calcext:value-type="float">
            <text:p>0,4</text:p>
          </table:table-cell>
          <table:table-cell table:formula="of:=POWER([.F268]-[.E268];2)/2" office:value-type="float" office:value="0.0534587977976072" calcext:value-type="float">
            <text:p>0,053458797797607</text:p>
          </table:table-cell>
          <table:table-cell table:formula="of:=[.G268]*[.$N$1]" office:value-type="float" office:value="0.0267293988988036" calcext:value-type="float">
            <text:p>0,026729398898804</text:p>
          </table:table-cell>
          <table:table-cell table:formula="of:=[.D268]+[.C268]*[.H268]" office:value-type="float" office:value="1.21167902120331" calcext:value-type="float">
            <text:p>1,21167902120331</text:p>
          </table:table-cell>
          <table:table-cell table:formula="of:=[.H268]*[.B268]" office:value-type="float" office:value="0.0323011129617323" calcext:value-type="float">
            <text:p>0,032301112961732</text:p>
          </table:table-cell>
          <table:table-cell table:formula="of:=[.J268]*[.$N$1]" office:value-type="float" office:value="0.0161505564808662" calcext:value-type="float">
            <text:p>0,016150556480866</text:p>
          </table:table-cell>
          <table:table-cell table:formula="of:=[.B268]+[.A268]*[.K268]" office:value-type="float" office:value="1.21167902120331" calcext:value-type="float">
            <text:p>1,21167902120331</text:p>
          </table:table-cell>
          <table:table-cell table:number-columns-repeated="2"/>
        </table:table-row>
        <table:table-row table:style-name="ro1">
          <table:table-cell table:formula="of:=[.A268]" office:value-type="float" office:value="0.2" calcext:value-type="float">
            <text:p>0,2</text:p>
          </table:table-cell>
          <table:table-cell table:formula="of:=[.L268]" office:value-type="float" office:value="1.21167902120331" calcext:value-type="float">
            <text:p>1,21167902120331</text:p>
          </table:table-cell>
          <table:table-cell table:formula="of:=[.A269]*[.B269]*[.$N$1]" office:value-type="float" office:value="0.121167902120331" calcext:value-type="float">
            <text:p>0,121167902120331</text:p>
          </table:table-cell>
          <table:table-cell table:formula="of:=[.I268]" office:value-type="float" office:value="1.21167902120331" calcext:value-type="float">
            <text:p>1,21167902120331</text:p>
          </table:table-cell>
          <table:table-cell table:formula="of:=[.C269]*[.D269]*[.$N$1]" office:value-type="float" office:value="0.0734083025212108" calcext:value-type="float">
            <text:p>0,073408302521211</text:p>
          </table:table-cell>
          <table:table-cell table:formula="of:=[.F268]" office:value-type="float" office:value="0.4" calcext:value-type="float">
            <text:p>0,4</text:p>
          </table:table-cell>
          <table:table-cell table:formula="of:=POWER([.F269]-[.E269];2)/2" office:value-type="float" office:value="0.0533310684310385" calcext:value-type="float">
            <text:p>0,053331068431039</text:p>
          </table:table-cell>
          <table:table-cell table:formula="of:=[.G269]*[.$N$1]" office:value-type="float" office:value="0.0266655342155192" calcext:value-type="float">
            <text:p>0,026665534215519</text:p>
          </table:table-cell>
          <table:table-cell table:formula="of:=[.D269]+[.C269]*[.H269]" office:value-type="float" office:value="1.21491002804312" calcext:value-type="float">
            <text:p>1,21491002804312</text:p>
          </table:table-cell>
          <table:table-cell table:formula="of:=[.H269]*[.B269]" office:value-type="float" office:value="0.0323100683981238" calcext:value-type="float">
            <text:p>0,032310068398124</text:p>
          </table:table-cell>
          <table:table-cell table:formula="of:=[.J269]*[.$N$1]" office:value-type="float" office:value="0.0161550341990619" calcext:value-type="float">
            <text:p>0,016155034199062</text:p>
          </table:table-cell>
          <table:table-cell table:formula="of:=[.B269]+[.A269]*[.K269]" office:value-type="float" office:value="1.21491002804312" calcext:value-type="float">
            <text:p>1,21491002804312</text:p>
          </table:table-cell>
          <table:table-cell table:number-columns-repeated="2"/>
        </table:table-row>
        <table:table-row table:style-name="ro1">
          <table:table-cell table:formula="of:=[.A269]" office:value-type="float" office:value="0.2" calcext:value-type="float">
            <text:p>0,2</text:p>
          </table:table-cell>
          <table:table-cell table:formula="of:=[.L269]" office:value-type="float" office:value="1.21491002804312" calcext:value-type="float">
            <text:p>1,21491002804312</text:p>
          </table:table-cell>
          <table:table-cell table:formula="of:=[.A270]*[.B270]*[.$N$1]" office:value-type="float" office:value="0.121491002804312" calcext:value-type="float">
            <text:p>0,121491002804312</text:p>
          </table:table-cell>
          <table:table-cell table:formula="of:=[.I269]" office:value-type="float" office:value="1.21491002804312" calcext:value-type="float">
            <text:p>1,21491002804312</text:p>
          </table:table-cell>
          <table:table-cell table:formula="of:=[.C270]*[.D270]*[.$N$1]" office:value-type="float" office:value="0.0738003188119873" calcext:value-type="float">
            <text:p>0,073800318811987</text:p>
          </table:table-cell>
          <table:table-cell table:formula="of:=[.F269]" office:value-type="float" office:value="0.4" calcext:value-type="float">
            <text:p>0,4</text:p>
          </table:table-cell>
          <table:table-cell table:formula="of:=POWER([.F270]-[.E270];2)/2" office:value-type="float" office:value="0.0532031160035806" calcext:value-type="float">
            <text:p>0,053203116003581</text:p>
          </table:table-cell>
          <table:table-cell table:formula="of:=[.G270]*[.$N$1]" office:value-type="float" office:value="0.0266015580017903" calcext:value-type="float">
            <text:p>0,02660155800179</text:p>
          </table:table-cell>
          <table:table-cell table:formula="of:=[.D270]+[.C270]*[.H270]" office:value-type="float" office:value="1.21814187800092" calcext:value-type="float">
            <text:p>1,21814187800092</text:p>
          </table:table-cell>
          <table:table-cell table:formula="of:=[.H270]*[.B270]" office:value-type="float" office:value="0.0323184995779458" calcext:value-type="float">
            <text:p>0,032318499577946</text:p>
          </table:table-cell>
          <table:table-cell table:formula="of:=[.J270]*[.$N$1]" office:value-type="float" office:value="0.0161592497889729" calcext:value-type="float">
            <text:p>0,016159249788973</text:p>
          </table:table-cell>
          <table:table-cell table:formula="of:=[.B270]+[.A270]*[.K270]" office:value-type="float" office:value="1.21814187800092" calcext:value-type="float">
            <text:p>1,21814187800092</text:p>
          </table:table-cell>
          <table:table-cell table:number-columns-repeated="2"/>
        </table:table-row>
        <table:table-row table:style-name="ro1">
          <table:table-cell table:formula="of:=[.A270]" office:value-type="float" office:value="0.2" calcext:value-type="float">
            <text:p>0,2</text:p>
          </table:table-cell>
          <table:table-cell table:formula="of:=[.L270]" office:value-type="float" office:value="1.21814187800092" calcext:value-type="float">
            <text:p>1,21814187800092</text:p>
          </table:table-cell>
          <table:table-cell table:formula="of:=[.A271]*[.B271]*[.$N$1]" office:value-type="float" office:value="0.121814187800092" calcext:value-type="float">
            <text:p>0,121814187800092</text:p>
          </table:table-cell>
          <table:table-cell table:formula="of:=[.I270]" office:value-type="float" office:value="1.21814187800092" calcext:value-type="float">
            <text:p>1,21814187800092</text:p>
          </table:table-cell>
          <table:table-cell table:formula="of:=[.C271]*[.D271]*[.$N$1]" office:value-type="float" office:value="0.0741934817469803" calcext:value-type="float">
            <text:p>0,07419348174698</text:p>
          </table:table-cell>
          <table:table-cell table:formula="of:=[.F270]" office:value-type="float" office:value="0.4" calcext:value-type="float">
            <text:p>0,4</text:p>
          </table:table-cell>
          <table:table-cell table:formula="of:=POWER([.F271]-[.E271];2)/2" office:value-type="float" office:value="0.0530749436680776" calcext:value-type="float">
            <text:p>0,053074943668078</text:p>
          </table:table-cell>
          <table:table-cell table:formula="of:=[.G271]*[.$N$1]" office:value-type="float" office:value="0.0265374718340388" calcext:value-type="float">
            <text:p>0,026537471834039</text:p>
          </table:table-cell>
          <table:table-cell table:formula="of:=[.D271]+[.C271]*[.H271]" office:value-type="float" office:value="1.22137451857865" calcext:value-type="float">
            <text:p>1,22137451857865</text:p>
          </table:table-cell>
          <table:table-cell table:formula="of:=[.H271]*[.B271]" office:value-type="float" office:value="0.0323264057773125" calcext:value-type="float">
            <text:p>0,032326405777313</text:p>
          </table:table-cell>
          <table:table-cell table:formula="of:=[.J271]*[.$N$1]" office:value-type="float" office:value="0.0161632028886563" calcext:value-type="float">
            <text:p>0,016163202888656</text:p>
          </table:table-cell>
          <table:table-cell table:formula="of:=[.B271]+[.A271]*[.K271]" office:value-type="float" office:value="1.22137451857865" calcext:value-type="float">
            <text:p>1,22137451857865</text:p>
          </table:table-cell>
          <table:table-cell table:number-columns-repeated="2"/>
        </table:table-row>
        <table:table-row table:style-name="ro1">
          <table:table-cell table:formula="of:=[.A271]" office:value-type="float" office:value="0.2" calcext:value-type="float">
            <text:p>0,2</text:p>
          </table:table-cell>
          <table:table-cell table:formula="of:=[.L271]" office:value-type="float" office:value="1.22137451857865" calcext:value-type="float">
            <text:p>1,22137451857865</text:p>
          </table:table-cell>
          <table:table-cell table:formula="of:=[.A272]*[.B272]*[.$N$1]" office:value-type="float" office:value="0.122137451857865" calcext:value-type="float">
            <text:p>0,122137451857865</text:p>
          </table:table-cell>
          <table:table-cell table:formula="of:=[.I271]" office:value-type="float" office:value="1.22137451857865" calcext:value-type="float">
            <text:p>1,22137451857865</text:p>
          </table:table-cell>
          <table:table-cell table:formula="of:=[.C272]*[.D272]*[.$N$1]" office:value-type="float" office:value="0.0745877857316615" calcext:value-type="float">
            <text:p>0,074587785731662</text:p>
          </table:table-cell>
          <table:table-cell table:formula="of:=[.F271]" office:value-type="float" office:value="0.4" calcext:value-type="float">
            <text:p>0,4</text:p>
          </table:table-cell>
          <table:table-cell table:formula="of:=POWER([.F272]-[.E272];2)/2" office:value-type="float" office:value="0.0529465545975115" calcext:value-type="float">
            <text:p>0,052946554597512</text:p>
          </table:table-cell>
          <table:table-cell table:formula="of:=[.G272]*[.$N$1]" office:value-type="float" office:value="0.0264732772987558" calcext:value-type="float">
            <text:p>0,026473277298756</text:p>
          </table:table-cell>
          <table:table-cell table:formula="of:=[.D272]+[.C272]*[.H272]" office:value-type="float" office:value="1.22460789721025" calcext:value-type="float">
            <text:p>1,22460789721025</text:p>
          </table:table-cell>
          <table:table-cell table:formula="of:=[.H272]*[.B272]" office:value-type="float" office:value="0.0323337863159669" calcext:value-type="float">
            <text:p>0,032333786315967</text:p>
          </table:table-cell>
          <table:table-cell table:formula="of:=[.J272]*[.$N$1]" office:value-type="float" office:value="0.0161668931579835" calcext:value-type="float">
            <text:p>0,016166893157984</text:p>
          </table:table-cell>
          <table:table-cell table:formula="of:=[.B272]+[.A272]*[.K272]" office:value-type="float" office:value="1.22460789721025" calcext:value-type="float">
            <text:p>1,22460789721025</text:p>
          </table:table-cell>
          <table:table-cell table:number-columns-repeated="2"/>
        </table:table-row>
        <table:table-row table:style-name="ro1">
          <table:table-cell table:formula="of:=[.A272]" office:value-type="float" office:value="0.2" calcext:value-type="float">
            <text:p>0,2</text:p>
          </table:table-cell>
          <table:table-cell table:formula="of:=[.L272]" office:value-type="float" office:value="1.22460789721025" calcext:value-type="float">
            <text:p>1,22460789721025</text:p>
          </table:table-cell>
          <table:table-cell table:formula="of:=[.A273]*[.B273]*[.$N$1]" office:value-type="float" office:value="0.122460789721025" calcext:value-type="float">
            <text:p>0,122460789721025</text:p>
          </table:table-cell>
          <table:table-cell table:formula="of:=[.I272]" office:value-type="float" office:value="1.22460789721025" calcext:value-type="float">
            <text:p>1,22460789721025</text:p>
          </table:table-cell>
          <table:table-cell table:formula="of:=[.C273]*[.D273]*[.$N$1]" office:value-type="float" office:value="0.0749832250954852" calcext:value-type="float">
            <text:p>0,074983225095485</text:p>
          </table:table-cell>
          <table:table-cell table:formula="of:=[.F272]" office:value-type="float" office:value="0.4" calcext:value-type="float">
            <text:p>0,4</text:p>
          </table:table-cell>
          <table:table-cell table:formula="of:=POWER([.F273]-[.E273];2)/2" office:value-type="float" office:value="0.052817951984666" calcext:value-type="float">
            <text:p>0,052817951984666</text:p>
          </table:table-cell>
          <table:table-cell table:formula="of:=[.G273]*[.$N$1]" office:value-type="float" office:value="0.026408975992333" calcext:value-type="float">
            <text:p>0,026408975992333</text:p>
          </table:table-cell>
          <table:table-cell table:formula="of:=[.D273]+[.C273]*[.H273]" office:value-type="float" office:value="1.22784196126599" calcext:value-type="float">
            <text:p>1,22784196126599</text:p>
          </table:table-cell>
          <table:table-cell table:formula="of:=[.H273]*[.B273]" office:value-type="float" office:value="0.0323406405574468" calcext:value-type="float">
            <text:p>0,032340640557447</text:p>
          </table:table-cell>
          <table:table-cell table:formula="of:=[.J273]*[.$N$1]" office:value-type="float" office:value="0.0161703202787234" calcext:value-type="float">
            <text:p>0,016170320278724</text:p>
          </table:table-cell>
          <table:table-cell table:formula="of:=[.B273]+[.A273]*[.K273]" office:value-type="float" office:value="1.22784196126599" calcext:value-type="float">
            <text:p>1,22784196126599</text:p>
          </table:table-cell>
          <table:table-cell table:number-columns-repeated="2"/>
        </table:table-row>
        <table:table-row table:style-name="ro1">
          <table:table-cell table:formula="of:=[.A273]" office:value-type="float" office:value="0.2" calcext:value-type="float">
            <text:p>0,2</text:p>
          </table:table-cell>
          <table:table-cell table:formula="of:=[.L273]" office:value-type="float" office:value="1.22784196126599" calcext:value-type="float">
            <text:p>1,22784196126599</text:p>
          </table:table-cell>
          <table:table-cell table:formula="of:=[.A274]*[.B274]*[.$N$1]" office:value-type="float" office:value="0.122784196126599" calcext:value-type="float">
            <text:p>0,122784196126599</text:p>
          </table:table-cell>
          <table:table-cell table:formula="of:=[.I273]" office:value-type="float" office:value="1.22784196126599" calcext:value-type="float">
            <text:p>1,22784196126599</text:p>
          </table:table-cell>
          <table:table-cell table:formula="of:=[.C274]*[.D274]*[.$N$1]" office:value-type="float" office:value="0.0753797940922759" calcext:value-type="float">
            <text:p>0,075379794092276</text:p>
          </table:table-cell>
          <table:table-cell table:formula="of:=[.F273]" office:value-type="float" office:value="0.4" calcext:value-type="float">
            <text:p>0,4</text:p>
          </table:table-cell>
          <table:table-cell table:formula="of:=POWER([.F274]-[.E274];2)/2" office:value-type="float" office:value="0.0526891390417866" calcext:value-type="float">
            <text:p>0,052689139041787</text:p>
          </table:table-cell>
          <table:table-cell table:formula="of:=[.G274]*[.$N$1]" office:value-type="float" office:value="0.0263445695208933" calcext:value-type="float">
            <text:p>0,026344569520893</text:p>
          </table:table-cell>
          <table:table-cell table:formula="of:=[.D274]+[.C274]*[.H274]" office:value-type="float" office:value="1.23107665805692" calcext:value-type="float">
            <text:p>1,23107665805692</text:p>
          </table:table-cell>
          <table:table-cell table:formula="of:=[.H274]*[.B274]" office:value-type="float" office:value="0.0323469679092419" calcext:value-type="float">
            <text:p>0,032346967909242</text:p>
          </table:table-cell>
          <table:table-cell table:formula="of:=[.J274]*[.$N$1]" office:value-type="float" office:value="0.016173483954621" calcext:value-type="float">
            <text:p>0,016173483954621</text:p>
          </table:table-cell>
          <table:table-cell table:formula="of:=[.B274]+[.A274]*[.K274]" office:value-type="float" office:value="1.23107665805692" calcext:value-type="float">
            <text:p>1,23107665805692</text:p>
          </table:table-cell>
          <table:table-cell table:number-columns-repeated="2"/>
        </table:table-row>
        <table:table-row table:style-name="ro1">
          <table:table-cell table:formula="of:=[.A274]" office:value-type="float" office:value="0.2" calcext:value-type="float">
            <text:p>0,2</text:p>
          </table:table-cell>
          <table:table-cell table:formula="of:=[.L274]" office:value-type="float" office:value="1.23107665805692" calcext:value-type="float">
            <text:p>1,23107665805692</text:p>
          </table:table-cell>
          <table:table-cell table:formula="of:=[.A275]*[.B275]*[.$N$1]" office:value-type="float" office:value="0.123107665805692" calcext:value-type="float">
            <text:p>0,123107665805692</text:p>
          </table:table-cell>
          <table:table-cell table:formula="of:=[.I274]" office:value-type="float" office:value="1.23107665805692" calcext:value-type="float">
            <text:p>1,23107665805692</text:p>
          </table:table-cell>
          <table:table-cell table:formula="of:=[.C275]*[.D275]*[.$N$1]" office:value-type="float" office:value="0.0757774869006293" calcext:value-type="float">
            <text:p>0,075777486900629</text:p>
          </table:table-cell>
          <table:table-cell table:formula="of:=[.F274]" office:value-type="float" office:value="0.4" calcext:value-type="float">
            <text:p>0,4</text:p>
          </table:table-cell>
          <table:table-cell table:formula="of:=POWER([.F275]-[.E275];2)/2" office:value-type="float" office:value="0.0525601190002358" calcext:value-type="float">
            <text:p>0,052560119000236</text:p>
          </table:table-cell>
          <table:table-cell table:formula="of:=[.G275]*[.$N$1]" office:value-type="float" office:value="0.0262800595001179" calcext:value-type="float">
            <text:p>0,026280059500118</text:p>
          </table:table-cell>
          <table:table-cell table:formula="of:=[.D275]+[.C275]*[.H275]" office:value-type="float" office:value="1.23431193483921" calcext:value-type="float">
            <text:p>1,23431193483921</text:p>
          </table:table-cell>
          <table:table-cell table:formula="of:=[.H275]*[.B275]" office:value-type="float" office:value="0.0323527678229421" calcext:value-type="float">
            <text:p>0,032352767822942</text:p>
          </table:table-cell>
          <table:table-cell table:formula="of:=[.J275]*[.$N$1]" office:value-type="float" office:value="0.016176383911471" calcext:value-type="float">
            <text:p>0,016176383911471</text:p>
          </table:table-cell>
          <table:table-cell table:formula="of:=[.B275]+[.A275]*[.K275]" office:value-type="float" office:value="1.23431193483921" calcext:value-type="float">
            <text:p>1,23431193483921</text:p>
          </table:table-cell>
          <table:table-cell table:number-columns-repeated="2"/>
        </table:table-row>
        <table:table-row table:style-name="ro1">
          <table:table-cell table:formula="of:=[.A275]" office:value-type="float" office:value="0.2" calcext:value-type="float">
            <text:p>0,2</text:p>
          </table:table-cell>
          <table:table-cell table:formula="of:=[.L275]" office:value-type="float" office:value="1.23431193483921" calcext:value-type="float">
            <text:p>1,23431193483921</text:p>
          </table:table-cell>
          <table:table-cell table:formula="of:=[.A276]*[.B276]*[.$N$1]" office:value-type="float" office:value="0.123431193483921" calcext:value-type="float">
            <text:p>0,123431193483921</text:p>
          </table:table-cell>
          <table:table-cell table:formula="of:=[.I275]" office:value-type="float" office:value="1.23431193483921" calcext:value-type="float">
            <text:p>1,23431193483921</text:p>
          </table:table-cell>
          <table:table-cell table:formula="of:=[.C276]*[.D276]*[.$N$1]" office:value-type="float" office:value="0.0761762976243258" calcext:value-type="float">
            <text:p>0,076176297624326</text:p>
          </table:table-cell>
          <table:table-cell table:formula="of:=[.F275]" office:value-type="float" office:value="0.4" calcext:value-type="float">
            <text:p>0,4</text:p>
          </table:table-cell>
          <table:table-cell table:formula="of:=POWER([.F276]-[.E276];2)/2" office:value-type="float" office:value="0.0524308951101446" calcext:value-type="float">
            <text:p>0,052430895110145</text:p>
          </table:table-cell>
          <table:table-cell table:formula="of:=[.G276]*[.$N$1]" office:value-type="float" office:value="0.0262154475550723" calcext:value-type="float">
            <text:p>0,026215447555072</text:p>
          </table:table-cell>
          <table:table-cell table:formula="of:=[.D276]+[.C276]*[.H276]" office:value-type="float" office:value="1.23754773881865" calcext:value-type="float">
            <text:p>1,23754773881865</text:p>
          </table:table-cell>
          <table:table-cell table:formula="of:=[.H276]*[.B276]" office:value-type="float" office:value="0.0323580397943772" calcext:value-type="float">
            <text:p>0,032358039794377</text:p>
          </table:table-cell>
          <table:table-cell table:formula="of:=[.J276]*[.$N$1]" office:value-type="float" office:value="0.0161790198971886" calcext:value-type="float">
            <text:p>0,016179019897189</text:p>
          </table:table-cell>
          <table:table-cell table:formula="of:=[.B276]+[.A276]*[.K276]" office:value-type="float" office:value="1.23754773881865" calcext:value-type="float">
            <text:p>1,23754773881865</text:p>
          </table:table-cell>
          <table:table-cell table:number-columns-repeated="2"/>
        </table:table-row>
        <table:table-row table:style-name="ro1">
          <table:table-cell table:formula="of:=[.A276]" office:value-type="float" office:value="0.2" calcext:value-type="float">
            <text:p>0,2</text:p>
          </table:table-cell>
          <table:table-cell table:formula="of:=[.L276]" office:value-type="float" office:value="1.23754773881865" calcext:value-type="float">
            <text:p>1,23754773881865</text:p>
          </table:table-cell>
          <table:table-cell table:formula="of:=[.A277]*[.B277]*[.$N$1]" office:value-type="float" office:value="0.123754773881865" calcext:value-type="float">
            <text:p>0,123754773881865</text:p>
          </table:table-cell>
          <table:table-cell table:formula="of:=[.I276]" office:value-type="float" office:value="1.23754773881865" calcext:value-type="float">
            <text:p>1,23754773881865</text:p>
          </table:table-cell>
          <table:table-cell table:formula="of:=[.C277]*[.D277]*[.$N$1]" office:value-type="float" office:value="0.0765762202927575" calcext:value-type="float">
            <text:p>0,076576220292758</text:p>
          </table:table-cell>
          <table:table-cell table:formula="of:=[.F276]" office:value-type="float" office:value="0.4" calcext:value-type="float">
            <text:p>0,4</text:p>
          </table:table-cell>
          <table:table-cell table:formula="of:=POWER([.F277]-[.E277];2)/2" office:value-type="float" office:value="0.0523014706400595" calcext:value-type="float">
            <text:p>0,05230147064006</text:p>
          </table:table-cell>
          <table:table-cell table:formula="of:=[.G277]*[.$N$1]" office:value-type="float" office:value="0.0261507353200297" calcext:value-type="float">
            <text:p>0,02615073532003</text:p>
          </table:table-cell>
          <table:table-cell table:formula="of:=[.D277]+[.C277]*[.H277]" office:value-type="float" office:value="1.24078401715502" calcext:value-type="float">
            <text:p>1,24078401715502</text:p>
          </table:table-cell>
          <table:table-cell table:formula="of:=[.H277]*[.B277]" office:value-type="float" office:value="0.0323627833637478" calcext:value-type="float">
            <text:p>0,032362783363748</text:p>
          </table:table-cell>
          <table:table-cell table:formula="of:=[.J277]*[.$N$1]" office:value-type="float" office:value="0.0161813916818739" calcext:value-type="float">
            <text:p>0,016181391681874</text:p>
          </table:table-cell>
          <table:table-cell table:formula="of:=[.B277]+[.A277]*[.K277]" office:value-type="float" office:value="1.24078401715502" calcext:value-type="float">
            <text:p>1,24078401715502</text:p>
          </table:table-cell>
          <table:table-cell table:number-columns-repeated="2"/>
        </table:table-row>
        <table:table-row table:style-name="ro1">
          <table:table-cell table:formula="of:=[.A277]" office:value-type="float" office:value="0.2" calcext:value-type="float">
            <text:p>0,2</text:p>
          </table:table-cell>
          <table:table-cell table:formula="of:=[.L277]" office:value-type="float" office:value="1.24078401715502" calcext:value-type="float">
            <text:p>1,24078401715502</text:p>
          </table:table-cell>
          <table:table-cell table:formula="of:=[.A278]*[.B278]*[.$N$1]" office:value-type="float" office:value="0.124078401715502" calcext:value-type="float">
            <text:p>0,124078401715502</text:p>
          </table:table-cell>
          <table:table-cell table:formula="of:=[.I277]" office:value-type="float" office:value="1.24078401715502" calcext:value-type="float">
            <text:p>1,24078401715502</text:p>
          </table:table-cell>
          <table:table-cell table:formula="of:=[.C278]*[.D278]*[.$N$1]" office:value-type="float" office:value="0.0769772488613678" calcext:value-type="float">
            <text:p>0,076977248861368</text:p>
          </table:table-cell>
          <table:table-cell table:formula="of:=[.F277]" office:value-type="float" office:value="0.4" calcext:value-type="float">
            <text:p>0,4</text:p>
          </table:table-cell>
          <table:table-cell table:formula="of:=POWER([.F278]-[.E278];2)/2" office:value-type="float" office:value="0.0521718488765854" calcext:value-type="float">
            <text:p>0,052171848876585</text:p>
          </table:table-cell>
          <table:table-cell table:formula="of:=[.G278]*[.$N$1]" office:value-type="float" office:value="0.0260859244382927" calcext:value-type="float">
            <text:p>0,026085924438293</text:p>
          </table:table-cell>
          <table:table-cell table:formula="of:=[.D278]+[.C278]*[.H278]" office:value-type="float" office:value="1.2440207169666" calcext:value-type="float">
            <text:p>1,2440207169666</text:p>
          </table:table-cell>
          <table:table-cell table:formula="of:=[.H278]*[.B278]" office:value-type="float" office:value="0.0323669981157472" calcext:value-type="float">
            <text:p>0,032366998115747</text:p>
          </table:table-cell>
          <table:table-cell table:formula="of:=[.J278]*[.$N$1]" office:value-type="float" office:value="0.0161834990578736" calcext:value-type="float">
            <text:p>0,016183499057874</text:p>
          </table:table-cell>
          <table:table-cell table:formula="of:=[.B278]+[.A278]*[.K278]" office:value-type="float" office:value="1.2440207169666" calcext:value-type="float">
            <text:p>1,2440207169666</text:p>
          </table:table-cell>
          <table:table-cell table:number-columns-repeated="2"/>
        </table:table-row>
        <table:table-row table:style-name="ro1">
          <table:table-cell table:formula="of:=[.A278]" office:value-type="float" office:value="0.2" calcext:value-type="float">
            <text:p>0,2</text:p>
          </table:table-cell>
          <table:table-cell table:formula="of:=[.L278]" office:value-type="float" office:value="1.2440207169666" calcext:value-type="float">
            <text:p>1,2440207169666</text:p>
          </table:table-cell>
          <table:table-cell table:formula="of:=[.A279]*[.B279]*[.$N$1]" office:value-type="float" office:value="0.12440207169666" calcext:value-type="float">
            <text:p>0,12440207169666</text:p>
          </table:table-cell>
          <table:table-cell table:formula="of:=[.I278]" office:value-type="float" office:value="1.2440207169666" calcext:value-type="float">
            <text:p>1,2440207169666</text:p>
          </table:table-cell>
          <table:table-cell table:formula="of:=[.C279]*[.D279]*[.$N$1]" office:value-type="float" office:value="0.0773793772121044" calcext:value-type="float">
            <text:p>0,077379377212104</text:p>
          </table:table-cell>
          <table:table-cell table:formula="of:=[.F278]" office:value-type="float" office:value="0.4" calcext:value-type="float">
            <text:p>0,4</text:p>
          </table:table-cell>
          <table:table-cell table:formula="of:=POWER([.F279]-[.E279];2)/2" office:value-type="float" office:value="0.0520420331240248" calcext:value-type="float">
            <text:p>0,052042033124025</text:p>
          </table:table-cell>
          <table:table-cell table:formula="of:=[.G279]*[.$N$1]" office:value-type="float" office:value="0.0260210165620124" calcext:value-type="float">
            <text:p>0,026021016562012</text:p>
          </table:table-cell>
          <table:table-cell table:formula="of:=[.D279]+[.C279]*[.H279]" office:value-type="float" office:value="1.24725778533457" calcext:value-type="float">
            <text:p>1,24725778533457</text:p>
          </table:table-cell>
          <table:table-cell table:formula="of:=[.H279]*[.B279]" office:value-type="float" office:value="0.0323706836796744" calcext:value-type="float">
            <text:p>0,032370683679674</text:p>
          </table:table-cell>
          <table:table-cell table:formula="of:=[.J279]*[.$N$1]" office:value-type="float" office:value="0.0161853418398372" calcext:value-type="float">
            <text:p>0,016185341839837</text:p>
          </table:table-cell>
          <table:table-cell table:formula="of:=[.B279]+[.A279]*[.K279]" office:value-type="float" office:value="1.24725778533457" calcext:value-type="float">
            <text:p>1,24725778533457</text:p>
          </table:table-cell>
          <table:table-cell table:number-columns-repeated="2"/>
        </table:table-row>
        <table:table-row table:style-name="ro1">
          <table:table-cell table:formula="of:=[.A279]" office:value-type="float" office:value="0.2" calcext:value-type="float">
            <text:p>0,2</text:p>
          </table:table-cell>
          <table:table-cell table:formula="of:=[.L279]" office:value-type="float" office:value="1.24725778533457" calcext:value-type="float">
            <text:p>1,24725778533457</text:p>
          </table:table-cell>
          <table:table-cell table:formula="of:=[.A280]*[.B280]*[.$N$1]" office:value-type="float" office:value="0.124725778533457" calcext:value-type="float">
            <text:p>0,124725778533457</text:p>
          </table:table-cell>
          <table:table-cell table:formula="of:=[.I279]" office:value-type="float" office:value="1.24725778533457" calcext:value-type="float">
            <text:p>1,24725778533457</text:p>
          </table:table-cell>
          <table:table-cell table:formula="of:=[.C280]*[.D280]*[.$N$1]" office:value-type="float" office:value="0.0777825991538842" calcext:value-type="float">
            <text:p>0,077782599153884</text:p>
          </table:table-cell>
          <table:table-cell table:formula="of:=[.F279]" office:value-type="float" office:value="0.4" calcext:value-type="float">
            <text:p>0,4</text:p>
          </table:table-cell>
          <table:table-cell table:formula="of:=POWER([.F280]-[.E280];2)/2" office:value-type="float" office:value="0.0519120267040132" calcext:value-type="float">
            <text:p>0,051912026704013</text:p>
          </table:table-cell>
          <table:table-cell table:formula="of:=[.G280]*[.$N$1]" office:value-type="float" office:value="0.0259560133520066" calcext:value-type="float">
            <text:p>0,025956013352007</text:p>
          </table:table-cell>
          <table:table-cell table:formula="of:=[.D280]+[.C280]*[.H280]" office:value-type="float" office:value="1.25049516930752" calcext:value-type="float">
            <text:p>1,25049516930752</text:p>
          </table:table-cell>
          <table:table-cell table:formula="of:=[.H280]*[.B280]" office:value-type="float" office:value="0.0323738397295382" calcext:value-type="float">
            <text:p>0,032373839729538</text:p>
          </table:table-cell>
          <table:table-cell table:formula="of:=[.J280]*[.$N$1]" office:value-type="float" office:value="0.0161869198647691" calcext:value-type="float">
            <text:p>0,016186919864769</text:p>
          </table:table-cell>
          <table:table-cell table:formula="of:=[.B280]+[.A280]*[.K280]" office:value-type="float" office:value="1.25049516930752" calcext:value-type="float">
            <text:p>1,25049516930752</text:p>
          </table:table-cell>
          <table:table-cell table:number-columns-repeated="2"/>
        </table:table-row>
        <table:table-row table:style-name="ro1">
          <table:table-cell table:formula="of:=[.A280]" office:value-type="float" office:value="0.2" calcext:value-type="float">
            <text:p>0,2</text:p>
          </table:table-cell>
          <table:table-cell table:formula="of:=[.L280]" office:value-type="float" office:value="1.25049516930752" calcext:value-type="float">
            <text:p>1,25049516930752</text:p>
          </table:table-cell>
          <table:table-cell table:formula="of:=[.A281]*[.B281]*[.$N$1]" office:value-type="float" office:value="0.125049516930752" calcext:value-type="float">
            <text:p>0,125049516930752</text:p>
          </table:table-cell>
          <table:table-cell table:formula="of:=[.I280]" office:value-type="float" office:value="1.25049516930752" calcext:value-type="float">
            <text:p>1,25049516930752</text:p>
          </table:table-cell>
          <table:table-cell table:formula="of:=[.C281]*[.D281]*[.$N$1]" office:value-type="float" office:value="0.078186908423072" calcext:value-type="float">
            <text:p>0,078186908423072</text:p>
          </table:table-cell>
          <table:table-cell table:formula="of:=[.F280]" office:value-type="float" office:value="0.4" calcext:value-type="float">
            <text:p>0,4</text:p>
          </table:table-cell>
          <table:table-cell table:formula="of:=POWER([.F281]-[.E281];2)/2" office:value-type="float" office:value="0.0517818329551501" calcext:value-type="float">
            <text:p>0,05178183295515</text:p>
          </table:table-cell>
          <table:table-cell table:formula="of:=[.G281]*[.$N$1]" office:value-type="float" office:value="0.0258909164775751" calcext:value-type="float">
            <text:p>0,025890916477575</text:p>
          </table:table-cell>
          <table:table-cell table:formula="of:=[.D281]+[.C281]*[.H281]" office:value-type="float" office:value="1.25373281590593" calcext:value-type="float">
            <text:p>1,25373281590593</text:p>
          </table:table-cell>
          <table:table-cell table:formula="of:=[.H281]*[.B281]" office:value-type="float" office:value="0.0323764659841521" calcext:value-type="float">
            <text:p>0,032376465984152</text:p>
          </table:table-cell>
          <table:table-cell table:formula="of:=[.J281]*[.$N$1]" office:value-type="float" office:value="0.016188232992076" calcext:value-type="float">
            <text:p>0,016188232992076</text:p>
          </table:table-cell>
          <table:table-cell table:formula="of:=[.B281]+[.A281]*[.K281]" office:value-type="float" office:value="1.25373281590593" calcext:value-type="float">
            <text:p>1,25373281590593</text:p>
          </table:table-cell>
          <table:table-cell table:number-columns-repeated="2"/>
        </table:table-row>
        <table:table-row table:style-name="ro1">
          <table:table-cell table:formula="of:=[.A281]" office:value-type="float" office:value="0.2" calcext:value-type="float">
            <text:p>0,2</text:p>
          </table:table-cell>
          <table:table-cell table:formula="of:=[.L281]" office:value-type="float" office:value="1.25373281590593" calcext:value-type="float">
            <text:p>1,25373281590593</text:p>
          </table:table-cell>
          <table:table-cell table:formula="of:=[.A282]*[.B282]*[.$N$1]" office:value-type="float" office:value="0.125373281590593" calcext:value-type="float">
            <text:p>0,125373281590593</text:p>
          </table:table-cell>
          <table:table-cell table:formula="of:=[.I281]" office:value-type="float" office:value="1.25373281590593" calcext:value-type="float">
            <text:p>1,25373281590593</text:p>
          </table:table-cell>
          <table:table-cell table:formula="of:=[.C282]*[.D282]*[.$N$1]" office:value-type="float" office:value="0.0785922986839712" calcext:value-type="float">
            <text:p>0,078592298683971</text:p>
          </table:table-cell>
          <table:table-cell table:formula="of:=[.F281]" office:value-type="float" office:value="0.4" calcext:value-type="float">
            <text:p>0,4</text:p>
          </table:table-cell>
          <table:table-cell table:formula="of:=POWER([.F282]-[.E282];2)/2" office:value-type="float" office:value="0.0516514552326268" calcext:value-type="float">
            <text:p>0,051651455232627</text:p>
          </table:table-cell>
          <table:table-cell table:formula="of:=[.G282]*[.$N$1]" office:value-type="float" office:value="0.0258257276163134" calcext:value-type="float">
            <text:p>0,025825727616313</text:p>
          </table:table-cell>
          <table:table-cell table:formula="of:=[.D282]+[.C282]*[.H282]" office:value-type="float" office:value="1.25697067212666" calcext:value-type="float">
            <text:p>1,25697067212666</text:p>
          </table:table-cell>
          <table:table-cell table:formula="of:=[.H282]*[.B282]" office:value-type="float" office:value="0.0323785622072203" calcext:value-type="float">
            <text:p>0,03237856220722</text:p>
          </table:table-cell>
          <table:table-cell table:formula="of:=[.J282]*[.$N$1]" office:value-type="float" office:value="0.0161892811036101" calcext:value-type="float">
            <text:p>0,01618928110361</text:p>
          </table:table-cell>
          <table:table-cell table:formula="of:=[.B282]+[.A282]*[.K282]" office:value-type="float" office:value="1.25697067212666" calcext:value-type="float">
            <text:p>1,25697067212666</text:p>
          </table:table-cell>
          <table:table-cell table:number-columns-repeated="2"/>
        </table:table-row>
        <table:table-row table:style-name="ro1">
          <table:table-cell table:formula="of:=[.A282]" office:value-type="float" office:value="0.2" calcext:value-type="float">
            <text:p>0,2</text:p>
          </table:table-cell>
          <table:table-cell table:formula="of:=[.L282]" office:value-type="float" office:value="1.25697067212666" calcext:value-type="float">
            <text:p>1,25697067212666</text:p>
          </table:table-cell>
          <table:table-cell table:formula="of:=[.A283]*[.B283]*[.$N$1]" office:value-type="float" office:value="0.125697067212666" calcext:value-type="float">
            <text:p>0,125697067212666</text:p>
          </table:table-cell>
          <table:table-cell table:formula="of:=[.I282]" office:value-type="float" office:value="1.25697067212666" calcext:value-type="float">
            <text:p>1,25697067212666</text:p>
          </table:table-cell>
          <table:table-cell table:formula="of:=[.C283]*[.D283]*[.$N$1]" office:value-type="float" office:value="0.0789987635293269" calcext:value-type="float">
            <text:p>0,078998763529327</text:p>
          </table:table-cell>
          <table:table-cell table:formula="of:=[.F282]" office:value-type="float" office:value="0.4" calcext:value-type="float">
            <text:p>0,4</text:p>
          </table:table-cell>
          <table:table-cell table:formula="of:=POWER([.F283]-[.E283];2)/2" office:value-type="float" office:value="0.0515208969078505" calcext:value-type="float">
            <text:p>0,051520896907851</text:p>
          </table:table-cell>
          <table:table-cell table:formula="of:=[.G283]*[.$N$1]" office:value-type="float" office:value="0.0257604484539253" calcext:value-type="float">
            <text:p>0,025760448453925</text:p>
          </table:table-cell>
          <table:table-cell table:formula="of:=[.D283]+[.C283]*[.H283]" office:value-type="float" office:value="1.2602086849474" calcext:value-type="float">
            <text:p>1,2602086849474</text:p>
          </table:table-cell>
          <table:table-cell table:formula="of:=[.H283]*[.B283]" office:value-type="float" office:value="0.0323801282074145" calcext:value-type="float">
            <text:p>0,032380128207415</text:p>
          </table:table-cell>
          <table:table-cell table:formula="of:=[.J283]*[.$N$1]" office:value-type="float" office:value="0.0161900641037073" calcext:value-type="float">
            <text:p>0,016190064103707</text:p>
          </table:table-cell>
          <table:table-cell table:formula="of:=[.B283]+[.A283]*[.K283]" office:value-type="float" office:value="1.2602086849474" calcext:value-type="float">
            <text:p>1,2602086849474</text:p>
          </table:table-cell>
          <table:table-cell table:number-columns-repeated="2"/>
        </table:table-row>
        <table:table-row table:style-name="ro1">
          <table:table-cell table:formula="of:=[.A283]" office:value-type="float" office:value="0.2" calcext:value-type="float">
            <text:p>0,2</text:p>
          </table:table-cell>
          <table:table-cell table:formula="of:=[.L283]" office:value-type="float" office:value="1.2602086849474" calcext:value-type="float">
            <text:p>1,2602086849474</text:p>
          </table:table-cell>
          <table:table-cell table:formula="of:=[.A284]*[.B284]*[.$N$1]" office:value-type="float" office:value="0.12602086849474" calcext:value-type="float">
            <text:p>0,12602086849474</text:p>
          </table:table-cell>
          <table:table-cell table:formula="of:=[.I283]" office:value-type="float" office:value="1.2602086849474" calcext:value-type="float">
            <text:p>1,2602086849474</text:p>
          </table:table-cell>
          <table:table-cell table:formula="of:=[.C284]*[.D284]*[.$N$1]" office:value-type="float" office:value="0.0794062964808425" calcext:value-type="float">
            <text:p>0,079406296480843</text:p>
          </table:table-cell>
          <table:table-cell table:formula="of:=[.F283]" office:value-type="float" office:value="0.4" calcext:value-type="float">
            <text:p>0,4</text:p>
          </table:table-cell>
          <table:table-cell table:formula="of:=POWER([.F284]-[.E284];2)/2" office:value-type="float" office:value="0.0513901613680647" calcext:value-type="float">
            <text:p>0,051390161368065</text:p>
          </table:table-cell>
          <table:table-cell table:formula="of:=[.G284]*[.$N$1]" office:value-type="float" office:value="0.0256950806840324" calcext:value-type="float">
            <text:p>0,025695080684032</text:p>
          </table:table-cell>
          <table:table-cell table:formula="of:=[.D284]+[.C284]*[.H284]" office:value-type="float" office:value="1.26344680133124" calcext:value-type="float">
            <text:p>1,26344680133124</text:p>
          </table:table-cell>
          <table:table-cell table:formula="of:=[.H284]*[.B284]" office:value-type="float" office:value="0.0323811638384417" calcext:value-type="float">
            <text:p>0,032381163838442</text:p>
          </table:table-cell>
          <table:table-cell table:formula="of:=[.J284]*[.$N$1]" office:value-type="float" office:value="0.0161905819192209" calcext:value-type="float">
            <text:p>0,016190581919221</text:p>
          </table:table-cell>
          <table:table-cell table:formula="of:=[.B284]+[.A284]*[.K284]" office:value-type="float" office:value="1.26344680133124" calcext:value-type="float">
            <text:p>1,26344680133124</text:p>
          </table:table-cell>
          <table:table-cell table:number-columns-repeated="2"/>
        </table:table-row>
        <table:table-row table:style-name="ro1">
          <table:table-cell table:formula="of:=[.A284]" office:value-type="float" office:value="0.2" calcext:value-type="float">
            <text:p>0,2</text:p>
          </table:table-cell>
          <table:table-cell table:formula="of:=[.L284]" office:value-type="float" office:value="1.26344680133124" calcext:value-type="float">
            <text:p>1,26344680133124</text:p>
          </table:table-cell>
          <table:table-cell table:formula="of:=[.A285]*[.B285]*[.$N$1]" office:value-type="float" office:value="0.126344680133124" calcext:value-type="float">
            <text:p>0,126344680133124</text:p>
          </table:table-cell>
          <table:table-cell table:formula="of:=[.I284]" office:value-type="float" office:value="1.26344680133124" calcext:value-type="float">
            <text:p>1,26344680133124</text:p>
          </table:table-cell>
          <table:table-cell table:formula="of:=[.C285]*[.D285]*[.$N$1]" office:value-type="float" office:value="0.0798148909897073" calcext:value-type="float">
            <text:p>0,079814890989707</text:p>
          </table:table-cell>
          <table:table-cell table:formula="of:=[.F284]" office:value-type="float" office:value="0.4" calcext:value-type="float">
            <text:p>0,4</text:p>
          </table:table-cell>
          <table:table-cell table:formula="of:=POWER([.F285]-[.E285];2)/2" office:value-type="float" office:value="0.0512592520159665" calcext:value-type="float">
            <text:p>0,051259252015967</text:p>
          </table:table-cell>
          <table:table-cell table:formula="of:=[.G285]*[.$N$1]" office:value-type="float" office:value="0.0256296260079832" calcext:value-type="float">
            <text:p>0,025629626007983</text:p>
          </table:table-cell>
          <table:table-cell table:formula="of:=[.D285]+[.C285]*[.H285]" office:value-type="float" office:value="1.26668496823115" calcext:value-type="float">
            <text:p>1,26668496823115</text:p>
          </table:table-cell>
          <table:table-cell table:formula="of:=[.H285]*[.B285]" office:value-type="float" office:value="0.0323816689991024" calcext:value-type="float">
            <text:p>0,032381668999103</text:p>
          </table:table-cell>
          <table:table-cell table:formula="of:=[.J285]*[.$N$1]" office:value-type="float" office:value="0.0161908344995512" calcext:value-type="float">
            <text:p>0,016190834499551</text:p>
          </table:table-cell>
          <table:table-cell table:formula="of:=[.B285]+[.A285]*[.K285]" office:value-type="float" office:value="1.26668496823115" calcext:value-type="float">
            <text:p>1,26668496823115</text:p>
          </table:table-cell>
          <table:table-cell table:number-columns-repeated="2"/>
        </table:table-row>
        <table:table-row table:style-name="ro1">
          <table:table-cell table:formula="of:=[.A285]" office:value-type="float" office:value="0.2" calcext:value-type="float">
            <text:p>0,2</text:p>
          </table:table-cell>
          <table:table-cell table:formula="of:=[.L285]" office:value-type="float" office:value="1.26668496823115" calcext:value-type="float">
            <text:p>1,26668496823115</text:p>
          </table:table-cell>
          <table:table-cell table:formula="of:=[.A286]*[.B286]*[.$N$1]" office:value-type="float" office:value="0.126668496823115" calcext:value-type="float">
            <text:p>0,126668496823115</text:p>
          </table:table-cell>
          <table:table-cell table:formula="of:=[.I285]" office:value-type="float" office:value="1.26668496823115" calcext:value-type="float">
            <text:p>1,26668496823115</text:p>
          </table:table-cell>
          <table:table-cell table:formula="of:=[.C286]*[.D286]*[.$N$1]" office:value-type="float" office:value="0.0802245404371377" calcext:value-type="float">
            <text:p>0,080224540437138</text:p>
          </table:table-cell>
          <table:table-cell table:formula="of:=[.F285]" office:value-type="float" office:value="0.4" calcext:value-type="float">
            <text:p>0,4</text:p>
          </table:table-cell>
          <table:table-cell table:formula="of:=POWER([.F286]-[.E286];2)/2" office:value-type="float" office:value="0.0511281722693199" calcext:value-type="float">
            <text:p>0,05112817226932</text:p>
          </table:table-cell>
          <table:table-cell table:formula="of:=[.G286]*[.$N$1]" office:value-type="float" office:value="0.0255640861346599" calcext:value-type="float">
            <text:p>0,02556408613466</text:p>
          </table:table-cell>
          <table:table-cell table:formula="of:=[.D286]+[.C286]*[.H286]" office:value-type="float" office:value="1.26992313259449" calcext:value-type="float">
            <text:p>1,26992313259449</text:p>
          </table:table-cell>
          <table:table-cell table:formula="of:=[.H286]*[.B286]" office:value-type="float" office:value="0.0323816436333402" calcext:value-type="float">
            <text:p>0,03238164363334</text:p>
          </table:table-cell>
          <table:table-cell table:formula="of:=[.J286]*[.$N$1]" office:value-type="float" office:value="0.0161908218166701" calcext:value-type="float">
            <text:p>0,01619082181667</text:p>
          </table:table-cell>
          <table:table-cell table:formula="of:=[.B286]+[.A286]*[.K286]" office:value-type="float" office:value="1.26992313259449" calcext:value-type="float">
            <text:p>1,26992313259449</text:p>
          </table:table-cell>
          <table:table-cell table:number-columns-repeated="2"/>
        </table:table-row>
        <table:table-row table:style-name="ro1">
          <table:table-cell table:formula="of:=[.A286]" office:value-type="float" office:value="0.2" calcext:value-type="float">
            <text:p>0,2</text:p>
          </table:table-cell>
          <table:table-cell table:formula="of:=[.L286]" office:value-type="float" office:value="1.26992313259449" calcext:value-type="float">
            <text:p>1,26992313259449</text:p>
          </table:table-cell>
          <table:table-cell table:formula="of:=[.A287]*[.B287]*[.$N$1]" office:value-type="float" office:value="0.126992313259449" calcext:value-type="float">
            <text:p>0,126992313259449</text:p>
          </table:table-cell>
          <table:table-cell table:formula="of:=[.I286]" office:value-type="float" office:value="1.26992313259449" calcext:value-type="float">
            <text:p>1,26992313259449</text:p>
          </table:table-cell>
          <table:table-cell table:formula="of:=[.C287]*[.D287]*[.$N$1]" office:value-type="float" office:value="0.0806352381349296" calcext:value-type="float">
            <text:p>0,08063523813493</text:p>
          </table:table-cell>
          <table:table-cell table:formula="of:=[.F286]" office:value-type="float" office:value="0.4" calcext:value-type="float">
            <text:p>0,4</text:p>
          </table:table-cell>
          <table:table-cell table:formula="of:=POWER([.F287]-[.E287];2)/2" office:value-type="float" office:value="0.0509969255605666" calcext:value-type="float">
            <text:p>0,050996925560567</text:p>
          </table:table-cell>
          <table:table-cell table:formula="of:=[.G287]*[.$N$1]" office:value-type="float" office:value="0.0254984627802833" calcext:value-type="float">
            <text:p>0,025498462780283</text:p>
          </table:table-cell>
          <table:table-cell table:formula="of:=[.D287]+[.C287]*[.H287]" office:value-type="float" office:value="1.27316124136751" calcext:value-type="float">
            <text:p>1,27316124136751</text:p>
          </table:table-cell>
          <table:table-cell table:formula="of:=[.H287]*[.B287]" office:value-type="float" office:value="0.0323810877302813" calcext:value-type="float">
            <text:p>0,032381087730281</text:p>
          </table:table-cell>
          <table:table-cell table:formula="of:=[.J287]*[.$N$1]" office:value-type="float" office:value="0.0161905438651406" calcext:value-type="float">
            <text:p>0,016190543865141</text:p>
          </table:table-cell>
          <table:table-cell table:formula="of:=[.B287]+[.A287]*[.K287]" office:value-type="float" office:value="1.27316124136751" calcext:value-type="float">
            <text:p>1,27316124136751</text:p>
          </table:table-cell>
          <table:table-cell table:number-columns-repeated="2"/>
        </table:table-row>
        <table:table-row table:style-name="ro1">
          <table:table-cell table:formula="of:=[.A287]" office:value-type="float" office:value="0.2" calcext:value-type="float">
            <text:p>0,2</text:p>
          </table:table-cell>
          <table:table-cell table:formula="of:=[.L287]" office:value-type="float" office:value="1.27316124136751" calcext:value-type="float">
            <text:p>1,27316124136751</text:p>
          </table:table-cell>
          <table:table-cell table:formula="of:=[.A288]*[.B288]*[.$N$1]" office:value-type="float" office:value="0.127316124136751" calcext:value-type="float">
            <text:p>0,127316124136751</text:p>
          </table:table-cell>
          <table:table-cell table:formula="of:=[.I287]" office:value-type="float" office:value="1.27316124136751" calcext:value-type="float">
            <text:p>1,27316124136751</text:p>
          </table:table-cell>
          <table:table-cell table:formula="of:=[.C288]*[.D288]*[.$N$1]" office:value-type="float" office:value="0.0810469773260235" calcext:value-type="float">
            <text:p>0,081046977326024</text:p>
          </table:table-cell>
          <table:table-cell table:formula="of:=[.F287]" office:value-type="float" office:value="0.4" calcext:value-type="float">
            <text:p>0,4</text:p>
          </table:table-cell>
          <table:table-cell table:formula="of:=POWER([.F288]-[.E288];2)/2" office:value-type="float" office:value="0.0508655153364331" calcext:value-type="float">
            <text:p>0,050865515336433</text:p>
          </table:table-cell>
          <table:table-cell table:formula="of:=[.G288]*[.$N$1]" office:value-type="float" office:value="0.0254327576682165" calcext:value-type="float">
            <text:p>0,025432757668217</text:p>
          </table:table-cell>
          <table:table-cell table:formula="of:=[.D288]+[.C288]*[.H288]" office:value-type="float" office:value="1.27639924149994" calcext:value-type="float">
            <text:p>1,27639924149994</text:p>
          </table:table-cell>
          <table:table-cell table:formula="of:=[.H288]*[.B288]" office:value-type="float" office:value="0.0323800013242657" calcext:value-type="float">
            <text:p>0,032380001324266</text:p>
          </table:table-cell>
          <table:table-cell table:formula="of:=[.J288]*[.$N$1]" office:value-type="float" office:value="0.0161900006621329" calcext:value-type="float">
            <text:p>0,016190000662133</text:p>
          </table:table-cell>
          <table:table-cell table:formula="of:=[.B288]+[.A288]*[.K288]" office:value-type="float" office:value="1.27639924149994" calcext:value-type="float">
            <text:p>1,27639924149994</text:p>
          </table:table-cell>
          <table:table-cell table:number-columns-repeated="2"/>
        </table:table-row>
        <table:table-row table:style-name="ro1">
          <table:table-cell table:formula="of:=[.A288]" office:value-type="float" office:value="0.2" calcext:value-type="float">
            <text:p>0,2</text:p>
          </table:table-cell>
          <table:table-cell table:formula="of:=[.L288]" office:value-type="float" office:value="1.27639924149994" calcext:value-type="float">
            <text:p>1,27639924149994</text:p>
          </table:table-cell>
          <table:table-cell table:formula="of:=[.A289]*[.B289]*[.$N$1]" office:value-type="float" office:value="0.127639924149994" calcext:value-type="float">
            <text:p>0,127639924149994</text:p>
          </table:table-cell>
          <table:table-cell table:formula="of:=[.I288]" office:value-type="float" office:value="1.27639924149994" calcext:value-type="float">
            <text:p>1,27639924149994</text:p>
          </table:table-cell>
          <table:table-cell table:formula="of:=[.C289]*[.D289]*[.$N$1]" office:value-type="float" office:value="0.0814597511850812" calcext:value-type="float">
            <text:p>0,081459751185081</text:p>
          </table:table-cell>
          <table:table-cell table:formula="of:=[.F288]" office:value-type="float" office:value="0.4" calcext:value-type="float">
            <text:p>0,4</text:p>
          </table:table-cell>
          <table:table-cell table:formula="of:=POWER([.F289]-[.E289];2)/2" office:value-type="float" office:value="0.0507339450575352" calcext:value-type="float">
            <text:p>0,050733945057535</text:p>
          </table:table-cell>
          <table:table-cell table:formula="of:=[.G289]*[.$N$1]" office:value-type="float" office:value="0.0253669725287676" calcext:value-type="float">
            <text:p>0,025366972528768</text:p>
          </table:table-cell>
          <table:table-cell table:formula="of:=[.D289]+[.C289]*[.H289]" office:value-type="float" office:value="1.27963707994943" calcext:value-type="float">
            <text:p>1,27963707994943</text:p>
          </table:table-cell>
          <table:table-cell table:formula="of:=[.H289]*[.B289]" office:value-type="float" office:value="0.0323783844948688" calcext:value-type="float">
            <text:p>0,032378384494869</text:p>
          </table:table-cell>
          <table:table-cell table:formula="of:=[.J289]*[.$N$1]" office:value-type="float" office:value="0.0161891922474344" calcext:value-type="float">
            <text:p>0,016189192247434</text:p>
          </table:table-cell>
          <table:table-cell table:formula="of:=[.B289]+[.A289]*[.K289]" office:value-type="float" office:value="1.27963707994943" calcext:value-type="float">
            <text:p>1,27963707994943</text:p>
          </table:table-cell>
          <table:table-cell table:number-columns-repeated="2"/>
        </table:table-row>
        <table:table-row table:style-name="ro1">
          <table:table-cell table:formula="of:=[.A289]" office:value-type="float" office:value="0.2" calcext:value-type="float">
            <text:p>0,2</text:p>
          </table:table-cell>
          <table:table-cell table:formula="of:=[.L289]" office:value-type="float" office:value="1.27963707994943" calcext:value-type="float">
            <text:p>1,27963707994943</text:p>
          </table:table-cell>
          <table:table-cell table:formula="of:=[.A290]*[.B290]*[.$N$1]" office:value-type="float" office:value="0.127963707994943" calcext:value-type="float">
            <text:p>0,127963707994943</text:p>
          </table:table-cell>
          <table:table-cell table:formula="of:=[.I289]" office:value-type="float" office:value="1.27963707994943" calcext:value-type="float">
            <text:p>1,27963707994943</text:p>
          </table:table-cell>
          <table:table-cell table:formula="of:=[.C290]*[.D290]*[.$N$1]" office:value-type="float" office:value="0.0818735528190749" calcext:value-type="float">
            <text:p>0,081873552819075</text:p>
          </table:table-cell>
          <table:table-cell table:formula="of:=[.F289]" office:value-type="float" office:value="0.4" calcext:value-type="float">
            <text:p>0,4</text:p>
          </table:table-cell>
          <table:table-cell table:formula="of:=POWER([.F290]-[.E290];2)/2" office:value-type="float" office:value="0.050602218197979" calcext:value-type="float">
            <text:p>0,050602218197979</text:p>
          </table:table-cell>
          <table:table-cell table:formula="of:=[.G290]*[.$N$1]" office:value-type="float" office:value="0.0253011090989895" calcext:value-type="float">
            <text:p>0,02530110909899</text:p>
          </table:table-cell>
          <table:table-cell table:formula="of:=[.D290]+[.C290]*[.H290]" office:value-type="float" office:value="1.28287470368612" calcext:value-type="float">
            <text:p>1,28287470368612</text:p>
          </table:table-cell>
          <table:table-cell table:formula="of:=[.H290]*[.B290]" office:value-type="float" office:value="0.0323762373669128" calcext:value-type="float">
            <text:p>0,032376237366913</text:p>
          </table:table-cell>
          <table:table-cell table:formula="of:=[.J290]*[.$N$1]" office:value-type="float" office:value="0.0161881186834564" calcext:value-type="float">
            <text:p>0,016188118683456</text:p>
          </table:table-cell>
          <table:table-cell table:formula="of:=[.B290]+[.A290]*[.K290]" office:value-type="float" office:value="1.28287470368612" calcext:value-type="float">
            <text:p>1,28287470368612</text:p>
          </table:table-cell>
          <table:table-cell table:number-columns-repeated="2"/>
        </table:table-row>
        <table:table-row table:style-name="ro1">
          <table:table-cell table:formula="of:=[.A290]" office:value-type="float" office:value="0.2" calcext:value-type="float">
            <text:p>0,2</text:p>
          </table:table-cell>
          <table:table-cell table:formula="of:=[.L290]" office:value-type="float" office:value="1.28287470368612" calcext:value-type="float">
            <text:p>1,28287470368612</text:p>
          </table:table-cell>
          <table:table-cell table:formula="of:=[.A291]*[.B291]*[.$N$1]" office:value-type="float" office:value="0.128287470368612" calcext:value-type="float">
            <text:p>0,128287470368612</text:p>
          </table:table-cell>
          <table:table-cell table:formula="of:=[.I290]" office:value-type="float" office:value="1.28287470368612" calcext:value-type="float">
            <text:p>1,28287470368612</text:p>
          </table:table-cell>
          <table:table-cell table:formula="of:=[.C291]*[.D291]*[.$N$1]" office:value-type="float" office:value="0.0822883752678874" calcext:value-type="float">
            <text:p>0,082288375267887</text:p>
          </table:table-cell>
          <table:table-cell table:formula="of:=[.F290]" office:value-type="float" office:value="0.4" calcext:value-type="float">
            <text:p>0,4</text:p>
          </table:table-cell>
          <table:table-cell table:formula="of:=POWER([.F291]-[.E291];2)/2" office:value-type="float" office:value="0.0504703382449594" calcext:value-type="float">
            <text:p>0,050470338244959</text:p>
          </table:table-cell>
          <table:table-cell table:formula="of:=[.G291]*[.$N$1]" office:value-type="float" office:value="0.0252351691224797" calcext:value-type="float">
            <text:p>0,02523516912248</text:p>
          </table:table-cell>
          <table:table-cell table:formula="of:=[.D291]+[.C291]*[.H291]" office:value-type="float" office:value="1.28611205969717" calcext:value-type="float">
            <text:p>1,28611205969717</text:p>
          </table:table-cell>
          <table:table-cell table:formula="of:=[.H291]*[.B291]" office:value-type="float" office:value="0.0323735601104702" calcext:value-type="float">
            <text:p>0,03237356011047</text:p>
          </table:table-cell>
          <table:table-cell table:formula="of:=[.J291]*[.$N$1]" office:value-type="float" office:value="0.0161867800552351" calcext:value-type="float">
            <text:p>0,016186780055235</text:p>
          </table:table-cell>
          <table:table-cell table:formula="of:=[.B291]+[.A291]*[.K291]" office:value-type="float" office:value="1.28611205969717" calcext:value-type="float">
            <text:p>1,28611205969717</text:p>
          </table:table-cell>
          <table:table-cell table:number-columns-repeated="2"/>
        </table:table-row>
        <table:table-row table:style-name="ro1">
          <table:table-cell table:formula="of:=[.A291]" office:value-type="float" office:value="0.2" calcext:value-type="float">
            <text:p>0,2</text:p>
          </table:table-cell>
          <table:table-cell table:formula="of:=[.L291]" office:value-type="float" office:value="1.28611205969717" calcext:value-type="float">
            <text:p>1,28611205969717</text:p>
          </table:table-cell>
          <table:table-cell table:formula="of:=[.A292]*[.B292]*[.$N$1]" office:value-type="float" office:value="0.128611205969717" calcext:value-type="float">
            <text:p>0,128611205969717</text:p>
          </table:table-cell>
          <table:table-cell table:formula="of:=[.I291]" office:value-type="float" office:value="1.28611205969717" calcext:value-type="float">
            <text:p>1,28611205969717</text:p>
          </table:table-cell>
          <table:table-cell table:formula="of:=[.C292]*[.D292]*[.$N$1]" office:value-type="float" office:value="0.0827042115049244" calcext:value-type="float">
            <text:p>0,082704211504924</text:p>
          </table:table-cell>
          <table:table-cell table:formula="of:=[.F291]" office:value-type="float" office:value="0.4" calcext:value-type="float">
            <text:p>0,4</text:p>
          </table:table-cell>
          <table:table-cell table:formula="of:=POWER([.F292]-[.E292];2)/2" office:value-type="float" office:value="0.0503383086983559" calcext:value-type="float">
            <text:p>0,050338308698356</text:p>
          </table:table-cell>
          <table:table-cell table:formula="of:=[.G292]*[.$N$1]" office:value-type="float" office:value="0.025169154349178" calcext:value-type="float">
            <text:p>0,025169154349178</text:p>
          </table:table-cell>
          <table:table-cell table:formula="of:=[.D292]+[.C292]*[.H292]" office:value-type="float" office:value="1.28934909499125" calcext:value-type="float">
            <text:p>1,28934909499125</text:p>
          </table:table-cell>
          <table:table-cell table:formula="of:=[.H292]*[.B292]" office:value-type="float" office:value="0.0323703529408571" calcext:value-type="float">
            <text:p>0,032370352940857</text:p>
          </table:table-cell>
          <table:table-cell table:formula="of:=[.J292]*[.$N$1]" office:value-type="float" office:value="0.0161851764704286" calcext:value-type="float">
            <text:p>0,016185176470429</text:p>
          </table:table-cell>
          <table:table-cell table:formula="of:=[.B292]+[.A292]*[.K292]" office:value-type="float" office:value="1.28934909499125" calcext:value-type="float">
            <text:p>1,28934909499125</text:p>
          </table:table-cell>
          <table:table-cell table:number-columns-repeated="2"/>
        </table:table-row>
        <table:table-row table:style-name="ro1">
          <table:table-cell table:formula="of:=[.A292]" office:value-type="float" office:value="0.2" calcext:value-type="float">
            <text:p>0,2</text:p>
          </table:table-cell>
          <table:table-cell table:formula="of:=[.L292]" office:value-type="float" office:value="1.28934909499125" calcext:value-type="float">
            <text:p>1,28934909499125</text:p>
          </table:table-cell>
          <table:table-cell table:formula="of:=[.A293]*[.B293]*[.$N$1]" office:value-type="float" office:value="0.128934909499125" calcext:value-type="float">
            <text:p>0,128934909499125</text:p>
          </table:table-cell>
          <table:table-cell table:formula="of:=[.I292]" office:value-type="float" office:value="1.28934909499125" calcext:value-type="float">
            <text:p>1,28934909499125</text:p>
          </table:table-cell>
          <table:table-cell table:formula="of:=[.C293]*[.D293]*[.$N$1]" office:value-type="float" office:value="0.083121054437738" calcext:value-type="float">
            <text:p>0,083121054437738</text:p>
          </table:table-cell>
          <table:table-cell table:formula="of:=[.F292]" office:value-type="float" office:value="0.4" calcext:value-type="float">
            <text:p>0,4</text:p>
          </table:table-cell>
          <table:table-cell table:formula="of:=POWER([.F293]-[.E293];2)/2" office:value-type="float" office:value="0.0502061330703255" calcext:value-type="float">
            <text:p>0,050206133070326</text:p>
          </table:table-cell>
          <table:table-cell table:formula="of:=[.G293]*[.$N$1]" office:value-type="float" office:value="0.0251030665351628" calcext:value-type="float">
            <text:p>0,025103066535163</text:p>
          </table:table-cell>
          <table:table-cell table:formula="of:=[.D293]+[.C293]*[.H293]" office:value-type="float" office:value="1.29258575660311" calcext:value-type="float">
            <text:p>1,29258575660311</text:p>
          </table:table-cell>
          <table:table-cell table:formula="of:=[.H293]*[.B293]" office:value-type="float" office:value="0.0323666161186173" calcext:value-type="float">
            <text:p>0,032366616118617</text:p>
          </table:table-cell>
          <table:table-cell table:formula="of:=[.J293]*[.$N$1]" office:value-type="float" office:value="0.0161833080593086" calcext:value-type="float">
            <text:p>0,016183308059309</text:p>
          </table:table-cell>
          <table:table-cell table:formula="of:=[.B293]+[.A293]*[.K293]" office:value-type="float" office:value="1.29258575660311" calcext:value-type="float">
            <text:p>1,29258575660311</text:p>
          </table:table-cell>
          <table:table-cell table:number-columns-repeated="2"/>
        </table:table-row>
        <table:table-row table:style-name="ro1">
          <table:table-cell table:formula="of:=[.A293]" office:value-type="float" office:value="0.2" calcext:value-type="float">
            <text:p>0,2</text:p>
          </table:table-cell>
          <table:table-cell table:formula="of:=[.L293]" office:value-type="float" office:value="1.29258575660311" calcext:value-type="float">
            <text:p>1,29258575660311</text:p>
          </table:table-cell>
          <table:table-cell table:formula="of:=[.A294]*[.B294]*[.$N$1]" office:value-type="float" office:value="0.129258575660311" calcext:value-type="float">
            <text:p>0,129258575660311</text:p>
          </table:table-cell>
          <table:table-cell table:formula="of:=[.I293]" office:value-type="float" office:value="1.29258575660311" calcext:value-type="float">
            <text:p>1,29258575660311</text:p>
          </table:table-cell>
          <table:table-cell table:formula="of:=[.C294]*[.D294]*[.$N$1]" office:value-type="float" office:value="0.0835388969086622" calcext:value-type="float">
            <text:p>0,083538896908662</text:p>
          </table:table-cell>
          <table:table-cell table:formula="of:=[.F293]" office:value-type="float" office:value="0.4" calcext:value-type="float">
            <text:p>0,4</text:p>
          </table:table-cell>
          <table:table-cell table:formula="of:=POWER([.F294]-[.E294];2)/2" office:value-type="float" office:value="0.0500738148848932" calcext:value-type="float">
            <text:p>0,050073814884893</text:p>
          </table:table-cell>
          <table:table-cell table:formula="of:=[.G294]*[.$N$1]" office:value-type="float" office:value="0.0250369074424466" calcext:value-type="float">
            <text:p>0,025036907442447</text:p>
          </table:table-cell>
          <table:table-cell table:formula="of:=[.D294]+[.C294]*[.H294]" office:value-type="float" office:value="1.29582199159806" calcext:value-type="float">
            <text:p>1,29582199159806</text:p>
          </table:table-cell>
          <table:table-cell table:formula="of:=[.H294]*[.B294]" office:value-type="float" office:value="0.032362349949497" calcext:value-type="float">
            <text:p>0,032362349949497</text:p>
          </table:table-cell>
          <table:table-cell table:formula="of:=[.J294]*[.$N$1]" office:value-type="float" office:value="0.0161811749747485" calcext:value-type="float">
            <text:p>0,016181174974749</text:p>
          </table:table-cell>
          <table:table-cell table:formula="of:=[.B294]+[.A294]*[.K294]" office:value-type="float" office:value="1.29582199159806" calcext:value-type="float">
            <text:p>1,29582199159806</text:p>
          </table:table-cell>
          <table:table-cell table:number-columns-repeated="2"/>
        </table:table-row>
        <table:table-row table:style-name="ro1">
          <table:table-cell table:formula="of:=[.A294]" office:value-type="float" office:value="0.2" calcext:value-type="float">
            <text:p>0,2</text:p>
          </table:table-cell>
          <table:table-cell table:formula="of:=[.L294]" office:value-type="float" office:value="1.29582199159806" calcext:value-type="float">
            <text:p>1,29582199159806</text:p>
          </table:table-cell>
          <table:table-cell table:formula="of:=[.A295]*[.B295]*[.$N$1]" office:value-type="float" office:value="0.129582199159806" calcext:value-type="float">
            <text:p>0,129582199159806</text:p>
          </table:table-cell>
          <table:table-cell table:formula="of:=[.I294]" office:value-type="float" office:value="1.29582199159806" calcext:value-type="float">
            <text:p>1,29582199159806</text:p>
          </table:table-cell>
          <table:table-cell table:formula="of:=[.C295]*[.D295]*[.$N$1]" office:value-type="float" office:value="0.0839577316954586" calcext:value-type="float">
            <text:p>0,083957731695459</text:p>
          </table:table-cell>
          <table:table-cell table:formula="of:=[.F294]" office:value-type="float" office:value="0.4" calcext:value-type="float">
            <text:p>0,4</text:p>
          </table:table-cell>
          <table:table-cell table:formula="of:=POWER([.F295]-[.E295];2)/2" office:value-type="float" office:value="0.0499413576775399" calcext:value-type="float">
            <text:p>0,04994135767754</text:p>
          </table:table-cell>
          <table:table-cell table:formula="of:=[.G295]*[.$N$1]" office:value-type="float" office:value="0.0249706788387699" calcext:value-type="float">
            <text:p>0,02497067883877</text:p>
          </table:table-cell>
          <table:table-cell table:formula="of:=[.D295]+[.C295]*[.H295]" office:value-type="float" office:value="1.2990577470765" calcext:value-type="float">
            <text:p>1,2990577470765</text:p>
          </table:table-cell>
          <table:table-cell table:formula="of:=[.H295]*[.B295]" office:value-type="float" office:value="0.0323575547844105" calcext:value-type="float">
            <text:p>0,032357554784411</text:p>
          </table:table-cell>
          <table:table-cell table:formula="of:=[.J295]*[.$N$1]" office:value-type="float" office:value="0.0161787773922052" calcext:value-type="float">
            <text:p>0,016178777392205</text:p>
          </table:table-cell>
          <table:table-cell table:formula="of:=[.B295]+[.A295]*[.K295]" office:value-type="float" office:value="1.2990577470765" calcext:value-type="float">
            <text:p>1,2990577470765</text:p>
          </table:table-cell>
          <table:table-cell table:number-columns-repeated="2"/>
        </table:table-row>
        <table:table-row table:style-name="ro1">
          <table:table-cell table:formula="of:=[.A295]" office:value-type="float" office:value="0.2" calcext:value-type="float">
            <text:p>0,2</text:p>
          </table:table-cell>
          <table:table-cell table:formula="of:=[.L295]" office:value-type="float" office:value="1.2990577470765" calcext:value-type="float">
            <text:p>1,2990577470765</text:p>
          </table:table-cell>
          <table:table-cell table:formula="of:=[.A296]*[.B296]*[.$N$1]" office:value-type="float" office:value="0.12990577470765" calcext:value-type="float">
            <text:p>0,12990577470765</text:p>
          </table:table-cell>
          <table:table-cell table:formula="of:=[.I295]" office:value-type="float" office:value="1.2990577470765" calcext:value-type="float">
            <text:p>1,2990577470765</text:p>
          </table:table-cell>
          <table:table-cell table:formula="of:=[.C296]*[.D296]*[.$N$1]" office:value-type="float" office:value="0.0843775515119742" calcext:value-type="float">
            <text:p>0,084377551511974</text:p>
          </table:table-cell>
          <table:table-cell table:formula="of:=[.F295]" office:value-type="float" office:value="0.4" calcext:value-type="float">
            <text:p>0,4</text:p>
          </table:table-cell>
          <table:table-cell table:formula="of:=POWER([.F296]-[.E296];2)/2" office:value-type="float" office:value="0.0498087649947883" calcext:value-type="float">
            <text:p>0,049808764994788</text:p>
          </table:table-cell>
          <table:table-cell table:formula="of:=[.G296]*[.$N$1]" office:value-type="float" office:value="0.0249043824973941" calcext:value-type="float">
            <text:p>0,024904382497394</text:p>
          </table:table-cell>
          <table:table-cell table:formula="of:=[.D296]+[.C296]*[.H296]" office:value-type="float" office:value="1.30229297017844" calcext:value-type="float">
            <text:p>1,30229297017844</text:p>
          </table:table-cell>
          <table:table-cell table:formula="of:=[.H296]*[.B296]" office:value-type="float" office:value="0.0323522310193963" calcext:value-type="float">
            <text:p>0,032352231019396</text:p>
          </table:table-cell>
          <table:table-cell table:formula="of:=[.J296]*[.$N$1]" office:value-type="float" office:value="0.0161761155096982" calcext:value-type="float">
            <text:p>0,016176115509698</text:p>
          </table:table-cell>
          <table:table-cell table:formula="of:=[.B296]+[.A296]*[.K296]" office:value-type="float" office:value="1.30229297017844" calcext:value-type="float">
            <text:p>1,30229297017844</text:p>
          </table:table-cell>
          <table:table-cell table:number-columns-repeated="2"/>
        </table:table-row>
        <table:table-row table:style-name="ro1">
          <table:table-cell table:formula="of:=[.A296]" office:value-type="float" office:value="0.2" calcext:value-type="float">
            <text:p>0,2</text:p>
          </table:table-cell>
          <table:table-cell table:formula="of:=[.L296]" office:value-type="float" office:value="1.30229297017844" calcext:value-type="float">
            <text:p>1,30229297017844</text:p>
          </table:table-cell>
          <table:table-cell table:formula="of:=[.A297]*[.B297]*[.$N$1]" office:value-type="float" office:value="0.130229297017844" calcext:value-type="float">
            <text:p>0,130229297017844</text:p>
          </table:table-cell>
          <table:table-cell table:formula="of:=[.I296]" office:value-type="float" office:value="1.30229297017844" calcext:value-type="float">
            <text:p>1,30229297017844</text:p>
          </table:table-cell>
          <table:table-cell table:formula="of:=[.C297]*[.D297]*[.$N$1]" office:value-type="float" office:value="0.0847983490088097" calcext:value-type="float">
            <text:p>0,08479834900881</text:p>
          </table:table-cell>
          <table:table-cell table:formula="of:=[.F296]" office:value-type="float" office:value="0.4" calcext:value-type="float">
            <text:p>0,4</text:p>
          </table:table-cell>
          <table:table-cell table:formula="of:=POWER([.F297]-[.E297];2)/2" office:value-type="float" office:value="0.0496760403937861" calcext:value-type="float">
            <text:p>0,049676040393786</text:p>
          </table:table-cell>
          <table:table-cell table:formula="of:=[.G297]*[.$N$1]" office:value-type="float" office:value="0.024838020196893" calcext:value-type="float">
            <text:p>0,024838020196893</text:p>
          </table:table-cell>
          <table:table-cell table:formula="of:=[.D297]+[.C297]*[.H297]" office:value-type="float" office:value="1.305527608088" calcext:value-type="float">
            <text:p>1,305527608088</text:p>
          </table:table-cell>
          <table:table-cell table:formula="of:=[.H297]*[.B297]" office:value-type="float" office:value="0.032346379095564" calcext:value-type="float">
            <text:p>0,032346379095564</text:p>
          </table:table-cell>
          <table:table-cell table:formula="of:=[.J297]*[.$N$1]" office:value-type="float" office:value="0.016173189547782" calcext:value-type="float">
            <text:p>0,016173189547782</text:p>
          </table:table-cell>
          <table:table-cell table:formula="of:=[.B297]+[.A297]*[.K297]" office:value-type="float" office:value="1.305527608088" calcext:value-type="float">
            <text:p>1,305527608088</text:p>
          </table:table-cell>
          <table:table-cell table:number-columns-repeated="2"/>
        </table:table-row>
        <table:table-row table:style-name="ro1">
          <table:table-cell table:formula="of:=[.A297]" office:value-type="float" office:value="0.2" calcext:value-type="float">
            <text:p>0,2</text:p>
          </table:table-cell>
          <table:table-cell table:formula="of:=[.L297]" office:value-type="float" office:value="1.305527608088" calcext:value-type="float">
            <text:p>1,305527608088</text:p>
          </table:table-cell>
          <table:table-cell table:formula="of:=[.A298]*[.B298]*[.$N$1]" office:value-type="float" office:value="0.1305527608088" calcext:value-type="float">
            <text:p>0,1305527608088</text:p>
          </table:table-cell>
          <table:table-cell table:formula="of:=[.I297]" office:value-type="float" office:value="1.305527608088" calcext:value-type="float">
            <text:p>1,305527608088</text:p>
          </table:table-cell>
          <table:table-cell table:formula="of:=[.C298]*[.D298]*[.$N$1]" office:value-type="float" office:value="0.0852201167739988" calcext:value-type="float">
            <text:p>0,085220116773999</text:p>
          </table:table-cell>
          <table:table-cell table:formula="of:=[.F297]" office:value-type="float" office:value="0.4" calcext:value-type="float">
            <text:p>0,4</text:p>
          </table:table-cell>
          <table:table-cell table:formula="of:=POWER([.F298]-[.E298];2)/2" office:value-type="float" office:value="0.0495431874418875" calcext:value-type="float">
            <text:p>0,049543187441888</text:p>
          </table:table-cell>
          <table:table-cell table:formula="of:=[.G298]*[.$N$1]" office:value-type="float" office:value="0.0247715937209437" calcext:value-type="float">
            <text:p>0,024771593720944</text:p>
          </table:table-cell>
          <table:table-cell table:formula="of:=[.D298]+[.C298]*[.H298]" office:value-type="float" office:value="1.3087616080379" calcext:value-type="float">
            <text:p>1,3087616080379</text:p>
          </table:table-cell>
          <table:table-cell table:formula="of:=[.H298]*[.B298]" office:value-type="float" office:value="0.0323399994990314" calcext:value-type="float">
            <text:p>0,032339999499032</text:p>
          </table:table-cell>
          <table:table-cell table:formula="of:=[.J298]*[.$N$1]" office:value-type="float" office:value="0.0161699997495157" calcext:value-type="float">
            <text:p>0,016169999749516</text:p>
          </table:table-cell>
          <table:table-cell table:formula="of:=[.B298]+[.A298]*[.K298]" office:value-type="float" office:value="1.3087616080379" calcext:value-type="float">
            <text:p>1,3087616080379</text:p>
          </table:table-cell>
          <table:table-cell table:number-columns-repeated="2"/>
        </table:table-row>
        <table:table-row table:style-name="ro1">
          <table:table-cell table:formula="of:=[.A298]" office:value-type="float" office:value="0.2" calcext:value-type="float">
            <text:p>0,2</text:p>
          </table:table-cell>
          <table:table-cell table:formula="of:=[.L298]" office:value-type="float" office:value="1.3087616080379" calcext:value-type="float">
            <text:p>1,3087616080379</text:p>
          </table:table-cell>
          <table:table-cell table:formula="of:=[.A299]*[.B299]*[.$N$1]" office:value-type="float" office:value="0.13087616080379" calcext:value-type="float">
            <text:p>0,13087616080379</text:p>
          </table:table-cell>
          <table:table-cell table:formula="of:=[.I298]" office:value-type="float" office:value="1.3087616080379" calcext:value-type="float">
            <text:p>1,3087616080379</text:p>
          </table:table-cell>
          <table:table-cell table:formula="of:=[.C299]*[.D299]*[.$N$1]" office:value-type="float" office:value="0.085642847333698" calcext:value-type="float">
            <text:p>0,085642847333698</text:p>
          </table:table-cell>
          <table:table-cell table:formula="of:=[.F298]" office:value-type="float" office:value="0.4" calcext:value-type="float">
            <text:p>0,4</text:p>
          </table:table-cell>
          <table:table-cell table:formula="of:=POWER([.F299]-[.E299];2)/2" office:value-type="float" office:value="0.0494102097162324" calcext:value-type="float">
            <text:p>0,049410209716232</text:p>
          </table:table-cell>
          <table:table-cell table:formula="of:=[.G299]*[.$N$1]" office:value-type="float" office:value="0.0247051048581162" calcext:value-type="float">
            <text:p>0,024705104858116</text:p>
          </table:table-cell>
          <table:table-cell table:formula="of:=[.D299]+[.C299]*[.H299]" office:value-type="float" office:value="1.31199491731399" calcext:value-type="float">
            <text:p>1,31199491731399</text:p>
          </table:table-cell>
          <table:table-cell table:formula="of:=[.H299]*[.B299]" office:value-type="float" office:value="0.0323330927608532" calcext:value-type="float">
            <text:p>0,032333092760853</text:p>
          </table:table-cell>
          <table:table-cell table:formula="of:=[.J299]*[.$N$1]" office:value-type="float" office:value="0.0161665463804266" calcext:value-type="float">
            <text:p>0,016166546380427</text:p>
          </table:table-cell>
          <table:table-cell table:formula="of:=[.B299]+[.A299]*[.K299]" office:value-type="float" office:value="1.31199491731399" calcext:value-type="float">
            <text:p>1,31199491731399</text:p>
          </table:table-cell>
          <table:table-cell table:number-columns-repeated="2"/>
        </table:table-row>
        <table:table-row table:style-name="ro1">
          <table:table-cell table:formula="of:=[.A299]" office:value-type="float" office:value="0.2" calcext:value-type="float">
            <text:p>0,2</text:p>
          </table:table-cell>
          <table:table-cell table:formula="of:=[.L299]" office:value-type="float" office:value="1.31199491731399" calcext:value-type="float">
            <text:p>1,31199491731399</text:p>
          </table:table-cell>
          <table:table-cell table:formula="of:=[.A300]*[.B300]*[.$N$1]" office:value-type="float" office:value="0.131199491731399" calcext:value-type="float">
            <text:p>0,131199491731399</text:p>
          </table:table-cell>
          <table:table-cell table:formula="of:=[.I299]" office:value-type="float" office:value="1.31199491731399" calcext:value-type="float">
            <text:p>1,31199491731399</text:p>
          </table:table-cell>
          <table:table-cell table:formula="of:=[.C300]*[.D300]*[.$N$1]" office:value-type="float" office:value="0.086066533152887" calcext:value-type="float">
            <text:p>0,086066533152887</text:p>
          </table:table-cell>
          <table:table-cell table:formula="of:=[.F299]" office:value-type="float" office:value="0.4" calcext:value-type="float">
            <text:p>0,4</text:p>
          </table:table-cell>
          <table:table-cell table:formula="of:=POWER([.F300]-[.E300];2)/2" office:value-type="float" office:value="0.0492771108033237" calcext:value-type="float">
            <text:p>0,049277110803324</text:p>
          </table:table-cell>
          <table:table-cell table:formula="of:=[.G300]*[.$N$1]" office:value-type="float" office:value="0.0246385554016618" calcext:value-type="float">
            <text:p>0,024638555401662</text:p>
          </table:table-cell>
          <table:table-cell table:formula="of:=[.D300]+[.C300]*[.H300]" office:value-type="float" office:value="1.31522748325968" calcext:value-type="float">
            <text:p>1,31522748325968</text:p>
          </table:table-cell>
          <table:table-cell table:formula="of:=[.H300]*[.B300]" office:value-type="float" office:value="0.0323256594569395" calcext:value-type="float">
            <text:p>0,03232565945694</text:p>
          </table:table-cell>
          <table:table-cell table:formula="of:=[.J300]*[.$N$1]" office:value-type="float" office:value="0.0161628297284697" calcext:value-type="float">
            <text:p>0,01616282972847</text:p>
          </table:table-cell>
          <table:table-cell table:formula="of:=[.B300]+[.A300]*[.K300]" office:value-type="float" office:value="1.31522748325968" calcext:value-type="float">
            <text:p>1,31522748325968</text:p>
          </table:table-cell>
          <table:table-cell table:number-columns-repeated="2"/>
        </table:table-row>
        <table:table-row table:style-name="ro1">
          <table:table-cell table:formula="of:=[.A300]" office:value-type="float" office:value="0.2" calcext:value-type="float">
            <text:p>0,2</text:p>
          </table:table-cell>
          <table:table-cell table:formula="of:=[.L300]" office:value-type="float" office:value="1.31522748325968" calcext:value-type="float">
            <text:p>1,31522748325968</text:p>
          </table:table-cell>
          <table:table-cell table:formula="of:=[.A301]*[.B301]*[.$N$1]" office:value-type="float" office:value="0.131522748325968" calcext:value-type="float">
            <text:p>0,131522748325968</text:p>
          </table:table-cell>
          <table:table-cell table:formula="of:=[.I300]" office:value-type="float" office:value="1.31522748325968" calcext:value-type="float">
            <text:p>1,31522748325968</text:p>
          </table:table-cell>
          <table:table-cell table:formula="of:=[.C301]*[.D301]*[.$N$1]" office:value-type="float" office:value="0.08649116663608" calcext:value-type="float">
            <text:p>0,08649116663608</text:p>
          </table:table-cell>
          <table:table-cell table:formula="of:=[.F300]" office:value-type="float" office:value="0.4" calcext:value-type="float">
            <text:p>0,4</text:p>
          </table:table-cell>
          <table:table-cell table:formula="of:=POWER([.F301]-[.E301];2)/2" office:value-type="float" office:value="0.0491438942986031" calcext:value-type="float">
            <text:p>0,049143894298603</text:p>
          </table:table-cell>
          <table:table-cell table:formula="of:=[.G301]*[.$N$1]" office:value-type="float" office:value="0.0245719471493015" calcext:value-type="float">
            <text:p>0,024571947149302</text:p>
          </table:table-cell>
          <table:table-cell table:formula="of:=[.D301]+[.C301]*[.H301]" office:value-type="float" office:value="1.31845925328048" calcext:value-type="float">
            <text:p>1,31845925328048</text:p>
          </table:table-cell>
          <table:table-cell table:formula="of:=[.H301]*[.B301]" office:value-type="float" office:value="0.0323177002079658" calcext:value-type="float">
            <text:p>0,032317700207966</text:p>
          </table:table-cell>
          <table:table-cell table:formula="of:=[.J301]*[.$N$1]" office:value-type="float" office:value="0.0161588501039829" calcext:value-type="float">
            <text:p>0,016158850103983</text:p>
          </table:table-cell>
          <table:table-cell table:formula="of:=[.B301]+[.A301]*[.K301]" office:value-type="float" office:value="1.31845925328048" calcext:value-type="float">
            <text:p>1,31845925328048</text:p>
          </table:table-cell>
          <table:table-cell table:number-columns-repeated="2"/>
        </table:table-row>
        <table:table-row table:style-name="ro1">
          <table:table-cell table:formula="of:=[.A301]" office:value-type="float" office:value="0.2" calcext:value-type="float">
            <text:p>0,2</text:p>
          </table:table-cell>
          <table:table-cell table:formula="of:=[.L301]" office:value-type="float" office:value="1.31845925328048" calcext:value-type="float">
            <text:p>1,31845925328048</text:p>
          </table:table-cell>
          <table:table-cell table:formula="of:=[.A302]*[.B302]*[.$N$1]" office:value-type="float" office:value="0.131845925328048" calcext:value-type="float">
            <text:p>0,131845925328048</text:p>
          </table:table-cell>
          <table:table-cell table:formula="of:=[.I301]" office:value-type="float" office:value="1.31845925328048" calcext:value-type="float">
            <text:p>1,31845925328048</text:p>
          </table:table-cell>
          <table:table-cell table:formula="of:=[.C302]*[.D302]*[.$N$1]" office:value-type="float" office:value="0.086916740128046" calcext:value-type="float">
            <text:p>0,086916740128046</text:p>
          </table:table-cell>
          <table:table-cell table:formula="of:=[.F301]" office:value-type="float" office:value="0.4" calcext:value-type="float">
            <text:p>0,4</text:p>
          </table:table-cell>
          <table:table-cell table:formula="of:=POWER([.F302]-[.E302];2)/2" office:value-type="float" office:value="0.0490105638060248" calcext:value-type="float">
            <text:p>0,049010563806025</text:p>
          </table:table-cell>
          <table:table-cell table:formula="of:=[.G302]*[.$N$1]" office:value-type="float" office:value="0.0245052819030124" calcext:value-type="float">
            <text:p>0,024505281903012</text:p>
          </table:table-cell>
          <table:table-cell table:formula="of:=[.D302]+[.C302]*[.H302]" office:value-type="float" office:value="1.32169017484841" calcext:value-type="float">
            <text:p>1,32169017484841</text:p>
          </table:table-cell>
          <table:table-cell table:formula="of:=[.H302]*[.B302]" office:value-type="float" office:value="0.0323092156792733" calcext:value-type="float">
            <text:p>0,032309215679273</text:p>
          </table:table-cell>
          <table:table-cell table:formula="of:=[.J302]*[.$N$1]" office:value-type="float" office:value="0.0161546078396367" calcext:value-type="float">
            <text:p>0,016154607839637</text:p>
          </table:table-cell>
          <table:table-cell table:formula="of:=[.B302]+[.A302]*[.K302]" office:value-type="float" office:value="1.32169017484841" calcext:value-type="float">
            <text:p>1,32169017484841</text:p>
          </table:table-cell>
          <table:table-cell table:number-columns-repeated="2"/>
        </table:table-row>
        <table:table-row table:style-name="ro1">
          <table:table-cell table:formula="of:=[.A302]" office:value-type="float" office:value="0.2" calcext:value-type="float">
            <text:p>0,2</text:p>
          </table:table-cell>
          <table:table-cell table:formula="of:=[.L302]" office:value-type="float" office:value="1.32169017484841" calcext:value-type="float">
            <text:p>1,32169017484841</text:p>
          </table:table-cell>
          <table:table-cell table:formula="of:=[.A303]*[.B303]*[.$N$1]" office:value-type="float" office:value="0.132169017484841" calcext:value-type="float">
            <text:p>0,132169017484841</text:p>
          </table:table-cell>
          <table:table-cell table:formula="of:=[.I302]" office:value-type="float" office:value="1.32169017484841" calcext:value-type="float">
            <text:p>1,32169017484841</text:p>
          </table:table-cell>
          <table:table-cell table:formula="of:=[.C303]*[.D303]*[.$N$1]" office:value-type="float" office:value="0.0873432459145406" calcext:value-type="float">
            <text:p>0,087343245914541</text:p>
          </table:table-cell>
          <table:table-cell table:formula="of:=[.F302]" office:value-type="float" office:value="0.4" calcext:value-type="float">
            <text:p>0,4</text:p>
          </table:table-cell>
          <table:table-cell table:formula="of:=POWER([.F303]-[.E303];2)/2" office:value-type="float" office:value="0.0488771229376277" calcext:value-type="float">
            <text:p>0,048877122937628</text:p>
          </table:table-cell>
          <table:table-cell table:formula="of:=[.G303]*[.$N$1]" office:value-type="float" office:value="0.0244385614688139" calcext:value-type="float">
            <text:p>0,024438561468814</text:p>
          </table:table-cell>
          <table:table-cell table:formula="of:=[.D303]+[.C303]*[.H303]" office:value-type="float" office:value="1.32492019550648" calcext:value-type="float">
            <text:p>1,32492019550648</text:p>
          </table:table-cell>
          <table:table-cell table:formula="of:=[.H303]*[.B303]" office:value-type="float" office:value="0.0323002065807601" calcext:value-type="float">
            <text:p>0,03230020658076</text:p>
          </table:table-cell>
          <table:table-cell table:formula="of:=[.J303]*[.$N$1]" office:value-type="float" office:value="0.0161501032903801" calcext:value-type="float">
            <text:p>0,01615010329038</text:p>
          </table:table-cell>
          <table:table-cell table:formula="of:=[.B303]+[.A303]*[.K303]" office:value-type="float" office:value="1.32492019550648" calcext:value-type="float">
            <text:p>1,32492019550648</text:p>
          </table:table-cell>
          <table:table-cell table:number-columns-repeated="2"/>
        </table:table-row>
        <table:table-row table:style-name="ro1">
          <table:table-cell table:formula="of:=[.A303]" office:value-type="float" office:value="0.2" calcext:value-type="float">
            <text:p>0,2</text:p>
          </table:table-cell>
          <table:table-cell table:formula="of:=[.L303]" office:value-type="float" office:value="1.32492019550648" calcext:value-type="float">
            <text:p>1,32492019550648</text:p>
          </table:table-cell>
          <table:table-cell table:formula="of:=[.A304]*[.B304]*[.$N$1]" office:value-type="float" office:value="0.132492019550648" calcext:value-type="float">
            <text:p>0,132492019550648</text:p>
          </table:table-cell>
          <table:table-cell table:formula="of:=[.I303]" office:value-type="float" office:value="1.32492019550648" calcext:value-type="float">
            <text:p>1,32492019550648</text:p>
          </table:table-cell>
          <table:table-cell table:formula="of:=[.C304]*[.D304]*[.$N$1]" office:value-type="float" office:value="0.0877706762230469" calcext:value-type="float">
            <text:p>0,087770676223047</text:p>
          </table:table-cell>
          <table:table-cell table:formula="of:=[.F303]" office:value-type="float" office:value="0.4" calcext:value-type="float">
            <text:p>0,4</text:p>
          </table:table-cell>
          <table:table-cell table:formula="of:=POWER([.F304]-[.E304];2)/2" office:value-type="float" office:value="0.0487435753131067" calcext:value-type="float">
            <text:p>0,048743575313107</text:p>
          </table:table-cell>
          <table:table-cell table:formula="of:=[.G304]*[.$N$1]" office:value-type="float" office:value="0.0243717876565534" calcext:value-type="float">
            <text:p>0,024371787656553</text:p>
          </table:table-cell>
          <table:table-cell table:formula="of:=[.D304]+[.C304]*[.H304]" office:value-type="float" office:value="1.32814926287316" calcext:value-type="float">
            <text:p>1,32814926287316</text:p>
          </table:table-cell>
          <table:table-cell table:formula="of:=[.H304]*[.B304]" office:value-type="float" office:value="0.0322906736667632" calcext:value-type="float">
            <text:p>0,032290673666763</text:p>
          </table:table-cell>
          <table:table-cell table:formula="of:=[.J304]*[.$N$1]" office:value-type="float" office:value="0.0161453368333816" calcext:value-type="float">
            <text:p>0,016145336833382</text:p>
          </table:table-cell>
          <table:table-cell table:formula="of:=[.B304]+[.A304]*[.K304]" office:value-type="float" office:value="1.32814926287316" calcext:value-type="float">
            <text:p>1,32814926287316</text:p>
          </table:table-cell>
          <table:table-cell table:number-columns-repeated="2"/>
        </table:table-row>
        <table:table-row table:style-name="ro1">
          <table:table-cell table:formula="of:=[.A304]" office:value-type="float" office:value="0.2" calcext:value-type="float">
            <text:p>0,2</text:p>
          </table:table-cell>
          <table:table-cell table:formula="of:=[.L304]" office:value-type="float" office:value="1.32814926287316" calcext:value-type="float">
            <text:p>1,32814926287316</text:p>
          </table:table-cell>
          <table:table-cell table:formula="of:=[.A305]*[.B305]*[.$N$1]" office:value-type="float" office:value="0.132814926287316" calcext:value-type="float">
            <text:p>0,132814926287316</text:p>
          </table:table-cell>
          <table:table-cell table:formula="of:=[.I304]" office:value-type="float" office:value="1.32814926287316" calcext:value-type="float">
            <text:p>1,32814926287316</text:p>
          </table:table-cell>
          <table:table-cell table:formula="of:=[.C305]*[.D305]*[.$N$1]" office:value-type="float" office:value="0.0881990232235258" calcext:value-type="float">
            <text:p>0,088199023223526</text:p>
          </table:table-cell>
          <table:table-cell table:formula="of:=[.F304]" office:value-type="float" office:value="0.4" calcext:value-type="float">
            <text:p>0,4</text:p>
          </table:table-cell>
          <table:table-cell table:formula="of:=POWER([.F305]-[.E305];2)/2" office:value-type="float" office:value="0.0486099245593817" calcext:value-type="float">
            <text:p>0,048609924559382</text:p>
          </table:table-cell>
          <table:table-cell table:formula="of:=[.G305]*[.$N$1]" office:value-type="float" office:value="0.0243049622796909" calcext:value-type="float">
            <text:p>0,024304962279691</text:p>
          </table:table-cell>
          <table:table-cell table:formula="of:=[.D305]+[.C305]*[.H305]" office:value-type="float" office:value="1.33137732464675" calcext:value-type="float">
            <text:p>1,33137732464675</text:p>
          </table:table-cell>
          <table:table-cell table:formula="of:=[.H305]*[.B305]" office:value-type="float" office:value="0.0322806177359313" calcext:value-type="float">
            <text:p>0,032280617735931</text:p>
          </table:table-cell>
          <table:table-cell table:formula="of:=[.J305]*[.$N$1]" office:value-type="float" office:value="0.0161403088679657" calcext:value-type="float">
            <text:p>0,016140308867966</text:p>
          </table:table-cell>
          <table:table-cell table:formula="of:=[.B305]+[.A305]*[.K305]" office:value-type="float" office:value="1.33137732464675" calcext:value-type="float">
            <text:p>1,331377324646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1:46:22.471198685</meta:creation-date>
    <dc:date>2018-08-10T23:38:01.955252562</dc:date>
    <meta:editing-duration>P1DT4H41M50S</meta:editing-duration>
    <meta:editing-cycles>1</meta:editing-cycles>
    <meta:document-statistic meta:table-count="1" meta:cell-count="3661" meta:object-count="0"/>
    <meta:generator>LibreOffice/6.0.3.2$Linux_X86_64 LibreOffice_project/00m0$Build-2</meta:generator>
  </office:meta>
</office:document-meta>
</file>